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0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wardlist_09_15_2021" table:style-name="ta1">
        <table:shapes>
          <draw:frame draw:z-index="0" draw:style-name="gr1" draw:text-style-name="P1" svg:width="10.302in" svg:height="5.9083in" svg:x="4.7358in" svg:y="0.8791in">
            <draw:object draw:notify-on-update-of-ranges="rewardlist_09_15_2021.A1:rewardlist_09_15_2021.A1 rewardlist_09_15_2021.A2:rewardlist_09_15_2021.A7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37in" svg:height="3.5453in" svg:x="5.6665in" svg:y="10.7083in">
            <draw:object draw:notify-on-update-of-ranges="rewardlist_09_15_2021.D2:rewardlist_09_15_2021.D7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name="Rolling average of 50 rewards" draw:style-name="gr1" draw:text-style-name="P1" svg:width="6.2941in" svg:height="3.5449in" svg:x="5.3299in" svg:y="7.0063in">
            <draw:object draw:notify-on-update-of-ranges="rewardlist_09_15_2021.B2:rewardlist_09_15_2021.B7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float" office:value="-0.301229552493989" calcext:value-type="float">
            <text:p>-0.301229552493989</text:p>
          </table:table-cell>
          <table:table-cell table:formula="of:=AVERAGE([.A$1:.$A2])" office:value-type="float" office:value="-0.301229552493989" calcext:value-type="float">
            <text:p>-0.301229552493989</text:p>
          </table:table-cell>
          <table:table-cell table:formula="of:=IF([.A2]&gt;0.25;1;0)" office:value-type="float" office:value="0" calcext:value-type="float">
            <text:p>0</text:p>
          </table:table-cell>
          <table:table-cell table:formula="of:=AVERAGE([.$C$1:.C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396814099909365" calcext:value-type="float">
            <text:p>-0.396814099909365</text:p>
          </table:table-cell>
          <table:table-cell table:formula="of:=AVERAGE([.A$1:.$A3])" office:value-type="float" office:value="-0.349021826201677" calcext:value-type="float">
            <text:p>-0.349021826201677</text:p>
          </table:table-cell>
          <table:table-cell table:formula="of:=IF([.A3]&gt;0.25;1;0)" office:value-type="float" office:value="0" calcext:value-type="float">
            <text:p>0</text:p>
          </table:table-cell>
          <table:table-cell table:formula="of:=AVERAGE([.$C$1:.C3])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0.256410766042024" calcext:value-type="float">
            <text:p>-0.256410766042024</text:p>
          </table:table-cell>
          <table:table-cell table:formula="of:=AVERAGE([.A$1:.$A4])" office:value-type="float" office:value="-0.318151472815126" calcext:value-type="float">
            <text:p>-0.318151472815126</text:p>
          </table:table-cell>
          <table:table-cell table:formula="of:=IF([.A4]&gt;0.25;1;0)" office:value-type="float" office:value="0" calcext:value-type="float">
            <text:p>0</text:p>
          </table:table-cell>
          <table:table-cell table:formula="of:=AVERAGE([.$C$1:.C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30515929588601" calcext:value-type="float">
            <text:p>-0.30515929588601</text:p>
          </table:table-cell>
          <table:table-cell table:formula="of:=AVERAGE([.A$1:.$A5])" office:value-type="float" office:value="-0.314903428582847" calcext:value-type="float">
            <text:p>-0.314903428582847</text:p>
          </table:table-cell>
          <table:table-cell table:formula="of:=IF([.A5]&gt;0.25;1;0)" office:value-type="float" office:value="0" calcext:value-type="float">
            <text:p>0</text:p>
          </table:table-cell>
          <table:table-cell table:formula="of:=AVERAGE([.$C$1:.C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304483463328332" calcext:value-type="float">
            <text:p>-0.304483463328332</text:p>
          </table:table-cell>
          <table:table-cell table:formula="of:=AVERAGE([.A$1:.$A6])" office:value-type="float" office:value="-0.312819435531944" calcext:value-type="float">
            <text:p>-0.312819435531944</text:p>
          </table:table-cell>
          <table:table-cell table:formula="of:=IF([.A6]&gt;0.25;1;0)" office:value-type="float" office:value="0" calcext:value-type="float">
            <text:p>0</text:p>
          </table:table-cell>
          <table:table-cell table:formula="of:=AVERAGE([.$C$1:.C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264841366536916" calcext:value-type="float">
            <text:p>-0.264841366536916</text:p>
          </table:table-cell>
          <table:table-cell table:formula="of:=AVERAGE([.A$1:.$A7])" office:value-type="float" office:value="-0.304823090699439" calcext:value-type="float">
            <text:p>-0.304823090699439</text:p>
          </table:table-cell>
          <table:table-cell table:formula="of:=IF([.A7]&gt;0.25;1;0)" office:value-type="float" office:value="0" calcext:value-type="float">
            <text:p>0</text:p>
          </table:table-cell>
          <table:table-cell table:formula="of:=AVERAGE([.$C$1:.C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304904538691416" calcext:value-type="float">
            <text:p>-0.304904538691416</text:p>
          </table:table-cell>
          <table:table-cell table:formula="of:=AVERAGE([.A$1:.$A8])" office:value-type="float" office:value="-0.304834726126865" calcext:value-type="float">
            <text:p>-0.304834726126865</text:p>
          </table:table-cell>
          <table:table-cell table:formula="of:=IF([.A8]&gt;0.25;1;0)" office:value-type="float" office:value="0" calcext:value-type="float">
            <text:p>0</text:p>
          </table:table-cell>
          <table:table-cell table:formula="of:=AVERAGE([.$C$1:.C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352515681060404" calcext:value-type="float">
            <text:p>-0.352515681060404</text:p>
          </table:table-cell>
          <table:table-cell table:formula="of:=AVERAGE([.A$1:.$A9])" office:value-type="float" office:value="-0.310794845493557" calcext:value-type="float">
            <text:p>-0.310794845493557</text:p>
          </table:table-cell>
          <table:table-cell table:formula="of:=IF([.A9]&gt;0.25;1;0)" office:value-type="float" office:value="0" calcext:value-type="float">
            <text:p>0</text:p>
          </table:table-cell>
          <table:table-cell table:formula="of:=AVERAGE([.$C$1:.C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353835519859568" calcext:value-type="float">
            <text:p>-0.353835519859568</text:p>
          </table:table-cell>
          <table:table-cell table:formula="of:=AVERAGE([.A$1:.$A10])" office:value-type="float" office:value="-0.315577142645336" calcext:value-type="float">
            <text:p>-0.315577142645336</text:p>
          </table:table-cell>
          <table:table-cell table:formula="of:=IF([.A10]&gt;0.25;1;0)" office:value-type="float" office:value="0" calcext:value-type="float">
            <text:p>0</text:p>
          </table:table-cell>
          <table:table-cell table:formula="of:=AVERAGE([.$C$1:.C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246608113989606" calcext:value-type="float">
            <text:p>-0.246608113989606</text:p>
          </table:table-cell>
          <table:table-cell table:formula="of:=AVERAGE([.A$1:.$A11])" office:value-type="float" office:value="-0.308680239779763" calcext:value-type="float">
            <text:p>-0.308680239779763</text:p>
          </table:table-cell>
          <table:table-cell table:formula="of:=IF([.A11]&gt;0.25;1;0)" office:value-type="float" office:value="0" calcext:value-type="float">
            <text:p>0</text:p>
          </table:table-cell>
          <table:table-cell table:formula="of:=AVERAGE([.$C$1:.C1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355723685733602" calcext:value-type="float">
            <text:p>-0.355723685733602</text:p>
          </table:table-cell>
          <table:table-cell table:formula="of:=AVERAGE([.A$1:.$A12])" office:value-type="float" office:value="-0.312956916684657" calcext:value-type="float">
            <text:p>-0.312956916684657</text:p>
          </table:table-cell>
          <table:table-cell table:formula="of:=IF([.A12]&gt;0.25;1;0)" office:value-type="float" office:value="0" calcext:value-type="float">
            <text:p>0</text:p>
          </table:table-cell>
          <table:table-cell table:formula="of:=AVERAGE([.$C$1:.C1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340922102063149" calcext:value-type="float">
            <text:p>-0.340922102063149</text:p>
          </table:table-cell>
          <table:table-cell table:formula="of:=AVERAGE([.A$1:.$A13])" office:value-type="float" office:value="-0.315287348799532" calcext:value-type="float">
            <text:p>-0.315287348799532</text:p>
          </table:table-cell>
          <table:table-cell table:formula="of:=IF([.A13]&gt;0.25;1;0)" office:value-type="float" office:value="0" calcext:value-type="float">
            <text:p>0</text:p>
          </table:table-cell>
          <table:table-cell table:formula="of:=AVERAGE([.$C$1:.C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405649202616513" calcext:value-type="float">
            <text:p>-0.405649202616513</text:p>
          </table:table-cell>
          <table:table-cell table:formula="of:=AVERAGE([.A$1:.$A14])" office:value-type="float" office:value="-0.322238260631607" calcext:value-type="float">
            <text:p>-0.322238260631607</text:p>
          </table:table-cell>
          <table:table-cell table:formula="of:=IF([.A14]&gt;0.25;1;0)" office:value-type="float" office:value="0" calcext:value-type="float">
            <text:p>0</text:p>
          </table:table-cell>
          <table:table-cell table:formula="of:=AVERAGE([.$C$1:.C1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244481030746549" calcext:value-type="float">
            <text:p>-0.244481030746549</text:p>
          </table:table-cell>
          <table:table-cell table:formula="of:=AVERAGE([.A$1:.$A15])" office:value-type="float" office:value="-0.316684172782674" calcext:value-type="float">
            <text:p>-0.316684172782674</text:p>
          </table:table-cell>
          <table:table-cell table:formula="of:=IF([.A15]&gt;0.25;1;0)" office:value-type="float" office:value="0" calcext:value-type="float">
            <text:p>0</text:p>
          </table:table-cell>
          <table:table-cell table:formula="of:=AVERAGE([.$C$1:.C1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348591804270447" calcext:value-type="float">
            <text:p>-0.348591804270447</text:p>
          </table:table-cell>
          <table:table-cell table:formula="of:=AVERAGE([.A$1:.$A16])" office:value-type="float" office:value="-0.318811348215193" calcext:value-type="float">
            <text:p>-0.318811348215193</text:p>
          </table:table-cell>
          <table:table-cell table:formula="of:=IF([.A16]&gt;0.25;1;0)" office:value-type="float" office:value="0" calcext:value-type="float">
            <text:p>0</text:p>
          </table:table-cell>
          <table:table-cell table:formula="of:=AVERAGE([.$C$1:.C1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409579386003688" calcext:value-type="float">
            <text:p>-0.409579386003688</text:p>
          </table:table-cell>
          <table:table-cell table:formula="of:=AVERAGE([.A$1:.$A17])" office:value-type="float" office:value="-0.324484350576974" calcext:value-type="float">
            <text:p>-0.324484350576974</text:p>
          </table:table-cell>
          <table:table-cell table:formula="of:=IF([.A17]&gt;0.25;1;0)" office:value-type="float" office:value="0" calcext:value-type="float">
            <text:p>0</text:p>
          </table:table-cell>
          <table:table-cell table:formula="of:=AVERAGE([.$C$1:.C1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404338457050547" calcext:value-type="float">
            <text:p>-0.404338457050547</text:p>
          </table:table-cell>
          <table:table-cell table:formula="of:=AVERAGE([.A$1:.$A18])" office:value-type="float" office:value="-0.329181650957772" calcext:value-type="float">
            <text:p>-0.329181650957772</text:p>
          </table:table-cell>
          <table:table-cell table:formula="of:=IF([.A18]&gt;0.25;1;0)" office:value-type="float" office:value="0" calcext:value-type="float">
            <text:p>0</text:p>
          </table:table-cell>
          <table:table-cell table:formula="of:=AVERAGE([.$C$1:.C1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400712750310451" calcext:value-type="float">
            <text:p>-0.400712750310451</text:p>
          </table:table-cell>
          <table:table-cell table:formula="of:=AVERAGE([.A$1:.$A19])" office:value-type="float" office:value="-0.33315560092181" calcext:value-type="float">
            <text:p>-0.33315560092181</text:p>
          </table:table-cell>
          <table:table-cell table:formula="of:=IF([.A19]&gt;0.25;1;0)" office:value-type="float" office:value="0" calcext:value-type="float">
            <text:p>0</text:p>
          </table:table-cell>
          <table:table-cell table:formula="of:=AVERAGE([.$C$1:.C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$1:.$A20])" office:value-type="float" office:value="-0.368252674557504" calcext:value-type="float">
            <text:p>-0.368252674557504</text:p>
          </table:table-cell>
          <table:table-cell table:formula="of:=IF([.A20]&gt;0.25;1;0)" office:value-type="float" office:value="0" calcext:value-type="float">
            <text:p>0</text:p>
          </table:table-cell>
          <table:table-cell table:formula="of:=AVERAGE([.$C$1:.C2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$1:.$A21])" office:value-type="float" office:value="-0.399840040829629" calcext:value-type="float">
            <text:p>-0.399840040829629</text:p>
          </table:table-cell>
          <table:table-cell table:formula="of:=IF([.A21]&gt;0.25;1;0)" office:value-type="float" office:value="0" calcext:value-type="float">
            <text:p>0</text:p>
          </table:table-cell>
          <table:table-cell table:formula="of:=AVERAGE([.$C$1:.C21])"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$1:.$A22])" office:value-type="float" office:value="-0.428419086504409" calcext:value-type="float">
            <text:p>-0.428419086504409</text:p>
          </table:table-cell>
          <table:table-cell table:formula="of:=IF([.A22]&gt;0.25;1;0)" office:value-type="float" office:value="0" calcext:value-type="float">
            <text:p>0</text:p>
          </table:table-cell>
          <table:table-cell table:formula="of:=AVERAGE([.$C$1:.C2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419372064832598" calcext:value-type="float">
            <text:p>-0.419372064832598</text:p>
          </table:table-cell>
          <table:table-cell table:formula="of:=AVERAGE([.A$1:.$A23])" office:value-type="float" office:value="-0.428007858246599" calcext:value-type="float">
            <text:p>-0.428007858246599</text:p>
          </table:table-cell>
          <table:table-cell table:formula="of:=IF([.A23]&gt;0.25;1;0)" office:value-type="float" office:value="0" calcext:value-type="float">
            <text:p>0</text:p>
          </table:table-cell>
          <table:table-cell table:formula="of:=AVERAGE([.$C$1:.C2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$1:.$A24])" office:value-type="float" office:value="-0.452877081801095" calcext:value-type="float">
            <text:p>-0.452877081801095</text:p>
          </table:table-cell>
          <table:table-cell table:formula="of:=IF([.A24]&gt;0.25;1;0)" office:value-type="float" office:value="0" calcext:value-type="float">
            <text:p>0</text:p>
          </table:table-cell>
          <table:table-cell table:formula="of:=AVERAGE([.$C$1:.C2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310327772303671" calcext:value-type="float">
            <text:p>-0.310327772303671</text:p>
          </table:table-cell>
          <table:table-cell table:formula="of:=AVERAGE([.A$1:.$A25])" office:value-type="float" office:value="-0.446937527238702" calcext:value-type="float">
            <text:p>-0.446937527238702</text:p>
          </table:table-cell>
          <table:table-cell table:formula="of:=IF([.A25]&gt;0.25;1;0)" office:value-type="float" office:value="0" calcext:value-type="float">
            <text:p>0</text:p>
          </table:table-cell>
          <table:table-cell table:formula="of:=AVERAGE([.$C$1:.C2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$1:.$A26])" office:value-type="float" office:value="-0.469060026149154" calcext:value-type="float">
            <text:p>-0.469060026149154</text:p>
          </table:table-cell>
          <table:table-cell table:formula="of:=IF([.A26]&gt;0.25;1;0)" office:value-type="float" office:value="0" calcext:value-type="float">
            <text:p>0</text:p>
          </table:table-cell>
          <table:table-cell table:formula="of:=AVERAGE([.$C$1:.C2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$1:.$A27])" office:value-type="float" office:value="-0.489480794374186" calcext:value-type="float">
            <text:p>-0.489480794374186</text:p>
          </table:table-cell>
          <table:table-cell table:formula="of:=IF([.A27]&gt;0.25;1;0)" office:value-type="float" office:value="0" calcext:value-type="float">
            <text:p>0</text:p>
          </table:table-cell>
          <table:table-cell table:formula="of:=AVERAGE([.$C$1:.C2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$1:.$A28])" office:value-type="float" office:value="-0.508388913101068" calcext:value-type="float">
            <text:p>-0.508388913101068</text:p>
          </table:table-cell>
          <table:table-cell table:formula="of:=IF([.A28]&gt;0.25;1;0)" office:value-type="float" office:value="0" calcext:value-type="float">
            <text:p>0</text:p>
          </table:table-cell>
          <table:table-cell table:formula="of:=AVERAGE([.$C$1:.C2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412555513230339" calcext:value-type="float">
            <text:p>-0.412555513230339</text:p>
          </table:table-cell>
          <table:table-cell table:formula="of:=AVERAGE([.A$1:.$A29])" office:value-type="float" office:value="-0.504966291677114" calcext:value-type="float">
            <text:p>-0.504966291677114</text:p>
          </table:table-cell>
          <table:table-cell table:formula="of:=IF([.A29]&gt;0.25;1;0)" office:value-type="float" office:value="0" calcext:value-type="float">
            <text:p>0</text:p>
          </table:table-cell>
          <table:table-cell table:formula="of:=AVERAGE([.$C$1:.C2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$1:.$A30])" office:value-type="float" office:value="-0.522036419550317" calcext:value-type="float">
            <text:p>-0.522036419550317</text:p>
          </table:table-cell>
          <table:table-cell table:formula="of:=IF([.A30]&gt;0.25;1;0)" office:value-type="float" office:value="0" calcext:value-type="float">
            <text:p>0</text:p>
          </table:table-cell>
          <table:table-cell table:formula="of:=AVERAGE([.$C$1:.C3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$1:.$A31])" office:value-type="float" office:value="-0.537968538898639" calcext:value-type="float">
            <text:p>-0.537968538898639</text:p>
          </table:table-cell>
          <table:table-cell table:formula="of:=IF([.A31]&gt;0.25;1;0)" office:value-type="float" office:value="0" calcext:value-type="float">
            <text:p>0</text:p>
          </table:table-cell>
          <table:table-cell table:formula="of:=AVERAGE([.$C$1:.C3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$1:.$A32])" office:value-type="float" office:value="-0.552872779579329" calcext:value-type="float">
            <text:p>-0.552872779579329</text:p>
          </table:table-cell>
          <table:table-cell table:formula="of:=IF([.A32]&gt;0.25;1;0)" office:value-type="float" office:value="0" calcext:value-type="float">
            <text:p>0</text:p>
          </table:table-cell>
          <table:table-cell table:formula="of:=AVERAGE([.$C$1:.C3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352258577224985" calcext:value-type="float">
            <text:p>-0.352258577224985</text:p>
          </table:table-cell>
          <table:table-cell table:formula="of:=AVERAGE([.A$1:.$A33])" office:value-type="float" office:value="-0.546603585755755" calcext:value-type="float">
            <text:p>-0.546603585755755</text:p>
          </table:table-cell>
          <table:table-cell table:formula="of:=IF([.A33]&gt;0.25;1;0)" office:value-type="float" office:value="0" calcext:value-type="float">
            <text:p>0</text:p>
          </table:table-cell>
          <table:table-cell table:formula="of:=AVERAGE([.$C$1:.C3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$1:.$A34])" office:value-type="float" office:value="-0.560342871035884" calcext:value-type="float">
            <text:p>-0.560342871035884</text:p>
          </table:table-cell>
          <table:table-cell table:formula="of:=IF([.A34]&gt;0.25;1;0)" office:value-type="float" office:value="0" calcext:value-type="float">
            <text:p>0</text:p>
          </table:table-cell>
          <table:table-cell table:formula="of:=AVERAGE([.$C$1:.C3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$1:.$A35])" office:value-type="float" office:value="-0.57327396306424" calcext:value-type="float">
            <text:p>-0.57327396306424</text:p>
          </table:table-cell>
          <table:table-cell table:formula="of:=IF([.A35]&gt;0.25;1;0)" office:value-type="float" office:value="0" calcext:value-type="float">
            <text:p>0</text:p>
          </table:table-cell>
          <table:table-cell table:formula="of:=AVERAGE([.$C$1:.C3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356224400219694" calcext:value-type="float">
            <text:p>-0.356224400219694</text:p>
          </table:table-cell>
          <table:table-cell table:formula="of:=AVERAGE([.A$1:.$A36])" office:value-type="float" office:value="-0.567072546982968" calcext:value-type="float">
            <text:p>-0.567072546982968</text:p>
          </table:table-cell>
          <table:table-cell table:formula="of:=IF([.A36]&gt;0.25;1;0)" office:value-type="float" office:value="0" calcext:value-type="float">
            <text:p>0</text:p>
          </table:table-cell>
          <table:table-cell table:formula="of:=AVERAGE([.$C$1:.C36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$1:.$A37])" office:value-type="float" office:value="-0.579098309566774" calcext:value-type="float">
            <text:p>-0.579098309566774</text:p>
          </table:table-cell>
          <table:table-cell table:formula="of:=IF([.A37]&gt;0.25;1;0)" office:value-type="float" office:value="0" calcext:value-type="float">
            <text:p>0</text:p>
          </table:table-cell>
          <table:table-cell table:formula="of:=AVERAGE([.$C$1:.C37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$1:.$A38])" office:value-type="float" office:value="-0.590474030929834" calcext:value-type="float">
            <text:p>-0.590474030929834</text:p>
          </table:table-cell>
          <table:table-cell table:formula="of:=IF([.A38]&gt;0.25;1;0)" office:value-type="float" office:value="0" calcext:value-type="float">
            <text:p>0</text:p>
          </table:table-cell>
          <table:table-cell table:formula="of:=AVERAGE([.$C$1:.C3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$1:.$A39])" office:value-type="float" office:value="-0.601251030115891" calcext:value-type="float">
            <text:p>-0.601251030115891</text:p>
          </table:table-cell>
          <table:table-cell table:formula="of:=IF([.A39]&gt;0.25;1;0)" office:value-type="float" office:value="0" calcext:value-type="float">
            <text:p>0</text:p>
          </table:table-cell>
          <table:table-cell table:formula="of:=AVERAGE([.$C$1:.C3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$1:.$A40])" office:value-type="float" office:value="-0.611475362677022" calcext:value-type="float">
            <text:p>-0.611475362677022</text:p>
          </table:table-cell>
          <table:table-cell table:formula="of:=IF([.A40]&gt;0.25;1;0)" office:value-type="float" office:value="0" calcext:value-type="float">
            <text:p>0</text:p>
          </table:table-cell>
          <table:table-cell table:formula="of:=AVERAGE([.$C$1:.C4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208246109768376" calcext:value-type="float">
            <text:p>-0.208246109768376</text:p>
          </table:table-cell>
          <table:table-cell table:formula="of:=AVERAGE([.A$1:.$A41])" office:value-type="float" office:value="-0.601394631354306" calcext:value-type="float">
            <text:p>-0.601394631354306</text:p>
          </table:table-cell>
          <table:table-cell table:formula="of:=IF([.A41]&gt;0.25;1;0)" office:value-type="float" office:value="0" calcext:value-type="float">
            <text:p>0</text:p>
          </table:table-cell>
          <table:table-cell table:formula="of:=AVERAGE([.$C$1:.C41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216529018556327" calcext:value-type="float">
            <text:p>-0.216529018556327</text:p>
          </table:table-cell>
          <table:table-cell table:formula="of:=AVERAGE([.A$1:.$A42])" office:value-type="float" office:value="-0.592007665188502" calcext:value-type="float">
            <text:p>-0.592007665188502</text:p>
          </table:table-cell>
          <table:table-cell table:formula="of:=IF([.A42]&gt;0.25;1;0)" office:value-type="float" office:value="0" calcext:value-type="float">
            <text:p>0</text:p>
          </table:table-cell>
          <table:table-cell table:formula="of:=AVERAGE([.$C$1:.C4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20405310260877" calcext:value-type="float">
            <text:p>-0.20405310260877</text:p>
          </table:table-cell>
          <table:table-cell table:formula="of:=AVERAGE([.A$1:.$A43])" office:value-type="float" office:value="-0.582770651793746" calcext:value-type="float">
            <text:p>-0.582770651793746</text:p>
          </table:table-cell>
          <table:table-cell table:formula="of:=IF([.A43]&gt;0.25;1;0)" office:value-type="float" office:value="0" calcext:value-type="float">
            <text:p>0</text:p>
          </table:table-cell>
          <table:table-cell table:formula="of:=AVERAGE([.$C$1:.C4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193766602551192" calcext:value-type="float">
            <text:p>-0.193766602551192</text:p>
          </table:table-cell>
          <table:table-cell table:formula="of:=AVERAGE([.A$1:.$A44])" office:value-type="float" office:value="-0.573724045997408" calcext:value-type="float">
            <text:p>-0.573724045997408</text:p>
          </table:table-cell>
          <table:table-cell table:formula="of:=IF([.A44]&gt;0.25;1;0)" office:value-type="float" office:value="0" calcext:value-type="float">
            <text:p>0</text:p>
          </table:table-cell>
          <table:table-cell table:formula="of:=AVERAGE([.$C$1:.C44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-0.189566115473956" calcext:value-type="float">
            <text:p>-0.189566115473956</text:p>
          </table:table-cell>
          <table:table-cell table:formula="of:=AVERAGE([.A$1:.$A45])" office:value-type="float" office:value="-0.564993183940056" calcext:value-type="float">
            <text:p>-0.564993183940056</text:p>
          </table:table-cell>
          <table:table-cell table:formula="of:=IF([.A45]&gt;0.25;1;0)" office:value-type="float" office:value="0" calcext:value-type="float">
            <text:p>0</text:p>
          </table:table-cell>
          <table:table-cell table:formula="of:=AVERAGE([.$C$1:.C45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494340950244293" calcext:value-type="float">
            <text:p>0.494340950244293</text:p>
          </table:table-cell>
          <table:table-cell table:formula="of:=AVERAGE([.A$1:.$A46])" office:value-type="float" office:value="-0.541452425402627" calcext:value-type="float">
            <text:p>-0.541452425402627</text:p>
          </table:table-cell>
          <table:table-cell table:formula="of:=IF([.A46]&gt;0.25;1;0)" office:value-type="float" office:value="1" calcext:value-type="float">
            <text:p>1</text:p>
          </table:table-cell>
          <table:table-cell table:formula="of:=AVERAGE([.$C$1:.C46])" office:value-type="float" office:value="0.0222222222222222" calcext:value-type="float">
            <text:p>0.022222222222222</text:p>
          </table:table-cell>
          <table:table-cell/>
        </table:table-row>
        <table:table-row table:style-name="ro1">
          <table:table-cell office:value-type="float" office:value="-0.142642685531825" calcext:value-type="float">
            <text:p>-0.142642685531825</text:p>
          </table:table-cell>
          <table:table-cell table:formula="of:=AVERAGE([.A$1:.$A47])" office:value-type="float" office:value="-0.532782648448913" calcext:value-type="float">
            <text:p>-0.532782648448913</text:p>
          </table:table-cell>
          <table:table-cell table:formula="of:=IF([.A47]&gt;0.25;1;0)" office:value-type="float" office:value="0" calcext:value-type="float">
            <text:p>0</text:p>
          </table:table-cell>
          <table:table-cell table:formula="of:=AVERAGE([.$C$1:.C47])" office:value-type="float" office:value="0.0217391304347826" calcext:value-type="float">
            <text:p>0.021739130434783</text:p>
          </table:table-cell>
          <table:table-cell/>
        </table:table-row>
        <table:table-row table:style-name="ro1">
          <table:table-cell office:value-type="float" office:value="-0.141462325196713" calcext:value-type="float">
            <text:p>-0.141462325196713</text:p>
          </table:table-cell>
          <table:table-cell table:formula="of:=AVERAGE([.A$1:.$A48])" office:value-type="float" office:value="-0.524456684124398" calcext:value-type="float">
            <text:p>-0.524456684124398</text:p>
          </table:table-cell>
          <table:table-cell table:formula="of:=IF([.A48]&gt;0.25;1;0)" office:value-type="float" office:value="0" calcext:value-type="float">
            <text:p>0</text:p>
          </table:table-cell>
          <table:table-cell table:formula="of:=AVERAGE([.$C$1:.C48])" office:value-type="float" office:value="0.0212765957446808" calcext:value-type="float">
            <text:p>0.021276595744681</text:p>
          </table:table-cell>
          <table:table-cell/>
        </table:table-row>
        <table:table-row table:style-name="ro1">
          <table:table-cell office:value-type="float" office:value="-0.189033134676516" calcext:value-type="float">
            <text:p>-0.189033134676516</text:p>
          </table:table-cell>
          <table:table-cell table:formula="of:=AVERAGE([.A$1:.$A49])" office:value-type="float" office:value="-0.517468693510901" calcext:value-type="float">
            <text:p>-0.517468693510901</text:p>
          </table:table-cell>
          <table:table-cell table:formula="of:=IF([.A49]&gt;0.25;1;0)" office:value-type="float" office:value="0" calcext:value-type="float">
            <text:p>0</text:p>
          </table:table-cell>
          <table:table-cell table:formula="of:=AVERAGE([.$C$1:.C49])" office:value-type="float" office:value="0.0208333333333333" calcext:value-type="float">
            <text:p>0.020833333333333</text:p>
          </table:table-cell>
          <table:table-cell/>
        </table:table-row>
        <table:table-row table:style-name="ro1">
          <table:table-cell office:value-type="float" office:value="-0.175254979735986" calcext:value-type="float">
            <text:p>-0.175254979735986</text:p>
          </table:table-cell>
          <table:table-cell table:formula="of:=AVERAGE([.A$1:.$A50])" office:value-type="float" office:value="-0.510484740168556" calcext:value-type="float">
            <text:p>-0.510484740168556</text:p>
          </table:table-cell>
          <table:table-cell table:formula="of:=IF([.A50]&gt;0.25;1;0)" office:value-type="float" office:value="0" calcext:value-type="float">
            <text:p>0</text:p>
          </table:table-cell>
          <table:table-cell table:formula="of:=AVERAGE([.$C$1:.C50])" office:value-type="float" office:value="0.0204081632653061" calcext:value-type="float">
            <text:p>0.020408163265306</text:p>
          </table:table-cell>
          <table:table-cell/>
        </table:table-row>
        <table:table-row table:style-name="ro1">
          <table:table-cell office:value-type="float" office:value="-0.177700032810867" calcext:value-type="float">
            <text:p>-0.177700032810867</text:p>
          </table:table-cell>
          <table:table-cell table:formula="of:=AVERAGE([.A2:.A52])" office:value-type="float" office:value="-0.496806198823518" calcext:value-type="float">
            <text:p>-0.496806198823518</text:p>
          </table:table-cell>
          <table:table-cell table:formula="of:=IF([.A51]&gt;0.25;1;0)" office:value-type="float" office:value="0" calcext:value-type="float">
            <text:p>0</text:p>
          </table:table-cell>
          <table:table-cell table:formula="of:=AVERAGE([.$C$1:.C51])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-0.14566383892931" calcext:value-type="float">
            <text:p>-0.14566383892931</text:p>
          </table:table-cell>
          <table:table-cell table:formula="of:=AVERAGE([.A3:.A53])" office:value-type="float" office:value="-0.493621338470616" calcext:value-type="float">
            <text:p>-0.493621338470616</text:p>
          </table:table-cell>
          <table:table-cell table:formula="of:=IF([.A52]&gt;0.25;1;0)" office:value-type="float" office:value="0" calcext:value-type="float">
            <text:p>0</text:p>
          </table:table-cell>
          <table:table-cell table:formula="of:=AVERAGE([.C2:.C52])" office:value-type="float" office:value="0.0196078431372549" calcext:value-type="float">
            <text:p>0.019607843137255</text:p>
          </table:table-cell>
          <table:table-cell/>
        </table:table-row>
        <table:table-row table:style-name="ro1">
          <table:table-cell office:value-type="float" office:value="-0.13880167449601" calcext:value-type="float">
            <text:p>-0.13880167449601</text:p>
          </table:table-cell>
          <table:table-cell table:formula="of:=AVERAGE([.A4:.A54])" office:value-type="float" office:value="-0.467081163492721" calcext:value-type="float">
            <text:p>-0.467081163492721</text:p>
          </table:table-cell>
          <table:table-cell table:formula="of:=IF([.A53]&gt;0.25;1;0)" office:value-type="float" office:value="0" calcext:value-type="float">
            <text:p>0</text:p>
          </table:table-cell>
          <table:table-cell table:formula="of:=AVERAGE([.C3:.C53])" office:value-type="float" office:value="0.0196078431372549" calcext:value-type="float">
            <text:p>0.019607843137255</text:p>
          </table:table-cell>
          <table:table-cell/>
        </table:table-row>
        <table:table-row table:style-name="ro1">
          <table:table-cell office:value-type="float" office:value="0.956734823963294" calcext:value-type="float">
            <text:p>0.956734823963294</text:p>
          </table:table-cell>
          <table:table-cell table:formula="of:=AVERAGE([.A5:.A55])" office:value-type="float" office:value="-0.464414574295321" calcext:value-type="float">
            <text:p>-0.464414574295321</text:p>
          </table:table-cell>
          <table:table-cell table:formula="of:=IF([.A54]&gt;0.25;1;0)" office:value-type="float" office:value="1" calcext:value-type="float">
            <text:p>1</text:p>
          </table:table-cell>
          <table:table-cell table:formula="of:=AVERAGE([.C4:.C54])" office:value-type="float" office:value="0.0392156862745098" calcext:value-type="float">
            <text:p>0.03921568627451</text:p>
          </table:table-cell>
          <table:table-cell/>
        </table:table-row>
        <table:table-row table:style-name="ro1">
          <table:table-cell office:value-type="float" office:value="-0.120414716974646" calcext:value-type="float">
            <text:p>-0.120414716974646</text:p>
          </table:table-cell>
          <table:table-cell table:formula="of:=AVERAGE([.A6:.A56])" office:value-type="float" office:value="-0.461019062667357" calcext:value-type="float">
            <text:p>-0.461019062667357</text:p>
          </table:table-cell>
          <table:table-cell table:formula="of:=IF([.A55]&gt;0.25;1;0)" office:value-type="float" office:value="0" calcext:value-type="float">
            <text:p>0</text:p>
          </table:table-cell>
          <table:table-cell table:formula="of:=AVERAGE([.C5:.C55])" office:value-type="float" office:value="0.0392156862745098" calcext:value-type="float">
            <text:p>0.03921568627451</text:p>
          </table:table-cell>
          <table:table-cell/>
        </table:table-row>
        <table:table-row table:style-name="ro1">
          <table:table-cell office:value-type="float" office:value="-0.131988202859834" calcext:value-type="float">
            <text:p>-0.131988202859834</text:p>
          </table:table-cell>
          <table:table-cell table:formula="of:=AVERAGE([.A7:.A57])" office:value-type="float" office:value="-0.457100304775279" calcext:value-type="float">
            <text:p>-0.457100304775279</text:p>
          </table:table-cell>
          <table:table-cell table:formula="of:=IF([.A56]&gt;0.25;1;0)" office:value-type="float" office:value="0" calcext:value-type="float">
            <text:p>0</text:p>
          </table:table-cell>
          <table:table-cell table:formula="of:=AVERAGE([.C6:.C56])" office:value-type="float" office:value="0.0392156862745098" calcext:value-type="float">
            <text:p>0.03921568627451</text:p>
          </table:table-cell>
          <table:table-cell/>
        </table:table-row>
        <table:table-row table:style-name="ro1">
          <table:table-cell office:value-type="float" office:value="-0.104626810832322" calcext:value-type="float">
            <text:p>-0.104626810832322</text:p>
          </table:table-cell>
          <table:table-cell table:formula="of:=AVERAGE([.A8:.A58])" office:value-type="float" office:value="-0.432745610951555" calcext:value-type="float">
            <text:p>-0.432745610951555</text:p>
          </table:table-cell>
          <table:table-cell table:formula="of:=IF([.A57]&gt;0.25;1;0)" office:value-type="float" office:value="0" calcext:value-type="float">
            <text:p>0</text:p>
          </table:table-cell>
          <table:table-cell table:formula="of:=AVERAGE([.C7:.C57])" office:value-type="float" office:value="0.0392156862745098" calcext:value-type="float">
            <text:p>0.03921568627451</text:p>
          </table:table-cell>
          <table:table-cell/>
        </table:table-row>
        <table:table-row table:style-name="ro1">
          <table:table-cell office:value-type="float" office:value="0.977248018473014" calcext:value-type="float">
            <text:p>0.977248018473014</text:p>
          </table:table-cell>
          <table:table-cell table:formula="of:=AVERAGE([.A9:.A59])" office:value-type="float" office:value="-0.406084835055819" calcext:value-type="float">
            <text:p>-0.406084835055819</text:p>
          </table:table-cell>
          <table:table-cell table:formula="of:=IF([.A58]&gt;0.25;1;0)" office:value-type="float" office:value="1" calcext:value-type="float">
            <text:p>1</text:p>
          </table:table-cell>
          <table:table-cell table:formula="of:=AVERAGE([.C8:.C58])" office:value-type="float" office:value="0.0588235294117647" calcext:value-type="float">
            <text:p>0.058823529411765</text:p>
          </table:table-cell>
          <table:table-cell/>
        </table:table-row>
        <table:table-row table:style-name="ro1">
          <table:table-cell office:value-type="float" office:value="1.0547950319911" calcext:value-type="float">
            <text:p>1.0547950319911</text:p>
          </table:table-cell>
          <table:table-cell table:formula="of:=AVERAGE([.A10:.A60])" office:value-type="float" office:value="-0.40121263354549" calcext:value-type="float">
            <text:p>-0.40121263354549</text:p>
          </table:table-cell>
          <table:table-cell table:formula="of:=IF([.A59]&gt;0.25;1;0)" office:value-type="float" office:value="1" calcext:value-type="float">
            <text:p>1</text:p>
          </table:table-cell>
          <table:table-cell table:formula="of:=AVERAGE([.C9:.C59])" office:value-type="float" office:value="0.0784313725490196" calcext:value-type="float">
            <text:p>0.07843137254902</text:p>
          </table:table-cell>
          <table:table-cell/>
        </table:table-row>
        <table:table-row table:style-name="ro1">
          <table:table-cell office:value-type="float" office:value="-0.104033404033631" calcext:value-type="float">
            <text:p>-0.104033404033631</text:p>
          </table:table-cell>
          <table:table-cell table:formula="of:=AVERAGE([.A11:.A61])" office:value-type="float" office:value="-0.396851085235337" calcext:value-type="float">
            <text:p>-0.396851085235337</text:p>
          </table:table-cell>
          <table:table-cell table:formula="of:=IF([.A60]&gt;0.25;1;0)" office:value-type="float" office:value="0" calcext:value-type="float">
            <text:p>0</text:p>
          </table:table-cell>
          <table:table-cell table:formula="of:=AVERAGE([.C10:.C60])" office:value-type="float" office:value="0.0784313725490196" calcext:value-type="float">
            <text:p>0.07843137254902</text:p>
          </table:table-cell>
          <table:table-cell/>
        </table:table-row>
        <table:table-row table:style-name="ro1">
          <table:table-cell office:value-type="float" office:value="-0.131396556041762" calcext:value-type="float">
            <text:p>-0.131396556041762</text:p>
          </table:table-cell>
          <table:table-cell table:formula="of:=AVERAGE([.A12:.A62])" office:value-type="float" office:value="-0.393786507479442" calcext:value-type="float">
            <text:p>-0.393786507479442</text:p>
          </table:table-cell>
          <table:table-cell table:formula="of:=IF([.A61]&gt;0.25;1;0)" office:value-type="float" office:value="0" calcext:value-type="float">
            <text:p>0</text:p>
          </table:table-cell>
          <table:table-cell table:formula="of:=AVERAGE([.C11:.C61])" office:value-type="float" office:value="0.0784313725490196" calcext:value-type="float">
            <text:p>0.07843137254902</text:p>
          </table:table-cell>
          <table:table-cell/>
        </table:table-row>
        <table:table-row table:style-name="ro1">
          <table:table-cell office:value-type="float" office:value="-0.0903146484389903" calcext:value-type="float">
            <text:p>-0.09031464843899</text:p>
          </table:table-cell>
          <table:table-cell table:formula="of:=AVERAGE([.A13:.A63])" office:value-type="float" office:value="-0.366204482382171" calcext:value-type="float">
            <text:p>-0.366204482382171</text:p>
          </table:table-cell>
          <table:table-cell table:formula="of:=IF([.A62]&gt;0.25;1;0)" office:value-type="float" office:value="0" calcext:value-type="float">
            <text:p>0</text:p>
          </table:table-cell>
          <table:table-cell table:formula="of:=AVERAGE([.C12:.C62])" office:value-type="float" office:value="0.0784313725490196" calcext:value-type="float">
            <text:p>0.07843137254902</text:p>
          </table:table-cell>
          <table:table-cell/>
        </table:table-row>
        <table:table-row table:style-name="ro1">
          <table:table-cell office:value-type="float" office:value="1.05095959422725" calcext:value-type="float">
            <text:p>1.05095959422725</text:p>
          </table:table-cell>
          <table:table-cell table:formula="of:=AVERAGE([.A14:.A64])" office:value-type="float" office:value="-0.361500436667156" calcext:value-type="float">
            <text:p>-0.361500436667156</text:p>
          </table:table-cell>
          <table:table-cell table:formula="of:=IF([.A63]&gt;0.25;1;0)" office:value-type="float" office:value="1" calcext:value-type="float">
            <text:p>1</text:p>
          </table:table-cell>
          <table:table-cell table:formula="of:=AVERAGE([.C13:.C63])" office:value-type="float" office:value="0.0980392156862745" calcext:value-type="float">
            <text:p>0.098039215686275</text:p>
          </table:table-cell>
          <table:table-cell/>
        </table:table-row>
        <table:table-row table:style-name="ro1">
          <table:table-cell office:value-type="float" office:value="-0.101015770597384" calcext:value-type="float">
            <text:p>-0.101015770597384</text:p>
          </table:table-cell>
          <table:table-cell table:formula="of:=AVERAGE([.A15:.A65])" office:value-type="float" office:value="-0.336140680863044" calcext:value-type="float">
            <text:p>-0.336140680863044</text:p>
          </table:table-cell>
          <table:table-cell table:formula="of:=IF([.A64]&gt;0.25;1;0)" office:value-type="float" office:value="0" calcext:value-type="float">
            <text:p>0</text:p>
          </table:table-cell>
          <table:table-cell table:formula="of:=AVERAGE([.C14:.C64])" office:value-type="float" office:value="0.0980392156862745" calcext:value-type="float">
            <text:p>0.098039215686275</text:p>
          </table:table-cell>
          <table:table-cell/>
        </table:table-row>
        <table:table-row table:style-name="ro1">
          <table:table-cell office:value-type="float" office:value="0.887698343393206" calcext:value-type="float">
            <text:p>0.887698343393206</text:p>
          </table:table-cell>
          <table:table-cell table:formula="of:=AVERAGE([.A16:.A66])" office:value-type="float" office:value="-0.333290061535336" calcext:value-type="float">
            <text:p>-0.333290061535336</text:p>
          </table:table-cell>
          <table:table-cell table:formula="of:=IF([.A65]&gt;0.25;1;0)" office:value-type="float" office:value="1" calcext:value-type="float">
            <text:p>1</text:p>
          </table:table-cell>
          <table:table-cell table:formula="of:=AVERAGE([.C15:.C65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0990994450334459" calcext:value-type="float">
            <text:p>-0.099099445033446</text:p>
          </table:table-cell>
          <table:table-cell table:formula="of:=AVERAGE([.A17:.A67])" office:value-type="float" office:value="-0.328480224305567" calcext:value-type="float">
            <text:p>-0.328480224305567</text:p>
          </table:table-cell>
          <table:table-cell table:formula="of:=IF([.A66]&gt;0.25;1;0)" office:value-type="float" office:value="0" calcext:value-type="float">
            <text:p>0</text:p>
          </table:table-cell>
          <table:table-cell table:formula="of:=AVERAGE([.C16:.C66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03290105552226" calcext:value-type="float">
            <text:p>-0.103290105552226</text:p>
          </table:table-cell>
          <table:table-cell table:formula="of:=AVERAGE([.A18:.A68])" office:value-type="float" office:value="-0.32243627256139" calcext:value-type="float">
            <text:p>-0.32243627256139</text:p>
          </table:table-cell>
          <table:table-cell table:formula="of:=IF([.A67]&gt;0.25;1;0)" office:value-type="float" office:value="0" calcext:value-type="float">
            <text:p>0</text:p>
          </table:table-cell>
          <table:table-cell table:formula="of:=AVERAGE([.C17:.C67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01337847050652" calcext:value-type="float">
            <text:p>-0.101337847050652</text:p>
          </table:table-cell>
          <table:table-cell table:formula="of:=AVERAGE([.A19:.A69])" office:value-type="float" office:value="-0.316855848523266" calcext:value-type="float">
            <text:p>-0.316855848523266</text:p>
          </table:table-cell>
          <table:table-cell table:formula="of:=IF([.A68]&gt;0.25;1;0)" office:value-type="float" office:value="0" calcext:value-type="float">
            <text:p>0</text:p>
          </table:table-cell>
          <table:table-cell table:formula="of:=AVERAGE([.C18:.C68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19736831106246" calcext:value-type="float">
            <text:p>-0.119736831106246</text:p>
          </table:table-cell>
          <table:table-cell table:formula="of:=AVERAGE([.A20:.A70])" office:value-type="float" office:value="-0.310664984409971" calcext:value-type="float">
            <text:p>-0.310664984409971</text:p>
          </table:table-cell>
          <table:table-cell table:formula="of:=IF([.A69]&gt;0.25;1;0)" office:value-type="float" office:value="0" calcext:value-type="float">
            <text:p>0</text:p>
          </table:table-cell>
          <table:table-cell table:formula="of:=AVERAGE([.C19:.C69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0849786805324255" calcext:value-type="float">
            <text:p>-0.084978680532426</text:p>
          </table:table-cell>
          <table:table-cell table:formula="of:=AVERAGE([.A21:.A71])" office:value-type="float" office:value="-0.271148587688823" calcext:value-type="float">
            <text:p>-0.271148587688823</text:p>
          </table:table-cell>
          <table:table-cell table:formula="of:=IF([.A70]&gt;0.25;1;0)" office:value-type="float" office:value="0" calcext:value-type="float">
            <text:p>0</text:p>
          </table:table-cell>
          <table:table-cell table:formula="of:=AVERAGE([.C20:.C70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1.01533623277855" calcext:value-type="float">
            <text:p>1.01533623277855</text:p>
          </table:table-cell>
          <table:table-cell table:formula="of:=AVERAGE([.A22:.A72])" office:value-type="float" office:value="-0.253438951157995" calcext:value-type="float">
            <text:p>-0.253438951157995</text:p>
          </table:table-cell>
          <table:table-cell table:formula="of:=IF([.A71]&gt;0.25;1;0)" office:value-type="float" office:value="1" calcext:value-type="float">
            <text:p>1</text:p>
          </table:table-cell>
          <table:table-cell table:formula="of:=AVERAGE([.C21:.C71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968085369277745" calcext:value-type="float">
            <text:p>-0.096808536927775</text:p>
          </table:table-cell>
          <table:table-cell table:formula="of:=AVERAGE([.A23:.A73])" office:value-type="float" office:value="-0.235475517944872" calcext:value-type="float">
            <text:p>-0.235475517944872</text:p>
          </table:table-cell>
          <table:table-cell table:formula="of:=IF([.A72]&gt;0.25;1;0)" office:value-type="float" office:value="0" calcext:value-type="float">
            <text:p>0</text:p>
          </table:table-cell>
          <table:table-cell table:formula="of:=AVERAGE([.C22:.C72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838649061307311" calcext:value-type="float">
            <text:p>-0.083864906130731</text:p>
          </table:table-cell>
          <table:table-cell table:formula="of:=AVERAGE([.A24:.A74])" office:value-type="float" office:value="-0.229264422681816" calcext:value-type="float">
            <text:p>-0.229264422681816</text:p>
          </table:table-cell>
          <table:table-cell table:formula="of:=IF([.A73]&gt;0.25;1;0)" office:value-type="float" office:value="0" calcext:value-type="float">
            <text:p>0</text:p>
          </table:table-cell>
          <table:table-cell table:formula="of:=AVERAGE([.C23:.C73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02606206416711" calcext:value-type="float">
            <text:p>-0.102606206416711</text:p>
          </table:table-cell>
          <table:table-cell table:formula="of:=AVERAGE([.A25:.A75])" office:value-type="float" office:value="-0.211227145053115" calcext:value-type="float">
            <text:p>-0.211227145053115</text:p>
          </table:table-cell>
          <table:table-cell table:formula="of:=IF([.A74]&gt;0.25;1;0)" office:value-type="float" office:value="0" calcext:value-type="float">
            <text:p>0</text:p>
          </table:table-cell>
          <table:table-cell table:formula="of:=AVERAGE([.C24:.C74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800988409362735" calcext:value-type="float">
            <text:p>-0.080098840936274</text:p>
          </table:table-cell>
          <table:table-cell table:formula="of:=AVERAGE([.A26:.A76])" office:value-type="float" office:value="-0.207375021982804" calcext:value-type="float">
            <text:p>-0.207375021982804</text:p>
          </table:table-cell>
          <table:table-cell table:formula="of:=IF([.A75]&gt;0.25;1;0)" office:value-type="float" office:value="0" calcext:value-type="float">
            <text:p>0</text:p>
          </table:table-cell>
          <table:table-cell table:formula="of:=AVERAGE([.C25:.C75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13869495717809" calcext:value-type="float">
            <text:p>-0.113869495717809</text:p>
          </table:table-cell>
          <table:table-cell table:formula="of:=AVERAGE([.A27:.A77])" office:value-type="float" office:value="-0.189773095115542" calcext:value-type="float">
            <text:p>-0.189773095115542</text:p>
          </table:table-cell>
          <table:table-cell table:formula="of:=IF([.A76]&gt;0.25;1;0)" office:value-type="float" office:value="0" calcext:value-type="float">
            <text:p>0</text:p>
          </table:table-cell>
          <table:table-cell table:formula="of:=AVERAGE([.C26:.C76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02301729769632" calcext:value-type="float">
            <text:p>-0.102301729769632</text:p>
          </table:table-cell>
          <table:table-cell table:formula="of:=AVERAGE([.A28:.A78])" office:value-type="float" office:value="-0.172701025942857" calcext:value-type="float">
            <text:p>-0.172701025942857</text:p>
          </table:table-cell>
          <table:table-cell table:formula="of:=IF([.A77]&gt;0.25;1;0)" office:value-type="float" office:value="0" calcext:value-type="float">
            <text:p>0</text:p>
          </table:table-cell>
          <table:table-cell table:formula="of:=AVERAGE([.C27:.C77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29324472193047" calcext:value-type="float">
            <text:p>-0.129324472193047</text:p>
          </table:table-cell>
          <table:table-cell table:formula="of:=AVERAGE([.A29:.A79])" office:value-type="float" office:value="-0.154841607009157" calcext:value-type="float">
            <text:p>-0.154841607009157</text:p>
          </table:table-cell>
          <table:table-cell table:formula="of:=IF([.A78]&gt;0.25;1;0)" office:value-type="float" office:value="0" calcext:value-type="float">
            <text:p>0</text:p>
          </table:table-cell>
          <table:table-cell table:formula="of:=AVERAGE([.C28:.C78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891696343813093" calcext:value-type="float">
            <text:p>-0.089169634381309</text:p>
          </table:table-cell>
          <table:table-cell table:formula="of:=AVERAGE([.A30:.A80])" office:value-type="float" office:value="-0.148146436553899" calcext:value-type="float">
            <text:p>-0.148146436553899</text:p>
          </table:table-cell>
          <table:table-cell table:formula="of:=IF([.A79]&gt;0.25;1;0)" office:value-type="float" office:value="0" calcext:value-type="float">
            <text:p>0</text:p>
          </table:table-cell>
          <table:table-cell table:formula="of:=AVERAGE([.C29:.C79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711018200121822" calcext:value-type="float">
            <text:p>-0.071101820012182</text:p>
          </table:table-cell>
          <table:table-cell table:formula="of:=AVERAGE([.A31:.A81])" office:value-type="float" office:value="-0.130423844610181" calcext:value-type="float">
            <text:p>-0.130423844610181</text:p>
          </table:table-cell>
          <table:table-cell table:formula="of:=IF([.A80]&gt;0.25;1;0)" office:value-type="float" office:value="0" calcext:value-type="float">
            <text:p>0</text:p>
          </table:table-cell>
          <table:table-cell table:formula="of:=AVERAGE([.C30:.C80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961478108704092" calcext:value-type="float">
            <text:p>-0.096147810870409</text:p>
          </table:table-cell>
          <table:table-cell table:formula="of:=AVERAGE([.A32:.A82])" office:value-type="float" office:value="-0.113078935304778" calcext:value-type="float">
            <text:p>-0.113078935304778</text:p>
          </table:table-cell>
          <table:table-cell table:formula="of:=IF([.A81]&gt;0.25;1;0)" office:value-type="float" office:value="0" calcext:value-type="float">
            <text:p>0</text:p>
          </table:table-cell>
          <table:table-cell table:formula="of:=AVERAGE([.C31:.C81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15409625424445" calcext:value-type="float">
            <text:p>-0.115409625424445</text:p>
          </table:table-cell>
          <table:table-cell table:formula="of:=AVERAGE([.A33:.A83])" office:value-type="float" office:value="-0.0952320864287346" calcext:value-type="float">
            <text:p>-0.095232086428735</text:p>
          </table:table-cell>
          <table:table-cell table:formula="of:=IF([.A82]&gt;0.25;1;0)" office:value-type="float" office:value="0" calcext:value-type="float">
            <text:p>0</text:p>
          </table:table-cell>
          <table:table-cell table:formula="of:=AVERAGE([.C32:.C82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898107073217633" calcext:value-type="float">
            <text:p>-0.089810707321763</text:p>
          </table:table-cell>
          <table:table-cell table:formula="of:=AVERAGE([.A34:.A84])" office:value-type="float" office:value="-0.0900354762032386" calcext:value-type="float">
            <text:p>-0.090035476203239</text:p>
          </table:table-cell>
          <table:table-cell table:formula="of:=IF([.A83]&gt;0.25;1;0)" office:value-type="float" office:value="0" calcext:value-type="float">
            <text:p>0</text:p>
          </table:table-cell>
          <table:table-cell table:formula="of:=AVERAGE([.C33:.C83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872314557246865" calcext:value-type="float">
            <text:p>-0.087231455724687</text:p>
          </table:table-cell>
          <table:table-cell table:formula="of:=AVERAGE([.A35:.A85])" office:value-type="float" office:value="-0.0725802920337597" calcext:value-type="float">
            <text:p>-0.07258029203376</text:p>
          </table:table-cell>
          <table:table-cell table:formula="of:=IF([.A84]&gt;0.25;1;0)" office:value-type="float" office:value="0" calcext:value-type="float">
            <text:p>0</text:p>
          </table:table-cell>
          <table:table-cell table:formula="of:=AVERAGE([.C34:.C84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09785607356578" calcext:value-type="float">
            <text:p>-0.109785607356578</text:p>
          </table:table-cell>
          <table:table-cell table:formula="of:=AVERAGE([.A36:.A86])" office:value-type="float" office:value="-0.0544088992806384" calcext:value-type="float">
            <text:p>-0.054408899280639</text:p>
          </table:table-cell>
          <table:table-cell table:formula="of:=IF([.A85]&gt;0.25;1;0)" office:value-type="float" office:value="0" calcext:value-type="float">
            <text:p>0</text:p>
          </table:table-cell>
          <table:table-cell table:formula="of:=AVERAGE([.C35:.C85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73258969590813" calcext:value-type="float">
            <text:p>-0.073258969590813</text:p>
          </table:table-cell>
          <table:table-cell table:formula="of:=AVERAGE([.A37:.A87])" office:value-type="float" office:value="-0.0494327927707288" calcext:value-type="float">
            <text:p>-0.049432792770729</text:p>
          </table:table-cell>
          <table:table-cell table:formula="of:=IF([.A86]&gt;0.25;1;0)" office:value-type="float" office:value="0" calcext:value-type="float">
            <text:p>0</text:p>
          </table:table-cell>
          <table:table-cell table:formula="of:=AVERAGE([.C36:.C86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02442968214303" calcext:value-type="float">
            <text:p>-0.102442968214303</text:p>
          </table:table-cell>
          <table:table-cell table:formula="of:=AVERAGE([.A38:.A88])" office:value-type="float" office:value="-0.0314378898387934" calcext:value-type="float">
            <text:p>-0.031437889838794</text:p>
          </table:table-cell>
          <table:table-cell table:formula="of:=IF([.A87]&gt;0.25;1;0)" office:value-type="float" office:value="0" calcext:value-type="float">
            <text:p>0</text:p>
          </table:table-cell>
          <table:table-cell table:formula="of:=AVERAGE([.C37:.C87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822599504712969" calcext:value-type="float">
            <text:p>-0.082259950471297</text:p>
          </table:table-cell>
          <table:table-cell table:formula="of:=AVERAGE([.A39:.A89])" office:value-type="float" office:value="0.00933599135127954" calcext:value-type="float">
            <text:p>0.00933599135128</text:p>
          </table:table-cell>
          <table:table-cell table:formula="of:=IF([.A88]&gt;0.25;1;0)" office:value-type="float" office:value="0" calcext:value-type="float">
            <text:p>0</text:p>
          </table:table-cell>
          <table:table-cell table:formula="of:=AVERAGE([.C38:.C88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1.07946794069372" calcext:value-type="float">
            <text:p>1.07946794069372</text:p>
          </table:table-cell>
          <table:table-cell table:formula="of:=AVERAGE([.A40:.A90])" office:value-type="float" office:value="0.0495921471235798" calcext:value-type="float">
            <text:p>0.04959214712358</text:p>
          </table:table-cell>
          <table:table-cell table:formula="of:=IF([.A89]&gt;0.25;1;0)" office:value-type="float" office:value="1" calcext:value-type="float">
            <text:p>1</text:p>
          </table:table-cell>
          <table:table-cell table:formula="of:=AVERAGE([.C39:.C89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1.05306394438731" calcext:value-type="float">
            <text:p>1.05306394438731</text:p>
          </table:table-cell>
          <table:table-cell table:formula="of:=AVERAGE([.A41:.A91])" office:value-type="float" office:value="0.0691911170972839" calcext:value-type="float">
            <text:p>0.069191117097284</text:p>
          </table:table-cell>
          <table:table-cell table:formula="of:=IF([.A90]&gt;0.25;1;0)" office:value-type="float" office:value="1" calcext:value-type="float">
            <text:p>1</text:p>
          </table:table-cell>
          <table:table-cell table:formula="of:=AVERAGE([.C40:.C90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00452531341090801" calcext:value-type="float">
            <text:p>-0.000452531341091</text:p>
          </table:table-cell>
          <table:table-cell table:formula="of:=AVERAGE([.A42:.A92])" office:value-type="float" office:value="0.0945198816560573" calcext:value-type="float">
            <text:p>0.094519881656057</text:p>
          </table:table-cell>
          <table:table-cell table:formula="of:=IF([.A91]&gt;0.25;1;0)" office:value-type="float" office:value="0" calcext:value-type="float">
            <text:p>0</text:p>
          </table:table-cell>
          <table:table-cell table:formula="of:=AVERAGE([.C41:.C91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1.08352088272907" calcext:value-type="float">
            <text:p>1.08352088272907</text:p>
          </table:table-cell>
          <table:table-cell table:formula="of:=AVERAGE([.A43:.A93])" office:value-type="float" office:value="0.096646749215215" calcext:value-type="float">
            <text:p>0.096646749215215</text:p>
          </table:table-cell>
          <table:table-cell table:formula="of:=IF([.A92]&gt;0.25;1;0)" office:value-type="float" office:value="1" calcext:value-type="float">
            <text:p>1</text:p>
          </table:table-cell>
          <table:table-cell table:formula="of:=AVERAGE([.C42:.C92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108058773039281" calcext:value-type="float">
            <text:p>-0.108058773039281</text:p>
          </table:table-cell>
          <table:table-cell table:formula="of:=AVERAGE([.A44:.A94])" office:value-type="float" office:value="0.0985982657641756" calcext:value-type="float">
            <text:p>0.098598265764176</text:p>
          </table:table-cell>
          <table:table-cell table:formula="of:=IF([.A93]&gt;0.25;1;0)" office:value-type="float" office:value="0" calcext:value-type="float">
            <text:p>0</text:p>
          </table:table-cell>
          <table:table-cell table:formula="of:=AVERAGE([.C43:.C93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104525758611783" calcext:value-type="float">
            <text:p>-0.104525758611783</text:p>
          </table:table-cell>
          <table:table-cell table:formula="of:=AVERAGE([.A45:.A95])" office:value-type="float" office:value="0.100343614387395" calcext:value-type="float">
            <text:p>0.100343614387395</text:p>
          </table:table-cell>
          <table:table-cell table:formula="of:=IF([.A94]&gt;0.25;1;0)" office:value-type="float" office:value="0" calcext:value-type="float">
            <text:p>0</text:p>
          </table:table-cell>
          <table:table-cell table:formula="of:=AVERAGE([.C44:.C94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10475382276699" calcext:value-type="float">
            <text:p>-0.10475382276699</text:p>
          </table:table-cell>
          <table:table-cell table:formula="of:=AVERAGE([.A46:.A96])" office:value-type="float" office:value="0.101919067365179" calcext:value-type="float">
            <text:p>0.101919067365179</text:p>
          </table:table-cell>
          <table:table-cell table:formula="of:=IF([.A95]&gt;0.25;1;0)" office:value-type="float" office:value="0" calcext:value-type="float">
            <text:p>0</text:p>
          </table:table-cell>
          <table:table-cell table:formula="of:=AVERAGE([.C45:.C95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109218013606966" calcext:value-type="float">
            <text:p>-0.109218013606966</text:p>
          </table:table-cell>
          <table:table-cell table:formula="of:=AVERAGE([.A47:.A97])" office:value-type="float" office:value="0.0900236802478557" calcext:value-type="float">
            <text:p>0.090023680247856</text:p>
          </table:table-cell>
          <table:table-cell table:formula="of:=IF([.A96]&gt;0.25;1;0)" office:value-type="float" office:value="0" calcext:value-type="float">
            <text:p>0</text:p>
          </table:table-cell>
          <table:table-cell table:formula="of:=AVERAGE([.C46:.C96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112323792739212" calcext:value-type="float">
            <text:p>-0.112323792739212</text:p>
          </table:table-cell>
          <table:table-cell table:formula="of:=AVERAGE([.A48:.A98])" office:value-type="float" office:value="0.0909419846452187" calcext:value-type="float">
            <text:p>0.090941984645219</text:p>
          </table:table-cell>
          <table:table-cell table:formula="of:=IF([.A97]&gt;0.25;1;0)" office:value-type="float" office:value="0" calcext:value-type="float">
            <text:p>0</text:p>
          </table:table-cell>
          <table:table-cell table:formula="of:=AVERAGE([.C47:.C97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958091612663119" calcext:value-type="float">
            <text:p>-0.095809161266312</text:p>
          </table:table-cell>
          <table:table-cell table:formula="of:=AVERAGE([.A49:.A99])" office:value-type="float" office:value="0.113621620452121" calcext:value-type="float">
            <text:p>0.113621620452121</text:p>
          </table:table-cell>
          <table:table-cell table:formula="of:=IF([.A98]&gt;0.25;1;0)" office:value-type="float" office:value="0" calcext:value-type="float">
            <text:p>0</text:p>
          </table:table-cell>
          <table:table-cell table:formula="of:=AVERAGE([.C48:.C98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1.01519910095533" calcext:value-type="float">
            <text:p>1.01519910095533</text:p>
          </table:table-cell>
          <table:table-cell table:formula="of:=AVERAGE([.A50:.A100])" office:value-type="float" office:value="0.138472285700599" calcext:value-type="float">
            <text:p>0.138472285700599</text:p>
          </table:table-cell>
          <table:table-cell table:formula="of:=IF([.A99]&gt;0.25;1;0)" office:value-type="float" office:value="1" calcext:value-type="float">
            <text:p>1</text:p>
          </table:table-cell>
          <table:table-cell table:formula="of:=AVERAGE([.C49:.C99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1.07835079299584" calcext:value-type="float">
            <text:p>1.07835079299584</text:p>
          </table:table-cell>
          <table:table-cell table:formula="of:=AVERAGE([.A51:.A101])" office:value-type="float" office:value="0.139471905803814" calcext:value-type="float">
            <text:p>0.139471905803814</text:p>
          </table:table-cell>
          <table:table-cell table:formula="of:=IF([.A100]&gt;0.25;1;0)" office:value-type="float" office:value="1" calcext:value-type="float">
            <text:p>1</text:p>
          </table:table-cell>
          <table:table-cell table:formula="of:=AVERAGE([.C50:.C100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24274354472012" calcext:value-type="float">
            <text:p>-0.124274354472012</text:p>
          </table:table-cell>
          <table:table-cell table:formula="of:=AVERAGE([.A52:.A102])" office:value-type="float" office:value="0.162916238810726" calcext:value-type="float">
            <text:p>0.162916238810726</text:p>
          </table:table-cell>
          <table:table-cell table:formula="of:=IF([.A101]&gt;0.25;1;0)" office:value-type="float" office:value="0" calcext:value-type="float">
            <text:p>0</text:p>
          </table:table-cell>
          <table:table-cell table:formula="of:=AVERAGE([.C51:.C101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1.01796095054162" calcext:value-type="float">
            <text:p>1.01796095054162</text:p>
          </table:table-cell>
          <table:table-cell table:formula="of:=AVERAGE([.A53:.A103])" office:value-type="float" office:value="0.163660932048013" calcext:value-type="float">
            <text:p>0.163660932048013</text:p>
          </table:table-cell>
          <table:table-cell table:formula="of:=IF([.A102]&gt;0.25;1;0)" office:value-type="float" office:value="1" calcext:value-type="float">
            <text:p>1</text:p>
          </table:table-cell>
          <table:table-cell table:formula="of:=AVERAGE([.C52:.C102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-0.107684483827651" calcext:value-type="float">
            <text:p>-0.107684483827651</text:p>
          </table:table-cell>
          <table:table-cell table:formula="of:=AVERAGE([.A54:.A104])" office:value-type="float" office:value="0.164820025950646" calcext:value-type="float">
            <text:p>0.164820025950646</text:p>
          </table:table-cell>
          <table:table-cell table:formula="of:=IF([.A103]&gt;0.25;1;0)" office:value-type="float" office:value="0" calcext:value-type="float">
            <text:p>0</text:p>
          </table:table-cell>
          <table:table-cell table:formula="of:=AVERAGE([.C53:.C103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-0.0796878854617478" calcext:value-type="float">
            <text:p>-0.079687885461748</text:p>
          </table:table-cell>
          <table:table-cell table:formula="of:=AVERAGE([.A55:.A105])" office:value-type="float" office:value="0.144061134236905" calcext:value-type="float">
            <text:p>0.144061134236905</text:p>
          </table:table-cell>
          <table:table-cell table:formula="of:=IF([.A104]&gt;0.25;1;0)" office:value-type="float" office:value="0" calcext:value-type="float">
            <text:p>0</text:p>
          </table:table-cell>
          <table:table-cell table:formula="of:=AVERAGE([.C54:.C104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-0.101968653437496" calcext:value-type="float">
            <text:p>-0.101968653437496</text:p>
          </table:table-cell>
          <table:table-cell table:formula="of:=AVERAGE([.A56:.A106])" office:value-type="float" office:value="0.144909490907806" calcext:value-type="float">
            <text:p>0.144909490907806</text:p>
          </table:table-cell>
          <table:table-cell table:formula="of:=IF([.A105]&gt;0.25;1;0)" office:value-type="float" office:value="0" calcext:value-type="float">
            <text:p>0</text:p>
          </table:table-cell>
          <table:table-cell table:formula="of:=AVERAGE([.C55:.C105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771485267587009" calcext:value-type="float">
            <text:p>-0.077148526758701</text:p>
          </table:table-cell>
          <table:table-cell table:formula="of:=AVERAGE([.A57:.A107])" office:value-type="float" office:value="0.145845386484002" calcext:value-type="float">
            <text:p>0.145845386484002</text:p>
          </table:table-cell>
          <table:table-cell table:formula="of:=IF([.A106]&gt;0.25;1;0)" office:value-type="float" office:value="0" calcext:value-type="float">
            <text:p>0</text:p>
          </table:table-cell>
          <table:table-cell table:formula="of:=AVERAGE([.C56:.C106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842575284738096" calcext:value-type="float">
            <text:p>-0.08425752847381</text:p>
          </table:table-cell>
          <table:table-cell table:formula="of:=AVERAGE([.A58:.A108])" office:value-type="float" office:value="0.146417938087515" calcext:value-type="float">
            <text:p>0.146417938087515</text:p>
          </table:table-cell>
          <table:table-cell table:formula="of:=IF([.A107]&gt;0.25;1;0)" office:value-type="float" office:value="0" calcext:value-type="float">
            <text:p>0</text:p>
          </table:table-cell>
          <table:table-cell table:formula="of:=AVERAGE([.C57:.C107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754266790531575" calcext:value-type="float">
            <text:p>-0.075426679053158</text:p>
          </table:table-cell>
          <table:table-cell table:formula="of:=AVERAGE([.A59:.A109])" office:value-type="float" office:value="0.148536510990458" calcext:value-type="float">
            <text:p>0.148536510990458</text:p>
          </table:table-cell>
          <table:table-cell table:formula="of:=IF([.A108]&gt;0.25;1;0)" office:value-type="float" office:value="0" calcext:value-type="float">
            <text:p>0</text:p>
          </table:table-cell>
          <table:table-cell table:formula="of:=AVERAGE([.C58:.C108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1.08529523652308" calcext:value-type="float">
            <text:p>1.08529523652308</text:p>
          </table:table-cell>
          <table:table-cell table:formula="of:=AVERAGE([.A60:.A110])" office:value-type="float" office:value="0.126207786474796" calcext:value-type="float">
            <text:p>0.126207786474796</text:p>
          </table:table-cell>
          <table:table-cell table:formula="of:=IF([.A109]&gt;0.25;1;0)" office:value-type="float" office:value="1" calcext:value-type="float">
            <text:p>1</text:p>
          </table:table-cell>
          <table:table-cell table:formula="of:=AVERAGE([.C59:.C109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839699183076621" calcext:value-type="float">
            <text:p>-0.083969918307662</text:p>
          </table:table-cell>
          <table:table-cell table:formula="of:=AVERAGE([.A61:.A111])" office:value-type="float" office:value="0.126521057273399" calcext:value-type="float">
            <text:p>0.126521057273399</text:p>
          </table:table-cell>
          <table:table-cell table:formula="of:=IF([.A110]&gt;0.25;1;0)" office:value-type="float" office:value="0" calcext:value-type="float">
            <text:p>0</text:p>
          </table:table-cell>
          <table:table-cell table:formula="of:=AVERAGE([.C60:.C110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880565933048727" calcext:value-type="float">
            <text:p>-0.088056593304873</text:p>
          </table:table-cell>
          <table:table-cell table:formula="of:=AVERAGE([.A62:.A112])" office:value-type="float" office:value="0.127281256745159" calcext:value-type="float">
            <text:p>0.127281256745159</text:p>
          </table:table-cell>
          <table:table-cell table:formula="of:=IF([.A111]&gt;0.25;1;0)" office:value-type="float" office:value="0" calcext:value-type="float">
            <text:p>0</text:p>
          </table:table-cell>
          <table:table-cell table:formula="of:=AVERAGE([.C61:.C111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926263829819858" calcext:value-type="float">
            <text:p>-0.092626382981986</text:p>
          </table:table-cell>
          <table:table-cell table:formula="of:=AVERAGE([.A63:.A113])" office:value-type="float" office:value="0.127447364981321" calcext:value-type="float">
            <text:p>0.127447364981321</text:p>
          </table:table-cell>
          <table:table-cell table:formula="of:=IF([.A112]&gt;0.25;1;0)" office:value-type="float" office:value="0" calcext:value-type="float">
            <text:p>0</text:p>
          </table:table-cell>
          <table:table-cell table:formula="of:=AVERAGE([.C62:.C112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818431283947083" calcext:value-type="float">
            <text:p>-0.081843128394708</text:p>
          </table:table-cell>
          <table:table-cell table:formula="of:=AVERAGE([.A64:.A114])" office:value-type="float" office:value="0.105461776294863" calcext:value-type="float">
            <text:p>0.105461776294863</text:p>
          </table:table-cell>
          <table:table-cell table:formula="of:=IF([.A113]&gt;0.25;1;0)" office:value-type="float" office:value="0" calcext:value-type="float">
            <text:p>0</text:p>
          </table:table-cell>
          <table:table-cell table:formula="of:=AVERAGE([.C63:.C113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703054287821057" calcext:value-type="float">
            <text:p>-0.070305428782106</text:p>
          </table:table-cell>
          <table:table-cell table:formula="of:=AVERAGE([.A65:.A115])" office:value-type="float" office:value="0.12869910584547" calcext:value-type="float">
            <text:p>0.12869910584547</text:p>
          </table:table-cell>
          <table:table-cell table:formula="of:=IF([.A114]&gt;0.25;1;0)" office:value-type="float" office:value="0" calcext:value-type="float">
            <text:p>0</text:p>
          </table:table-cell>
          <table:table-cell table:formula="of:=AVERAGE([.C64:.C114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1.08408803648353" calcext:value-type="float">
            <text:p>1.08408803648353</text:p>
          </table:table-cell>
          <table:table-cell table:formula="of:=AVERAGE([.A66:.A116])" office:value-type="float" office:value="0.132582972927309" calcext:value-type="float">
            <text:p>0.132582972927309</text:p>
          </table:table-cell>
          <table:table-cell table:formula="of:=IF([.A115]&gt;0.25;1;0)" office:value-type="float" office:value="1" calcext:value-type="float">
            <text:p>1</text:p>
          </table:table-cell>
          <table:table-cell table:formula="of:=AVERAGE([.C65:.C115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1.085775564567" calcext:value-type="float">
            <text:p>1.085775564567</text:p>
          </table:table-cell>
          <table:table-cell table:formula="of:=AVERAGE([.A67:.A117])" office:value-type="float" office:value="0.132701150449458" calcext:value-type="float">
            <text:p>0.132701150449458</text:p>
          </table:table-cell>
          <table:table-cell table:formula="of:=IF([.A116]&gt;0.25;1;0)" office:value-type="float" office:value="1" calcext:value-type="float">
            <text:p>1</text:p>
          </table:table-cell>
          <table:table-cell table:formula="of:=AVERAGE([.C66:.C116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93072391403839" calcext:value-type="float">
            <text:p>-0.093072391403839</text:p>
          </table:table-cell>
          <table:table-cell table:formula="of:=AVERAGE([.A68:.A118])" office:value-type="float" office:value="0.13310336066081" calcext:value-type="float">
            <text:p>0.13310336066081</text:p>
          </table:table-cell>
          <table:table-cell table:formula="of:=IF([.A117]&gt;0.25;1;0)" office:value-type="float" office:value="0" calcext:value-type="float">
            <text:p>0</text:p>
          </table:table-cell>
          <table:table-cell table:formula="of:=AVERAGE([.C67:.C117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827773847732694" calcext:value-type="float">
            <text:p>-0.082777384773269</text:p>
          </table:table-cell>
          <table:table-cell table:formula="of:=AVERAGE([.A69:.A119])" office:value-type="float" office:value="0.133574788149152" calcext:value-type="float">
            <text:p>0.133574788149152</text:p>
          </table:table-cell>
          <table:table-cell table:formula="of:=IF([.A118]&gt;0.25;1;0)" office:value-type="float" office:value="0" calcext:value-type="float">
            <text:p>0</text:p>
          </table:table-cell>
          <table:table-cell table:formula="of:=AVERAGE([.C68:.C118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772950451452288" calcext:value-type="float">
            <text:p>-0.077295045145229</text:p>
          </table:table-cell>
          <table:table-cell table:formula="of:=AVERAGE([.A70:.A120])" office:value-type="float" office:value="0.134673875915191" calcext:value-type="float">
            <text:p>0.134673875915191</text:p>
          </table:table-cell>
          <table:table-cell table:formula="of:=IF([.A119]&gt;0.25;1;0)" office:value-type="float" office:value="0" calcext:value-type="float">
            <text:p>0</text:p>
          </table:table-cell>
          <table:table-cell table:formula="of:=AVERAGE([.C69:.C119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636833550382407" calcext:value-type="float">
            <text:p>-0.063683355038241</text:p>
          </table:table-cell>
          <table:table-cell table:formula="of:=AVERAGE([.A71:.A121])" office:value-type="float" office:value="0.135051886393032" calcext:value-type="float">
            <text:p>0.135051886393032</text:p>
          </table:table-cell>
          <table:table-cell table:formula="of:=IF([.A120]&gt;0.25;1;0)" office:value-type="float" office:value="0" calcext:value-type="float">
            <text:p>0</text:p>
          </table:table-cell>
          <table:table-cell table:formula="of:=AVERAGE([.C70:.C120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657001461625102" calcext:value-type="float">
            <text:p>-0.06570014616251</text:p>
          </table:table-cell>
          <table:table-cell table:formula="of:=AVERAGE([.A72:.A122])" office:value-type="float" office:value="0.136396492778381" calcext:value-type="float">
            <text:p>0.136396492778381</text:p>
          </table:table-cell>
          <table:table-cell table:formula="of:=IF([.A121]&gt;0.25;1;0)" office:value-type="float" office:value="0" calcext:value-type="float">
            <text:p>0</text:p>
          </table:table-cell>
          <table:table-cell table:formula="of:=AVERAGE([.C71:.C121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1.08391115843132" calcext:value-type="float">
            <text:p>1.08391115843132</text:p>
          </table:table-cell>
          <table:table-cell table:formula="of:=AVERAGE([.A73:.A123])" office:value-type="float" office:value="0.136704075273611" calcext:value-type="float">
            <text:p>0.136704075273611</text:p>
          </table:table-cell>
          <table:table-cell table:formula="of:=IF([.A122]&gt;0.25;1;0)" office:value-type="float" office:value="1" calcext:value-type="float">
            <text:p>1</text:p>
          </table:table-cell>
          <table:table-cell table:formula="of:=AVERAGE([.C72:.C122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811218296710403" calcext:value-type="float">
            <text:p>-0.08112182967104</text:p>
          </table:table-cell>
          <table:table-cell table:formula="of:=AVERAGE([.A74:.A124])" office:value-type="float" office:value="0.136836697865448" calcext:value-type="float">
            <text:p>0.136836697865448</text:p>
          </table:table-cell>
          <table:table-cell table:formula="of:=IF([.A123]&gt;0.25;1;0)" office:value-type="float" office:value="0" calcext:value-type="float">
            <text:p>0</text:p>
          </table:table-cell>
          <table:table-cell table:formula="of:=AVERAGE([.C73:.C123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771011539470403" calcext:value-type="float">
            <text:p>-0.07710115394704</text:p>
          </table:table-cell>
          <table:table-cell table:formula="of:=AVERAGE([.A75:.A125])" office:value-type="float" office:value="0.137221791402545" calcext:value-type="float">
            <text:p>0.137221791402545</text:p>
          </table:table-cell>
          <table:table-cell table:formula="of:=IF([.A124]&gt;0.25;1;0)" office:value-type="float" office:value="0" calcext:value-type="float">
            <text:p>0</text:p>
          </table:table-cell>
          <table:table-cell table:formula="of:=AVERAGE([.C74:.C124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829664360247553" calcext:value-type="float">
            <text:p>-0.082966436024755</text:p>
          </table:table-cell>
          <table:table-cell table:formula="of:=AVERAGE([.A76:.A126])" office:value-type="float" office:value="0.137167830166705" calcext:value-type="float">
            <text:p>0.137167830166705</text:p>
          </table:table-cell>
          <table:table-cell table:formula="of:=IF([.A125]&gt;0.25;1;0)" office:value-type="float" office:value="0" calcext:value-type="float">
            <text:p>0</text:p>
          </table:table-cell>
          <table:table-cell table:formula="of:=AVERAGE([.C75:.C125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828508639641106" calcext:value-type="float">
            <text:p>-0.082850863964111</text:p>
          </table:table-cell>
          <table:table-cell table:formula="of:=AVERAGE([.A77:.A127])" office:value-type="float" office:value="0.13815744828856" calcext:value-type="float">
            <text:p>0.13815744828856</text:p>
          </table:table-cell>
          <table:table-cell table:formula="of:=IF([.A126]&gt;0.25;1;0)" office:value-type="float" office:value="0" calcext:value-type="float">
            <text:p>0</text:p>
          </table:table-cell>
          <table:table-cell table:formula="of:=AVERAGE([.C76:.C126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633989715032279" calcext:value-type="float">
            <text:p>-0.063398971503228</text:p>
          </table:table-cell>
          <table:table-cell table:formula="of:=AVERAGE([.A78:.A128])" office:value-type="float" office:value="0.161382317061352" calcext:value-type="float">
            <text:p>0.161382317061352</text:p>
          </table:table-cell>
          <table:table-cell table:formula="of:=IF([.A127]&gt;0.25;1;0)" office:value-type="float" office:value="0" calcext:value-type="float">
            <text:p>0</text:p>
          </table:table-cell>
          <table:table-cell table:formula="of:=AVERAGE([.C77:.C127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1.08216657764278" calcext:value-type="float">
            <text:p>1.08216657764278</text:p>
          </table:table-cell>
          <table:table-cell table:formula="of:=AVERAGE([.A79:.A129])" office:value-type="float" office:value="0.162802316587603" calcext:value-type="float">
            <text:p>0.162802316587603</text:p>
          </table:table-cell>
          <table:table-cell table:formula="of:=IF([.A128]&gt;0.25;1;0)" office:value-type="float" office:value="1" calcext:value-type="float">
            <text:p>1</text:p>
          </table:table-cell>
          <table:table-cell table:formula="of:=AVERAGE([.C78:.C128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569044963542371" calcext:value-type="float">
            <text:p>-0.056904496354237</text:p>
          </table:table-cell>
          <table:table-cell table:formula="of:=AVERAGE([.A80:.A130])" office:value-type="float" office:value="0.162843164242361" calcext:value-type="float">
            <text:p>0.162843164242361</text:p>
          </table:table-cell>
          <table:table-cell table:formula="of:=IF([.A129]&gt;0.25;1;0)" office:value-type="float" office:value="0" calcext:value-type="float">
            <text:p>0</text:p>
          </table:table-cell>
          <table:table-cell table:formula="of:=AVERAGE([.C79:.C129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870864039886743" calcext:value-type="float">
            <text:p>-0.087086403988674</text:p>
          </table:table-cell>
          <table:table-cell table:formula="of:=AVERAGE([.A81:.A131])" office:value-type="float" office:value="0.185478379116312" calcext:value-type="float">
            <text:p>0.185478379116312</text:p>
          </table:table-cell>
          <table:table-cell table:formula="of:=IF([.A130]&gt;0.25;1;0)" office:value-type="float" office:value="0" calcext:value-type="float">
            <text:p>0</text:p>
          </table:table-cell>
          <table:table-cell table:formula="of:=AVERAGE([.C80:.C130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1.08329413855933" calcext:value-type="float">
            <text:p>1.08329413855933</text:p>
          </table:table-cell>
          <table:table-cell table:formula="of:=AVERAGE([.A82:.A132])" office:value-type="float" office:value="0.185770714197748" calcext:value-type="float">
            <text:p>0.185770714197748</text:p>
          </table:table-cell>
          <table:table-cell table:formula="of:=IF([.A131]&gt;0.25;1;0)" office:value-type="float" office:value="1" calcext:value-type="float">
            <text:p>1</text:p>
          </table:table-cell>
          <table:table-cell table:formula="of:=AVERAGE([.C81:.C131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-0.0812387217171491" calcext:value-type="float">
            <text:p>-0.081238721717149</text:p>
          </table:table-cell>
          <table:table-cell table:formula="of:=AVERAGE([.A83:.A133])" office:value-type="float" office:value="0.187347501539923" calcext:value-type="float">
            <text:p>0.187347501539923</text:p>
          </table:table-cell>
          <table:table-cell table:formula="of:=IF([.A132]&gt;0.25;1;0)" office:value-type="float" office:value="0" calcext:value-type="float">
            <text:p>0</text:p>
          </table:table-cell>
          <table:table-cell table:formula="of:=AVERAGE([.C82:.C132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-0.0349934709735216" calcext:value-type="float">
            <text:p>-0.034993470973522</text:p>
          </table:table-cell>
          <table:table-cell table:formula="of:=AVERAGE([.A84:.A134])" office:value-type="float" office:value="0.18782450517601" calcext:value-type="float">
            <text:p>0.18782450517601</text:p>
          </table:table-cell>
          <table:table-cell table:formula="of:=IF([.A133]&gt;0.25;1;0)" office:value-type="float" office:value="0" calcext:value-type="float">
            <text:p>0</text:p>
          </table:table-cell>
          <table:table-cell table:formula="of:=AVERAGE([.C83:.C133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-0.065483521881327" calcext:value-type="float">
            <text:p>-0.065483521881327</text:p>
          </table:table-cell>
          <table:table-cell table:formula="of:=AVERAGE([.A85:.A135])" office:value-type="float" office:value="0.187832123131337" calcext:value-type="float">
            <text:p>0.187832123131337</text:p>
          </table:table-cell>
          <table:table-cell table:formula="of:=IF([.A134]&gt;0.25;1;0)" office:value-type="float" office:value="0" calcext:value-type="float">
            <text:p>0</text:p>
          </table:table-cell>
          <table:table-cell table:formula="of:=AVERAGE([.C84:.C134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-0.0868429400030526" calcext:value-type="float">
            <text:p>-0.086842940003053</text:p>
          </table:table-cell>
          <table:table-cell table:formula="of:=AVERAGE([.A86:.A136])" office:value-type="float" office:value="0.188380935126991" calcext:value-type="float">
            <text:p>0.188380935126991</text:p>
          </table:table-cell>
          <table:table-cell table:formula="of:=IF([.A135]&gt;0.25;1;0)" office:value-type="float" office:value="0" calcext:value-type="float">
            <text:p>0</text:p>
          </table:table-cell>
          <table:table-cell table:formula="of:=AVERAGE([.C85:.C135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-0.0817961955782027" calcext:value-type="float">
            <text:p>-0.081796195578203</text:p>
          </table:table-cell>
          <table:table-cell table:formula="of:=AVERAGE([.A87:.A137])" office:value-type="float" office:value="0.188206599269013" calcext:value-type="float">
            <text:p>0.188206599269013</text:p>
          </table:table-cell>
          <table:table-cell table:formula="of:=IF([.A136]&gt;0.25;1;0)" office:value-type="float" office:value="0" calcext:value-type="float">
            <text:p>0</text:p>
          </table:table-cell>
          <table:table-cell table:formula="of:=AVERAGE([.C86:.C136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-0.0821500983476638" calcext:value-type="float">
            <text:p>-0.082150098347664</text:p>
          </table:table-cell>
          <table:table-cell table:formula="of:=AVERAGE([.A88:.A138])" office:value-type="float" office:value="0.188643505830313" calcext:value-type="float">
            <text:p>0.188643505830313</text:p>
          </table:table-cell>
          <table:table-cell table:formula="of:=IF([.A137]&gt;0.25;1;0)" office:value-type="float" office:value="0" calcext:value-type="float">
            <text:p>0</text:p>
          </table:table-cell>
          <table:table-cell table:formula="of:=AVERAGE([.C87:.C137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-0.0801607335880399" calcext:value-type="float">
            <text:p>-0.08016073358804</text:p>
          </table:table-cell>
          <table:table-cell table:formula="of:=AVERAGE([.A89:.A139])" office:value-type="float" office:value="0.211457370240229" calcext:value-type="float">
            <text:p>0.211457370240229</text:p>
          </table:table-cell>
          <table:table-cell table:formula="of:=IF([.A138]&gt;0.25;1;0)" office:value-type="float" office:value="0" calcext:value-type="float">
            <text:p>0</text:p>
          </table:table-cell>
          <table:table-cell table:formula="of:=AVERAGE([.C88:.C138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1.08124713443443" calcext:value-type="float">
            <text:p>1.08124713443443</text:p>
          </table:table-cell>
          <table:table-cell table:formula="of:=AVERAGE([.A90:.A140])" office:value-type="float" office:value="0.211512312118865" calcext:value-type="float">
            <text:p>0.211512312118865</text:p>
          </table:table-cell>
          <table:table-cell table:formula="of:=IF([.A139]&gt;0.25;1;0)" office:value-type="float" office:value="1" calcext:value-type="float">
            <text:p>1</text:p>
          </table:table-cell>
          <table:table-cell table:formula="of:=AVERAGE([.C89:.C139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1.08226997650415" calcext:value-type="float">
            <text:p>1.08226997650415</text:p>
          </table:table-cell>
          <table:table-cell table:formula="of:=AVERAGE([.A91:.A141])" office:value-type="float" office:value="0.189239239800814" calcext:value-type="float">
            <text:p>0.189239239800814</text:p>
          </table:table-cell>
          <table:table-cell table:formula="of:=IF([.A140]&gt;0.25;1;0)" office:value-type="float" office:value="1" calcext:value-type="float">
            <text:p>1</text:p>
          </table:table-cell>
          <table:table-cell table:formula="of:=AVERAGE([.C90:.C140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-0.0828627438332887" calcext:value-type="float">
            <text:p>-0.082862743833289</text:p>
          </table:table-cell>
          <table:table-cell table:formula="of:=AVERAGE([.A92:.A142])" office:value-type="float" office:value="0.187493839413458" calcext:value-type="float">
            <text:p>0.187493839413458</text:p>
          </table:table-cell>
          <table:table-cell table:formula="of:=IF([.A141]&gt;0.25;1;0)" office:value-type="float" office:value="0" calcext:value-type="float">
            <text:p>0</text:p>
          </table:table-cell>
          <table:table-cell table:formula="of:=AVERAGE([.C91:.C141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-0.0894679510962217" calcext:value-type="float">
            <text:p>-0.089467951096222</text:p>
          </table:table-cell>
          <table:table-cell table:formula="of:=AVERAGE([.A93:.A143])" office:value-type="float" office:value="0.164335950556672" calcext:value-type="float">
            <text:p>0.164335950556672</text:p>
          </table:table-cell>
          <table:table-cell table:formula="of:=IF([.A142]&gt;0.25;1;0)" office:value-type="float" office:value="0" calcext:value-type="float">
            <text:p>0</text:p>
          </table:table-cell>
          <table:table-cell table:formula="of:=AVERAGE([.C92:.C142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-0.0975314489670098" calcext:value-type="float">
            <text:p>-0.09753144896701</text:p>
          </table:table-cell>
          <table:table-cell table:formula="of:=AVERAGE([.A94:.A144])" office:value-type="float" office:value="0.165082113320261" calcext:value-type="float">
            <text:p>0.165082113320261</text:p>
          </table:table-cell>
          <table:table-cell table:formula="of:=IF([.A143]&gt;0.25;1;0)" office:value-type="float" office:value="0" calcext:value-type="float">
            <text:p>0</text:p>
          </table:table-cell>
          <table:table-cell table:formula="of:=AVERAGE([.C93:.C143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700044720962643" calcext:value-type="float">
            <text:p>-0.070004472096264</text:p>
          </table:table-cell>
          <table:table-cell table:formula="of:=AVERAGE([.A95:.A145])" office:value-type="float" office:value="0.165655547789869" calcext:value-type="float">
            <text:p>0.165655547789869</text:p>
          </table:table-cell>
          <table:table-cell table:formula="of:=IF([.A144]&gt;0.25;1;0)" office:value-type="float" office:value="0" calcext:value-type="float">
            <text:p>0</text:p>
          </table:table-cell>
          <table:table-cell table:formula="of:=AVERAGE([.C94:.C144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752806006617846" calcext:value-type="float">
            <text:p>-0.075280600661785</text:p>
          </table:table-cell>
          <table:table-cell table:formula="of:=AVERAGE([.A96:.A146])" office:value-type="float" office:value="0.166144776389373" calcext:value-type="float">
            <text:p>0.166144776389373</text:p>
          </table:table-cell>
          <table:table-cell table:formula="of:=IF([.A145]&gt;0.25;1;0)" office:value-type="float" office:value="0" calcext:value-type="float">
            <text:p>0</text:p>
          </table:table-cell>
          <table:table-cell table:formula="of:=AVERAGE([.C95:.C145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798031641922892" calcext:value-type="float">
            <text:p>-0.079803164192289</text:p>
          </table:table-cell>
          <table:table-cell table:formula="of:=AVERAGE([.A97:.A147])" office:value-type="float" office:value="0.1667514233037" calcext:value-type="float">
            <text:p>0.1667514233037</text:p>
          </table:table-cell>
          <table:table-cell table:formula="of:=IF([.A146]&gt;0.25;1;0)" office:value-type="float" office:value="0" calcext:value-type="float">
            <text:p>0</text:p>
          </table:table-cell>
          <table:table-cell table:formula="of:=AVERAGE([.C96:.C146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782790209762752" calcext:value-type="float">
            <text:p>-0.078279020976275</text:p>
          </table:table-cell>
          <table:table-cell table:formula="of:=AVERAGE([.A98:.A148])" office:value-type="float" office:value="0.166994533567727" calcext:value-type="float">
            <text:p>0.166994533567727</text:p>
          </table:table-cell>
          <table:table-cell table:formula="of:=IF([.A147]&gt;0.25;1;0)" office:value-type="float" office:value="0" calcext:value-type="float">
            <text:p>0</text:p>
          </table:table-cell>
          <table:table-cell table:formula="of:=AVERAGE([.C97:.C147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999251692738383" calcext:value-type="float">
            <text:p>-0.099925169273838</text:p>
          </table:table-cell>
          <table:table-cell table:formula="of:=AVERAGE([.A99:.A149])" office:value-type="float" office:value="0.167465975434995" calcext:value-type="float">
            <text:p>0.167465975434995</text:p>
          </table:table-cell>
          <table:table-cell table:formula="of:=IF([.A148]&gt;0.25;1;0)" office:value-type="float" office:value="0" calcext:value-type="float">
            <text:p>0</text:p>
          </table:table-cell>
          <table:table-cell table:formula="of:=AVERAGE([.C98:.C148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71765626035631" calcext:value-type="float">
            <text:p>-0.071765626035631</text:p>
          </table:table-cell>
          <table:table-cell table:formula="of:=AVERAGE([.A100:.A150])" office:value-type="float" office:value="0.145947886575607" calcext:value-type="float">
            <text:p>0.145947886575607</text:p>
          </table:table-cell>
          <table:table-cell table:formula="of:=IF([.A149]&gt;0.25;1;0)" office:value-type="float" office:value="0" calcext:value-type="float">
            <text:p>0</text:p>
          </table:table-cell>
          <table:table-cell table:formula="of:=AVERAGE([.C99:.C149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822234308734537" calcext:value-type="float">
            <text:p>-0.082223430873454</text:p>
          </table:table-cell>
          <table:table-cell table:formula="of:=AVERAGE([.A101:.A151])" office:value-type="float" office:value="0.123024903367316" calcext:value-type="float">
            <text:p>0.123024903367316</text:p>
          </table:table-cell>
          <table:table-cell table:formula="of:=IF([.A150]&gt;0.25;1;0)" office:value-type="float" office:value="0" calcext:value-type="float">
            <text:p>0</text:p>
          </table:table-cell>
          <table:table-cell table:formula="of:=AVERAGE([.C100:.C150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907213506270202" calcext:value-type="float">
            <text:p>-0.09072135062702</text:p>
          </table:table-cell>
          <table:table-cell table:formula="of:=AVERAGE([.A102:.A152])" office:value-type="float" office:value="0.124022337873684" calcext:value-type="float">
            <text:p>0.124022337873684</text:p>
          </table:table-cell>
          <table:table-cell table:formula="of:=IF([.A151]&gt;0.25;1;0)" office:value-type="float" office:value="0" calcext:value-type="float">
            <text:p>0</text:p>
          </table:table-cell>
          <table:table-cell table:formula="of:=AVERAGE([.C101:.C151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734051946472376" calcext:value-type="float">
            <text:p>-0.073405194647238</text:p>
          </table:table-cell>
          <table:table-cell table:formula="of:=AVERAGE([.A103:.A153])" office:value-type="float" office:value="0.102680830860613" calcext:value-type="float">
            <text:p>0.102680830860613</text:p>
          </table:table-cell>
          <table:table-cell table:formula="of:=IF([.A152]&gt;0.25;1;0)" office:value-type="float" office:value="0" calcext:value-type="float">
            <text:p>0</text:p>
          </table:table-cell>
          <table:table-cell table:formula="of:=AVERAGE([.C102:.C152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704559071250261" calcext:value-type="float">
            <text:p>-0.070455907125026</text:p>
          </table:table-cell>
          <table:table-cell table:formula="of:=AVERAGE([.A104:.A154])" office:value-type="float" office:value="0.103664752051738" calcext:value-type="float">
            <text:p>0.103664752051738</text:p>
          </table:table-cell>
          <table:table-cell table:formula="of:=IF([.A153]&gt;0.25;1;0)" office:value-type="float" office:value="0" calcext:value-type="float">
            <text:p>0</text:p>
          </table:table-cell>
          <table:table-cell table:formula="of:=AVERAGE([.C103:.C153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575045030802488" calcext:value-type="float">
            <text:p>-0.057504503080249</text:p>
          </table:table-cell>
          <table:table-cell table:formula="of:=AVERAGE([.A105:.A155])" office:value-type="float" office:value="0.10397150919658" calcext:value-type="float">
            <text:p>0.10397150919658</text:p>
          </table:table-cell>
          <table:table-cell table:formula="of:=IF([.A154]&gt;0.25;1;0)" office:value-type="float" office:value="0" calcext:value-type="float">
            <text:p>0</text:p>
          </table:table-cell>
          <table:table-cell table:formula="of:=AVERAGE([.C104:.C154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640432710748167" calcext:value-type="float">
            <text:p>-0.064043271074817</text:p>
          </table:table-cell>
          <table:table-cell table:formula="of:=AVERAGE([.A106:.A156])" office:value-type="float" office:value="0.104132208080546" calcext:value-type="float">
            <text:p>0.104132208080546</text:p>
          </table:table-cell>
          <table:table-cell table:formula="of:=IF([.A155]&gt;0.25;1;0)" office:value-type="float" office:value="0" calcext:value-type="float">
            <text:p>0</text:p>
          </table:table-cell>
          <table:table-cell table:formula="of:=AVERAGE([.C105:.C155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937730103552341" calcext:value-type="float">
            <text:p>-0.093773010355234</text:p>
          </table:table-cell>
          <table:table-cell table:formula="of:=AVERAGE([.A107:.A157])" office:value-type="float" office:value="0.1051736593571" calcext:value-type="float">
            <text:p>0.1051736593571</text:p>
          </table:table-cell>
          <table:table-cell table:formula="of:=IF([.A156]&gt;0.25;1;0)" office:value-type="float" office:value="0" calcext:value-type="float">
            <text:p>0</text:p>
          </table:table-cell>
          <table:table-cell table:formula="of:=AVERAGE([.C106:.C156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240345116544516" calcext:value-type="float">
            <text:p>-0.024034511654452</text:p>
          </table:table-cell>
          <table:table-cell table:formula="of:=AVERAGE([.A108:.A158])" office:value-type="float" office:value="0.105249703748451" calcext:value-type="float">
            <text:p>0.105249703748451</text:p>
          </table:table-cell>
          <table:table-cell table:formula="of:=IF([.A157]&gt;0.25;1;0)" office:value-type="float" office:value="0" calcext:value-type="float">
            <text:p>0</text:p>
          </table:table-cell>
          <table:table-cell table:formula="of:=AVERAGE([.C107:.C157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803792645148933" calcext:value-type="float">
            <text:p>-0.080379264514893</text:p>
          </table:table-cell>
          <table:table-cell table:formula="of:=AVERAGE([.A109:.A159])" office:value-type="float" office:value="0.10657308263935" calcext:value-type="float">
            <text:p>0.10657308263935</text:p>
          </table:table-cell>
          <table:table-cell table:formula="of:=IF([.A158]&gt;0.25;1;0)" office:value-type="float" office:value="0" calcext:value-type="float">
            <text:p>0</text:p>
          </table:table-cell>
          <table:table-cell table:formula="of:=AVERAGE([.C108:.C158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0793435561731459" calcext:value-type="float">
            <text:p>-0.007934355617315</text:p>
          </table:table-cell>
          <table:table-cell table:formula="of:=AVERAGE([.A110:.A160])" office:value-type="float" office:value="0.0834123783887308" calcext:value-type="float">
            <text:p>0.083412378388731</text:p>
          </table:table-cell>
          <table:table-cell table:formula="of:=IF([.A159]&gt;0.25;1;0)" office:value-type="float" office:value="0" calcext:value-type="float">
            <text:p>0</text:p>
          </table:table-cell>
          <table:table-cell table:formula="of:=AVERAGE([.C109:.C159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959006802584979" calcext:value-type="float">
            <text:p>-0.095900680258498</text:p>
          </table:table-cell>
          <table:table-cell table:formula="of:=AVERAGE([.A111:.A161])" office:value-type="float" office:value="0.104170671939124" calcext:value-type="float">
            <text:p>0.104170671939124</text:p>
          </table:table-cell>
          <table:table-cell table:formula="of:=IF([.A160]&gt;0.25;1;0)" office:value-type="float" office:value="0" calcext:value-type="float">
            <text:p>0</text:p>
          </table:table-cell>
          <table:table-cell table:formula="of:=AVERAGE([.C110:.C160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0.974703052762399" calcext:value-type="float">
            <text:p>0.974703052762399</text:p>
          </table:table-cell>
          <table:table-cell table:formula="of:=AVERAGE([.A112:.A162])" office:value-type="float" office:value="0.104688080359029" calcext:value-type="float">
            <text:p>0.104688080359029</text:p>
          </table:table-cell>
          <table:table-cell table:formula="of:=IF([.A161]&gt;0.25;1;0)" office:value-type="float" office:value="1" calcext:value-type="float">
            <text:p>1</text:p>
          </table:table-cell>
          <table:table-cell table:formula="of:=AVERAGE([.C111:.C161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616687638897449" calcext:value-type="float">
            <text:p>-0.061668763889745</text:p>
          </table:table-cell>
          <table:table-cell table:formula="of:=AVERAGE([.A113:.A163])" office:value-type="float" office:value="0.127827834513554" calcext:value-type="float">
            <text:p>0.127827834513554</text:p>
          </table:table-cell>
          <table:table-cell table:formula="of:=IF([.A162]&gt;0.25;1;0)" office:value-type="float" office:value="0" calcext:value-type="float">
            <text:p>0</text:p>
          </table:table-cell>
          <table:table-cell table:formula="of:=AVERAGE([.C112:.C162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1.08750107889883" calcext:value-type="float">
            <text:p>1.08750107889883</text:p>
          </table:table-cell>
          <table:table-cell table:formula="of:=AVERAGE([.A114:.A164])" office:value-type="float" office:value="0.128025610897717" calcext:value-type="float">
            <text:p>0.128025610897717</text:p>
          </table:table-cell>
          <table:table-cell table:formula="of:=IF([.A163]&gt;0.25;1;0)" office:value-type="float" office:value="1" calcext:value-type="float">
            <text:p>1</text:p>
          </table:table-cell>
          <table:table-cell table:formula="of:=AVERAGE([.C113:.C163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71756532802433" calcext:value-type="float">
            <text:p>-0.071756532802433</text:p>
          </table:table-cell>
          <table:table-cell table:formula="of:=AVERAGE([.A115:.A165])" office:value-type="float" office:value="0.150650024321987" calcext:value-type="float">
            <text:p>0.150650024321987</text:p>
          </table:table-cell>
          <table:table-cell table:formula="of:=IF([.A164]&gt;0.25;1;0)" office:value-type="float" office:value="0" calcext:value-type="float">
            <text:p>0</text:p>
          </table:table-cell>
          <table:table-cell table:formula="of:=AVERAGE([.C114:.C164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1.08353965585567" calcext:value-type="float">
            <text:p>1.08353965585567</text:p>
          </table:table-cell>
          <table:table-cell table:formula="of:=AVERAGE([.A116:.A166])" office:value-type="float" office:value="0.150015818095407" calcext:value-type="float">
            <text:p>0.150015818095407</text:p>
          </table:table-cell>
          <table:table-cell table:formula="of:=IF([.A165]&gt;0.25;1;0)" office:value-type="float" office:value="1" calcext:value-type="float">
            <text:p>1</text:p>
          </table:table-cell>
          <table:table-cell table:formula="of:=AVERAGE([.C115:.C165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1.05174351892794" calcext:value-type="float">
            <text:p>1.05174351892794</text:p>
          </table:table-cell>
          <table:table-cell table:formula="of:=AVERAGE([.A117:.A167])" office:value-type="float" office:value="0.126890376724444" calcext:value-type="float">
            <text:p>0.126890376724444</text:p>
          </table:table-cell>
          <table:table-cell table:formula="of:=IF([.A166]&gt;0.25;1;0)" office:value-type="float" office:value="1" calcext:value-type="float">
            <text:p>1</text:p>
          </table:table-cell>
          <table:table-cell table:formula="of:=AVERAGE([.C116:.C166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936219453521075" calcext:value-type="float">
            <text:p>-0.093621945352108</text:p>
          </table:table-cell>
          <table:table-cell table:formula="of:=AVERAGE([.A118:.A168])" office:value-type="float" office:value="0.127242545395354" calcext:value-type="float">
            <text:p>0.127242545395354</text:p>
          </table:table-cell>
          <table:table-cell table:formula="of:=IF([.A167]&gt;0.25;1;0)" office:value-type="float" office:value="0" calcext:value-type="float">
            <text:p>0</text:p>
          </table:table-cell>
          <table:table-cell table:formula="of:=AVERAGE([.C117:.C167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751117891874165" calcext:value-type="float">
            <text:p>-0.075111789187417</text:p>
          </table:table-cell>
          <table:table-cell table:formula="of:=AVERAGE([.A119:.A169])" office:value-type="float" office:value="0.127249950542566" calcext:value-type="float">
            <text:p>0.127249950542566</text:p>
          </table:table-cell>
          <table:table-cell table:formula="of:=IF([.A168]&gt;0.25;1;0)" office:value-type="float" office:value="0" calcext:value-type="float">
            <text:p>0</text:p>
          </table:table-cell>
          <table:table-cell table:formula="of:=AVERAGE([.C118:.C168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82399722265452" calcext:value-type="float">
            <text:p>-0.082399722265452</text:p>
          </table:table-cell>
          <table:table-cell table:formula="of:=AVERAGE([.A120:.A170])" office:value-type="float" office:value="0.127294056462097" calcext:value-type="float">
            <text:p>0.127294056462097</text:p>
          </table:table-cell>
          <table:table-cell table:formula="of:=IF([.A169]&gt;0.25;1;0)" office:value-type="float" office:value="0" calcext:value-type="float">
            <text:p>0</text:p>
          </table:table-cell>
          <table:table-cell table:formula="of:=AVERAGE([.C119:.C169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750456432491542" calcext:value-type="float">
            <text:p>-0.075045643249154</text:p>
          </table:table-cell>
          <table:table-cell table:formula="of:=AVERAGE([.A121:.A171])" office:value-type="float" office:value="0.127047216304504" calcext:value-type="float">
            <text:p>0.127047216304504</text:p>
          </table:table-cell>
          <table:table-cell table:formula="of:=IF([.A170]&gt;0.25;1;0)" office:value-type="float" office:value="0" calcext:value-type="float">
            <text:p>0</text:p>
          </table:table-cell>
          <table:table-cell table:formula="of:=AVERAGE([.C120:.C170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762722030755132" calcext:value-type="float">
            <text:p>-0.076272203075513</text:p>
          </table:table-cell>
          <table:table-cell table:formula="of:=AVERAGE([.A122:.A172])" office:value-type="float" office:value="0.12672823707203" calcext:value-type="float">
            <text:p>0.12672823707203</text:p>
          </table:table-cell>
          <table:table-cell table:formula="of:=IF([.A171]&gt;0.25;1;0)" office:value-type="float" office:value="0" calcext:value-type="float">
            <text:p>0</text:p>
          </table:table-cell>
          <table:table-cell table:formula="of:=AVERAGE([.C121:.C171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819680870186539" calcext:value-type="float">
            <text:p>-0.081968087018654</text:p>
          </table:table-cell>
          <table:table-cell table:formula="of:=AVERAGE([.A123:.A173])" office:value-type="float" office:value="0.107117965880623" calcext:value-type="float">
            <text:p>0.107117965880623</text:p>
          </table:table-cell>
          <table:table-cell table:formula="of:=IF([.A172]&gt;0.25;1;0)" office:value-type="float" office:value="0" calcext:value-type="float">
            <text:p>0</text:p>
          </table:table-cell>
          <table:table-cell table:formula="of:=AVERAGE([.C122:.C172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0.0837873276695609" calcext:value-type="float">
            <text:p>0.083787327669561</text:p>
          </table:table-cell>
          <table:table-cell table:formula="of:=AVERAGE([.A124:.A174])" office:value-type="float" office:value="0.108027936252114" calcext:value-type="float">
            <text:p>0.108027936252114</text:p>
          </table:table-cell>
          <table:table-cell table:formula="of:=IF([.A173]&gt;0.25;1;0)" office:value-type="float" office:value="0" calcext:value-type="float">
            <text:p>0</text:p>
          </table:table-cell>
          <table:table-cell table:formula="of:=AVERAGE([.C123:.C173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347133407250047" calcext:value-type="float">
            <text:p>-0.034713340725005</text:p>
          </table:table-cell>
          <table:table-cell table:formula="of:=AVERAGE([.A125:.A175])" office:value-type="float" office:value="0.107889518952847" calcext:value-type="float">
            <text:p>0.107889518952847</text:p>
          </table:table-cell>
          <table:table-cell table:formula="of:=IF([.A174]&gt;0.25;1;0)" office:value-type="float" office:value="0" calcext:value-type="float">
            <text:p>0</text:p>
          </table:table-cell>
          <table:table-cell table:formula="of:=AVERAGE([.C124:.C174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841604362096638" calcext:value-type="float">
            <text:p>-0.084160436209664</text:p>
          </table:table-cell>
          <table:table-cell table:formula="of:=AVERAGE([.A126:.A176])" office:value-type="float" office:value="0.10806527257299" calcext:value-type="float">
            <text:p>0.10806527257299</text:p>
          </table:table-cell>
          <table:table-cell table:formula="of:=IF([.A175]&gt;0.25;1;0)" office:value-type="float" office:value="0" calcext:value-type="float">
            <text:p>0</text:p>
          </table:table-cell>
          <table:table-cell table:formula="of:=AVERAGE([.C125:.C175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740030013974757" calcext:value-type="float">
            <text:p>-0.074003001397476</text:p>
          </table:table-cell>
          <table:table-cell table:formula="of:=AVERAGE([.A127:.A177])" office:value-type="float" office:value="0.107745669295101" calcext:value-type="float">
            <text:p>0.107745669295101</text:p>
          </table:table-cell>
          <table:table-cell table:formula="of:=IF([.A176]&gt;0.25;1;0)" office:value-type="float" office:value="0" calcext:value-type="float">
            <text:p>0</text:p>
          </table:table-cell>
          <table:table-cell table:formula="of:=AVERAGE([.C126:.C176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991506311364474" calcext:value-type="float">
            <text:p>-0.099150631136447</text:p>
          </table:table-cell>
          <table:table-cell table:formula="of:=AVERAGE([.A128:.A178])" office:value-type="float" office:value="0.107334127160369" calcext:value-type="float">
            <text:p>0.107334127160369</text:p>
          </table:table-cell>
          <table:table-cell table:formula="of:=IF([.A177]&gt;0.25;1;0)" office:value-type="float" office:value="0" calcext:value-type="float">
            <text:p>0</text:p>
          </table:table-cell>
          <table:table-cell table:formula="of:=AVERAGE([.C127:.C177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843876203745606" calcext:value-type="float">
            <text:p>-0.084387620374561</text:p>
          </table:table-cell>
          <table:table-cell table:formula="of:=AVERAGE([.A129:.A179])" office:value-type="float" office:value="0.0840582074464852" calcext:value-type="float">
            <text:p>0.084058207446485</text:p>
          </table:table-cell>
          <table:table-cell table:formula="of:=IF([.A178]&gt;0.25;1;0)" office:value-type="float" office:value="0" calcext:value-type="float">
            <text:p>0</text:p>
          </table:table-cell>
          <table:table-cell table:formula="of:=AVERAGE([.C128:.C178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04905327765271" calcext:value-type="float">
            <text:p>-0.104905327765271</text:p>
          </table:table-cell>
          <table:table-cell table:formula="of:=AVERAGE([.A130:.A180])" office:value-type="float" office:value="0.104254834240821" calcext:value-type="float">
            <text:p>0.104254834240821</text:p>
          </table:table-cell>
          <table:table-cell table:formula="of:=IF([.A179]&gt;0.25;1;0)" office:value-type="float" office:value="0" calcext:value-type="float">
            <text:p>0</text:p>
          </table:table-cell>
          <table:table-cell table:formula="of:=AVERAGE([.C129:.C179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0.973123470156888" calcext:value-type="float">
            <text:p>0.973123470156888</text:p>
          </table:table-cell>
          <table:table-cell table:formula="of:=AVERAGE([.A131:.A181])" office:value-type="float" office:value="0.103344139171428" calcext:value-type="float">
            <text:p>0.103344139171428</text:p>
          </table:table-cell>
          <table:table-cell table:formula="of:=IF([.A180]&gt;0.25;1;0)" office:value-type="float" office:value="1" calcext:value-type="float">
            <text:p>1</text:p>
          </table:table-cell>
          <table:table-cell table:formula="of:=AVERAGE([.C130:.C180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33531852527708" calcext:value-type="float">
            <text:p>-0.133531852527708</text:p>
          </table:table-cell>
          <table:table-cell table:formula="of:=AVERAGE([.A132:.A182])" office:value-type="float" office:value="0.0848993892628552" calcext:value-type="float">
            <text:p>0.084899389262855</text:p>
          </table:table-cell>
          <table:table-cell table:formula="of:=IF([.A181]&gt;0.25;1;0)" office:value-type="float" office:value="0" calcext:value-type="float">
            <text:p>0</text:p>
          </table:table-cell>
          <table:table-cell table:formula="of:=AVERAGE([.C131:.C181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0.142611893222108" calcext:value-type="float">
            <text:p>0.142611893222108</text:p>
          </table:table-cell>
          <table:table-cell table:formula="of:=AVERAGE([.A133:.A183])" office:value-type="float" office:value="0.0840870287968685" calcext:value-type="float">
            <text:p>0.084087028796869</text:p>
          </table:table-cell>
          <table:table-cell table:formula="of:=IF([.A182]&gt;0.25;1;0)" office:value-type="float" office:value="0" calcext:value-type="float">
            <text:p>0</text:p>
          </table:table-cell>
          <table:table-cell table:formula="of:=AVERAGE([.C132:.C182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22669105482474" calcext:value-type="float">
            <text:p>-0.122669105482474</text:p>
          </table:table-cell>
          <table:table-cell table:formula="of:=AVERAGE([.A134:.A184])" office:value-type="float" office:value="0.0827949326987359" calcext:value-type="float">
            <text:p>0.082794932698736</text:p>
          </table:table-cell>
          <table:table-cell table:formula="of:=IF([.A183]&gt;0.25;1;0)" office:value-type="float" office:value="0" calcext:value-type="float">
            <text:p>0</text:p>
          </table:table-cell>
          <table:table-cell table:formula="of:=AVERAGE([.C133:.C183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00890371978283" calcext:value-type="float">
            <text:p>-0.100890371978283</text:p>
          </table:table-cell>
          <table:table-cell table:formula="of:=AVERAGE([.A135:.A185])" office:value-type="float" office:value="0.0814439807781401" calcext:value-type="float">
            <text:p>0.08144398077814</text:p>
          </table:table-cell>
          <table:table-cell table:formula="of:=IF([.A184]&gt;0.25;1;0)" office:value-type="float" office:value="0" calcext:value-type="float">
            <text:p>0</text:p>
          </table:table-cell>
          <table:table-cell table:formula="of:=AVERAGE([.C134:.C184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34382069831714" calcext:value-type="float">
            <text:p>-0.134382069831714</text:p>
          </table:table-cell>
          <table:table-cell table:formula="of:=AVERAGE([.A136:.A186])" office:value-type="float" office:value="0.0805976975484586" calcext:value-type="float">
            <text:p>0.080597697548459</text:p>
          </table:table-cell>
          <table:table-cell table:formula="of:=IF([.A185]&gt;0.25;1;0)" office:value-type="float" office:value="0" calcext:value-type="float">
            <text:p>0</text:p>
          </table:table-cell>
          <table:table-cell table:formula="of:=AVERAGE([.C135:.C185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30003384716809" calcext:value-type="float">
            <text:p>-0.130003384716809</text:p>
          </table:table-cell>
          <table:table-cell table:formula="of:=AVERAGE([.A137:.A187])" office:value-type="float" office:value="0.0949783575828825" calcext:value-type="float">
            <text:p>0.094978357582883</text:p>
          </table:table-cell>
          <table:table-cell table:formula="of:=IF([.A186]&gt;0.25;1;0)" office:value-type="float" office:value="0" calcext:value-type="float">
            <text:p>0</text:p>
          </table:table-cell>
          <table:table-cell table:formula="of:=AVERAGE([.C136:.C186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0.651617466177419" calcext:value-type="float">
            <text:p>0.651617466177419</text:p>
          </table:table-cell>
          <table:table-cell table:formula="of:=AVERAGE([.A138:.A188])" office:value-type="float" office:value="0.110177616984628" calcext:value-type="float">
            <text:p>0.110177616984628</text:p>
          </table:table-cell>
          <table:table-cell table:formula="of:=IF([.A187]&gt;0.25;1;0)" office:value-type="float" office:value="1" calcext:value-type="float">
            <text:p>1</text:p>
          </table:table-cell>
          <table:table-cell table:formula="of:=AVERAGE([.C137:.C187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0.693012131141374" calcext:value-type="float">
            <text:p>0.693012131141374</text:p>
          </table:table-cell>
          <table:table-cell table:formula="of:=AVERAGE([.A139:.A189])" office:value-type="float" office:value="0.109503219443827" calcext:value-type="float">
            <text:p>0.109503219443827</text:p>
          </table:table-cell>
          <table:table-cell table:formula="of:=IF([.A188]&gt;0.25;1;0)" office:value-type="float" office:value="1" calcext:value-type="float">
            <text:p>1</text:p>
          </table:table-cell>
          <table:table-cell table:formula="of:=AVERAGE([.C138:.C188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14555008168891" calcext:value-type="float">
            <text:p>-0.114555008168891</text:p>
          </table:table-cell>
          <table:table-cell table:formula="of:=AVERAGE([.A140:.A190])" office:value-type="float" office:value="0.0864447752435831" calcext:value-type="float">
            <text:p>0.086444775243583</text:p>
          </table:table-cell>
          <table:table-cell table:formula="of:=IF([.A189]&gt;0.25;1;0)" office:value-type="float" office:value="0" calcext:value-type="float">
            <text:p>0</text:p>
          </table:table-cell>
          <table:table-cell table:formula="of:=AVERAGE([.C139:.C189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947335197780284" calcext:value-type="float">
            <text:p>-0.094733519778028</text:p>
          </table:table-cell>
          <table:table-cell table:formula="of:=AVERAGE([.A141:.A191])" office:value-type="float" office:value="0.0632426424295708" calcext:value-type="float">
            <text:p>0.063242642429571</text:p>
          </table:table-cell>
          <table:table-cell table:formula="of:=IF([.A190]&gt;0.25;1;0)" office:value-type="float" office:value="0" calcext:value-type="float">
            <text:p>0</text:p>
          </table:table-cell>
          <table:table-cell table:formula="of:=AVERAGE([.C140:.C190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01038797010482" calcext:value-type="float">
            <text:p>-0.101038797010482</text:p>
          </table:table-cell>
          <table:table-cell table:formula="of:=AVERAGE([.A142:.A192])" office:value-type="float" office:value="0.0815252330149432" calcext:value-type="float">
            <text:p>0.081525233014943</text:p>
          </table:table-cell>
          <table:table-cell table:formula="of:=IF([.A191]&gt;0.25;1;0)" office:value-type="float" office:value="0" calcext:value-type="float">
            <text:p>0</text:p>
          </table:table-cell>
          <table:table-cell table:formula="of:=AVERAGE([.C141:.C191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0.849549376020705" calcext:value-type="float">
            <text:p>0.849549376020705</text:p>
          </table:table-cell>
          <table:table-cell table:formula="of:=AVERAGE([.A143:.A193])" office:value-type="float" office:value="0.081436221707561" calcext:value-type="float">
            <text:p>0.081436221707561</text:p>
          </table:table-cell>
          <table:table-cell table:formula="of:=IF([.A192]&gt;0.25;1;0)" office:value-type="float" office:value="1" calcext:value-type="float">
            <text:p>1</text:p>
          </table:table-cell>
          <table:table-cell table:formula="of:=AVERAGE([.C142:.C192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940075277727099" calcext:value-type="float">
            <text:p>-0.09400752777271</text:p>
          </table:table-cell>
          <table:table-cell table:formula="of:=AVERAGE([.A144:.A194])" office:value-type="float" office:value="0.0814029920081297" calcext:value-type="float">
            <text:p>0.08140299200813</text:p>
          </table:table-cell>
          <table:table-cell table:formula="of:=IF([.A193]&gt;0.25;1;0)" office:value-type="float" office:value="0" calcext:value-type="float">
            <text:p>0</text:p>
          </table:table-cell>
          <table:table-cell table:formula="of:=AVERAGE([.C143:.C193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992261636380105" calcext:value-type="float">
            <text:p>-0.099226163638011</text:p>
          </table:table-cell>
          <table:table-cell table:formula="of:=AVERAGE([.A145:.A195])" office:value-type="float" office:value="0.103297234249522" calcext:value-type="float">
            <text:p>0.103297234249522</text:p>
          </table:table-cell>
          <table:table-cell table:formula="of:=IF([.A194]&gt;0.25;1;0)" office:value-type="float" office:value="0" calcext:value-type="float">
            <text:p>0</text:p>
          </table:table-cell>
          <table:table-cell table:formula="of:=AVERAGE([.C144:.C194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1.04660188221472" calcext:value-type="float">
            <text:p>1.04660188221472</text:p>
          </table:table-cell>
          <table:table-cell table:formula="of:=AVERAGE([.A146:.A196])" office:value-type="float" office:value="0.103508046568562" calcext:value-type="float">
            <text:p>0.103508046568562</text:p>
          </table:table-cell>
          <table:table-cell table:formula="of:=IF([.A195]&gt;0.25;1;0)" office:value-type="float" office:value="1" calcext:value-type="float">
            <text:p>1</text:p>
          </table:table-cell>
          <table:table-cell table:formula="of:=AVERAGE([.C145:.C195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645291723906993" calcext:value-type="float">
            <text:p>-0.064529172390699</text:p>
          </table:table-cell>
          <table:table-cell table:formula="of:=AVERAGE([.A147:.A197])" office:value-type="float" office:value="0.103357527964647" calcext:value-type="float">
            <text:p>0.103357527964647</text:p>
          </table:table-cell>
          <table:table-cell table:formula="of:=IF([.A196]&gt;0.25;1;0)" office:value-type="float" office:value="0" calcext:value-type="float">
            <text:p>0</text:p>
          </table:table-cell>
          <table:table-cell table:formula="of:=AVERAGE([.C146:.C196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874796129919591" calcext:value-type="float">
            <text:p>-0.087479612991959</text:p>
          </table:table-cell>
          <table:table-cell table:formula="of:=AVERAGE([.A148:.A198])" office:value-type="float" office:value="0.103404754111256" calcext:value-type="float">
            <text:p>0.103404754111256</text:p>
          </table:table-cell>
          <table:table-cell table:formula="of:=IF([.A197]&gt;0.25;1;0)" office:value-type="float" office:value="0" calcext:value-type="float">
            <text:p>0</text:p>
          </table:table-cell>
          <table:table-cell table:formula="of:=AVERAGE([.C147:.C197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758704874992371" calcext:value-type="float">
            <text:p>-0.075870487499237</text:p>
          </table:table-cell>
          <table:table-cell table:formula="of:=AVERAGE([.A149:.A199])" office:value-type="float" office:value="0.121089985245936" calcext:value-type="float">
            <text:p>0.121089985245936</text:p>
          </table:table-cell>
          <table:table-cell table:formula="of:=IF([.A198]&gt;0.25;1;0)" office:value-type="float" office:value="0" calcext:value-type="float">
            <text:p>0</text:p>
          </table:table-cell>
          <table:table-cell table:formula="of:=AVERAGE([.C148:.C198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0.80202161859485" calcext:value-type="float">
            <text:p>0.80202161859485</text:p>
          </table:table-cell>
          <table:table-cell table:formula="of:=AVERAGE([.A150:.A200])" office:value-type="float" office:value="0.120612538738909" calcext:value-type="float">
            <text:p>0.120612538738909</text:p>
          </table:table-cell>
          <table:table-cell table:formula="of:=IF([.A199]&gt;0.25;1;0)" office:value-type="float" office:value="1" calcext:value-type="float">
            <text:p>1</text:p>
          </table:table-cell>
          <table:table-cell table:formula="of:=AVERAGE([.C149:.C199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961153978940099" calcext:value-type="float">
            <text:p>-0.09611539789401</text:p>
          </table:table-cell>
          <table:table-cell table:formula="of:=AVERAGE([.A151:.A201])" office:value-type="float" office:value="0.120688562999763" calcext:value-type="float">
            <text:p>0.120688562999763</text:p>
          </table:table-cell>
          <table:table-cell table:formula="of:=IF([.A200]&gt;0.25;1;0)" office:value-type="float" office:value="0" calcext:value-type="float">
            <text:p>0</text:p>
          </table:table-cell>
          <table:table-cell table:formula="of:=AVERAGE([.C150:.C200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783461935698986" calcext:value-type="float">
            <text:p>-0.078346193569899</text:p>
          </table:table-cell>
          <table:table-cell table:formula="of:=AVERAGE([.A152:.A202])" office:value-type="float" office:value="0.120827078075731" calcext:value-type="float">
            <text:p>0.120827078075731</text:p>
          </table:table-cell>
          <table:table-cell table:formula="of:=IF([.A201]&gt;0.25;1;0)" office:value-type="float" office:value="0" calcext:value-type="float">
            <text:p>0</text:p>
          </table:table-cell>
          <table:table-cell table:formula="of:=AVERAGE([.C151:.C201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83657081752643" calcext:value-type="float">
            <text:p>-0.083657081752643</text:p>
          </table:table-cell>
          <table:table-cell table:formula="of:=AVERAGE([.A153:.A203])" office:value-type="float" office:value="0.12064337578495" calcext:value-type="float">
            <text:p>0.12064337578495</text:p>
          </table:table-cell>
          <table:table-cell table:formula="of:=IF([.A202]&gt;0.25;1;0)" office:value-type="float" office:value="0" calcext:value-type="float">
            <text:p>0</text:p>
          </table:table-cell>
          <table:table-cell table:formula="of:=AVERAGE([.C152:.C202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82774011477083" calcext:value-type="float">
            <text:p>-0.082774011477083</text:p>
          </table:table-cell>
          <table:table-cell table:formula="of:=AVERAGE([.A154:.A204])" office:value-type="float" office:value="0.120473287461898" calcext:value-type="float">
            <text:p>0.120473287461898</text:p>
          </table:table-cell>
          <table:table-cell table:formula="of:=IF([.A203]&gt;0.25;1;0)" office:value-type="float" office:value="0" calcext:value-type="float">
            <text:p>0</text:p>
          </table:table-cell>
          <table:table-cell table:formula="of:=AVERAGE([.C153:.C203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791304116006941" calcext:value-type="float">
            <text:p>-0.079130411600694</text:p>
          </table:table-cell>
          <table:table-cell table:formula="of:=AVERAGE([.A155:.A205])" office:value-type="float" office:value="0.119968552627921" calcext:value-type="float">
            <text:p>0.119968552627921</text:p>
          </table:table-cell>
          <table:table-cell table:formula="of:=IF([.A204]&gt;0.25;1;0)" office:value-type="float" office:value="0" calcext:value-type="float">
            <text:p>0</text:p>
          </table:table-cell>
          <table:table-cell table:formula="of:=AVERAGE([.C154:.C204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83245979613066" calcext:value-type="float">
            <text:p>-0.083245979613066</text:p>
          </table:table-cell>
          <table:table-cell table:formula="of:=AVERAGE([.A156:.A206])" office:value-type="float" office:value="0.141826999969371" calcext:value-type="float">
            <text:p>0.141826999969371</text:p>
          </table:table-cell>
          <table:table-cell table:formula="of:=IF([.A205]&gt;0.25;1;0)" office:value-type="float" office:value="0" calcext:value-type="float">
            <text:p>0</text:p>
          </table:table-cell>
          <table:table-cell table:formula="of:=AVERAGE([.C155:.C205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1.05073754333916" calcext:value-type="float">
            <text:p>1.05073754333916</text:p>
          </table:table-cell>
          <table:table-cell table:formula="of:=AVERAGE([.A157:.A207])" office:value-type="float" office:value="0.164350924165544" calcext:value-type="float">
            <text:p>0.164350924165544</text:p>
          </table:table-cell>
          <table:table-cell table:formula="of:=IF([.A206]&gt;0.25;1;0)" office:value-type="float" office:value="1" calcext:value-type="float">
            <text:p>1</text:p>
          </table:table-cell>
          <table:table-cell table:formula="of:=AVERAGE([.C156:.C206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1.05494712364959" calcext:value-type="float">
            <text:p>1.05494712364959</text:p>
          </table:table-cell>
          <table:table-cell table:formula="of:=AVERAGE([.A158:.A208])" office:value-type="float" office:value="0.186120792228894" calcext:value-type="float">
            <text:p>0.186120792228894</text:p>
          </table:table-cell>
          <table:table-cell table:formula="of:=IF([.A207]&gt;0.25;1;0)" office:value-type="float" office:value="1" calcext:value-type="float">
            <text:p>1</text:p>
          </table:table-cell>
          <table:table-cell table:formula="of:=AVERAGE([.C157:.C207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1.08622875957638" calcext:value-type="float">
            <text:p>1.08622875957638</text:p>
          </table:table-cell>
          <table:table-cell table:formula="of:=AVERAGE([.A159:.A209])" office:value-type="float" office:value="0.2071104577491" calcext:value-type="float">
            <text:p>0.2071104577491</text:p>
          </table:table-cell>
          <table:table-cell table:formula="of:=IF([.A208]&gt;0.25;1;0)" office:value-type="float" office:value="1" calcext:value-type="float">
            <text:p>1</text:p>
          </table:table-cell>
          <table:table-cell table:formula="of:=AVERAGE([.C158:.C208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0.990093677015603" calcext:value-type="float">
            <text:p>0.990093677015603</text:p>
          </table:table-cell>
          <table:table-cell table:formula="of:=AVERAGE([.A160:.A210])" office:value-type="float" office:value="0.205894463558025" calcext:value-type="float">
            <text:p>0.205894463558025</text:p>
          </table:table-cell>
          <table:table-cell table:formula="of:=IF([.A209]&gt;0.25;1;0)" office:value-type="float" office:value="1" calcext:value-type="float">
            <text:p>1</text:p>
          </table:table-cell>
          <table:table-cell table:formula="of:=AVERAGE([.C159:.C209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699500593621285" calcext:value-type="float">
            <text:p>-0.069950059362129</text:p>
          </table:table-cell>
          <table:table-cell table:formula="of:=AVERAGE([.A161:.A211])" office:value-type="float" office:value="0.206239830996641" calcext:value-type="float">
            <text:p>0.206239830996641</text:p>
          </table:table-cell>
          <table:table-cell table:formula="of:=IF([.A210]&gt;0.25;1;0)" office:value-type="float" office:value="0" calcext:value-type="float">
            <text:p>0</text:p>
          </table:table-cell>
          <table:table-cell table:formula="of:=AVERAGE([.C160:.C210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782869408890607" calcext:value-type="float">
            <text:p>-0.078286940889061</text:p>
          </table:table-cell>
          <table:table-cell table:formula="of:=AVERAGE([.A162:.A212])" office:value-type="float" office:value="0.185513498924351" calcext:value-type="float">
            <text:p>0.185513498924351</text:p>
          </table:table-cell>
          <table:table-cell table:formula="of:=IF([.A211]&gt;0.25;1;0)" office:value-type="float" office:value="0" calcext:value-type="float">
            <text:p>0</text:p>
          </table:table-cell>
          <table:table-cell table:formula="of:=AVERAGE([.C161:.C211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82339882924408" calcext:value-type="float">
            <text:p>-0.082339882924408</text:p>
          </table:table-cell>
          <table:table-cell table:formula="of:=AVERAGE([.A163:.A213])" office:value-type="float" office:value="0.208061701161721" calcext:value-type="float">
            <text:p>0.208061701161721</text:p>
          </table:table-cell>
          <table:table-cell table:formula="of:=IF([.A212]&gt;0.25;1;0)" office:value-type="float" office:value="0" calcext:value-type="float">
            <text:p>0</text:p>
          </table:table-cell>
          <table:table-cell table:formula="of:=AVERAGE([.C162:.C212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1.08828955021612" calcext:value-type="float">
            <text:p>1.08828955021612</text:p>
          </table:table-cell>
          <table:table-cell table:formula="of:=AVERAGE([.A164:.A214])" office:value-type="float" office:value="0.185068011019642" calcext:value-type="float">
            <text:p>0.185068011019642</text:p>
          </table:table-cell>
          <table:table-cell table:formula="of:=IF([.A213]&gt;0.25;1;0)" office:value-type="float" office:value="1" calcext:value-type="float">
            <text:p>1</text:p>
          </table:table-cell>
          <table:table-cell table:formula="of:=AVERAGE([.C163:.C213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851771183472128" calcext:value-type="float">
            <text:p>-0.085177118347213</text:p>
          </table:table-cell>
          <table:table-cell table:formula="of:=AVERAGE([.A165:.A215])" office:value-type="float" office:value="0.207087502339297" calcext:value-type="float">
            <text:p>0.207087502339297</text:p>
          </table:table-cell>
          <table:table-cell table:formula="of:=IF([.A214]&gt;0.25;1;0)" office:value-type="float" office:value="0" calcext:value-type="float">
            <text:p>0</text:p>
          </table:table-cell>
          <table:table-cell table:formula="of:=AVERAGE([.C164:.C214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1.05123752449999" calcext:value-type="float">
            <text:p>1.05123752449999</text:p>
          </table:table-cell>
          <table:table-cell table:formula="of:=AVERAGE([.A166:.A216])" office:value-type="float" office:value="0.184099857097971" calcext:value-type="float">
            <text:p>0.184099857097971</text:p>
          </table:table-cell>
          <table:table-cell table:formula="of:=IF([.A215]&gt;0.25;1;0)" office:value-type="float" office:value="1" calcext:value-type="float">
            <text:p>1</text:p>
          </table:table-cell>
          <table:table-cell table:formula="of:=AVERAGE([.C165:.C215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888302514519541" calcext:value-type="float">
            <text:p>-0.088830251451954</text:p>
          </table:table-cell>
          <table:table-cell table:formula="of:=AVERAGE([.A167:.A217])" office:value-type="float" office:value="0.161705495658049" calcext:value-type="float">
            <text:p>0.161705495658049</text:p>
          </table:table-cell>
          <table:table-cell table:formula="of:=IF([.A216]&gt;0.25;1;0)" office:value-type="float" office:value="0" calcext:value-type="float">
            <text:p>0</text:p>
          </table:table-cell>
          <table:table-cell table:formula="of:=AVERAGE([.C166:.C216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-0.0903689145080744" calcext:value-type="float">
            <text:p>-0.090368914508074</text:p>
          </table:table-cell>
          <table:table-cell table:formula="of:=AVERAGE([.A168:.A218])" office:value-type="float" office:value="0.161962119237319" calcext:value-type="float">
            <text:p>0.161962119237319</text:p>
          </table:table-cell>
          <table:table-cell table:formula="of:=IF([.A217]&gt;0.25;1;0)" office:value-type="float" office:value="0" calcext:value-type="float">
            <text:p>0</text:p>
          </table:table-cell>
          <table:table-cell table:formula="of:=AVERAGE([.C167:.C217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-0.0805341428093613" calcext:value-type="float">
            <text:p>-0.080534142809361</text:p>
          </table:table-cell>
          <table:table-cell table:formula="of:=AVERAGE([.A169:.A219])" office:value-type="float" office:value="0.183620908769522" calcext:value-type="float">
            <text:p>0.183620908769522</text:p>
          </table:table-cell>
          <table:table-cell table:formula="of:=IF([.A218]&gt;0.25;1;0)" office:value-type="float" office:value="0" calcext:value-type="float">
            <text:p>0</text:p>
          </table:table-cell>
          <table:table-cell table:formula="of:=AVERAGE([.C168:.C218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1.02948647695494" calcext:value-type="float">
            <text:p>1.02948647695494</text:p>
          </table:table-cell>
          <table:table-cell table:formula="of:=AVERAGE([.A170:.A220])" office:value-type="float" office:value="0.183696682837053" calcext:value-type="float">
            <text:p>0.183696682837053</text:p>
          </table:table-cell>
          <table:table-cell table:formula="of:=IF([.A219]&gt;0.25;1;0)" office:value-type="float" office:value="1" calcext:value-type="float">
            <text:p>1</text:p>
          </table:table-cell>
          <table:table-cell table:formula="of:=AVERAGE([.C169:.C219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-0.0785352448213845" calcext:value-type="float">
            <text:p>-0.078535244821385</text:p>
          </table:table-cell>
          <table:table-cell table:formula="of:=AVERAGE([.A171:.A221])" office:value-type="float" office:value="0.198692433091518" calcext:value-type="float">
            <text:p>0.198692433091518</text:p>
          </table:table-cell>
          <table:table-cell table:formula="of:=IF([.A220]&gt;0.25;1;0)" office:value-type="float" office:value="0" calcext:value-type="float">
            <text:p>0</text:p>
          </table:table-cell>
          <table:table-cell table:formula="of:=AVERAGE([.C170:.C220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0.689737619728595" calcext:value-type="float">
            <text:p>0.689737619728595</text:p>
          </table:table-cell>
          <table:table-cell table:formula="of:=AVERAGE([.A172:.A222])" office:value-type="float" office:value="0.198469576983536" calcext:value-type="float">
            <text:p>0.198469576983536</text:p>
          </table:table-cell>
          <table:table-cell table:formula="of:=IF([.A221]&gt;0.25;1;0)" office:value-type="float" office:value="1" calcext:value-type="float">
            <text:p>1</text:p>
          </table:table-cell>
          <table:table-cell table:formula="of:=AVERAGE([.C171:.C221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87637864582613" calcext:value-type="float">
            <text:p>-0.087637864582613</text:p>
          </table:table-cell>
          <table:table-cell table:formula="of:=AVERAGE([.A173:.A223])" office:value-type="float" office:value="0.198234228464101" calcext:value-type="float">
            <text:p>0.198234228464101</text:p>
          </table:table-cell>
          <table:table-cell table:formula="of:=IF([.A222]&gt;0.25;1;0)" office:value-type="float" office:value="0" calcext:value-type="float">
            <text:p>0</text:p>
          </table:table-cell>
          <table:table-cell table:formula="of:=AVERAGE([.C172:.C222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939708615098152" calcext:value-type="float">
            <text:p>-0.093970861509815</text:p>
          </table:table-cell>
          <table:table-cell table:formula="of:=AVERAGE([.A174:.A224])" office:value-type="float" office:value="0.196323996689268" calcext:value-type="float">
            <text:p>0.196323996689268</text:p>
          </table:table-cell>
          <table:table-cell table:formula="of:=IF([.A223]&gt;0.25;1;0)" office:value-type="float" office:value="0" calcext:value-type="float">
            <text:p>0</text:p>
          </table:table-cell>
          <table:table-cell table:formula="of:=AVERAGE([.C173:.C223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13634492846951" calcext:value-type="float">
            <text:p>-0.013634492846951</text:p>
          </table:table-cell>
          <table:table-cell table:formula="of:=AVERAGE([.A175:.A225])" office:value-type="float" office:value="0.195566405554797" calcext:value-type="float">
            <text:p>0.195566405554797</text:p>
          </table:table-cell>
          <table:table-cell table:formula="of:=IF([.A224]&gt;0.25;1;0)" office:value-type="float" office:value="0" calcext:value-type="float">
            <text:p>0</text:p>
          </table:table-cell>
          <table:table-cell table:formula="of:=AVERAGE([.C174:.C224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733504885829985" calcext:value-type="float">
            <text:p>-0.073350488582999</text:p>
          </table:table-cell>
          <table:table-cell table:formula="of:=AVERAGE([.A176:.A226])" office:value-type="float" office:value="0.195410293548425" calcext:value-type="float">
            <text:p>0.195410293548425</text:p>
          </table:table-cell>
          <table:table-cell table:formula="of:=IF([.A225]&gt;0.25;1;0)" office:value-type="float" office:value="0" calcext:value-type="float">
            <text:p>0</text:p>
          </table:table-cell>
          <table:table-cell table:formula="of:=AVERAGE([.C175:.C225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921221485346555" calcext:value-type="float">
            <text:p>-0.092122148534656</text:p>
          </table:table-cell>
          <table:table-cell table:formula="of:=AVERAGE([.A177:.A227])" office:value-type="float" office:value="0.195247466583319" calcext:value-type="float">
            <text:p>0.195247466583319</text:p>
          </table:table-cell>
          <table:table-cell table:formula="of:=IF([.A226]&gt;0.25;1;0)" office:value-type="float" office:value="0" calcext:value-type="float">
            <text:p>0</text:p>
          </table:table-cell>
          <table:table-cell table:formula="of:=AVERAGE([.C176:.C226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823071766179058" calcext:value-type="float">
            <text:p>-0.082307176617906</text:p>
          </table:table-cell>
          <table:table-cell table:formula="of:=AVERAGE([.A178:.A228])" office:value-type="float" office:value="0.195278320884071" calcext:value-type="float">
            <text:p>0.195278320884071</text:p>
          </table:table-cell>
          <table:table-cell table:formula="of:=IF([.A227]&gt;0.25;1;0)" office:value-type="float" office:value="0" calcext:value-type="float">
            <text:p>0</text:p>
          </table:table-cell>
          <table:table-cell table:formula="of:=AVERAGE([.C177:.C227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975770617980509" calcext:value-type="float">
            <text:p>-0.097577061798051</text:p>
          </table:table-cell>
          <table:table-cell table:formula="of:=AVERAGE([.A179:.A229])" office:value-type="float" office:value="0.218103239812777" calcext:value-type="float">
            <text:p>0.218103239812777</text:p>
          </table:table-cell>
          <table:table-cell table:formula="of:=IF([.A228]&gt;0.25;1;0)" office:value-type="float" office:value="0" calcext:value-type="float">
            <text:p>0</text:p>
          </table:table-cell>
          <table:table-cell table:formula="of:=AVERAGE([.C178:.C228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1.07968324498944" calcext:value-type="float">
            <text:p>1.07968324498944</text:p>
          </table:table-cell>
          <table:table-cell table:formula="of:=AVERAGE([.A180:.A230])" office:value-type="float" office:value="0.218546717543544" calcext:value-type="float">
            <text:p>0.218546717543544</text:p>
          </table:table-cell>
          <table:table-cell table:formula="of:=IF([.A229]&gt;0.25;1;0)" office:value-type="float" office:value="1" calcext:value-type="float">
            <text:p>1</text:p>
          </table:table-cell>
          <table:table-cell table:formula="of:=AVERAGE([.C179:.C229])" office:value-type="float" office:value="0.294117647058823" calcext:value-type="float">
            <text:p>0.294117647058823</text:p>
          </table:table-cell>
          <table:table-cell/>
        </table:table-row>
        <table:table-row table:style-name="ro1">
          <table:table-cell office:value-type="float" office:value="-0.0822879634961486" calcext:value-type="float">
            <text:p>-0.082287963496149</text:p>
          </table:table-cell>
          <table:table-cell table:formula="of:=AVERAGE([.A181:.A231])" office:value-type="float" office:value="0.198511669623484" calcext:value-type="float">
            <text:p>0.198511669623484</text:p>
          </table:table-cell>
          <table:table-cell table:formula="of:=IF([.A230]&gt;0.25;1;0)" office:value-type="float" office:value="0" calcext:value-type="float">
            <text:p>0</text:p>
          </table:table-cell>
          <table:table-cell table:formula="of:=AVERAGE([.C180:.C230])" office:value-type="float" office:value="0.294117647058823" calcext:value-type="float">
            <text:p>0.294117647058823</text:p>
          </table:table-cell>
          <table:table-cell/>
        </table:table-row>
        <table:table-row table:style-name="ro1">
          <table:table-cell office:value-type="float" office:value="-0.0486639737661929" calcext:value-type="float">
            <text:p>-0.048663973766193</text:p>
          </table:table-cell>
          <table:table-cell table:formula="of:=AVERAGE([.A182:.A232])" office:value-type="float" office:value="0.199357167763772" calcext:value-type="float">
            <text:p>0.199357167763772</text:p>
          </table:table-cell>
          <table:table-cell table:formula="of:=IF([.A231]&gt;0.25;1;0)" office:value-type="float" office:value="0" calcext:value-type="float">
            <text:p>0</text:p>
          </table:table-cell>
          <table:table-cell table:formula="of:=AVERAGE([.C181:.C231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904114473730329" calcext:value-type="float">
            <text:p>-0.090411447373033</text:p>
          </table:table-cell>
          <table:table-cell table:formula="of:=AVERAGE([.A183:.A233])" office:value-type="float" office:value="0.195392889065782" calcext:value-type="float">
            <text:p>0.195392889065782</text:p>
          </table:table-cell>
          <table:table-cell table:formula="of:=IF([.A232]&gt;0.25;1;0)" office:value-type="float" office:value="0" calcext:value-type="float">
            <text:p>0</text:p>
          </table:table-cell>
          <table:table-cell table:formula="of:=AVERAGE([.C182:.C232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595663203753531" calcext:value-type="float">
            <text:p>-0.059566320375353</text:p>
          </table:table-cell>
          <table:table-cell table:formula="of:=AVERAGE([.A184:.A234])" office:value-type="float" office:value="0.196926835833969" calcext:value-type="float">
            <text:p>0.196926835833969</text:p>
          </table:table-cell>
          <table:table-cell table:formula="of:=IF([.A233]&gt;0.25;1;0)" office:value-type="float" office:value="0" calcext:value-type="float">
            <text:p>0</text:p>
          </table:table-cell>
          <table:table-cell table:formula="of:=AVERAGE([.C183:.C233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444378203049305" calcext:value-type="float">
            <text:p>-0.044437820304931</text:p>
          </table:table-cell>
          <table:table-cell table:formula="of:=AVERAGE([.A185:.A235])" office:value-type="float" office:value="0.220147373674062" calcext:value-type="float">
            <text:p>0.220147373674062</text:p>
          </table:table-cell>
          <table:table-cell table:formula="of:=IF([.A234]&gt;0.25;1;0)" office:value-type="float" office:value="0" calcext:value-type="float">
            <text:p>0</text:p>
          </table:table-cell>
          <table:table-cell table:formula="of:=AVERAGE([.C184:.C234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1.08335705786645" calcext:value-type="float">
            <text:p>1.08335705786645</text:p>
          </table:table-cell>
          <table:table-cell table:formula="of:=AVERAGE([.A186:.A236])" office:value-type="float" office:value="0.221476619167024" calcext:value-type="float">
            <text:p>0.221476619167024</text:p>
          </table:table-cell>
          <table:table-cell table:formula="of:=IF([.A235]&gt;0.25;1;0)" office:value-type="float" office:value="1" calcext:value-type="float">
            <text:p>1</text:p>
          </table:table-cell>
          <table:table-cell table:formula="of:=AVERAGE([.C185:.C235])" office:value-type="float" office:value="0.294117647058823" calcext:value-type="float">
            <text:p>0.294117647058823</text:p>
          </table:table-cell>
          <table:table-cell/>
        </table:table-row>
        <table:table-row table:style-name="ro1">
          <table:table-cell office:value-type="float" office:value="-0.0665905496906492" calcext:value-type="float">
            <text:p>-0.066590549690649</text:p>
          </table:table-cell>
          <table:table-cell table:formula="of:=AVERAGE([.A187:.A237])" office:value-type="float" office:value="0.222594123462286" calcext:value-type="float">
            <text:p>0.222594123462286</text:p>
          </table:table-cell>
          <table:table-cell table:formula="of:=IF([.A236]&gt;0.25;1;0)" office:value-type="float" office:value="0" calcext:value-type="float">
            <text:p>0</text:p>
          </table:table-cell>
          <table:table-cell table:formula="of:=AVERAGE([.C186:.C236])" office:value-type="float" office:value="0.294117647058823" calcext:value-type="float">
            <text:p>0.294117647058823</text:p>
          </table:table-cell>
          <table:table-cell/>
        </table:table-row>
        <table:table-row table:style-name="ro1">
          <table:table-cell office:value-type="float" office:value="-0.0730106656584888" calcext:value-type="float">
            <text:p>-0.073010665658489</text:p>
          </table:table-cell>
          <table:table-cell table:formula="of:=AVERAGE([.A188:.A238])" office:value-type="float" office:value="0.208316609220117" calcext:value-type="float">
            <text:p>0.208316609220117</text:p>
          </table:table-cell>
          <table:table-cell table:formula="of:=IF([.A237]&gt;0.25;1;0)" office:value-type="float" office:value="0" calcext:value-type="float">
            <text:p>0</text:p>
          </table:table-cell>
          <table:table-cell table:formula="of:=AVERAGE([.C187:.C237])" office:value-type="float" office:value="0.294117647058823" calcext:value-type="float">
            <text:p>0.294117647058823</text:p>
          </table:table-cell>
          <table:table-cell/>
        </table:table-row>
        <table:table-row table:style-name="ro1">
          <table:table-cell office:value-type="float" office:value="-0.0765357601732015" calcext:value-type="float">
            <text:p>-0.076535760173202</text:p>
          </table:table-cell>
          <table:table-cell table:formula="of:=AVERAGE([.A189:.A239])" office:value-type="float" office:value="0.193329924993816" calcext:value-type="float">
            <text:p>0.193329924993816</text:p>
          </table:table-cell>
          <table:table-cell table:formula="of:=IF([.A238]&gt;0.25;1;0)" office:value-type="float" office:value="0" calcext:value-type="float">
            <text:p>0</text:p>
          </table:table-cell>
          <table:table-cell table:formula="of:=AVERAGE([.C188:.C238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713087643999608" calcext:value-type="float">
            <text:p>-0.071308764399961</text:p>
          </table:table-cell>
          <table:table-cell table:formula="of:=AVERAGE([.A190:.A240])" office:value-type="float" office:value="0.194139677122513" calcext:value-type="float">
            <text:p>0.194139677122513</text:p>
          </table:table-cell>
          <table:table-cell table:formula="of:=IF([.A239]&gt;0.25;1;0)" office:value-type="float" office:value="0" calcext:value-type="float">
            <text:p>0</text:p>
          </table:table-cell>
          <table:table-cell table:formula="of:=AVERAGE([.C189:.C239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-0.073257649605349" calcext:value-type="float">
            <text:p>-0.073257649605349</text:p>
          </table:table-cell>
          <table:table-cell table:formula="of:=AVERAGE([.A191:.A241])" office:value-type="float" office:value="0.217238684274767" calcext:value-type="float">
            <text:p>0.217238684274767</text:p>
          </table:table-cell>
          <table:table-cell table:formula="of:=IF([.A240]&gt;0.25;1;0)" office:value-type="float" office:value="0" calcext:value-type="float">
            <text:p>0</text:p>
          </table:table-cell>
          <table:table-cell table:formula="of:=AVERAGE([.C190:.C240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1.08331584498696" calcext:value-type="float">
            <text:p>1.08331584498696</text:p>
          </table:table-cell>
          <table:table-cell table:formula="of:=AVERAGE([.A192:.A242])" office:value-type="float" office:value="0.218302118054346" calcext:value-type="float">
            <text:p>0.218302118054346</text:p>
          </table:table-cell>
          <table:table-cell table:formula="of:=IF([.A241]&gt;0.25;1;0)" office:value-type="float" office:value="1" calcext:value-type="float">
            <text:p>1</text:p>
          </table:table-cell>
          <table:table-cell table:formula="of:=AVERAGE([.C191:.C241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468036742519589" calcext:value-type="float">
            <text:p>-0.046803674251959</text:p>
          </table:table-cell>
          <table:table-cell table:formula="of:=AVERAGE([.A193:.A243])" office:value-type="float" office:value="0.217288551945125" calcext:value-type="float">
            <text:p>0.217288551945125</text:p>
          </table:table-cell>
          <table:table-cell table:formula="of:=IF([.A242]&gt;0.25;1;0)" office:value-type="float" office:value="0" calcext:value-type="float">
            <text:p>0</text:p>
          </table:table-cell>
          <table:table-cell table:formula="of:=AVERAGE([.C192:.C242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0.797857504450406" calcext:value-type="float">
            <text:p>0.797857504450406</text:p>
          </table:table-cell>
          <table:table-cell table:formula="of:=AVERAGE([.A194:.A244])" office:value-type="float" office:value="0.218605003069176" calcext:value-type="float">
            <text:p>0.218605003069176</text:p>
          </table:table-cell>
          <table:table-cell table:formula="of:=IF([.A243]&gt;0.25;1;0)" office:value-type="float" office:value="1" calcext:value-type="float">
            <text:p>1</text:p>
          </table:table-cell>
          <table:table-cell table:formula="of:=AVERAGE([.C193:.C243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268685204461219" calcext:value-type="float">
            <text:p>-0.026868520446122</text:p>
          </table:table-cell>
          <table:table-cell table:formula="of:=AVERAGE([.A195:.A245])" office:value-type="float" office:value="0.241851929115411" calcext:value-type="float">
            <text:p>0.241851929115411</text:p>
          </table:table-cell>
          <table:table-cell table:formula="of:=IF([.A244]&gt;0.25;1;0)" office:value-type="float" office:value="0" calcext:value-type="float">
            <text:p>0</text:p>
          </table:table-cell>
          <table:table-cell table:formula="of:=AVERAGE([.C194:.C244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1.08636706472002" calcext:value-type="float">
            <text:p>1.08636706472002</text:p>
          </table:table-cell>
          <table:table-cell table:formula="of:=AVERAGE([.A196:.A246])" office:value-type="float" office:value="0.219367037953456" calcext:value-type="float">
            <text:p>0.219367037953456</text:p>
          </table:table-cell>
          <table:table-cell table:formula="of:=IF([.A245]&gt;0.25;1;0)" office:value-type="float" office:value="1" calcext:value-type="float">
            <text:p>1</text:p>
          </table:table-cell>
          <table:table-cell table:formula="of:=AVERAGE([.C195:.C245])" office:value-type="float" office:value="0.294117647058823" calcext:value-type="float">
            <text:p>0.294117647058823</text:p>
          </table:table-cell>
          <table:table-cell/>
        </table:table-row>
        <table:table-row table:style-name="ro1">
          <table:table-cell office:value-type="float" office:value="-0.100127567045018" calcext:value-type="float">
            <text:p>-0.100127567045018</text:p>
          </table:table-cell>
          <table:table-cell table:formula="of:=AVERAGE([.A197:.A247])" office:value-type="float" office:value="0.219878927741321" calcext:value-type="float">
            <text:p>0.219878927741321</text:p>
          </table:table-cell>
          <table:table-cell table:formula="of:=IF([.A246]&gt;0.25;1;0)" office:value-type="float" office:value="0" calcext:value-type="float">
            <text:p>0</text:p>
          </table:table-cell>
          <table:table-cell table:formula="of:=AVERAGE([.C196:.C246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384227932095529" calcext:value-type="float">
            <text:p>-0.038422793209553</text:p>
          </table:table-cell>
          <table:table-cell table:formula="of:=AVERAGE([.A198:.A248])" office:value-type="float" office:value="0.220909034044768" calcext:value-type="float">
            <text:p>0.220909034044768</text:p>
          </table:table-cell>
          <table:table-cell table:formula="of:=IF([.A247]&gt;0.25;1;0)" office:value-type="float" office:value="0" calcext:value-type="float">
            <text:p>0</text:p>
          </table:table-cell>
          <table:table-cell table:formula="of:=AVERAGE([.C197:.C247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349441915161908" calcext:value-type="float">
            <text:p>-0.034944191516191</text:p>
          </table:table-cell>
          <table:table-cell table:formula="of:=AVERAGE([.A199:.A249])" office:value-type="float" office:value="0.220688444055622" calcext:value-type="float">
            <text:p>0.220688444055622</text:p>
          </table:table-cell>
          <table:table-cell table:formula="of:=IF([.A248]&gt;0.25;1;0)" office:value-type="float" office:value="0" calcext:value-type="float">
            <text:p>0</text:p>
          </table:table-cell>
          <table:table-cell table:formula="of:=AVERAGE([.C198:.C248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871205769456922" calcext:value-type="float">
            <text:p>-0.087120576945692</text:p>
          </table:table-cell>
          <table:table-cell table:formula="of:=AVERAGE([.A200:.A250])" office:value-type="float" office:value="0.203597810294757" calcext:value-type="float">
            <text:p>0.203597810294757</text:p>
          </table:table-cell>
          <table:table-cell table:formula="of:=IF([.A249]&gt;0.25;1;0)" office:value-type="float" office:value="0" calcext:value-type="float">
            <text:p>0</text:p>
          </table:table-cell>
          <table:table-cell table:formula="of:=AVERAGE([.C199:.C249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696007032092663" calcext:value-type="float">
            <text:p>-0.069600703209266</text:p>
          </table:table-cell>
          <table:table-cell table:formula="of:=AVERAGE([.A201:.A251])" office:value-type="float" office:value="0.203877650088956" calcext:value-type="float">
            <text:p>0.203877650088956</text:p>
          </table:table-cell>
          <table:table-cell table:formula="of:=IF([.A250]&gt;0.25;1;0)" office:value-type="float" office:value="0" calcext:value-type="float">
            <text:p>0</text:p>
          </table:table-cell>
          <table:table-cell table:formula="of:=AVERAGE([.C200:.C250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-0.0818435683898628" calcext:value-type="float">
            <text:p>-0.081843568389863</text:p>
          </table:table-cell>
          <table:table-cell table:formula="of:=AVERAGE([.A202:.A252])" office:value-type="float" office:value="0.203818590085734" calcext:value-type="float">
            <text:p>0.203818590085734</text:p>
          </table:table-cell>
          <table:table-cell table:formula="of:=IF([.A251]&gt;0.25;1;0)" office:value-type="float" office:value="0" calcext:value-type="float">
            <text:p>0</text:p>
          </table:table-cell>
          <table:table-cell table:formula="of:=AVERAGE([.C201:.C251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-0.0813582537341864" calcext:value-type="float">
            <text:p>-0.081358253734186</text:p>
          </table:table-cell>
          <table:table-cell table:formula="of:=AVERAGE([.A203:.A253])" office:value-type="float" office:value="0.226012405760226" calcext:value-type="float">
            <text:p>0.226012405760226</text:p>
          </table:table-cell>
          <table:table-cell table:formula="of:=IF([.A252]&gt;0.25;1;0)" office:value-type="float" office:value="0" calcext:value-type="float">
            <text:p>0</text:p>
          </table:table-cell>
          <table:table-cell table:formula="of:=AVERAGE([.C202:.C252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1.04822751764643" calcext:value-type="float">
            <text:p>1.04822751764643</text:p>
          </table:table-cell>
          <table:table-cell table:formula="of:=AVERAGE([.A204:.A254])" office:value-type="float" office:value="0.22588483879899" calcext:value-type="float">
            <text:p>0.22588483879899</text:p>
          </table:table-cell>
          <table:table-cell table:formula="of:=IF([.A253]&gt;0.25;1;0)" office:value-type="float" office:value="1" calcext:value-type="float">
            <text:p>1</text:p>
          </table:table-cell>
          <table:table-cell table:formula="of:=AVERAGE([.C203:.C253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89279926500097" calcext:value-type="float">
            <text:p>-0.089279926500097</text:p>
          </table:table-cell>
          <table:table-cell table:formula="of:=AVERAGE([.A205:.A255])" office:value-type="float" office:value="0.248697719690325" calcext:value-type="float">
            <text:p>0.248697719690325</text:p>
          </table:table-cell>
          <table:table-cell table:formula="of:=IF([.A254]&gt;0.25;1;0)" office:value-type="float" office:value="0" calcext:value-type="float">
            <text:p>0</text:p>
          </table:table-cell>
          <table:table-cell table:formula="of:=AVERAGE([.C204:.C254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1.08432651385739" calcext:value-type="float">
            <text:p>1.08432651385739</text:p>
          </table:table-cell>
          <table:table-cell table:formula="of:=AVERAGE([.A206:.A256])" office:value-type="float" office:value="0.248592911694153" calcext:value-type="float">
            <text:p>0.248592911694153</text:p>
          </table:table-cell>
          <table:table-cell table:formula="of:=IF([.A255]&gt;0.25;1;0)" office:value-type="float" office:value="1" calcext:value-type="float">
            <text:p>1</text:p>
          </table:table-cell>
          <table:table-cell table:formula="of:=AVERAGE([.C205:.C255])" office:value-type="float" office:value="0.294117647058823" calcext:value-type="float">
            <text:p>0.294117647058823</text:p>
          </table:table-cell>
          <table:table-cell/>
        </table:table-row>
        <table:table-row table:style-name="ro1">
          <table:table-cell office:value-type="float" office:value="-0.08859118741788" calcext:value-type="float">
            <text:p>-0.08859118741788</text:p>
          </table:table-cell>
          <table:table-cell table:formula="of:=AVERAGE([.A207:.A257])" office:value-type="float" office:value="0.226309357138592" calcext:value-type="float">
            <text:p>0.226309357138592</text:p>
          </table:table-cell>
          <table:table-cell table:formula="of:=IF([.A256]&gt;0.25;1;0)" office:value-type="float" office:value="0" calcext:value-type="float">
            <text:p>0</text:p>
          </table:table-cell>
          <table:table-cell table:formula="of:=AVERAGE([.C206:.C256])" office:value-type="float" office:value="0.294117647058823" calcext:value-type="float">
            <text:p>0.294117647058823</text:p>
          </table:table-cell>
          <table:table-cell/>
        </table:table-row>
        <table:table-row table:style-name="ro1">
          <table:table-cell office:value-type="float" office:value="-0.0857237389944494" calcext:value-type="float">
            <text:p>-0.085723738994449</text:p>
          </table:table-cell>
          <table:table-cell table:formula="of:=AVERAGE([.A208:.A258])" office:value-type="float" office:value="0.203975740912092" calcext:value-type="float">
            <text:p>0.203975740912092</text:p>
          </table:table-cell>
          <table:table-cell table:formula="of:=IF([.A257]&gt;0.25;1;0)" office:value-type="float" office:value="0" calcext:value-type="float">
            <text:p>0</text:p>
          </table:table-cell>
          <table:table-cell table:formula="of:=AVERAGE([.C207:.C257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0840673039019109" calcext:value-type="float">
            <text:p>-0.084067303901911</text:p>
          </table:table-cell>
          <table:table-cell table:formula="of:=AVERAGE([.A209:.A259])" office:value-type="float" office:value="0.181146399025556" calcext:value-type="float">
            <text:p>0.181146399025556</text:p>
          </table:table-cell>
          <table:table-cell table:formula="of:=IF([.A258]&gt;0.25;1;0)" office:value-type="float" office:value="0" calcext:value-type="float">
            <text:p>0</text:p>
          </table:table-cell>
          <table:table-cell table:formula="of:=AVERAGE([.C208:.C258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-0.0780676766369495" calcext:value-type="float">
            <text:p>-0.07806767663695</text:p>
          </table:table-cell>
          <table:table-cell table:formula="of:=AVERAGE([.A210:.A260])" office:value-type="float" office:value="0.160287518470364" calcext:value-type="float">
            <text:p>0.160287518470364</text:p>
          </table:table-cell>
          <table:table-cell table:formula="of:=IF([.A259]&gt;0.25;1;0)" office:value-type="float" office:value="0" calcext:value-type="float">
            <text:p>0</text:p>
          </table:table-cell>
          <table:table-cell table:formula="of:=AVERAGE([.C209:.C259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-0.0737092312991621" calcext:value-type="float">
            <text:p>-0.073709231299162</text:p>
          </table:table-cell>
          <table:table-cell table:formula="of:=AVERAGE([.A211:.A261])" office:value-type="float" office:value="0.159831559831286" calcext:value-type="float">
            <text:p>0.159831559831286</text:p>
          </table:table-cell>
          <table:table-cell table:formula="of:=IF([.A260]&gt;0.25;1;0)" office:value-type="float" office:value="0" calcext:value-type="float">
            <text:p>0</text:p>
          </table:table-cell>
          <table:table-cell table:formula="of:=AVERAGE([.C210:.C260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932039499551061" calcext:value-type="float">
            <text:p>-0.093203949955106</text:p>
          </table:table-cell>
          <table:table-cell table:formula="of:=AVERAGE([.A212:.A262])" office:value-type="float" office:value="0.159732526412046" calcext:value-type="float">
            <text:p>0.159732526412046</text:p>
          </table:table-cell>
          <table:table-cell table:formula="of:=IF([.A261]&gt;0.25;1;0)" office:value-type="float" office:value="0" calcext:value-type="float">
            <text:p>0</text:p>
          </table:table-cell>
          <table:table-cell table:formula="of:=AVERAGE([.C211:.C261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833376452703032" calcext:value-type="float">
            <text:p>-0.083337645270303</text:p>
          </table:table-cell>
          <table:table-cell table:formula="of:=AVERAGE([.A213:.A263])" office:value-type="float" office:value="0.182006846820928" calcext:value-type="float">
            <text:p>0.182006846820928</text:p>
          </table:table-cell>
          <table:table-cell table:formula="of:=IF([.A262]&gt;0.25;1;0)" office:value-type="float" office:value="0" calcext:value-type="float">
            <text:p>0</text:p>
          </table:table-cell>
          <table:table-cell table:formula="of:=AVERAGE([.C212:.C262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1.05365045792858" calcext:value-type="float">
            <text:p>1.05365045792858</text:p>
          </table:table-cell>
          <table:table-cell table:formula="of:=AVERAGE([.A214:.A264])" office:value-type="float" office:value="0.159469155578921" calcext:value-type="float">
            <text:p>0.159469155578921</text:p>
          </table:table-cell>
          <table:table-cell table:formula="of:=IF([.A263]&gt;0.25;1;0)" office:value-type="float" office:value="1" calcext:value-type="float">
            <text:p>1</text:p>
          </table:table-cell>
          <table:table-cell table:formula="of:=AVERAGE([.C213:.C263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-0.0611327031262219" calcext:value-type="float">
            <text:p>-0.061132703126222</text:p>
          </table:table-cell>
          <table:table-cell table:formula="of:=AVERAGE([.A215:.A265])" office:value-type="float" office:value="0.160900626612834" calcext:value-type="float">
            <text:p>0.160900626612834</text:p>
          </table:table-cell>
          <table:table-cell table:formula="of:=IF([.A264]&gt;0.25;1;0)" office:value-type="float" office:value="0" calcext:value-type="float">
            <text:p>0</text:p>
          </table:table-cell>
          <table:table-cell table:formula="of:=AVERAGE([.C214:.C264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121720956176521" calcext:value-type="float">
            <text:p>-0.012172095617652</text:p>
          </table:table-cell>
          <table:table-cell table:formula="of:=AVERAGE([.A216:.A266])" office:value-type="float" office:value="0.138135751867413" calcext:value-type="float">
            <text:p>0.138135751867413</text:p>
          </table:table-cell>
          <table:table-cell table:formula="of:=IF([.A265]&gt;0.25;1;0)" office:value-type="float" office:value="0" calcext:value-type="float">
            <text:p>0</text:p>
          </table:table-cell>
          <table:table-cell table:formula="of:=AVERAGE([.C215:.C265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09771087516472" calcext:value-type="float">
            <text:p>-0.109771087516472</text:p>
          </table:table-cell>
          <table:table-cell table:formula="of:=AVERAGE([.A217:.A267])" office:value-type="float" office:value="0.138585700115162" calcext:value-type="float">
            <text:p>0.138585700115162</text:p>
          </table:table-cell>
          <table:table-cell table:formula="of:=IF([.A266]&gt;0.25;1;0)" office:value-type="float" office:value="0" calcext:value-type="float">
            <text:p>0</text:p>
          </table:table-cell>
          <table:table-cell table:formula="of:=AVERAGE([.C216:.C266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658828908167779" calcext:value-type="float">
            <text:p>-0.065882890816778</text:p>
          </table:table-cell>
          <table:table-cell table:formula="of:=AVERAGE([.A218:.A268])" office:value-type="float" office:value="0.138864102016698" calcext:value-type="float">
            <text:p>0.138864102016698</text:p>
          </table:table-cell>
          <table:table-cell table:formula="of:=IF([.A267]&gt;0.25;1;0)" office:value-type="float" office:value="0" calcext:value-type="float">
            <text:p>0</text:p>
          </table:table-cell>
          <table:table-cell table:formula="of:=AVERAGE([.C217:.C267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761704175297173" calcext:value-type="float">
            <text:p>-0.076170417529717</text:p>
          </table:table-cell>
          <table:table-cell table:formula="of:=AVERAGE([.A219:.A269])" office:value-type="float" office:value="0.139064225041686" calcext:value-type="float">
            <text:p>0.139064225041686</text:p>
          </table:table-cell>
          <table:table-cell table:formula="of:=IF([.A268]&gt;0.25;1;0)" office:value-type="float" office:value="0" calcext:value-type="float">
            <text:p>0</text:p>
          </table:table-cell>
          <table:table-cell table:formula="of:=AVERAGE([.C218:.C268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703278685349971" calcext:value-type="float">
            <text:p>-0.070327868534997</text:p>
          </table:table-cell>
          <table:table-cell table:formula="of:=AVERAGE([.A220:.A270])" office:value-type="float" office:value="0.12361441419454" calcext:value-type="float">
            <text:p>0.12361441419454</text:p>
          </table:table-cell>
          <table:table-cell table:formula="of:=IF([.A269]&gt;0.25;1;0)" office:value-type="float" office:value="0" calcext:value-type="float">
            <text:p>0</text:p>
          </table:table-cell>
          <table:table-cell table:formula="of:=AVERAGE([.C219:.C269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0.241546123750508" calcext:value-type="float">
            <text:p>0.241546123750508</text:p>
          </table:table-cell>
          <table:table-cell table:formula="of:=AVERAGE([.A221:.A271])" office:value-type="float" office:value="0.146387324545642" calcext:value-type="float">
            <text:p>0.146387324545642</text:p>
          </table:table-cell>
          <table:table-cell table:formula="of:=IF([.A270]&gt;0.25;1;0)" office:value-type="float" office:value="0" calcext:value-type="float">
            <text:p>0</text:p>
          </table:table-cell>
          <table:table-cell table:formula="of:=AVERAGE([.C220:.C270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1.0828831830848" calcext:value-type="float">
            <text:p>1.0828831830848</text:p>
          </table:table-cell>
          <table:table-cell table:formula="of:=AVERAGE([.A222:.A272])" office:value-type="float" office:value="0.131288972022348" calcext:value-type="float">
            <text:p>0.131288972022348</text:p>
          </table:table-cell>
          <table:table-cell table:formula="of:=IF([.A271]&gt;0.25;1;0)" office:value-type="float" office:value="1" calcext:value-type="float">
            <text:p>1</text:p>
          </table:table-cell>
          <table:table-cell table:formula="of:=AVERAGE([.C221:.C271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802783589594065" calcext:value-type="float">
            <text:p>-0.080278358959407</text:p>
          </table:table-cell>
          <table:table-cell table:formula="of:=AVERAGE([.A223:.A273])" office:value-type="float" office:value="0.131509605148274" calcext:value-type="float">
            <text:p>0.131509605148274</text:p>
          </table:table-cell>
          <table:table-cell table:formula="of:=IF([.A272]&gt;0.25;1;0)" office:value-type="float" office:value="0" calcext:value-type="float">
            <text:p>0</text:p>
          </table:table-cell>
          <table:table-cell table:formula="of:=AVERAGE([.C222:.C272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763855751603844" calcext:value-type="float">
            <text:p>-0.076385575160384</text:p>
          </table:table-cell>
          <table:table-cell table:formula="of:=AVERAGE([.A224:.A274])" office:value-type="float" office:value="0.132708307242189" calcext:value-type="float">
            <text:p>0.132708307242189</text:p>
          </table:table-cell>
          <table:table-cell table:formula="of:=IF([.A273]&gt;0.25;1;0)" office:value-type="float" office:value="0" calcext:value-type="float">
            <text:p>0</text:p>
          </table:table-cell>
          <table:table-cell table:formula="of:=AVERAGE([.C223:.C273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328370547201484" calcext:value-type="float">
            <text:p>-0.032837054720149</text:p>
          </table:table-cell>
          <table:table-cell table:formula="of:=AVERAGE([.A225:.A275])" office:value-type="float" office:value="0.152934955682498" calcext:value-type="float">
            <text:p>0.152934955682498</text:p>
          </table:table-cell>
          <table:table-cell table:formula="of:=IF([.A274]&gt;0.25;1;0)" office:value-type="float" office:value="0" calcext:value-type="float">
            <text:p>0</text:p>
          </table:table-cell>
          <table:table-cell table:formula="of:=AVERAGE([.C224:.C274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1.01792457760883" calcext:value-type="float">
            <text:p>1.01792457760883</text:p>
          </table:table-cell>
          <table:table-cell table:formula="of:=AVERAGE([.A226:.A276])" office:value-type="float" office:value="0.152539267752263" calcext:value-type="float">
            <text:p>0.152539267752263</text:p>
          </table:table-cell>
          <table:table-cell table:formula="of:=IF([.A275]&gt;0.25;1;0)" office:value-type="float" office:value="1" calcext:value-type="float">
            <text:p>1</text:p>
          </table:table-cell>
          <table:table-cell table:formula="of:=AVERAGE([.C225:.C275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935305730249731" calcext:value-type="float">
            <text:p>-0.093530573024973</text:p>
          </table:table-cell>
          <table:table-cell table:formula="of:=AVERAGE([.A227:.A277])" office:value-type="float" office:value="0.15539584858295" calcext:value-type="float">
            <text:p>0.15539584858295</text:p>
          </table:table-cell>
          <table:table-cell table:formula="of:=IF([.A276]&gt;0.25;1;0)" office:value-type="float" office:value="0" calcext:value-type="float">
            <text:p>0</text:p>
          </table:table-cell>
          <table:table-cell table:formula="of:=AVERAGE([.C226:.C276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0.0535634738303721" calcext:value-type="float">
            <text:p>0.053563473830372</text:p>
          </table:table-cell>
          <table:table-cell table:formula="of:=AVERAGE([.A228:.A278])" office:value-type="float" office:value="0.155222044745258" calcext:value-type="float">
            <text:p>0.155222044745258</text:p>
          </table:table-cell>
          <table:table-cell table:formula="of:=IF([.A277]&gt;0.25;1;0)" office:value-type="float" office:value="0" calcext:value-type="float">
            <text:p>0</text:p>
          </table:table-cell>
          <table:table-cell table:formula="of:=AVERAGE([.C227:.C277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911711723402142" calcext:value-type="float">
            <text:p>-0.091171172340214</text:p>
          </table:table-cell>
          <table:table-cell table:formula="of:=AVERAGE([.A229:.A279])" office:value-type="float" office:value="0.155604854908807" calcext:value-type="float">
            <text:p>0.155604854908807</text:p>
          </table:table-cell>
          <table:table-cell table:formula="of:=IF([.A278]&gt;0.25;1;0)" office:value-type="float" office:value="0" calcext:value-type="float">
            <text:p>0</text:p>
          </table:table-cell>
          <table:table-cell table:formula="of:=AVERAGE([.C228:.C278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780537434570494" calcext:value-type="float">
            <text:p>-0.07805374345705</text:p>
          </table:table-cell>
          <table:table-cell table:formula="of:=AVERAGE([.A230:.A280])" office:value-type="float" office:value="0.154450637015121" calcext:value-type="float">
            <text:p>0.154450637015121</text:p>
          </table:table-cell>
          <table:table-cell table:formula="of:=IF([.A279]&gt;0.25;1;0)" office:value-type="float" office:value="0" calcext:value-type="float">
            <text:p>0</text:p>
          </table:table-cell>
          <table:table-cell table:formula="of:=AVERAGE([.C229:.C279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1.02081813241144" calcext:value-type="float">
            <text:p>1.02081813241144</text:p>
          </table:table-cell>
          <table:table-cell table:formula="of:=AVERAGE([.A231:.A281])" office:value-type="float" office:value="0.154674168932654" calcext:value-type="float">
            <text:p>0.154674168932654</text:p>
          </table:table-cell>
          <table:table-cell table:formula="of:=IF([.A280]&gt;0.25;1;0)" office:value-type="float" office:value="1" calcext:value-type="float">
            <text:p>1</text:p>
          </table:table-cell>
          <table:table-cell table:formula="of:=AVERAGE([.C230:.C280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708878357019276" calcext:value-type="float">
            <text:p>-0.070887835701928</text:p>
          </table:table-cell>
          <table:table-cell table:formula="of:=AVERAGE([.A232:.A282])" office:value-type="float" office:value="0.15412115541464" calcext:value-type="float">
            <text:p>0.15412115541464</text:p>
          </table:table-cell>
          <table:table-cell table:formula="of:=IF([.A281]&gt;0.25;1;0)" office:value-type="float" office:value="0" calcext:value-type="float">
            <text:p>0</text:p>
          </table:table-cell>
          <table:table-cell table:formula="of:=AVERAGE([.C231:.C281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768676631849261" calcext:value-type="float">
            <text:p>-0.076867663184926</text:p>
          </table:table-cell>
          <table:table-cell table:formula="of:=AVERAGE([.A233:.A283])" office:value-type="float" office:value="0.157955534889495" calcext:value-type="float">
            <text:p>0.157955534889495</text:p>
          </table:table-cell>
          <table:table-cell table:formula="of:=IF([.A282]&gt;0.25;1;0)" office:value-type="float" office:value="0" calcext:value-type="float">
            <text:p>0</text:p>
          </table:table-cell>
          <table:table-cell table:formula="of:=AVERAGE([.C232:.C282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0.105141905844584" calcext:value-type="float">
            <text:p>0.105141905844584</text:p>
          </table:table-cell>
          <table:table-cell table:formula="of:=AVERAGE([.A234:.A284])" office:value-type="float" office:value="0.179033585457365" calcext:value-type="float">
            <text:p>0.179033585457365</text:p>
          </table:table-cell>
          <table:table-cell table:formula="of:=IF([.A283]&gt;0.25;1;0)" office:value-type="float" office:value="0" calcext:value-type="float">
            <text:p>0</text:p>
          </table:table-cell>
          <table:table-cell table:formula="of:=AVERAGE([.C233:.C283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1.01541425858599" calcext:value-type="float">
            <text:p>1.01541425858599</text:p>
          </table:table-cell>
          <table:table-cell table:formula="of:=AVERAGE([.A235:.A285])" office:value-type="float" office:value="0.17824269272883" calcext:value-type="float">
            <text:p>0.17824269272883</text:p>
          </table:table-cell>
          <table:table-cell table:formula="of:=IF([.A284]&gt;0.25;1;0)" office:value-type="float" office:value="1" calcext:value-type="float">
            <text:p>1</text:p>
          </table:table-cell>
          <table:table-cell table:formula="of:=AVERAGE([.C234:.C284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847733494602143" calcext:value-type="float">
            <text:p>-0.084773349460214</text:p>
          </table:table-cell>
          <table:table-cell table:formula="of:=AVERAGE([.A236:.A286])" office:value-type="float" office:value="0.154847568837436" calcext:value-type="float">
            <text:p>0.154847568837436</text:p>
          </table:table-cell>
          <table:table-cell table:formula="of:=IF([.A285]&gt;0.25;1;0)" office:value-type="float" office:value="0" calcext:value-type="float">
            <text:p>0</text:p>
          </table:table-cell>
          <table:table-cell table:formula="of:=AVERAGE([.C235:.C285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09794260594621" calcext:value-type="float">
            <text:p>-0.109794260594621</text:p>
          </table:table-cell>
          <table:table-cell table:formula="of:=AVERAGE([.A237:.A287])" office:value-type="float" office:value="0.154248416219666" calcext:value-type="float">
            <text:p>0.154248416219666</text:p>
          </table:table-cell>
          <table:table-cell table:formula="of:=IF([.A286]&gt;0.25;1;0)" office:value-type="float" office:value="0" calcext:value-type="float">
            <text:p>0</text:p>
          </table:table-cell>
          <table:table-cell table:formula="of:=AVERAGE([.C236:.C286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971473331969231" calcext:value-type="float">
            <text:p>-0.097147333196923</text:p>
          </table:table-cell>
          <table:table-cell table:formula="of:=AVERAGE([.A238:.A288])" office:value-type="float" office:value="0.159435041718514" calcext:value-type="float">
            <text:p>0.159435041718514</text:p>
          </table:table-cell>
          <table:table-cell table:formula="of:=IF([.A287]&gt;0.25;1;0)" office:value-type="float" office:value="0" calcext:value-type="float">
            <text:p>0</text:p>
          </table:table-cell>
          <table:table-cell table:formula="of:=AVERAGE([.C237:.C287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0.191507234782726" calcext:value-type="float">
            <text:p>0.191507234782726</text:p>
          </table:table-cell>
          <table:table-cell table:formula="of:=AVERAGE([.A239:.A289])" office:value-type="float" office:value="0.159023027954988" calcext:value-type="float">
            <text:p>0.159023027954988</text:p>
          </table:table-cell>
          <table:table-cell table:formula="of:=IF([.A288]&gt;0.25;1;0)" office:value-type="float" office:value="0" calcext:value-type="float">
            <text:p>0</text:p>
          </table:table-cell>
          <table:table-cell table:formula="of:=AVERAGE([.C238:.C288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97548462112993" calcext:value-type="float">
            <text:p>-0.097548462112993</text:p>
          </table:table-cell>
          <table:table-cell table:formula="of:=AVERAGE([.A240:.A290])" office:value-type="float" office:value="0.158492215499684" calcext:value-type="float">
            <text:p>0.158492215499684</text:p>
          </table:table-cell>
          <table:table-cell table:formula="of:=IF([.A289]&gt;0.25;1;0)" office:value-type="float" office:value="0" calcext:value-type="float">
            <text:p>0</text:p>
          </table:table-cell>
          <table:table-cell table:formula="of:=AVERAGE([.C239:.C289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983801996205003" calcext:value-type="float">
            <text:p>-0.0983801996205</text:p>
          </table:table-cell>
          <table:table-cell table:formula="of:=AVERAGE([.A241:.A291])" office:value-type="float" office:value="0.157970300724175" calcext:value-type="float">
            <text:p>0.157970300724175</text:p>
          </table:table-cell>
          <table:table-cell table:formula="of:=IF([.A290]&gt;0.25;1;0)" office:value-type="float" office:value="0" calcext:value-type="float">
            <text:p>0</text:p>
          </table:table-cell>
          <table:table-cell table:formula="of:=AVERAGE([.C240:.C290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998753031563013" calcext:value-type="float">
            <text:p>-0.099875303156301</text:p>
          </table:table-cell>
          <table:table-cell table:formula="of:=AVERAGE([.A242:.A292])" office:value-type="float" office:value="0.134852957564687" calcext:value-type="float">
            <text:p>0.134852957564687</text:p>
          </table:table-cell>
          <table:table-cell table:formula="of:=IF([.A291]&gt;0.25;1;0)" office:value-type="float" office:value="0" calcext:value-type="float">
            <text:p>0</text:p>
          </table:table-cell>
          <table:table-cell table:formula="of:=AVERAGE([.C241:.C291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956686561468989" calcext:value-type="float">
            <text:p>-0.095668656146899</text:p>
          </table:table-cell>
          <table:table-cell table:formula="of:=AVERAGE([.A243:.A293])" office:value-type="float" office:value="0.133883234125712" calcext:value-type="float">
            <text:p>0.133883234125712</text:p>
          </table:table-cell>
          <table:table-cell table:formula="of:=IF([.A292]&gt;0.25;1;0)" office:value-type="float" office:value="0" calcext:value-type="float">
            <text:p>0</text:p>
          </table:table-cell>
          <table:table-cell table:formula="of:=AVERAGE([.C242:.C292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962595696397126" calcext:value-type="float">
            <text:p>-0.096259569639713</text:p>
          </table:table-cell>
          <table:table-cell table:formula="of:=AVERAGE([.A244:.A294])" office:value-type="float" office:value="0.117466672941906" calcext:value-type="float">
            <text:p>0.117466672941906</text:p>
          </table:table-cell>
          <table:table-cell table:formula="of:=IF([.A293]&gt;0.25;1;0)" office:value-type="float" office:value="0" calcext:value-type="float">
            <text:p>0</text:p>
          </table:table-cell>
          <table:table-cell table:formula="of:=AVERAGE([.C243:.C293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393871159236878" calcext:value-type="float">
            <text:p>-0.039387115923688</text:p>
          </table:table-cell>
          <table:table-cell table:formula="of:=AVERAGE([.A245:.A295])" office:value-type="float" office:value="0.116241660288052" calcext:value-type="float">
            <text:p>0.116241660288052</text:p>
          </table:table-cell>
          <table:table-cell table:formula="of:=IF([.A294]&gt;0.25;1;0)" office:value-type="float" office:value="0" calcext:value-type="float">
            <text:p>0</text:p>
          </table:table-cell>
          <table:table-cell table:formula="of:=AVERAGE([.C244:.C294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89344165792689" calcext:value-type="float">
            <text:p>-0.089344165792689</text:p>
          </table:table-cell>
          <table:table-cell table:formula="of:=AVERAGE([.A246:.A296])" office:value-type="float" office:value="0.0924856627235687" calcext:value-type="float">
            <text:p>0.092485662723569</text:p>
          </table:table-cell>
          <table:table-cell table:formula="of:=IF([.A295]&gt;0.25;1;0)" office:value-type="float" office:value="0" calcext:value-type="float">
            <text:p>0</text:p>
          </table:table-cell>
          <table:table-cell table:formula="of:=AVERAGE([.C245:.C295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25188811068609" calcext:value-type="float">
            <text:p>-0.125188811068609</text:p>
          </table:table-cell>
          <table:table-cell table:formula="of:=AVERAGE([.A247:.A297])" office:value-type="float" office:value="0.0916993482452713" calcext:value-type="float">
            <text:p>0.091699348245271</text:p>
          </table:table-cell>
          <table:table-cell table:formula="of:=IF([.A296]&gt;0.25;1;0)" office:value-type="float" office:value="0" calcext:value-type="float">
            <text:p>0</text:p>
          </table:table-cell>
          <table:table-cell table:formula="of:=AVERAGE([.C246:.C296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40229605438188" calcext:value-type="float">
            <text:p>-0.140229605438188</text:p>
          </table:table-cell>
          <table:table-cell table:formula="of:=AVERAGE([.A248:.A298])" office:value-type="float" office:value="0.0891631471545112" calcext:value-type="float">
            <text:p>0.089163147154511</text:p>
          </table:table-cell>
          <table:table-cell table:formula="of:=IF([.A297]&gt;0.25;1;0)" office:value-type="float" office:value="0" calcext:value-type="float">
            <text:p>0</text:p>
          </table:table-cell>
          <table:table-cell table:formula="of:=AVERAGE([.C247:.C297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67769048838318" calcext:value-type="float">
            <text:p>-0.167769048838318</text:p>
          </table:table-cell>
          <table:table-cell table:formula="of:=AVERAGE([.A249:.A299])" office:value-type="float" office:value="0.0925743864524184" calcext:value-type="float">
            <text:p>0.092574386452418</text:p>
          </table:table-cell>
          <table:table-cell table:formula="of:=IF([.A298]&gt;0.25;1;0)" office:value-type="float" office:value="0" calcext:value-type="float">
            <text:p>0</text:p>
          </table:table-cell>
          <table:table-cell table:formula="of:=AVERAGE([.C248:.C298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0.139029012677073" calcext:value-type="float">
            <text:p>0.139029012677073</text:p>
          </table:table-cell>
          <table:table-cell table:formula="of:=AVERAGE([.A250:.A300])" office:value-type="float" office:value="0.0914236064451606" calcext:value-type="float">
            <text:p>0.091423606445161</text:p>
          </table:table-cell>
          <table:table-cell table:formula="of:=IF([.A299]&gt;0.25;1;0)" office:value-type="float" office:value="0" calcext:value-type="float">
            <text:p>0</text:p>
          </table:table-cell>
          <table:table-cell table:formula="of:=AVERAGE([.C249:.C299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45810357315838" calcext:value-type="float">
            <text:p>-0.145810357315838</text:p>
          </table:table-cell>
          <table:table-cell table:formula="of:=AVERAGE([.A251:.A301])" office:value-type="float" office:value="0.10797437699282" calcext:value-type="float">
            <text:p>0.10797437699282</text:p>
          </table:table-cell>
          <table:table-cell table:formula="of:=IF([.A300]&gt;0.25;1;0)" office:value-type="float" office:value="0" calcext:value-type="float">
            <text:p>0</text:p>
          </table:table-cell>
          <table:table-cell table:formula="of:=AVERAGE([.C250:.C300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0.774488594721382" calcext:value-type="float">
            <text:p>0.774488594721382</text:p>
          </table:table-cell>
          <table:table-cell table:formula="of:=AVERAGE([.A252:.A302])" office:value-type="float" office:value="0.106782338093504" calcext:value-type="float">
            <text:p>0.106782338093504</text:p>
          </table:table-cell>
          <table:table-cell table:formula="of:=IF([.A301]&gt;0.25;1;0)" office:value-type="float" office:value="1" calcext:value-type="float">
            <text:p>1</text:p>
          </table:table-cell>
          <table:table-cell table:formula="of:=AVERAGE([.C251:.C301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4263755225502" calcext:value-type="float">
            <text:p>-0.14263755225502</text:p>
          </table:table-cell>
          <table:table-cell table:formula="of:=AVERAGE([.A253:.A303])" office:value-type="float" office:value="0.10589127313474" calcext:value-type="float">
            <text:p>0.10589127313474</text:p>
          </table:table-cell>
          <table:table-cell table:formula="of:=IF([.A302]&gt;0.25;1;0)" office:value-type="float" office:value="0" calcext:value-type="float">
            <text:p>0</text:p>
          </table:table-cell>
          <table:table-cell table:formula="of:=AVERAGE([.C252:.C302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26802566631139" calcext:value-type="float">
            <text:p>-0.126802566631139</text:p>
          </table:table-cell>
          <table:table-cell table:formula="of:=AVERAGE([.A254:.A304])" office:value-type="float" office:value="0.105859282898784" calcext:value-type="float">
            <text:p>0.105859282898784</text:p>
          </table:table-cell>
          <table:table-cell table:formula="of:=IF([.A303]&gt;0.25;1;0)" office:value-type="float" office:value="0" calcext:value-type="float">
            <text:p>0</text:p>
          </table:table-cell>
          <table:table-cell table:formula="of:=AVERAGE([.C253:.C303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1.04659601561266" calcext:value-type="float">
            <text:p>1.04659601561266</text:p>
          </table:table-cell>
          <table:table-cell table:formula="of:=AVERAGE([.A255:.A305])" office:value-type="float" office:value="0.105370258480038" calcext:value-type="float">
            <text:p>0.105370258480038</text:p>
          </table:table-cell>
          <table:table-cell table:formula="of:=IF([.A304]&gt;0.25;1;0)" office:value-type="float" office:value="1" calcext:value-type="float">
            <text:p>1</text:p>
          </table:table-cell>
          <table:table-cell table:formula="of:=AVERAGE([.C254:.C304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14220171856135" calcext:value-type="float">
            <text:p>-0.114220171856135</text:p>
          </table:table-cell>
          <table:table-cell table:formula="of:=AVERAGE([.A256:.A306])" office:value-type="float" office:value="0.0829718817823194" calcext:value-type="float">
            <text:p>0.08297188178232</text:p>
          </table:table-cell>
          <table:table-cell table:formula="of:=IF([.A305]&gt;0.25;1;0)" office:value-type="float" office:value="0" calcext:value-type="float">
            <text:p>0</text:p>
          </table:table-cell>
          <table:table-cell table:formula="of:=AVERAGE([.C255:.C305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579906977262348" calcext:value-type="float">
            <text:p>-0.057990697726235</text:p>
          </table:table-cell>
          <table:table-cell table:formula="of:=AVERAGE([.A257:.A307])" office:value-type="float" office:value="0.0829057070862038" calcext:value-type="float">
            <text:p>0.082905707086204</text:p>
          </table:table-cell>
          <table:table-cell table:formula="of:=IF([.A306]&gt;0.25;1;0)" office:value-type="float" office:value="0" calcext:value-type="float">
            <text:p>0</text:p>
          </table:table-cell>
          <table:table-cell table:formula="of:=AVERAGE([.C256:.C306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919660969197751" calcext:value-type="float">
            <text:p>-0.091966096919775</text:p>
          </table:table-cell>
          <table:table-cell table:formula="of:=AVERAGE([.A258:.A308])" office:value-type="float" office:value="0.0973601409645373" calcext:value-type="float">
            <text:p>0.097360140964537</text:p>
          </table:table-cell>
          <table:table-cell table:formula="of:=IF([.A307]&gt;0.25;1;0)" office:value-type="float" office:value="0" calcext:value-type="float">
            <text:p>0</text:p>
          </table:table-cell>
          <table:table-cell table:formula="of:=AVERAGE([.C257:.C307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0.651452388800556" calcext:value-type="float">
            <text:p>0.651452388800556</text:p>
          </table:table-cell>
          <table:table-cell table:formula="of:=AVERAGE([.A259:.A309])" office:value-type="float" office:value="0.102943311377646" calcext:value-type="float">
            <text:p>0.102943311377646</text:p>
          </table:table-cell>
          <table:table-cell table:formula="of:=IF([.A308]&gt;0.25;1;0)" office:value-type="float" office:value="1" calcext:value-type="float">
            <text:p>1</text:p>
          </table:table-cell>
          <table:table-cell table:formula="of:=AVERAGE([.C258:.C308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0.200674387166649" calcext:value-type="float">
            <text:p>0.200674387166649</text:p>
          </table:table-cell>
          <table:table-cell table:formula="of:=AVERAGE([.A260:.A310])" office:value-type="float" office:value="0.102202411301203" calcext:value-type="float">
            <text:p>0.102202411301203</text:p>
          </table:table-cell>
          <table:table-cell table:formula="of:=IF([.A309]&gt;0.25;1;0)" office:value-type="float" office:value="0" calcext:value-type="float">
            <text:p>0</text:p>
          </table:table-cell>
          <table:table-cell table:formula="of:=AVERAGE([.C259:.C309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15853580535576" calcext:value-type="float">
            <text:p>-0.115853580535576</text:p>
          </table:table-cell>
          <table:table-cell table:formula="of:=AVERAGE([.A261:.A311])" office:value-type="float" office:value="0.101355069782522" calcext:value-type="float">
            <text:p>0.101355069782522</text:p>
          </table:table-cell>
          <table:table-cell table:formula="of:=IF([.A310]&gt;0.25;1;0)" office:value-type="float" office:value="0" calcext:value-type="float">
            <text:p>0</text:p>
          </table:table-cell>
          <table:table-cell table:formula="of:=AVERAGE([.C260:.C310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169236487519" calcext:value-type="float">
            <text:p>-0.1169236487519</text:p>
          </table:table-cell>
          <table:table-cell table:formula="of:=AVERAGE([.A262:.A312])" office:value-type="float" office:value="0.100456389744217" calcext:value-type="float">
            <text:p>0.100456389744217</text:p>
          </table:table-cell>
          <table:table-cell table:formula="of:=IF([.A311]&gt;0.25;1;0)" office:value-type="float" office:value="0" calcext:value-type="float">
            <text:p>0</text:p>
          </table:table-cell>
          <table:table-cell table:formula="of:=AVERAGE([.C261:.C311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3903663190864" calcext:value-type="float">
            <text:p>-0.13903663190864</text:p>
          </table:table-cell>
          <table:table-cell table:formula="of:=AVERAGE([.A263:.A313])" office:value-type="float" office:value="0.099810804696588" calcext:value-type="float">
            <text:p>0.099810804696588</text:p>
          </table:table-cell>
          <table:table-cell table:formula="of:=IF([.A312]&gt;0.25;1;0)" office:value-type="float" office:value="0" calcext:value-type="float">
            <text:p>0</text:p>
          </table:table-cell>
          <table:table-cell table:formula="of:=AVERAGE([.C262:.C312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16262482699379" calcext:value-type="float">
            <text:p>-0.116262482699379</text:p>
          </table:table-cell>
          <table:table-cell table:formula="of:=AVERAGE([.A264:.A314])" office:value-type="float" office:value="0.076788363114311" calcext:value-type="float">
            <text:p>0.076788363114311</text:p>
          </table:table-cell>
          <table:table-cell table:formula="of:=IF([.A313]&gt;0.25;1;0)" office:value-type="float" office:value="0" calcext:value-type="float">
            <text:p>0</text:p>
          </table:table-cell>
          <table:table-cell table:formula="of:=AVERAGE([.C263:.C313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20494062767551" calcext:value-type="float">
            <text:p>-0.120494062767551</text:p>
          </table:table-cell>
          <table:table-cell table:formula="of:=AVERAGE([.A265:.A315])" office:value-type="float" office:value="0.0748567786334386" calcext:value-type="float">
            <text:p>0.074856778633439</text:p>
          </table:table-cell>
          <table:table-cell table:formula="of:=IF([.A314]&gt;0.25;1;0)" office:value-type="float" office:value="0" calcext:value-type="float">
            <text:p>0</text:p>
          </table:table-cell>
          <table:table-cell table:formula="of:=AVERAGE([.C264:.C314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59643511650712" calcext:value-type="float">
            <text:p>-0.159643511650712</text:p>
          </table:table-cell>
          <table:table-cell table:formula="of:=AVERAGE([.A266:.A316])" office:value-type="float" office:value="0.0725365633995192" calcext:value-type="float">
            <text:p>0.072536563399519</text:p>
          </table:table-cell>
          <table:table-cell table:formula="of:=IF([.A315]&gt;0.25;1;0)" office:value-type="float" office:value="0" calcext:value-type="float">
            <text:p>0</text:p>
          </table:table-cell>
          <table:table-cell table:formula="of:=AVERAGE([.C265:.C315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3050307254754" calcext:value-type="float">
            <text:p>-0.13050307254754</text:p>
          </table:table-cell>
          <table:table-cell table:formula="of:=AVERAGE([.A267:.A317])" office:value-type="float" office:value="0.0939853336679487" calcext:value-type="float">
            <text:p>0.093985333667949</text:p>
          </table:table-cell>
          <table:table-cell table:formula="of:=IF([.A316]&gt;0.25;1;0)" office:value-type="float" office:value="0" calcext:value-type="float">
            <text:p>0</text:p>
          </table:table-cell>
          <table:table-cell table:formula="of:=AVERAGE([.C266:.C316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0.98411619617343" calcext:value-type="float">
            <text:p>0.98411619617343</text:p>
          </table:table-cell>
          <table:table-cell table:formula="of:=AVERAGE([.A268:.A318])" office:value-type="float" office:value="0.0931758202294337" calcext:value-type="float">
            <text:p>0.093175820229434</text:p>
          </table:table-cell>
          <table:table-cell table:formula="of:=IF([.A317]&gt;0.25;1;0)" office:value-type="float" office:value="1" calcext:value-type="float">
            <text:p>1</text:p>
          </table:table-cell>
          <table:table-cell table:formula="of:=AVERAGE([.C267:.C317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07168076181039" calcext:value-type="float">
            <text:p>-0.107168076181039</text:p>
          </table:table-cell>
          <table:table-cell table:formula="of:=AVERAGE([.A269:.A319])" office:value-type="float" office:value="0.0925097020745836" calcext:value-type="float">
            <text:p>0.092509702074584</text:p>
          </table:table-cell>
          <table:table-cell table:formula="of:=IF([.A318]&gt;0.25;1;0)" office:value-type="float" office:value="0" calcext:value-type="float">
            <text:p>0</text:p>
          </table:table-cell>
          <table:table-cell table:formula="of:=AVERAGE([.C268:.C318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10142443427071" calcext:value-type="float">
            <text:p>-0.110142443427071</text:p>
          </table:table-cell>
          <table:table-cell table:formula="of:=AVERAGE([.A270:.A320])" office:value-type="float" office:value="0.09152000343074" calcext:value-type="float">
            <text:p>0.09152000343074</text:p>
          </table:table-cell>
          <table:table-cell table:formula="of:=IF([.A319]&gt;0.25;1;0)" office:value-type="float" office:value="0" calcext:value-type="float">
            <text:p>0</text:p>
          </table:table-cell>
          <table:table-cell table:formula="of:=AVERAGE([.C269:.C319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20802499371022" calcext:value-type="float">
            <text:p>-0.120802499371022</text:p>
          </table:table-cell>
          <table:table-cell table:formula="of:=AVERAGE([.A271:.A321])" office:value-type="float" office:value="0.0841660106880017" calcext:value-type="float">
            <text:p>0.084166010688002</text:p>
          </table:table-cell>
          <table:table-cell table:formula="of:=IF([.A320]&gt;0.25;1;0)" office:value-type="float" office:value="0" calcext:value-type="float">
            <text:p>0</text:p>
          </table:table-cell>
          <table:table-cell table:formula="of:=AVERAGE([.C270:.C320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33507506129146" calcext:value-type="float">
            <text:p>-0.133507506129146</text:p>
          </table:table-cell>
          <table:table-cell table:formula="of:=AVERAGE([.A272:.A322])" office:value-type="float" office:value="0.0603036694579824" calcext:value-type="float">
            <text:p>0.060303669457983</text:p>
          </table:table-cell>
          <table:table-cell table:formula="of:=IF([.A321]&gt;0.25;1;0)" office:value-type="float" office:value="0" calcext:value-type="float">
            <text:p>0</text:p>
          </table:table-cell>
          <table:table-cell table:formula="of:=AVERAGE([.C271:.C321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34096219646186" calcext:value-type="float">
            <text:p>-0.134096219646186</text:p>
          </table:table-cell>
          <table:table-cell table:formula="of:=AVERAGE([.A273:.A323])" office:value-type="float" office:value="0.0592017174097593" calcext:value-type="float">
            <text:p>0.059201717409759</text:p>
          </table:table-cell>
          <table:table-cell table:formula="of:=IF([.A322]&gt;0.25;1;0)" office:value-type="float" office:value="0" calcext:value-type="float">
            <text:p>0</text:p>
          </table:table-cell>
          <table:table-cell table:formula="of:=AVERAGE([.C272:.C322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36477913418785" calcext:value-type="float">
            <text:p>-0.136477913418785</text:p>
          </table:table-cell>
          <table:table-cell table:formula="of:=AVERAGE([.A274:.A324])" office:value-type="float" office:value="0.0723497174156671" calcext:value-type="float">
            <text:p>0.072349717415667</text:p>
          </table:table-cell>
          <table:table-cell table:formula="of:=IF([.A323]&gt;0.25;1;0)" office:value-type="float" office:value="0" calcext:value-type="float">
            <text:p>0</text:p>
          </table:table-cell>
          <table:table-cell table:formula="of:=AVERAGE([.C273:.C323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0.594162425140912" calcext:value-type="float">
            <text:p>0.594162425140912</text:p>
          </table:table-cell>
          <table:table-cell table:formula="of:=AVERAGE([.A275:.A325])" office:value-type="float" office:value="0.0716255889192393" calcext:value-type="float">
            <text:p>0.071625588919239</text:p>
          </table:table-cell>
          <table:table-cell table:formula="of:=IF([.A324]&gt;0.25;1;0)" office:value-type="float" office:value="1" calcext:value-type="float">
            <text:p>1</text:p>
          </table:table-cell>
          <table:table-cell table:formula="of:=AVERAGE([.C274:.C324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697676080379637" calcext:value-type="float">
            <text:p>-0.069767608037964</text:p>
          </table:table-cell>
          <table:table-cell table:formula="of:=AVERAGE([.A276:.A326])" office:value-type="float" office:value="0.048889075830177" calcext:value-type="float">
            <text:p>0.048889075830177</text:p>
          </table:table-cell>
          <table:table-cell table:formula="of:=IF([.A325]&gt;0.25;1;0)" office:value-type="float" office:value="0" calcext:value-type="float">
            <text:p>0</text:p>
          </table:table-cell>
          <table:table-cell table:formula="of:=AVERAGE([.C275:.C325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41637589933351" calcext:value-type="float">
            <text:p>-0.141637589933351</text:p>
          </table:table-cell>
          <table:table-cell table:formula="of:=AVERAGE([.A277:.A327])" office:value-type="float" office:value="0.0499082253915348" calcext:value-type="float">
            <text:p>0.049908225391535</text:p>
          </table:table-cell>
          <table:table-cell table:formula="of:=IF([.A326]&gt;0.25;1;0)" office:value-type="float" office:value="0" calcext:value-type="float">
            <text:p>0</text:p>
          </table:table-cell>
          <table:table-cell table:formula="of:=AVERAGE([.C276:.C326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41553945395723" calcext:value-type="float">
            <text:p>-0.041553945395723</text:p>
          </table:table-cell>
          <table:table-cell table:formula="of:=AVERAGE([.A278:.A328])" office:value-type="float" office:value="0.0457327030067057" calcext:value-type="float">
            <text:p>0.045732703006706</text:p>
          </table:table-cell>
          <table:table-cell table:formula="of:=IF([.A327]&gt;0.25;1;0)" office:value-type="float" office:value="0" calcext:value-type="float">
            <text:p>0</text:p>
          </table:table-cell>
          <table:table-cell table:formula="of:=AVERAGE([.C277:.C327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59388167795912" calcext:value-type="float">
            <text:p>-0.159388167795912</text:p>
          </table:table-cell>
          <table:table-cell table:formula="of:=AVERAGE([.A279:.A329])" office:value-type="float" office:value="0.0448070250957692" calcext:value-type="float">
            <text:p>0.044807025095769</text:p>
          </table:table-cell>
          <table:table-cell table:formula="of:=IF([.A328]&gt;0.25;1;0)" office:value-type="float" office:value="0" calcext:value-type="float">
            <text:p>0</text:p>
          </table:table-cell>
          <table:table-cell table:formula="of:=AVERAGE([.C278:.C328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38380745797977" calcext:value-type="float">
            <text:p>-0.138380745797977</text:p>
          </table:table-cell>
          <table:table-cell table:formula="of:=AVERAGE([.A280:.A330])" office:value-type="float" office:value="0.0442063339328502" calcext:value-type="float">
            <text:p>0.04420633393285</text:p>
          </table:table-cell>
          <table:table-cell table:formula="of:=IF([.A329]&gt;0.25;1;0)" office:value-type="float" office:value="0" calcext:value-type="float">
            <text:p>0</text:p>
          </table:table-cell>
          <table:table-cell table:formula="of:=AVERAGE([.C279:.C329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08688992765918" calcext:value-type="float">
            <text:p>-0.108688992765918</text:p>
          </table:table-cell>
          <table:table-cell table:formula="of:=AVERAGE([.A281:.A331])" office:value-type="float" office:value="0.0211220463728544" calcext:value-type="float">
            <text:p>0.021122046372854</text:p>
          </table:table-cell>
          <table:table-cell table:formula="of:=IF([.A330]&gt;0.25;1;0)" office:value-type="float" office:value="0" calcext:value-type="float">
            <text:p>0</text:p>
          </table:table-cell>
          <table:table-cell table:formula="of:=AVERAGE([.C280:.C330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56480533148348" calcext:value-type="float">
            <text:p>-0.156480533148348</text:p>
          </table:table-cell>
          <table:table-cell table:formula="of:=AVERAGE([.A282:.A332])" office:value-type="float" office:value="0.0195429382719221" calcext:value-type="float">
            <text:p>0.019542938271922</text:p>
          </table:table-cell>
          <table:table-cell table:formula="of:=IF([.A331]&gt;0.25;1;0)" office:value-type="float" office:value="0" calcext:value-type="float">
            <text:p>0</text:p>
          </table:table-cell>
          <table:table-cell table:formula="of:=AVERAGE([.C281:.C331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51422348849475" calcext:value-type="float">
            <text:p>-0.151422348849475</text:p>
          </table:table-cell>
          <table:table-cell table:formula="of:=AVERAGE([.A283:.A333])" office:value-type="float" office:value="0.0205462767655626" calcext:value-type="float">
            <text:p>0.020546276765563</text:p>
          </table:table-cell>
          <table:table-cell table:formula="of:=IF([.A332]&gt;0.25;1;0)" office:value-type="float" office:value="0" calcext:value-type="float">
            <text:p>0</text:p>
          </table:table-cell>
          <table:table-cell table:formula="of:=AVERAGE([.C282:.C332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0256974000092596" calcext:value-type="float">
            <text:p>-0.02569740000926</text:p>
          </table:table-cell>
          <table:table-cell table:formula="of:=AVERAGE([.A284:.A334])" office:value-type="float" office:value="0.0192715820444321" calcext:value-type="float">
            <text:p>0.019271582044432</text:p>
          </table:table-cell>
          <table:table-cell table:formula="of:=IF([.A333]&gt;0.25;1;0)" office:value-type="float" office:value="0" calcext:value-type="float">
            <text:p>0</text:p>
          </table:table-cell>
          <table:table-cell table:formula="of:=AVERAGE([.C283:.C333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0.0401324750669301" calcext:value-type="float">
            <text:p>0.04013247506693</text:p>
          </table:table-cell>
          <table:table-cell table:formula="of:=AVERAGE([.A285:.A335])" office:value-type="float" office:value="-0.0034460946507509" calcext:value-type="float">
            <text:p>-0.003446094650751</text:p>
          </table:table-cell>
          <table:table-cell table:formula="of:=IF([.A334]&gt;0.25;1;0)" office:value-type="float" office:value="0" calcext:value-type="float">
            <text:p>0</text:p>
          </table:table-cell>
          <table:table-cell table:formula="of:=AVERAGE([.C284:.C334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43187252868339" calcext:value-type="float">
            <text:p>-0.143187252868339</text:p>
          </table:table-cell>
          <table:table-cell table:formula="of:=AVERAGE([.A286:.A336])" office:value-type="float" office:value="0.011330268354317" calcext:value-type="float">
            <text:p>0.011330268354317</text:p>
          </table:table-cell>
          <table:table-cell table:formula="of:=IF([.A335]&gt;0.25;1;0)" office:value-type="float" office:value="0" calcext:value-type="float">
            <text:p>0</text:p>
          </table:table-cell>
          <table:table-cell table:formula="of:=AVERAGE([.C285:.C335])" office:value-type="float" office:value="0.0980392156862745" calcext:value-type="float">
            <text:p>0.098039215686275</text:p>
          </table:table-cell>
          <table:table-cell/>
        </table:table-row>
        <table:table-row table:style-name="ro1">
          <table:table-cell office:value-type="float" office:value="0.668821163798248" calcext:value-type="float">
            <text:p>0.668821163798248</text:p>
          </table:table-cell>
          <table:table-cell table:formula="of:=AVERAGE([.A287:.A337])" office:value-type="float" office:value="0.0109335422655798" calcext:value-type="float">
            <text:p>0.01093354226558</text:p>
          </table:table-cell>
          <table:table-cell table:formula="of:=IF([.A336]&gt;0.25;1;0)" office:value-type="float" office:value="1" calcext:value-type="float">
            <text:p>1</text:p>
          </table:table-cell>
          <table:table-cell table:formula="of:=AVERAGE([.C286:.C336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30027291120217" calcext:value-type="float">
            <text:p>-0.130027291120217</text:p>
          </table:table-cell>
          <table:table-cell table:formula="of:=AVERAGE([.A288:.A338])" office:value-type="float" office:value="0.0101816250555557" calcext:value-type="float">
            <text:p>0.010181625055556</text:p>
          </table:table-cell>
          <table:table-cell table:formula="of:=IF([.A337]&gt;0.25;1;0)" office:value-type="float" office:value="0" calcext:value-type="float">
            <text:p>0</text:p>
          </table:table-cell>
          <table:table-cell table:formula="of:=AVERAGE([.C287:.C337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35495110908151" calcext:value-type="float">
            <text:p>-0.135495110908151</text:p>
          </table:table-cell>
          <table:table-cell table:formula="of:=AVERAGE([.A289:.A339])" office:value-type="float" office:value="0.00395577413799611" calcext:value-type="float">
            <text:p>0.003955774137996</text:p>
          </table:table-cell>
          <table:table-cell table:formula="of:=IF([.A338]&gt;0.25;1;0)" office:value-type="float" office:value="0" calcext:value-type="float">
            <text:p>0</text:p>
          </table:table-cell>
          <table:table-cell table:formula="of:=AVERAGE([.C288:.C338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26011162012816" calcext:value-type="float">
            <text:p>-0.126011162012816</text:p>
          </table:table-cell>
          <table:table-cell table:formula="of:=AVERAGE([.A290:.A340])" office:value-type="float" office:value="0.00391023607737334" calcext:value-type="float">
            <text:p>0.003910236077373</text:p>
          </table:table-cell>
          <table:table-cell table:formula="of:=IF([.A339]&gt;0.25;1;0)" office:value-type="float" office:value="0" calcext:value-type="float">
            <text:p>0</text:p>
          </table:table-cell>
          <table:table-cell table:formula="of:=AVERAGE([.C289:.C339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0998709032047542" calcext:value-type="float">
            <text:p>-0.099870903204754</text:p>
          </table:table-cell>
          <table:table-cell table:formula="of:=AVERAGE([.A291:.A341])" office:value-type="float" office:value="0.00367361933661045" calcext:value-type="float">
            <text:p>0.00367361933661</text:p>
          </table:table-cell>
          <table:table-cell table:formula="of:=IF([.A340]&gt;0.25;1;0)" office:value-type="float" office:value="0" calcext:value-type="float">
            <text:p>0</text:p>
          </table:table-cell>
          <table:table-cell table:formula="of:=AVERAGE([.C290:.C340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10447653399408" calcext:value-type="float">
            <text:p>-0.110447653399408</text:p>
          </table:table-cell>
          <table:table-cell table:formula="of:=AVERAGE([.A292:.A342])" office:value-type="float" office:value="0.00374652049460142" calcext:value-type="float">
            <text:p>0.003746520494601</text:p>
          </table:table-cell>
          <table:table-cell table:formula="of:=IF([.A341]&gt;0.25;1;0)" office:value-type="float" office:value="0" calcext:value-type="float">
            <text:p>0</text:p>
          </table:table-cell>
          <table:table-cell table:formula="of:=AVERAGE([.C291:.C341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0961573440987618" calcext:value-type="float">
            <text:p>-0.096157344098762</text:p>
          </table:table-cell>
          <table:table-cell table:formula="of:=AVERAGE([.A293:.A343])" office:value-type="float" office:value="0.00347300455233232" calcext:value-type="float">
            <text:p>0.003473004552332</text:p>
          </table:table-cell>
          <table:table-cell table:formula="of:=IF([.A342]&gt;0.25;1;0)" office:value-type="float" office:value="0" calcext:value-type="float">
            <text:p>0</text:p>
          </table:table-cell>
          <table:table-cell table:formula="of:=AVERAGE([.C292:.C342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09617969202623" calcext:value-type="float">
            <text:p>-0.109617969202623</text:p>
          </table:table-cell>
          <table:table-cell table:formula="of:=AVERAGE([.A294:.A344])" office:value-type="float" office:value="0.00349125141022" calcext:value-type="float">
            <text:p>0.00349125141022</text:p>
          </table:table-cell>
          <table:table-cell table:formula="of:=IF([.A343]&gt;0.25;1;0)" office:value-type="float" office:value="0" calcext:value-type="float">
            <text:p>0</text:p>
          </table:table-cell>
          <table:table-cell table:formula="of:=AVERAGE([.C293:.C343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0953289798874408" calcext:value-type="float">
            <text:p>-0.095328979887441</text:p>
          </table:table-cell>
          <table:table-cell table:formula="of:=AVERAGE([.A295:.A345])" office:value-type="float" office:value="0.00160172241394174" calcext:value-type="float">
            <text:p>0.001601722413942</text:p>
          </table:table-cell>
          <table:table-cell table:formula="of:=IF([.A344]&gt;0.25;1;0)" office:value-type="float" office:value="0" calcext:value-type="float">
            <text:p>0</text:p>
          </table:table-cell>
          <table:table-cell table:formula="of:=AVERAGE([.C294:.C344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35753094733879" calcext:value-type="float">
            <text:p>-0.135753094733879</text:p>
          </table:table-cell>
          <table:table-cell table:formula="of:=AVERAGE([.A296:.A346])" office:value-type="float" office:value="0.000369109059473281" calcext:value-type="float">
            <text:p>0.000369109059473</text:p>
          </table:table-cell>
          <table:table-cell table:formula="of:=IF([.A345]&gt;0.25;1;0)" office:value-type="float" office:value="0" calcext:value-type="float">
            <text:p>0</text:p>
          </table:table-cell>
          <table:table-cell table:formula="of:=AVERAGE([.C295:.C345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5220744687058" calcext:value-type="float">
            <text:p>-0.15220744687058</text:p>
          </table:table-cell>
          <table:table-cell table:formula="of:=AVERAGE([.A297:.A347])" office:value-type="float" office:value="0.00225789322735234" calcext:value-type="float">
            <text:p>0.002257893227352</text:p>
          </table:table-cell>
          <table:table-cell table:formula="of:=IF([.A346]&gt;0.25;1;0)" office:value-type="float" office:value="0" calcext:value-type="float">
            <text:p>0</text:p>
          </table:table-cell>
          <table:table-cell table:formula="of:=AVERAGE([.C296:.C346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0288608185067774" calcext:value-type="float">
            <text:p>-0.028860818506777</text:p>
          </table:table-cell>
          <table:table-cell table:formula="of:=AVERAGE([.A298:.A348])" office:value-type="float" office:value="0.00242620143928842" calcext:value-type="float">
            <text:p>0.002426201439288</text:p>
          </table:table-cell>
          <table:table-cell table:formula="of:=IF([.A347]&gt;0.25;1;0)" office:value-type="float" office:value="0" calcext:value-type="float">
            <text:p>0</text:p>
          </table:table-cell>
          <table:table-cell table:formula="of:=AVERAGE([.C297:.C347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31645886629447" calcext:value-type="float">
            <text:p>-0.131645886629447</text:p>
          </table:table-cell>
          <table:table-cell table:formula="of:=AVERAGE([.A299:.A349])" office:value-type="float" office:value="0.00543681220777227" calcext:value-type="float">
            <text:p>0.005436812207772</text:p>
          </table:table-cell>
          <table:table-cell table:formula="of:=IF([.A348]&gt;0.25;1;0)" office:value-type="float" office:value="0" calcext:value-type="float">
            <text:p>0</text:p>
          </table:table-cell>
          <table:table-cell table:formula="of:=AVERAGE([.C298:.C348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0142278996456415" calcext:value-type="float">
            <text:p>-0.014227899645642</text:p>
          </table:table-cell>
          <table:table-cell table:formula="of:=AVERAGE([.A300:.A350])" office:value-type="float" office:value="0.0226683647414267" calcext:value-type="float">
            <text:p>0.022668364741427</text:p>
          </table:table-cell>
          <table:table-cell table:formula="of:=IF([.A349]&gt;0.25;1;0)" office:value-type="float" office:value="0" calcext:value-type="float">
            <text:p>0</text:p>
          </table:table-cell>
          <table:table-cell table:formula="of:=AVERAGE([.C299:.C349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1.01783819189345" calcext:value-type="float">
            <text:p>1.01783819189345</text:p>
          </table:table-cell>
          <table:table-cell table:formula="of:=AVERAGE([.A301:.A351])" office:value-type="float" office:value="0.0254047550002368" calcext:value-type="float">
            <text:p>0.025404755000237</text:p>
          </table:table-cell>
          <table:table-cell table:formula="of:=IF([.A350]&gt;0.25;1;0)" office:value-type="float" office:value="1" calcext:value-type="float">
            <text:p>1</text:p>
          </table:table-cell>
          <table:table-cell table:formula="of:=AVERAGE([.C300:.C350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0625445411652326" calcext:value-type="float">
            <text:p>-0.006254454116523</text:p>
          </table:table-cell>
          <table:table-cell table:formula="of:=AVERAGE([.A302:.A352])" office:value-type="float" office:value="0.00788275122630577" calcext:value-type="float">
            <text:p>0.007882751226306</text:p>
          </table:table-cell>
          <table:table-cell table:formula="of:=IF([.A351]&gt;0.25;1;0)" office:value-type="float" office:value="0" calcext:value-type="float">
            <text:p>0</text:p>
          </table:table-cell>
          <table:table-cell table:formula="of:=AVERAGE([.C301:.C351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19133597749099" calcext:value-type="float">
            <text:p>-0.119133597749099</text:p>
          </table:table-cell>
          <table:table-cell table:formula="of:=AVERAGE([.A303:.A353])" office:value-type="float" office:value="0.00878171884314288" calcext:value-type="float">
            <text:p>0.008781718843143</text:p>
          </table:table-cell>
          <table:table-cell table:formula="of:=IF([.A352]&gt;0.25;1;0)" office:value-type="float" office:value="0" calcext:value-type="float">
            <text:p>0</text:p>
          </table:table-cell>
          <table:table-cell table:formula="of:=AVERAGE([.C302:.C352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0967902037963273" calcext:value-type="float">
            <text:p>-0.096790203796327</text:p>
          </table:table-cell>
          <table:table-cell table:formula="of:=AVERAGE([.A304:.A354])" office:value-type="float" office:value="0.0298972769560425" calcext:value-type="float">
            <text:p>0.029897276956043</text:p>
          </table:table-cell>
          <table:table-cell table:formula="of:=IF([.A353]&gt;0.25;1;0)" office:value-type="float" office:value="0" calcext:value-type="float">
            <text:p>0</text:p>
          </table:table-cell>
          <table:table-cell table:formula="of:=AVERAGE([.C303:.C353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0.950090897126744" calcext:value-type="float">
            <text:p>0.950090897126744</text:p>
          </table:table-cell>
          <table:table-cell table:formula="of:=AVERAGE([.A305:.A355])" office:value-type="float" office:value="0.00618532558108116" calcext:value-type="float">
            <text:p>0.006185325581081</text:p>
          </table:table-cell>
          <table:table-cell table:formula="of:=IF([.A354]&gt;0.25;1;0)" office:value-type="float" office:value="1" calcext:value-type="float">
            <text:p>1</text:p>
          </table:table-cell>
          <table:table-cell table:formula="of:=AVERAGE([.C304:.C354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62713504510373" calcext:value-type="float">
            <text:p>-0.162713504510373</text:p>
          </table:table-cell>
          <table:table-cell table:formula="of:=AVERAGE([.A306:.A356])" office:value-type="float" office:value="0.00564831580840091" calcext:value-type="float">
            <text:p>0.005648315808401</text:p>
          </table:table-cell>
          <table:table-cell table:formula="of:=IF([.A355]&gt;0.25;1;0)" office:value-type="float" office:value="0" calcext:value-type="float">
            <text:p>0</text:p>
          </table:table-cell>
          <table:table-cell table:formula="of:=AVERAGE([.C305:.C355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41607670262828" calcext:value-type="float">
            <text:p>-0.141607670262828</text:p>
          </table:table-cell>
          <table:table-cell table:formula="of:=AVERAGE([.A307:.A357])" office:value-type="float" office:value="0.00484588255335634" calcext:value-type="float">
            <text:p>0.004845882553356</text:p>
          </table:table-cell>
          <table:table-cell table:formula="of:=IF([.A356]&gt;0.25;1;0)" office:value-type="float" office:value="0" calcext:value-type="float">
            <text:p>0</text:p>
          </table:table-cell>
          <table:table-cell table:formula="of:=AVERAGE([.C306:.C356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0989147937335075" calcext:value-type="float">
            <text:p>-0.098914793733508</text:p>
          </table:table-cell>
          <table:table-cell table:formula="of:=AVERAGE([.A308:.A358])" office:value-type="float" office:value="0.00372189911375774" calcext:value-type="float">
            <text:p>0.003721899113758</text:p>
          </table:table-cell>
          <table:table-cell table:formula="of:=IF([.A357]&gt;0.25;1;0)" office:value-type="float" office:value="0" calcext:value-type="float">
            <text:p>0</text:p>
          </table:table-cell>
          <table:table-cell table:formula="of:=AVERAGE([.C307:.C357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49289252339304" calcext:value-type="float">
            <text:p>-0.149289252339304</text:p>
          </table:table-cell>
          <table:table-cell table:formula="of:=AVERAGE([.A309:.A359])" office:value-type="float" office:value="-0.009686246417105" calcext:value-type="float">
            <text:p>-0.009686246417105</text:p>
          </table:table-cell>
          <table:table-cell table:formula="of:=IF([.A358]&gt;0.25;1;0)" office:value-type="float" office:value="0" calcext:value-type="float">
            <text:p>0</text:p>
          </table:table-cell>
          <table:table-cell table:formula="of:=AVERAGE([.C308:.C358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0323630332734437" calcext:value-type="float">
            <text:p>-0.032363033273444</text:p>
          </table:table-cell>
          <table:table-cell table:formula="of:=AVERAGE([.A310:.A360])" office:value-type="float" office:value="-0.0156735825755872" calcext:value-type="float">
            <text:p>-0.015673582575587</text:p>
          </table:table-cell>
          <table:table-cell table:formula="of:=IF([.A359]&gt;0.25;1;0)" office:value-type="float" office:value="0" calcext:value-type="float">
            <text:p>0</text:p>
          </table:table-cell>
          <table:table-cell table:formula="of:=AVERAGE([.C309:.C359])" office:value-type="float" office:value="0.0980392156862745" calcext:value-type="float">
            <text:p>0.098039215686275</text:p>
          </table:table-cell>
          <table:table-cell/>
        </table:table-row>
        <table:table-row table:style-name="ro1">
          <table:table-cell office:value-type="float" office:value="-0.104679756915942" calcext:value-type="float">
            <text:p>-0.104679756915942</text:p>
          </table:table-cell>
          <table:table-cell table:formula="of:=AVERAGE([.A311:.A361])" office:value-type="float" office:value="0.0015804137079373" calcext:value-type="float">
            <text:p>0.001580413707937</text:p>
          </table:table-cell>
          <table:table-cell table:formula="of:=IF([.A360]&gt;0.25;1;0)" office:value-type="float" office:value="0" calcext:value-type="float">
            <text:p>0</text:p>
          </table:table-cell>
          <table:table-cell table:formula="of:=AVERAGE([.C310:.C360])" office:value-type="float" office:value="0.0980392156862745" calcext:value-type="float">
            <text:p>0.098039215686275</text:p>
          </table:table-cell>
          <table:table-cell/>
        </table:table-row>
        <table:table-row table:style-name="ro1">
          <table:table-cell office:value-type="float" office:value="0.764100229924172" calcext:value-type="float">
            <text:p>0.764100229924172</text:p>
          </table:table-cell>
          <table:table-cell table:formula="of:=AVERAGE([.A312:.A362])" office:value-type="float" office:value="0.00152082168443082" calcext:value-type="float">
            <text:p>0.001520821684431</text:p>
          </table:table-cell>
          <table:table-cell table:formula="of:=IF([.A361]&gt;0.25;1;0)" office:value-type="float" office:value="1" calcext:value-type="float">
            <text:p>1</text:p>
          </table:table-cell>
          <table:table-cell table:formula="of:=AVERAGE([.C311:.C361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1996284195073" calcext:value-type="float">
            <text:p>-0.11996284195073</text:p>
          </table:table-cell>
          <table:table-cell table:formula="of:=AVERAGE([.A313:.A363])" office:value-type="float" office:value="0.00172474649761812" calcext:value-type="float">
            <text:p>0.001724746497618</text:p>
          </table:table-cell>
          <table:table-cell table:formula="of:=IF([.A362]&gt;0.25;1;0)" office:value-type="float" office:value="0" calcext:value-type="float">
            <text:p>0</text:p>
          </table:table-cell>
          <table:table-cell table:formula="of:=AVERAGE([.C312:.C362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28636466436088" calcext:value-type="float">
            <text:p>-0.128636466436088</text:p>
          </table:table-cell>
          <table:table-cell table:formula="of:=AVERAGE([.A314:.A364])" office:value-type="float" office:value="0.00498694534526727" calcext:value-type="float">
            <text:p>0.004986945345267</text:p>
          </table:table-cell>
          <table:table-cell table:formula="of:=IF([.A363]&gt;0.25;1;0)" office:value-type="float" office:value="0" calcext:value-type="float">
            <text:p>0</text:p>
          </table:table-cell>
          <table:table-cell table:formula="of:=AVERAGE([.C313:.C363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0.050109658530727" calcext:value-type="float">
            <text:p>0.050109658530727</text:p>
          </table:table-cell>
          <table:table-cell table:formula="of:=AVERAGE([.A315:.A365])" office:value-type="float" office:value="0.0279170023239759" calcext:value-type="float">
            <text:p>0.027917002323976</text:p>
          </table:table-cell>
          <table:table-cell table:formula="of:=IF([.A364]&gt;0.25;1;0)" office:value-type="float" office:value="0" calcext:value-type="float">
            <text:p>0</text:p>
          </table:table-cell>
          <table:table-cell table:formula="of:=AVERAGE([.C314:.C364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1.04893884314659" calcext:value-type="float">
            <text:p>1.04893884314659</text:p>
          </table:table-cell>
          <table:table-cell table:formula="of:=AVERAGE([.A316:.A366])" office:value-type="float" office:value="0.0281314640145943" calcext:value-type="float">
            <text:p>0.028131464014594</text:p>
          </table:table-cell>
          <table:table-cell table:formula="of:=IF([.A365]&gt;0.25;1;0)" office:value-type="float" office:value="1" calcext:value-type="float">
            <text:p>1</text:p>
          </table:table-cell>
          <table:table-cell table:formula="of:=AVERAGE([.C315:.C365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48705965429172" calcext:value-type="float">
            <text:p>-0.148705965429172</text:p>
          </table:table-cell>
          <table:table-cell table:formula="of:=AVERAGE([.A317:.A367])" office:value-type="float" office:value="0.0275000853464713" calcext:value-type="float">
            <text:p>0.027500085346471</text:p>
          </table:table-cell>
          <table:table-cell table:formula="of:=IF([.A366]&gt;0.25;1;0)" office:value-type="float" office:value="0" calcext:value-type="float">
            <text:p>0</text:p>
          </table:table-cell>
          <table:table-cell table:formula="of:=AVERAGE([.C316:.C366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62703384621814" calcext:value-type="float">
            <text:p>-0.162703384621814</text:p>
          </table:table-cell>
          <table:table-cell table:formula="of:=AVERAGE([.A318:.A368])" office:value-type="float" office:value="0.00887843636385844" calcext:value-type="float">
            <text:p>0.008878436363858</text:p>
          </table:table-cell>
          <table:table-cell table:formula="of:=IF([.A367]&gt;0.25;1;0)" office:value-type="float" office:value="0" calcext:value-type="float">
            <text:p>0</text:p>
          </table:table-cell>
          <table:table-cell table:formula="of:=AVERAGE([.C317:.C367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0.0344120980601756" calcext:value-type="float">
            <text:p>0.034412098060176</text:p>
          </table:table-cell>
          <table:table-cell table:formula="of:=AVERAGE([.A319:.A369])" office:value-type="float" office:value="0.00849778016351787" calcext:value-type="float">
            <text:p>0.008497780163518</text:p>
          </table:table-cell>
          <table:table-cell table:formula="of:=IF([.A368]&gt;0.25;1;0)" office:value-type="float" office:value="0" calcext:value-type="float">
            <text:p>0</text:p>
          </table:table-cell>
          <table:table-cell table:formula="of:=AVERAGE([.C318:.C368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26581542398408" calcext:value-type="float">
            <text:p>-0.126581542398408</text:p>
          </table:table-cell>
          <table:table-cell table:formula="of:=AVERAGE([.A320:.A370])" office:value-type="float" office:value="0.00988322712908813" calcext:value-type="float">
            <text:p>0.009883227129088</text:p>
          </table:table-cell>
          <table:table-cell table:formula="of:=IF([.A369]&gt;0.25;1;0)" office:value-type="float" office:value="0" calcext:value-type="float">
            <text:p>0</text:p>
          </table:table-cell>
          <table:table-cell table:formula="of:=AVERAGE([.C319:.C369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0394846481829883" calcext:value-type="float">
            <text:p>-0.039484648182988</text:p>
          </table:table-cell>
          <table:table-cell table:formula="of:=AVERAGE([.A321:.A371])" office:value-type="float" office:value="0.01006370566452" calcext:value-type="float">
            <text:p>0.01006370566452</text:p>
          </table:table-cell>
          <table:table-cell table:formula="of:=IF([.A370]&gt;0.25;1;0)" office:value-type="float" office:value="0" calcext:value-type="float">
            <text:p>0</text:p>
          </table:table-cell>
          <table:table-cell table:formula="of:=AVERAGE([.C320:.C370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11598094063997" calcext:value-type="float">
            <text:p>-0.111598094063997</text:p>
          </table:table-cell>
          <table:table-cell table:formula="of:=AVERAGE([.A322:.A372])" office:value-type="float" office:value="0.0338557713285502" calcext:value-type="float">
            <text:p>0.03385577132855</text:p>
          </table:table-cell>
          <table:table-cell table:formula="of:=IF([.A371]&gt;0.25;1;0)" office:value-type="float" office:value="0" calcext:value-type="float">
            <text:p>0</text:p>
          </table:table-cell>
          <table:table-cell table:formula="of:=AVERAGE([.C321:.C371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1.07988784273639" calcext:value-type="float">
            <text:p>1.07988784273639</text:p>
          </table:table-cell>
          <table:table-cell table:formula="of:=AVERAGE([.A323:.A373])" office:value-type="float" office:value="0.0344225742371983" calcext:value-type="float">
            <text:p>0.034422574237198</text:p>
          </table:table-cell>
          <table:table-cell table:formula="of:=IF([.A372]&gt;0.25;1;0)" office:value-type="float" office:value="1" calcext:value-type="float">
            <text:p>1</text:p>
          </table:table-cell>
          <table:table-cell table:formula="of:=AVERAGE([.C322:.C372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05189271305129" calcext:value-type="float">
            <text:p>-0.105189271305129</text:p>
          </table:table-cell>
          <table:table-cell table:formula="of:=AVERAGE([.A324:.A374])" office:value-type="float" office:value="0.034817606488379" calcext:value-type="float">
            <text:p>0.034817606488379</text:p>
          </table:table-cell>
          <table:table-cell table:formula="of:=IF([.A373]&gt;0.25;1;0)" office:value-type="float" office:value="0" calcext:value-type="float">
            <text:p>0</text:p>
          </table:table-cell>
          <table:table-cell table:formula="of:=AVERAGE([.C323:.C373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1633126860857" calcext:value-type="float">
            <text:p>-0.11633126860857</text:p>
          </table:table-cell>
          <table:table-cell table:formula="of:=AVERAGE([.A325:.A375])" office:value-type="float" office:value="0.0227474191886755" calcext:value-type="float">
            <text:p>0.022747419188676</text:p>
          </table:table-cell>
          <table:table-cell table:formula="of:=IF([.A374]&gt;0.25;1;0)" office:value-type="float" office:value="0" calcext:value-type="float">
            <text:p>0</text:p>
          </table:table-cell>
          <table:table-cell table:formula="of:=AVERAGE([.C324:.C374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214171271439643" calcext:value-type="float">
            <text:p>-0.021417127143964</text:p>
          </table:table-cell>
          <table:table-cell table:formula="of:=AVERAGE([.A326:.A376])" office:value-type="float" office:value="0.0225647176711874" calcext:value-type="float">
            <text:p>0.022564717671187</text:p>
          </table:table-cell>
          <table:table-cell table:formula="of:=IF([.A375]&gt;0.25;1;0)" office:value-type="float" office:value="0" calcext:value-type="float">
            <text:p>0</text:p>
          </table:table-cell>
          <table:table-cell table:formula="of:=AVERAGE([.C325:.C375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0790853854298592" calcext:value-type="float">
            <text:p>-0.079085385429859</text:p>
          </table:table-cell>
          <table:table-cell table:formula="of:=AVERAGE([.A327:.A377])" office:value-type="float" office:value="0.0245791333967782" calcext:value-type="float">
            <text:p>0.024579133396778</text:p>
          </table:table-cell>
          <table:table-cell table:formula="of:=IF([.A376]&gt;0.25;1;0)" office:value-type="float" office:value="0" calcext:value-type="float">
            <text:p>0</text:p>
          </table:table-cell>
          <table:table-cell table:formula="of:=AVERAGE([.C326:.C376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0389023879282178" calcext:value-type="float">
            <text:p>-0.038902387928218</text:p>
          </table:table-cell>
          <table:table-cell table:formula="of:=AVERAGE([.A328:.A378])" office:value-type="float" office:value="0.0441672325131842" calcext:value-type="float">
            <text:p>0.044167232513184</text:p>
          </table:table-cell>
          <table:table-cell table:formula="of:=IF([.A377]&gt;0.25;1;0)" office:value-type="float" office:value="0" calcext:value-type="float">
            <text:p>0</text:p>
          </table:table-cell>
          <table:table-cell table:formula="of:=AVERAGE([.C327:.C377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0.957439109540979" calcext:value-type="float">
            <text:p>0.957439109540979</text:p>
          </table:table-cell>
          <table:table-cell table:formula="of:=AVERAGE([.A329:.A379])" office:value-type="float" office:value="0.0453544285900135" calcext:value-type="float">
            <text:p>0.045354428590014</text:p>
          </table:table-cell>
          <table:table-cell table:formula="of:=IF([.A378]&gt;0.25;1;0)" office:value-type="float" office:value="1" calcext:value-type="float">
            <text:p>1</text:p>
          </table:table-cell>
          <table:table-cell table:formula="of:=AVERAGE([.C328:.C378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988411678776147" calcext:value-type="float">
            <text:p>-0.098841167877615</text:p>
          </table:table-cell>
          <table:table-cell table:formula="of:=AVERAGE([.A330:.A380])" office:value-type="float" office:value="0.0472364345318813" calcext:value-type="float">
            <text:p>0.047236434531881</text:p>
          </table:table-cell>
          <table:table-cell table:formula="of:=IF([.A379]&gt;0.25;1;0)" office:value-type="float" office:value="0" calcext:value-type="float">
            <text:p>0</text:p>
          </table:table-cell>
          <table:table-cell table:formula="of:=AVERAGE([.C329:.C379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423984427627175" calcext:value-type="float">
            <text:p>-0.042398442762718</text:p>
          </table:table-cell>
          <table:table-cell table:formula="of:=AVERAGE([.A331:.A381])" office:value-type="float" office:value="0.070756643581775" calcext:value-type="float">
            <text:p>0.070756643581775</text:p>
          </table:table-cell>
          <table:table-cell table:formula="of:=IF([.A380]&gt;0.25;1;0)" office:value-type="float" office:value="0" calcext:value-type="float">
            <text:p>0</text:p>
          </table:table-cell>
          <table:table-cell table:formula="of:=AVERAGE([.C330:.C380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1.09084166877866" calcext:value-type="float">
            <text:p>1.09084166877866</text:p>
          </table:table-cell>
          <table:table-cell table:formula="of:=AVERAGE([.A332:.A382])" office:value-type="float" office:value="0.0716705767854439" calcext:value-type="float">
            <text:p>0.071670576785444</text:p>
          </table:table-cell>
          <table:table-cell table:formula="of:=IF([.A381]&gt;0.25;1;0)" office:value-type="float" office:value="1" calcext:value-type="float">
            <text:p>1</text:p>
          </table:table-cell>
          <table:table-cell table:formula="of:=AVERAGE([.C331:.C381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09869939761237" calcext:value-type="float">
            <text:p>-0.109869939761237</text:p>
          </table:table-cell>
          <table:table-cell table:formula="of:=AVERAGE([.A333:.A383])" office:value-type="float" office:value="0.0726309567978982" calcext:value-type="float">
            <text:p>0.072630956797898</text:p>
          </table:table-cell>
          <table:table-cell table:formula="of:=IF([.A382]&gt;0.25;1;0)" office:value-type="float" office:value="0" calcext:value-type="float">
            <text:p>0</text:p>
          </table:table-cell>
          <table:table-cell table:formula="of:=AVERAGE([.C332:.C382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02442968214303" calcext:value-type="float">
            <text:p>-0.102442968214303</text:p>
          </table:table-cell>
          <table:table-cell table:formula="of:=AVERAGE([.A334:.A384])" office:value-type="float" office:value="0.0712529839983879" calcext:value-type="float">
            <text:p>0.071252983998388</text:p>
          </table:table-cell>
          <table:table-cell table:formula="of:=IF([.A383]&gt;0.25;1;0)" office:value-type="float" office:value="0" calcext:value-type="float">
            <text:p>0</text:p>
          </table:table-cell>
          <table:table-cell table:formula="of:=AVERAGE([.C333:.C383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959740127842874" calcext:value-type="float">
            <text:p>-0.095974012784287</text:p>
          </table:table-cell>
          <table:table-cell table:formula="of:=AVERAGE([.A335:.A385])" office:value-type="float" office:value="0.067819207170888" calcext:value-type="float">
            <text:p>0.067819207170888</text:p>
          </table:table-cell>
          <table:table-cell table:formula="of:=IF([.A384]&gt;0.25;1;0)" office:value-type="float" office:value="0" calcext:value-type="float">
            <text:p>0</text:p>
          </table:table-cell>
          <table:table-cell table:formula="of:=AVERAGE([.C334:.C384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34990143135563" calcext:value-type="float">
            <text:p>-0.134990143135563</text:p>
          </table:table-cell>
          <table:table-cell table:formula="of:=AVERAGE([.A336:.A386])" office:value-type="float" office:value="0.0672355866696587" calcext:value-type="float">
            <text:p>0.067235586669659</text:p>
          </table:table-cell>
          <table:table-cell table:formula="of:=IF([.A385]&gt;0.25;1;0)" office:value-type="float" office:value="0" calcext:value-type="float">
            <text:p>0</text:p>
          </table:table-cell>
          <table:table-cell table:formula="of:=AVERAGE([.C335:.C385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72951898431033" calcext:value-type="float">
            <text:p>-0.172951898431033</text:p>
          </table:table-cell>
          <table:table-cell table:formula="of:=AVERAGE([.A337:.A387])" office:value-type="float" office:value="0.0512021114949379" calcext:value-type="float">
            <text:p>0.051202111494938</text:p>
          </table:table-cell>
          <table:table-cell table:formula="of:=IF([.A386]&gt;0.25;1;0)" office:value-type="float" office:value="0" calcext:value-type="float">
            <text:p>0</text:p>
          </table:table-cell>
          <table:table-cell table:formula="of:=AVERAGE([.C336:.C386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48886070112511" calcext:value-type="float">
            <text:p>-0.148886070112511</text:p>
          </table:table-cell>
          <table:table-cell table:formula="of:=AVERAGE([.A338:.A388])" office:value-type="float" office:value="0.0503161568066969" calcext:value-type="float">
            <text:p>0.050316156806697</text:p>
          </table:table-cell>
          <table:table-cell table:formula="of:=IF([.A387]&gt;0.25;1;0)" office:value-type="float" office:value="0" calcext:value-type="float">
            <text:p>0</text:p>
          </table:table-cell>
          <table:table-cell table:formula="of:=AVERAGE([.C337:.C387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75210980220512" calcext:value-type="float">
            <text:p>-0.175210980220512</text:p>
          </table:table-cell>
          <table:table-cell table:formula="of:=AVERAGE([.A339:.A389])" office:value-type="float" office:value="0.0498224276031592" calcext:value-type="float">
            <text:p>0.049822427603159</text:p>
          </table:table-cell>
          <table:table-cell table:formula="of:=IF([.A388]&gt;0.25;1;0)" office:value-type="float" office:value="0" calcext:value-type="float">
            <text:p>0</text:p>
          </table:table-cell>
          <table:table-cell table:formula="of:=AVERAGE([.C338:.C388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60675300288573" calcext:value-type="float">
            <text:p>-0.160675300288573</text:p>
          </table:table-cell>
          <table:table-cell table:formula="of:=AVERAGE([.A340:.A390])" office:value-type="float" office:value="0.0518779267979042" calcext:value-type="float">
            <text:p>0.051877926797904</text:p>
          </table:table-cell>
          <table:table-cell table:formula="of:=IF([.A389]&gt;0.25;1;0)" office:value-type="float" office:value="0" calcext:value-type="float">
            <text:p>0</text:p>
          </table:table-cell>
          <table:table-cell table:formula="of:=AVERAGE([.C339:.C389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211807030808182" calcext:value-type="float">
            <text:p>-0.021180703080818</text:p>
          </table:table-cell>
          <table:table-cell table:formula="of:=AVERAGE([.A341:.A391])" office:value-type="float" office:value="0.0503967708209297" calcext:value-type="float">
            <text:p>0.05039677082093</text:p>
          </table:table-cell>
          <table:table-cell table:formula="of:=IF([.A390]&gt;0.25;1;0)" office:value-type="float" office:value="0" calcext:value-type="float">
            <text:p>0</text:p>
          </table:table-cell>
          <table:table-cell table:formula="of:=AVERAGE([.C340:.C390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75409858030454" calcext:value-type="float">
            <text:p>-0.175409858030454</text:p>
          </table:table-cell>
          <table:table-cell table:formula="of:=AVERAGE([.A342:.A392])" office:value-type="float" office:value="0.0490082007524964" calcext:value-type="float">
            <text:p>0.049008200752497</text:p>
          </table:table-cell>
          <table:table-cell table:formula="of:=IF([.A391]&gt;0.25;1;0)" office:value-type="float" office:value="0" calcext:value-type="float">
            <text:p>0</text:p>
          </table:table-cell>
          <table:table-cell table:formula="of:=AVERAGE([.C341:.C391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81264726889506" calcext:value-type="float">
            <text:p>-0.181264726889506</text:p>
          </table:table-cell>
          <table:table-cell table:formula="of:=AVERAGE([.A343:.A393])" office:value-type="float" office:value="0.0504650074551234" calcext:value-type="float">
            <text:p>0.050465007455123</text:p>
          </table:table-cell>
          <table:table-cell table:formula="of:=IF([.A392]&gt;0.25;1;0)" office:value-type="float" office:value="0" calcext:value-type="float">
            <text:p>0</text:p>
          </table:table-cell>
          <table:table-cell table:formula="of:=AVERAGE([.C342:.C392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218602022647858" calcext:value-type="float">
            <text:p>-0.021860202264786</text:p>
          </table:table-cell>
          <table:table-cell table:formula="of:=AVERAGE([.A344:.A394])" office:value-type="float" office:value="0.0491873593024641" calcext:value-type="float">
            <text:p>0.049187359302464</text:p>
          </table:table-cell>
          <table:table-cell table:formula="of:=IF([.A393]&gt;0.25;1;0)" office:value-type="float" office:value="0" calcext:value-type="float">
            <text:p>0</text:p>
          </table:table-cell>
          <table:table-cell table:formula="of:=AVERAGE([.C343:.C393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74778024988249" calcext:value-type="float">
            <text:p>-0.174778024988249</text:p>
          </table:table-cell>
          <table:table-cell table:formula="of:=AVERAGE([.A345:.A395])" office:value-type="float" office:value="0.0472280896362671" calcext:value-type="float">
            <text:p>0.047228089636267</text:p>
          </table:table-cell>
          <table:table-cell table:formula="of:=IF([.A394]&gt;0.25;1;0)" office:value-type="float" office:value="0" calcext:value-type="float">
            <text:p>0</text:p>
          </table:table-cell>
          <table:table-cell table:formula="of:=AVERAGE([.C344:.C394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95251732863486" calcext:value-type="float">
            <text:p>-0.195251732863486</text:p>
          </table:table-cell>
          <table:table-cell table:formula="of:=AVERAGE([.A346:.A396])" office:value-type="float" office:value="0.030282071885951" calcext:value-type="float">
            <text:p>0.030282071885951</text:p>
          </table:table-cell>
          <table:table-cell table:formula="of:=IF([.A395]&gt;0.25;1;0)" office:value-type="float" office:value="0" calcext:value-type="float">
            <text:p>0</text:p>
          </table:table-cell>
          <table:table-cell table:formula="of:=AVERAGE([.C345:.C395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347:.A397])" office:value-type="float" office:value="0.0292362292852057" calcext:value-type="float">
            <text:p>0.029236229285206</text:p>
          </table:table-cell>
          <table:table-cell table:formula="of:=IF([.A396]&gt;0.25;1;0)" office:value-type="float" office:value="0" calcext:value-type="float">
            <text:p>0</text:p>
          </table:table-cell>
          <table:table-cell table:formula="of:=AVERAGE([.C346:.C396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205545419508591" calcext:value-type="float">
            <text:p>-0.205545419508591</text:p>
          </table:table-cell>
          <table:table-cell table:formula="of:=AVERAGE([.A348:.A398])" office:value-type="float" office:value="0.0262957761755127" calcext:value-type="float">
            <text:p>0.026295776175513</text:p>
          </table:table-cell>
          <table:table-cell table:formula="of:=IF([.A397]&gt;0.25;1;0)" office:value-type="float" office:value="0" calcext:value-type="float">
            <text:p>0</text:p>
          </table:table-cell>
          <table:table-cell table:formula="of:=AVERAGE([.C347:.C397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7882392710112" calcext:value-type="float">
            <text:p>-0.17882392710112</text:p>
          </table:table-cell>
          <table:table-cell table:formula="of:=AVERAGE([.A349:.A399])" office:value-type="float" office:value="0.0237710092072051" calcext:value-type="float">
            <text:p>0.023771009207205</text:p>
          </table:table-cell>
          <table:table-cell table:formula="of:=IF([.A398]&gt;0.25;1;0)" office:value-type="float" office:value="0" calcext:value-type="float">
            <text:p>0</text:p>
          </table:table-cell>
          <table:table-cell table:formula="of:=AVERAGE([.C348:.C398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260409002013132" calcext:value-type="float">
            <text:p>-0.260409002013132</text:p>
          </table:table-cell>
          <table:table-cell table:formula="of:=AVERAGE([.A350:.A400])" office:value-type="float" office:value="0.0202762197182482" calcext:value-type="float">
            <text:p>0.020276219718248</text:p>
          </table:table-cell>
          <table:table-cell table:formula="of:=IF([.A399]&gt;0.25;1;0)" office:value-type="float" office:value="0" calcext:value-type="float">
            <text:p>0</text:p>
          </table:table-cell>
          <table:table-cell table:formula="of:=AVERAGE([.C349:.C399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92462163582444" calcext:value-type="float">
            <text:p>-0.192462163582444</text:p>
          </table:table-cell>
          <table:table-cell table:formula="of:=AVERAGE([.A351:.A401])" office:value-type="float" office:value="-0.00346718058354578" calcext:value-type="float">
            <text:p>-0.003467180583546</text:p>
          </table:table-cell>
          <table:table-cell table:formula="of:=IF([.A400]&gt;0.25;1;0)" office:value-type="float" office:value="0" calcext:value-type="float">
            <text:p>0</text:p>
          </table:table-cell>
          <table:table-cell table:formula="of:=AVERAGE([.C350:.C400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93075223498047" calcext:value-type="float">
            <text:p>-0.193075223498047</text:p>
          </table:table-cell>
          <table:table-cell table:formula="of:=AVERAGE([.A352:.A402])" office:value-type="float" office:value="-0.00697652442203297" calcext:value-type="float">
            <text:p>-0.006976524422033</text:p>
          </table:table-cell>
          <table:table-cell table:formula="of:=IF([.A401]&gt;0.25;1;0)" office:value-type="float" office:value="0" calcext:value-type="float">
            <text:p>0</text:p>
          </table:table-cell>
          <table:table-cell table:formula="of:=AVERAGE([.C351:.C401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8523098987937" calcext:value-type="float">
            <text:p>-0.18523098987937</text:p>
          </table:table-cell>
          <table:table-cell table:formula="of:=AVERAGE([.A353:.A403])" office:value-type="float" office:value="-0.00783143500768972" calcext:value-type="float">
            <text:p>-0.00783143500769</text:p>
          </table:table-cell>
          <table:table-cell table:formula="of:=IF([.A402]&gt;0.25;1;0)" office:value-type="float" office:value="0" calcext:value-type="float">
            <text:p>0</text:p>
          </table:table-cell>
          <table:table-cell table:formula="of:=AVERAGE([.C352:.C402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62734037617594" calcext:value-type="float">
            <text:p>-0.162734037617594</text:p>
          </table:table-cell>
          <table:table-cell table:formula="of:=AVERAGE([.A354:.A404])" office:value-type="float" office:value="-0.00915879973704917" calcext:value-type="float">
            <text:p>-0.009158799737049</text:p>
          </table:table-cell>
          <table:table-cell table:formula="of:=IF([.A403]&gt;0.25;1;0)" office:value-type="float" office:value="0" calcext:value-type="float">
            <text:p>0</text:p>
          </table:table-cell>
          <table:table-cell table:formula="of:=AVERAGE([.C353:.C403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64485804993659" calcext:value-type="float">
            <text:p>-0.164485804993659</text:p>
          </table:table-cell>
          <table:table-cell table:formula="of:=AVERAGE([.A355:.A405])" office:value-type="float" office:value="-0.0313801979599314" calcext:value-type="float">
            <text:p>-0.031380197959932</text:p>
          </table:table-cell>
          <table:table-cell table:formula="of:=IF([.A404]&gt;0.25;1;0)" office:value-type="float" office:value="0" calcext:value-type="float">
            <text:p>0</text:p>
          </table:table-cell>
          <table:table-cell table:formula="of:=AVERAGE([.C354:.C404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83200412240252" calcext:value-type="float">
            <text:p>-0.183200412240252</text:p>
          </table:table-cell>
          <table:table-cell table:formula="of:=AVERAGE([.A356:.A406])" office:value-type="float" office:value="-0.0314556729457884" calcext:value-type="float">
            <text:p>-0.031455672945788</text:p>
          </table:table-cell>
          <table:table-cell table:formula="of:=IF([.A405]&gt;0.25;1;0)" office:value-type="float" office:value="0" calcext:value-type="float">
            <text:p>0</text:p>
          </table:table-cell>
          <table:table-cell table:formula="of:=AVERAGE([.C355:.C405])" office:value-type="float" office:value="0.0980392156862745" calcext:value-type="float">
            <text:p>0.098039215686275</text:p>
          </table:table-cell>
          <table:table-cell/>
        </table:table-row>
        <table:table-row table:style-name="ro1">
          <table:table-cell office:value-type="float" office:value="-0.166562728789076" calcext:value-type="float">
            <text:p>-0.166562728789076</text:p>
          </table:table-cell>
          <table:table-cell table:formula="of:=AVERAGE([.A357:.A407])" office:value-type="float" office:value="-0.031165762151381" calcext:value-type="float">
            <text:p>-0.031165762151381</text:p>
          </table:table-cell>
          <table:table-cell table:formula="of:=IF([.A406]&gt;0.25;1;0)" office:value-type="float" office:value="0" calcext:value-type="float">
            <text:p>0</text:p>
          </table:table-cell>
          <table:table-cell table:formula="of:=AVERAGE([.C356:.C406])" office:value-type="float" office:value="0.0980392156862745" calcext:value-type="float">
            <text:p>0.098039215686275</text:p>
          </table:table-cell>
          <table:table-cell/>
        </table:table-row>
        <table:table-row table:style-name="ro1">
          <table:table-cell office:value-type="float" office:value="-0.12682221974805" calcext:value-type="float">
            <text:p>-0.12682221974805</text:p>
          </table:table-cell>
          <table:table-cell table:formula="of:=AVERAGE([.A358:.A408])" office:value-type="float" office:value="-0.0169515231522373" calcext:value-type="float">
            <text:p>-0.016951523152237</text:p>
          </table:table-cell>
          <table:table-cell table:formula="of:=IF([.A407]&gt;0.25;1;0)" office:value-type="float" office:value="0" calcext:value-type="float">
            <text:p>0</text:p>
          </table:table-cell>
          <table:table-cell table:formula="of:=AVERAGE([.C357:.C407])" office:value-type="float" office:value="0.0980392156862745" calcext:value-type="float">
            <text:p>0.098039215686275</text:p>
          </table:table-cell>
          <table:table-cell/>
        </table:table-row>
        <table:table-row table:style-name="ro1">
          <table:table-cell office:value-type="float" office:value="0.626011395222818" calcext:value-type="float">
            <text:p>0.626011395222818</text:p>
          </table:table-cell>
          <table:table-cell table:formula="of:=AVERAGE([.A359:.A409])" office:value-type="float" office:value="-0.0167825880191004" calcext:value-type="float">
            <text:p>-0.0167825880191</text:p>
          </table:table-cell>
          <table:table-cell table:formula="of:=IF([.A408]&gt;0.25;1;0)" office:value-type="float" office:value="1" calcext:value-type="float">
            <text:p>1</text:p>
          </table:table-cell>
          <table:table-cell table:formula="of:=AVERAGE([.C358:.C408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40673560549319" calcext:value-type="float">
            <text:p>-0.140673560549319</text:p>
          </table:table-cell>
          <table:table-cell table:formula="of:=AVERAGE([.A360:.A410])" office:value-type="float" office:value="-0.0180811287521465" calcext:value-type="float">
            <text:p>-0.018081128752147</text:p>
          </table:table-cell>
          <table:table-cell table:formula="of:=IF([.A409]&gt;0.25;1;0)" office:value-type="float" office:value="0" calcext:value-type="float">
            <text:p>0</text:p>
          </table:table-cell>
          <table:table-cell table:formula="of:=AVERAGE([.C359:.C409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0985886106587946" calcext:value-type="float">
            <text:p>-0.098588610658795</text:p>
          </table:table-cell>
          <table:table-cell table:formula="of:=AVERAGE([.A361:.A411])" office:value-type="float" office:value="-0.0187651515464305" calcext:value-type="float">
            <text:p>-0.018765151546431</text:p>
          </table:table-cell>
          <table:table-cell table:formula="of:=IF([.A410]&gt;0.25;1;0)" office:value-type="float" office:value="0" calcext:value-type="float">
            <text:p>0</text:p>
          </table:table-cell>
          <table:table-cell table:formula="of:=AVERAGE([.C360:.C410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3956491942443" calcext:value-type="float">
            <text:p>-0.13956491942443</text:p>
          </table:table-cell>
          <table:table-cell table:formula="of:=AVERAGE([.A362:.A412])" office:value-type="float" office:value="-0.0183304162030517" calcext:value-type="float">
            <text:p>-0.018330416203052</text:p>
          </table:table-cell>
          <table:table-cell table:formula="of:=IF([.A411]&gt;0.25;1;0)" office:value-type="float" office:value="0" calcext:value-type="float">
            <text:p>0</text:p>
          </table:table-cell>
          <table:table-cell table:formula="of:=AVERAGE([.C361:.C411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0.786271732436493" calcext:value-type="float">
            <text:p>0.786271732436493</text:p>
          </table:table-cell>
          <table:table-cell table:formula="of:=AVERAGE([.A363:.A413])" office:value-type="float" office:value="-0.0188944842398557" calcext:value-type="float">
            <text:p>-0.018894484239856</text:p>
          </table:table-cell>
          <table:table-cell table:formula="of:=IF([.A412]&gt;0.25;1;0)" office:value-type="float" office:value="1" calcext:value-type="float">
            <text:p>1</text:p>
          </table:table-cell>
          <table:table-cell table:formula="of:=AVERAGE([.C362:.C412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48730311827734" calcext:value-type="float">
            <text:p>-0.148730311827734</text:p>
          </table:table-cell>
          <table:table-cell table:formula="of:=AVERAGE([.A364:.A414])" office:value-type="float" office:value="-0.0194772793906967" calcext:value-type="float">
            <text:p>-0.019477279390697</text:p>
          </table:table-cell>
          <table:table-cell table:formula="of:=IF([.A413]&gt;0.25;1;0)" office:value-type="float" office:value="0" calcext:value-type="float">
            <text:p>0</text:p>
          </table:table-cell>
          <table:table-cell table:formula="of:=AVERAGE([.C363:.C413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58359019128978" calcext:value-type="float">
            <text:p>-0.158359019128978</text:p>
          </table:table-cell>
          <table:table-cell table:formula="of:=AVERAGE([.A365:.A415])" office:value-type="float" office:value="-0.00301756152637261" calcext:value-type="float">
            <text:p>-0.003017561526373</text:p>
          </table:table-cell>
          <table:table-cell table:formula="of:=IF([.A414]&gt;0.25;1;0)" office:value-type="float" office:value="0" calcext:value-type="float">
            <text:p>0</text:p>
          </table:table-cell>
          <table:table-cell table:formula="of:=AVERAGE([.C364:.C414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0.889555269611254" calcext:value-type="float">
            <text:p>0.889555269611254</text:p>
          </table:table-cell>
          <table:table-cell table:formula="of:=AVERAGE([.A366:.A416])" office:value-type="float" office:value="-0.00427365986677078" calcext:value-type="float">
            <text:p>-0.004273659866771</text:p>
          </table:table-cell>
          <table:table-cell table:formula="of:=IF([.A415]&gt;0.25;1;0)" office:value-type="float" office:value="1" calcext:value-type="float">
            <text:p>1</text:p>
          </table:table-cell>
          <table:table-cell table:formula="of:=AVERAGE([.C365:.C415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0.984877827786282" calcext:value-type="float">
            <text:p>0.984877827786282</text:p>
          </table:table-cell>
          <table:table-cell table:formula="of:=AVERAGE([.A367:.A417])" office:value-type="float" office:value="0.0185588584395843" calcext:value-type="float">
            <text:p>0.018558858439584</text:p>
          </table:table-cell>
          <table:table-cell table:formula="of:=IF([.A416]&gt;0.25;1;0)" office:value-type="float" office:value="1" calcext:value-type="float">
            <text:p>1</text:p>
          </table:table-cell>
          <table:table-cell table:formula="of:=AVERAGE([.C366:.C416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1.01575246819494" calcext:value-type="float">
            <text:p>1.01575246819494</text:p>
          </table:table-cell>
          <table:table-cell table:formula="of:=AVERAGE([.A368:.A418])" office:value-type="float" office:value="0.0394223411426337" calcext:value-type="float">
            <text:p>0.039422341142634</text:p>
          </table:table-cell>
          <table:table-cell table:formula="of:=IF([.A417]&gt;0.25;1;0)" office:value-type="float" office:value="1" calcext:value-type="float">
            <text:p>1</text:p>
          </table:table-cell>
          <table:table-cell table:formula="of:=AVERAGE([.C367:.C417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0.901334233233705" calcext:value-type="float">
            <text:p>0.901334233233705</text:p>
          </table:table-cell>
          <table:table-cell table:formula="of:=AVERAGE([.A369:.A419])" office:value-type="float" office:value="0.0566887117005567" calcext:value-type="float">
            <text:p>0.056688711700557</text:p>
          </table:table-cell>
          <table:table-cell table:formula="of:=IF([.A418]&gt;0.25;1;0)" office:value-type="float" office:value="1" calcext:value-type="float">
            <text:p>1</text:p>
          </table:table-cell>
          <table:table-cell table:formula="of:=AVERAGE([.C368:.C418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0.914996996514251" calcext:value-type="float">
            <text:p>0.914996996514251</text:p>
          </table:table-cell>
          <table:table-cell table:formula="of:=AVERAGE([.A370:.A420])" office:value-type="float" office:value="0.0772339117726639" calcext:value-type="float">
            <text:p>0.077233911772664</text:p>
          </table:table-cell>
          <table:table-cell table:formula="of:=IF([.A419]&gt;0.25;1;0)" office:value-type="float" office:value="1" calcext:value-type="float">
            <text:p>1</text:p>
          </table:table-cell>
          <table:table-cell table:formula="of:=AVERAGE([.C369:.C419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0.921223661279057" calcext:value-type="float">
            <text:p>0.921223661279057</text:p>
          </table:table-cell>
          <table:table-cell table:formula="of:=AVERAGE([.A371:.A421])" office:value-type="float" office:value="0.0947327451143754" calcext:value-type="float">
            <text:p>0.094732745114375</text:p>
          </table:table-cell>
          <table:table-cell table:formula="of:=IF([.A420]&gt;0.25;1;0)" office:value-type="float" office:value="1" calcext:value-type="float">
            <text:p>1</text:p>
          </table:table-cell>
          <table:table-cell table:formula="of:=AVERAGE([.C370:.C420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0.852955852244298" calcext:value-type="float">
            <text:p>0.852955852244298</text:p>
          </table:table-cell>
          <table:table-cell table:formula="of:=AVERAGE([.A372:.A422])" office:value-type="float" office:value="0.0938986322081897" calcext:value-type="float">
            <text:p>0.09389863220819</text:p>
          </table:table-cell>
          <table:table-cell table:formula="of:=IF([.A421]&gt;0.25;1;0)" office:value-type="float" office:value="1" calcext:value-type="float">
            <text:p>1</text:p>
          </table:table-cell>
          <table:table-cell table:formula="of:=AVERAGE([.C371:.C421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-0.15413785227947" calcext:value-type="float">
            <text:p>-0.15413785227947</text:p>
          </table:table-cell>
          <table:table-cell table:formula="of:=AVERAGE([.A373:.A423])" office:value-type="float" office:value="0.0701377601875807" calcext:value-type="float">
            <text:p>0.070137760187581</text:p>
          </table:table-cell>
          <table:table-cell table:formula="of:=IF([.A422]&gt;0.25;1;0)" office:value-type="float" office:value="0" calcext:value-type="float">
            <text:p>0</text:p>
          </table:table-cell>
          <table:table-cell table:formula="of:=AVERAGE([.C372:.C422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-0.131916630314663" calcext:value-type="float">
            <text:p>-0.131916630314663</text:p>
          </table:table-cell>
          <table:table-cell table:formula="of:=AVERAGE([.A374:.A424])" office:value-type="float" office:value="0.0693056258216987" calcext:value-type="float">
            <text:p>0.069305625821699</text:p>
          </table:table-cell>
          <table:table-cell table:formula="of:=IF([.A423]&gt;0.25;1;0)" office:value-type="float" office:value="0" calcext:value-type="float">
            <text:p>0</text:p>
          </table:table-cell>
          <table:table-cell table:formula="of:=AVERAGE([.C373:.C423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47628123965114" calcext:value-type="float">
            <text:p>-0.147628123965114</text:p>
          </table:table-cell>
          <table:table-cell table:formula="of:=AVERAGE([.A375:.A425])" office:value-type="float" office:value="0.0686470451001856" calcext:value-type="float">
            <text:p>0.068647045100186</text:p>
          </table:table-cell>
          <table:table-cell table:formula="of:=IF([.A424]&gt;0.25;1;0)" office:value-type="float" office:value="0" calcext:value-type="float">
            <text:p>0</text:p>
          </table:table-cell>
          <table:table-cell table:formula="of:=AVERAGE([.C374:.C424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49918885405734" calcext:value-type="float">
            <text:p>-0.149918885405734</text:p>
          </table:table-cell>
          <table:table-cell table:formula="of:=AVERAGE([.A376:.A426])" office:value-type="float" office:value="0.0731426941558329" calcext:value-type="float">
            <text:p>0.073142694155833</text:p>
          </table:table-cell>
          <table:table-cell table:formula="of:=IF([.A425]&gt;0.25;1;0)" office:value-type="float" office:value="0" calcext:value-type="float">
            <text:p>0</text:p>
          </table:table-cell>
          <table:table-cell table:formula="of:=AVERAGE([.C375:.C425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0.207860974694043" calcext:value-type="float">
            <text:p>0.207860974694043</text:p>
          </table:table-cell>
          <table:table-cell table:formula="of:=AVERAGE([.A377:.A427])" office:value-type="float" office:value="0.071581786900223" calcext:value-type="float">
            <text:p>0.071581786900223</text:p>
          </table:table-cell>
          <table:table-cell table:formula="of:=IF([.A426]&gt;0.25;1;0)" office:value-type="float" office:value="0" calcext:value-type="float">
            <text:p>0</text:p>
          </table:table-cell>
          <table:table-cell table:formula="of:=AVERAGE([.C376:.C426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58691655465961" calcext:value-type="float">
            <text:p>-0.158691655465961</text:p>
          </table:table-cell>
          <table:table-cell table:formula="of:=AVERAGE([.A378:.A428])" office:value-type="float" office:value="0.0694392376836876" calcext:value-type="float">
            <text:p>0.069439237683688</text:p>
          </table:table-cell>
          <table:table-cell table:formula="of:=IF([.A427]&gt;0.25;1;0)" office:value-type="float" office:value="0" calcext:value-type="float">
            <text:p>0</text:p>
          </table:table-cell>
          <table:table-cell table:formula="of:=AVERAGE([.C377:.C427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48172397971526" calcext:value-type="float">
            <text:p>-0.148172397971526</text:p>
          </table:table-cell>
          <table:table-cell table:formula="of:=AVERAGE([.A379:.A429])" office:value-type="float" office:value="0.066054644319493" calcext:value-type="float">
            <text:p>0.066054644319493</text:p>
          </table:table-cell>
          <table:table-cell table:formula="of:=IF([.A428]&gt;0.25;1;0)" office:value-type="float" office:value="0" calcext:value-type="float">
            <text:p>0</text:p>
          </table:table-cell>
          <table:table-cell table:formula="of:=AVERAGE([.C378:.C428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0.784824847967053" calcext:value-type="float">
            <text:p>0.784824847967053</text:p>
          </table:table-cell>
          <table:table-cell table:formula="of:=AVERAGE([.A380:.A430])" office:value-type="float" office:value="0.0677623690433045" calcext:value-type="float">
            <text:p>0.067762369043305</text:p>
          </table:table-cell>
          <table:table-cell table:formula="of:=IF([.A429]&gt;0.25;1;0)" office:value-type="float" office:value="1" calcext:value-type="float">
            <text:p>1</text:p>
          </table:table-cell>
          <table:table-cell table:formula="of:=AVERAGE([.C379:.C429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117472069632263" calcext:value-type="float">
            <text:p>-0.011747206963226</text:p>
          </table:table-cell>
          <table:table-cell table:formula="of:=AVERAGE([.A381:.A431])" office:value-type="float" office:value="0.0892188563667262" calcext:value-type="float">
            <text:p>0.089218856366726</text:p>
          </table:table-cell>
          <table:table-cell table:formula="of:=IF([.A430]&gt;0.25;1;0)" office:value-type="float" office:value="0" calcext:value-type="float">
            <text:p>0</text:p>
          </table:table-cell>
          <table:table-cell table:formula="of:=AVERAGE([.C380:.C430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1.05188241073179" calcext:value-type="float">
            <text:p>1.05188241073179</text:p>
          </table:table-cell>
          <table:table-cell table:formula="of:=AVERAGE([.A382:.A432])" office:value-type="float" office:value="0.0691536129306076" calcext:value-type="float">
            <text:p>0.069153612930608</text:p>
          </table:table-cell>
          <table:table-cell table:formula="of:=IF([.A431]&gt;0.25;1;0)" office:value-type="float" office:value="1" calcext:value-type="float">
            <text:p>1</text:p>
          </table:table-cell>
          <table:table-cell table:formula="of:=AVERAGE([.C381:.C431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0.0675142535366118" calcext:value-type="float">
            <text:p>0.067514253536612</text:p>
          </table:table-cell>
          <table:table-cell table:formula="of:=AVERAGE([.A383:.A433])" office:value-type="float" office:value="0.0687572952033866" calcext:value-type="float">
            <text:p>0.068757295203387</text:p>
          </table:table-cell>
          <table:table-cell table:formula="of:=IF([.A432]&gt;0.25;1;0)" office:value-type="float" office:value="0" calcext:value-type="float">
            <text:p>0</text:p>
          </table:table-cell>
          <table:table-cell table:formula="of:=AVERAGE([.C382:.C432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30082143849507" calcext:value-type="float">
            <text:p>-0.130082143849507</text:p>
          </table:table-cell>
          <table:table-cell table:formula="of:=AVERAGE([.A384:.A434])" office:value-type="float" office:value="0.0725924770223476" calcext:value-type="float">
            <text:p>0.072592477022348</text:p>
          </table:table-cell>
          <table:table-cell table:formula="of:=IF([.A433]&gt;0.25;1;0)" office:value-type="float" office:value="0" calcext:value-type="float">
            <text:p>0</text:p>
          </table:table-cell>
          <table:table-cell table:formula="of:=AVERAGE([.C383:.C433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0.0931513045527039" calcext:value-type="float">
            <text:p>0.093151304552704</text:p>
          </table:table-cell>
          <table:table-cell table:formula="of:=AVERAGE([.A385:.A435])" office:value-type="float" office:value="0.0729392305894907" calcext:value-type="float">
            <text:p>0.072939230589491</text:p>
          </table:table-cell>
          <table:table-cell table:formula="of:=IF([.A434]&gt;0.25;1;0)" office:value-type="float" office:value="0" calcext:value-type="float">
            <text:p>0</text:p>
          </table:table-cell>
          <table:table-cell table:formula="of:=AVERAGE([.C384:.C434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782895808599888" calcext:value-type="float">
            <text:p>-0.078289580859989</text:p>
          </table:table-cell>
          <table:table-cell table:formula="of:=AVERAGE([.A386:.A436])" office:value-type="float" office:value="0.0728819046848203" calcext:value-type="float">
            <text:p>0.07288190468482</text:p>
          </table:table-cell>
          <table:table-cell table:formula="of:=IF([.A435]&gt;0.25;1;0)" office:value-type="float" office:value="0" calcext:value-type="float">
            <text:p>0</text:p>
          </table:table-cell>
          <table:table-cell table:formula="of:=AVERAGE([.C385:.C435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37913764273748" calcext:value-type="float">
            <text:p>-0.137913764273748</text:p>
          </table:table-cell>
          <table:table-cell table:formula="of:=AVERAGE([.A387:.A437])" office:value-type="float" office:value="0.0780683001208417" calcext:value-type="float">
            <text:p>0.078068300120842</text:p>
          </table:table-cell>
          <table:table-cell table:formula="of:=IF([.A436]&gt;0.25;1;0)" office:value-type="float" office:value="0" calcext:value-type="float">
            <text:p>0</text:p>
          </table:table-cell>
          <table:table-cell table:formula="of:=AVERAGE([.C386:.C436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0.0915542688060551" calcext:value-type="float">
            <text:p>0.091554268806055</text:p>
          </table:table-cell>
          <table:table-cell table:formula="of:=AVERAGE([.A388:.A438])" office:value-type="float" office:value="0.0776226914331487" calcext:value-type="float">
            <text:p>0.077622691433149</text:p>
          </table:table-cell>
          <table:table-cell table:formula="of:=IF([.A437]&gt;0.25;1;0)" office:value-type="float" office:value="0" calcext:value-type="float">
            <text:p>0</text:p>
          </table:table-cell>
          <table:table-cell table:formula="of:=AVERAGE([.C387:.C437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71612113184855" calcext:value-type="float">
            <text:p>-0.171612113184855</text:p>
          </table:table-cell>
          <table:table-cell table:formula="of:=AVERAGE([.A389:.A439])" office:value-type="float" office:value="0.0831236949079493" calcext:value-type="float">
            <text:p>0.083123694907949</text:p>
          </table:table-cell>
          <table:table-cell table:formula="of:=IF([.A438]&gt;0.25;1;0)" office:value-type="float" office:value="0" calcext:value-type="float">
            <text:p>0</text:p>
          </table:table-cell>
          <table:table-cell table:formula="of:=AVERAGE([.C388:.C438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0.10534019699432" calcext:value-type="float">
            <text:p>0.10534019699432</text:p>
          </table:table-cell>
          <table:table-cell table:formula="of:=AVERAGE([.A390:.A440])" office:value-type="float" office:value="0.0834743710462758" calcext:value-type="float">
            <text:p>0.083474371046276</text:p>
          </table:table-cell>
          <table:table-cell table:formula="of:=IF([.A439]&gt;0.25;1;0)" office:value-type="float" office:value="0" calcext:value-type="float">
            <text:p>0</text:p>
          </table:table-cell>
          <table:table-cell table:formula="of:=AVERAGE([.C389:.C439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4279081723392" calcext:value-type="float">
            <text:p>-0.14279081723392</text:p>
          </table:table-cell>
          <table:table-cell table:formula="of:=AVERAGE([.A391:.A441])" office:value-type="float" office:value="0.0812933351947347" calcext:value-type="float">
            <text:p>0.081293335194735</text:p>
          </table:table-cell>
          <table:table-cell table:formula="of:=IF([.A440]&gt;0.25;1;0)" office:value-type="float" office:value="0" calcext:value-type="float">
            <text:p>0</text:p>
          </table:table-cell>
          <table:table-cell table:formula="of:=AVERAGE([.C390:.C440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32413531509414" calcext:value-type="float">
            <text:p>-0.132413531509414</text:p>
          </table:table-cell>
          <table:table-cell table:formula="of:=AVERAGE([.A392:.A442])" office:value-type="float" office:value="0.0827182465623211" calcext:value-type="float">
            <text:p>0.082718246562321</text:p>
          </table:table-cell>
          <table:table-cell table:formula="of:=IF([.A441]&gt;0.25;1;0)" office:value-type="float" office:value="0" calcext:value-type="float">
            <text:p>0</text:p>
          </table:table-cell>
          <table:table-cell table:formula="of:=AVERAGE([.C391:.C441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02739378283546" calcext:value-type="float">
            <text:p>-0.102739378283546</text:p>
          </table:table-cell>
          <table:table-cell table:formula="of:=AVERAGE([.A393:.A443])" office:value-type="float" office:value="0.0835662696421243" calcext:value-type="float">
            <text:p>0.083566269642124</text:p>
          </table:table-cell>
          <table:table-cell table:formula="of:=IF([.A442]&gt;0.25;1;0)" office:value-type="float" office:value="0" calcext:value-type="float">
            <text:p>0</text:p>
          </table:table-cell>
          <table:table-cell table:formula="of:=AVERAGE([.C392:.C442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38015549819544" calcext:value-type="float">
            <text:p>-0.138015549819544</text:p>
          </table:table-cell>
          <table:table-cell table:formula="of:=AVERAGE([.A394:.A444])" office:value-type="float" office:value="0.0805937687807685" calcext:value-type="float">
            <text:p>0.080593768780769</text:p>
          </table:table-cell>
          <table:table-cell table:formula="of:=IF([.A443]&gt;0.25;1;0)" office:value-type="float" office:value="0" calcext:value-type="float">
            <text:p>0</text:p>
          </table:table-cell>
          <table:table-cell table:formula="of:=AVERAGE([.C393:.C443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73457746193931" calcext:value-type="float">
            <text:p>-0.173457746193931</text:p>
          </table:table-cell>
          <table:table-cell table:formula="of:=AVERAGE([.A395:.A445])" office:value-type="float" office:value="0.0808795240653812" calcext:value-type="float">
            <text:p>0.080879524065381</text:p>
          </table:table-cell>
          <table:table-cell table:formula="of:=IF([.A444]&gt;0.25;1;0)" office:value-type="float" office:value="0" calcext:value-type="float">
            <text:p>0</text:p>
          </table:table-cell>
          <table:table-cell table:formula="of:=AVERAGE([.C394:.C444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60204505473003" calcext:value-type="float">
            <text:p>-0.160204505473003</text:p>
          </table:table-cell>
          <table:table-cell table:formula="of:=AVERAGE([.A396:.A446])" office:value-type="float" office:value="0.0814780382588091" calcext:value-type="float">
            <text:p>0.081478038258809</text:p>
          </table:table-cell>
          <table:table-cell table:formula="of:=IF([.A445]&gt;0.25;1;0)" office:value-type="float" office:value="0" calcext:value-type="float">
            <text:p>0</text:p>
          </table:table-cell>
          <table:table-cell table:formula="of:=AVERAGE([.C395:.C445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64727508998662" calcext:value-type="float">
            <text:p>-0.164727508998662</text:p>
          </table:table-cell>
          <table:table-cell table:formula="of:=AVERAGE([.A397:.A447])" office:value-type="float" office:value="0.12037144144036" calcext:value-type="float">
            <text:p>0.12037144144036</text:p>
          </table:table-cell>
          <table:table-cell table:formula="of:=IF([.A446]&gt;0.25;1;0)" office:value-type="float" office:value="0" calcext:value-type="float">
            <text:p>0</text:p>
          </table:table-cell>
          <table:table-cell table:formula="of:=AVERAGE([.C396:.C446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0.983563562259078" calcext:value-type="float">
            <text:p>0.983563562259078</text:p>
          </table:table-cell>
          <table:table-cell table:formula="of:=AVERAGE([.A398:.A448])" office:value-type="float" office:value="0.126406233808276" calcext:value-type="float">
            <text:p>0.126406233808276</text:p>
          </table:table-cell>
          <table:table-cell table:formula="of:=IF([.A447]&gt;0.25;1;0)" office:value-type="float" office:value="1" calcext:value-type="float">
            <text:p>1</text:p>
          </table:table-cell>
          <table:table-cell table:formula="of:=AVERAGE([.C397:.C447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0.102228991255164" calcext:value-type="float">
            <text:p>0.102228991255164</text:p>
          </table:table-cell>
          <table:table-cell table:formula="of:=AVERAGE([.A399:.A449])" office:value-type="float" office:value="0.148672603562072" calcext:value-type="float">
            <text:p>0.148672603562072</text:p>
          </table:table-cell>
          <table:table-cell table:formula="of:=IF([.A448]&gt;0.25;1;0)" office:value-type="float" office:value="0" calcext:value-type="float">
            <text:p>0</text:p>
          </table:table-cell>
          <table:table-cell table:formula="of:=AVERAGE([.C398:.C448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0.956760930342475" calcext:value-type="float">
            <text:p>0.956760930342475</text:p>
          </table:table-cell>
          <table:table-cell table:formula="of:=AVERAGE([.A400:.A450])" office:value-type="float" office:value="0.151440325501999" calcext:value-type="float">
            <text:p>0.151440325501999</text:p>
          </table:table-cell>
          <table:table-cell table:formula="of:=IF([.A449]&gt;0.25;1;0)" office:value-type="float" office:value="1" calcext:value-type="float">
            <text:p>1</text:p>
          </table:table-cell>
          <table:table-cell table:formula="of:=AVERAGE([.C399:.C449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-0.119255183076858" calcext:value-type="float">
            <text:p>-0.119255183076858</text:p>
          </table:table-cell>
          <table:table-cell table:formula="of:=AVERAGE([.A401:.A451])" office:value-type="float" office:value="0.152727564398718" calcext:value-type="float">
            <text:p>0.152727564398718</text:p>
          </table:table-cell>
          <table:table-cell table:formula="of:=IF([.A450]&gt;0.25;1;0)" office:value-type="float" office:value="0" calcext:value-type="float">
            <text:p>0</text:p>
          </table:table-cell>
          <table:table-cell table:formula="of:=AVERAGE([.C400:.C450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-0.126812979849801" calcext:value-type="float">
            <text:p>-0.126812979849801</text:p>
          </table:table-cell>
          <table:table-cell table:formula="of:=AVERAGE([.A402:.A452])" office:value-type="float" office:value="0.153253810106926" calcext:value-type="float">
            <text:p>0.153253810106926</text:p>
          </table:table-cell>
          <table:table-cell table:formula="of:=IF([.A451]&gt;0.25;1;0)" office:value-type="float" office:value="0" calcext:value-type="float">
            <text:p>0</text:p>
          </table:table-cell>
          <table:table-cell table:formula="of:=AVERAGE([.C401:.C451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-0.166236692379415" calcext:value-type="float">
            <text:p>-0.166236692379415</text:p>
          </table:table-cell>
          <table:table-cell table:formula="of:=AVERAGE([.A403:.A453])" office:value-type="float" office:value="0.154416697170403" calcext:value-type="float">
            <text:p>0.154416697170403</text:p>
          </table:table-cell>
          <table:table-cell table:formula="of:=IF([.A452]&gt;0.25;1;0)" office:value-type="float" office:value="0" calcext:value-type="float">
            <text:p>0</text:p>
          </table:table-cell>
          <table:table-cell table:formula="of:=AVERAGE([.C402:.C452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-0.125923749642074" calcext:value-type="float">
            <text:p>-0.125923749642074</text:p>
          </table:table-cell>
          <table:table-cell table:formula="of:=AVERAGE([.A404:.A454])" office:value-type="float" office:value="0.154052749282801" calcext:value-type="float">
            <text:p>0.154052749282801</text:p>
          </table:table-cell>
          <table:table-cell table:formula="of:=IF([.A453]&gt;0.25;1;0)" office:value-type="float" office:value="0" calcext:value-type="float">
            <text:p>0</text:p>
          </table:table-cell>
          <table:table-cell table:formula="of:=AVERAGE([.C403:.C453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-0.181295379885286" calcext:value-type="float">
            <text:p>-0.181295379885286</text:p>
          </table:table-cell>
          <table:table-cell table:formula="of:=AVERAGE([.A405:.A455])" office:value-type="float" office:value="0.154888679685312" calcext:value-type="float">
            <text:p>0.154888679685312</text:p>
          </table:table-cell>
          <table:table-cell table:formula="of:=IF([.A454]&gt;0.25;1;0)" office:value-type="float" office:value="0" calcext:value-type="float">
            <text:p>0</text:p>
          </table:table-cell>
          <table:table-cell table:formula="of:=AVERAGE([.C404:.C454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-0.121853354465589" calcext:value-type="float">
            <text:p>-0.121853354465589</text:p>
          </table:table-cell>
          <table:table-cell table:formula="of:=AVERAGE([.A406:.A456])" office:value-type="float" office:value="0.155738109024139" calcext:value-type="float">
            <text:p>0.155738109024139</text:p>
          </table:table-cell>
          <table:table-cell table:formula="of:=IF([.A455]&gt;0.25;1;0)" office:value-type="float" office:value="0" calcext:value-type="float">
            <text:p>0</text:p>
          </table:table-cell>
          <table:table-cell table:formula="of:=AVERAGE([.C405:.C455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-0.139879515960068" calcext:value-type="float">
            <text:p>-0.139879515960068</text:p>
          </table:table-cell>
          <table:table-cell table:formula="of:=AVERAGE([.A407:.A457])" office:value-type="float" office:value="0.156615450735332" calcext:value-type="float">
            <text:p>0.156615450735332</text:p>
          </table:table-cell>
          <table:table-cell table:formula="of:=IF([.A456]&gt;0.25;1;0)" office:value-type="float" office:value="0" calcext:value-type="float">
            <text:p>0</text:p>
          </table:table-cell>
          <table:table-cell table:formula="of:=AVERAGE([.C406:.C456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-0.121818301518262" calcext:value-type="float">
            <text:p>-0.121818301518262</text:p>
          </table:table-cell>
          <table:table-cell table:formula="of:=AVERAGE([.A408:.A458])" office:value-type="float" office:value="0.161299995750057" calcext:value-type="float">
            <text:p>0.161299995750057</text:p>
          </table:table-cell>
          <table:table-cell table:formula="of:=IF([.A457]&gt;0.25;1;0)" office:value-type="float" office:value="0" calcext:value-type="float">
            <text:p>0</text:p>
          </table:table-cell>
          <table:table-cell table:formula="of:=AVERAGE([.C407:.C457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0.112089576002955" calcext:value-type="float">
            <text:p>0.112089576002955</text:p>
          </table:table-cell>
          <table:table-cell table:formula="of:=AVERAGE([.A409:.A459])" office:value-type="float" office:value="0.162585368923582" calcext:value-type="float">
            <text:p>0.162585368923582</text:p>
          </table:table-cell>
          <table:table-cell table:formula="of:=IF([.A458]&gt;0.25;1;0)" office:value-type="float" office:value="0" calcext:value-type="float">
            <text:p>0</text:p>
          </table:table-cell>
          <table:table-cell table:formula="of:=AVERAGE([.C408:.C458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0.691565427072594" calcext:value-type="float">
            <text:p>0.691565427072594</text:p>
          </table:table-cell>
          <table:table-cell table:formula="of:=AVERAGE([.A410:.A460])" office:value-type="float" office:value="0.162856224764426" calcext:value-type="float">
            <text:p>0.162856224764426</text:p>
          </table:table-cell>
          <table:table-cell table:formula="of:=IF([.A459]&gt;0.25;1;0)" office:value-type="float" office:value="1" calcext:value-type="float">
            <text:p>1</text:p>
          </table:table-cell>
          <table:table-cell table:formula="of:=AVERAGE([.C409:.C459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-0.126859912666306" calcext:value-type="float">
            <text:p>-0.126859912666306</text:p>
          </table:table-cell>
          <table:table-cell table:formula="of:=AVERAGE([.A411:.A461])" office:value-type="float" office:value="0.184688648462987" calcext:value-type="float">
            <text:p>0.184688648462987</text:p>
          </table:table-cell>
          <table:table-cell table:formula="of:=IF([.A460]&gt;0.25;1;0)" office:value-type="float" office:value="0" calcext:value-type="float">
            <text:p>0</text:p>
          </table:table-cell>
          <table:table-cell table:formula="of:=AVERAGE([.C410:.C460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1.01486499796783" calcext:value-type="float">
            <text:p>1.01486499796783</text:p>
          </table:table-cell>
          <table:table-cell table:formula="of:=AVERAGE([.A412:.A462])" office:value-type="float" office:value="0.189411234365993" calcext:value-type="float">
            <text:p>0.189411234365993</text:p>
          </table:table-cell>
          <table:table-cell table:formula="of:=IF([.A461]&gt;0.25;1;0)" office:value-type="float" office:value="1" calcext:value-type="float">
            <text:p>1</text:p>
          </table:table-cell>
          <table:table-cell table:formula="of:=AVERAGE([.C411:.C461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0.101286961628869" calcext:value-type="float">
            <text:p>0.101286961628869</text:p>
          </table:table-cell>
          <table:table-cell table:formula="of:=AVERAGE([.A413:.A463])" office:value-type="float" office:value="0.171579426667596" calcext:value-type="float">
            <text:p>0.171579426667596</text:p>
          </table:table-cell>
          <table:table-cell table:formula="of:=IF([.A462]&gt;0.25;1;0)" office:value-type="float" office:value="0" calcext:value-type="float">
            <text:p>0</text:p>
          </table:table-cell>
          <table:table-cell table:formula="of:=AVERAGE([.C412:.C462])" office:value-type="float" office:value="0.274509803921569" calcext:value-type="float">
            <text:p>0.274509803921569</text:p>
          </table:table-cell>
          <table:table-cell/>
        </table:table-row>
        <table:table-row table:style-name="ro1">
          <table:table-cell office:value-type="float" office:value="-0.123150460181758" calcext:value-type="float">
            <text:p>-0.123150460181758</text:p>
          </table:table-cell>
          <table:table-cell table:formula="of:=AVERAGE([.A414:.A464])" office:value-type="float" office:value="0.171871120448905" calcext:value-type="float">
            <text:p>0.171871120448905</text:p>
          </table:table-cell>
          <table:table-cell table:formula="of:=IF([.A463]&gt;0.25;1;0)" office:value-type="float" office:value="0" calcext:value-type="float">
            <text:p>0</text:p>
          </table:table-cell>
          <table:table-cell table:formula="of:=AVERAGE([.C413:.C463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-0.133853928980976" calcext:value-type="float">
            <text:p>-0.133853928980976</text:p>
          </table:table-cell>
          <table:table-cell table:formula="of:=AVERAGE([.A415:.A465])" office:value-type="float" office:value="0.17730489093859" calcext:value-type="float">
            <text:p>0.17730489093859</text:p>
          </table:table-cell>
          <table:table-cell table:formula="of:=IF([.A464]&gt;0.25;1;0)" office:value-type="float" office:value="0" calcext:value-type="float">
            <text:p>0</text:p>
          </table:table-cell>
          <table:table-cell table:formula="of:=AVERAGE([.C414:.C464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0.118763275844976" calcext:value-type="float">
            <text:p>0.118763275844976</text:p>
          </table:table-cell>
          <table:table-cell table:formula="of:=AVERAGE([.A416:.A466])" office:value-type="float" office:value="0.162678690399767" calcext:value-type="float">
            <text:p>0.162678690399767</text:p>
          </table:table-cell>
          <table:table-cell table:formula="of:=IF([.A465]&gt;0.25;1;0)" office:value-type="float" office:value="0" calcext:value-type="float">
            <text:p>0</text:p>
          </table:table-cell>
          <table:table-cell table:formula="of:=AVERAGE([.C415:.C465])" office:value-type="float" office:value="0.254901960784314" calcext:value-type="float">
            <text:p>0.254901960784314</text:p>
          </table:table-cell>
          <table:table-cell/>
        </table:table-row>
        <table:table-row table:style-name="ro1">
          <table:table-cell office:value-type="float" office:value="0.143619042131305" calcext:value-type="float">
            <text:p>0.143619042131305</text:p>
          </table:table-cell>
          <table:table-cell table:formula="of:=AVERAGE([.A417:.A467])" office:value-type="float" office:value="0.14672854245589" calcext:value-type="float">
            <text:p>0.14672854245589</text:p>
          </table:table-cell>
          <table:table-cell table:formula="of:=IF([.A466]&gt;0.25;1;0)" office:value-type="float" office:value="0" calcext:value-type="float">
            <text:p>0</text:p>
          </table:table-cell>
          <table:table-cell table:formula="of:=AVERAGE([.C416:.C466])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float" office:value="0.171420282648504" calcext:value-type="float">
            <text:p>0.171420282648504</text:p>
          </table:table-cell>
          <table:table-cell table:formula="of:=AVERAGE([.A418:.A468])" office:value-type="float" office:value="0.124572083894253" calcext:value-type="float">
            <text:p>0.124572083894253</text:p>
          </table:table-cell>
          <table:table-cell table:formula="of:=IF([.A467]&gt;0.25;1;0)" office:value-type="float" office:value="0" calcext:value-type="float">
            <text:p>0</text:p>
          </table:table-cell>
          <table:table-cell table:formula="of:=AVERAGE([.C417:.C467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14226918448508" calcext:value-type="float">
            <text:p>-0.114226918448508</text:p>
          </table:table-cell>
          <table:table-cell table:formula="of:=AVERAGE([.A419:.A469])" office:value-type="float" office:value="0.112851352536644" calcext:value-type="float">
            <text:p>0.112851352536644</text:p>
          </table:table-cell>
          <table:table-cell table:formula="of:=IF([.A468]&gt;0.25;1;0)" office:value-type="float" office:value="0" calcext:value-type="float">
            <text:p>0</text:p>
          </table:table-cell>
          <table:table-cell table:formula="of:=AVERAGE([.C418:.C468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0.303576933995634" calcext:value-type="float">
            <text:p>0.303576933995634</text:p>
          </table:table-cell>
          <table:table-cell table:formula="of:=AVERAGE([.A420:.A470])" office:value-type="float" office:value="0.114864792479672" calcext:value-type="float">
            <text:p>0.114864792479672</text:p>
          </table:table-cell>
          <table:table-cell table:formula="of:=IF([.A469]&gt;0.25;1;0)" office:value-type="float" office:value="1" calcext:value-type="float">
            <text:p>1</text:p>
          </table:table-cell>
          <table:table-cell table:formula="of:=AVERAGE([.C419:.C469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1.01768243360867" calcext:value-type="float">
            <text:p>1.01768243360867</text:p>
          </table:table-cell>
          <table:table-cell table:formula="of:=AVERAGE([.A421:.A471])" office:value-type="float" office:value="0.0946443922295362" calcext:value-type="float">
            <text:p>0.094644392229536</text:p>
          </table:table-cell>
          <table:table-cell table:formula="of:=IF([.A470]&gt;0.25;1;0)" office:value-type="float" office:value="1" calcext:value-type="float">
            <text:p>1</text:p>
          </table:table-cell>
          <table:table-cell table:formula="of:=AVERAGE([.C420:.C470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110016751477867" calcext:value-type="float">
            <text:p>-0.110016751477867</text:p>
          </table:table-cell>
          <table:table-cell table:formula="of:=AVERAGE([.A422:.A472])" office:value-type="float" office:value="0.0764138239392121" calcext:value-type="float">
            <text:p>0.076413823939212</text:p>
          </table:table-cell>
          <table:table-cell table:formula="of:=IF([.A471]&gt;0.25;1;0)" office:value-type="float" office:value="0" calcext:value-type="float">
            <text:p>0</text:p>
          </table:table-cell>
          <table:table-cell table:formula="of:=AVERAGE([.C421:.C471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768031305622312" calcext:value-type="float">
            <text:p>-0.076803130562231</text:p>
          </table:table-cell>
          <table:table-cell table:formula="of:=AVERAGE([.A423:.A473])" office:value-type="float" office:value="0.077038973656321" calcext:value-type="float">
            <text:p>0.077038973656321</text:p>
          </table:table-cell>
          <table:table-cell table:formula="of:=IF([.A472]&gt;0.25;1;0)" office:value-type="float" office:value="0" calcext:value-type="float">
            <text:p>0</text:p>
          </table:table-cell>
          <table:table-cell table:formula="of:=AVERAGE([.C422:.C472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22255216706917" calcext:value-type="float">
            <text:p>-0.122255216706917</text:p>
          </table:table-cell>
          <table:table-cell table:formula="of:=AVERAGE([.A424:.A474])" office:value-type="float" office:value="0.0996966816001199" calcext:value-type="float">
            <text:p>0.09969668160012</text:p>
          </table:table-cell>
          <table:table-cell table:formula="of:=IF([.A473]&gt;0.25;1;0)" office:value-type="float" office:value="0" calcext:value-type="float">
            <text:p>0</text:p>
          </table:table-cell>
          <table:table-cell table:formula="of:=AVERAGE([.C423:.C473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1.02362647481908" calcext:value-type="float">
            <text:p>1.02362647481908</text:p>
          </table:table-cell>
          <table:table-cell table:formula="of:=AVERAGE([.A425:.A475])" office:value-type="float" office:value="0.106410820735382" calcext:value-type="float">
            <text:p>0.106410820735382</text:p>
          </table:table-cell>
          <table:table-cell table:formula="of:=IF([.A474]&gt;0.25;1;0)" office:value-type="float" office:value="1" calcext:value-type="float">
            <text:p>1</text:p>
          </table:table-cell>
          <table:table-cell table:formula="of:=AVERAGE([.C424:.C474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0.19479297193326" calcext:value-type="float">
            <text:p>0.19479297193326</text:p>
          </table:table-cell>
          <table:table-cell table:formula="of:=AVERAGE([.A426:.A476])" office:value-type="float" office:value="0.130661154294106" calcext:value-type="float">
            <text:p>0.130661154294106</text:p>
          </table:table-cell>
          <table:table-cell table:formula="of:=IF([.A475]&gt;0.25;1;0)" office:value-type="float" office:value="0" calcext:value-type="float">
            <text:p>0</text:p>
          </table:table-cell>
          <table:table-cell table:formula="of:=AVERAGE([.C425:.C475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1.0868481260892" calcext:value-type="float">
            <text:p>1.0868481260892</text:p>
          </table:table-cell>
          <table:table-cell table:formula="of:=AVERAGE([.A427:.A477])" office:value-type="float" office:value="0.124684944549047" calcext:value-type="float">
            <text:p>0.124684944549047</text:p>
          </table:table-cell>
          <table:table-cell table:formula="of:=IF([.A476]&gt;0.25;1;0)" office:value-type="float" office:value="1" calcext:value-type="float">
            <text:p>1</text:p>
          </table:table-cell>
          <table:table-cell table:formula="of:=AVERAGE([.C426:.C476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969257223039866" calcext:value-type="float">
            <text:p>-0.096925722303987</text:p>
          </table:table-cell>
          <table:table-cell table:formula="of:=AVERAGE([.A428:.A478])" office:value-type="float" office:value="0.125969819550228" calcext:value-type="float">
            <text:p>0.125969819550228</text:p>
          </table:table-cell>
          <table:table-cell table:formula="of:=IF([.A477]&gt;0.25;1;0)" office:value-type="float" office:value="0" calcext:value-type="float">
            <text:p>0</text:p>
          </table:table-cell>
          <table:table-cell table:formula="of:=AVERAGE([.C427:.C477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931630304057154" calcext:value-type="float">
            <text:p>-0.093163030405715</text:p>
          </table:table-cell>
          <table:table-cell table:formula="of:=AVERAGE([.A429:.A479])" office:value-type="float" office:value="0.127854816308834" calcext:value-type="float">
            <text:p>0.127854816308834</text:p>
          </table:table-cell>
          <table:table-cell table:formula="of:=IF([.A478]&gt;0.25;1;0)" office:value-type="float" office:value="0" calcext:value-type="float">
            <text:p>0</text:p>
          </table:table-cell>
          <table:table-cell table:formula="of:=AVERAGE([.C428:.C478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52037563282624" calcext:value-type="float">
            <text:p>-0.052037563282624</text:p>
          </table:table-cell>
          <table:table-cell table:formula="of:=AVERAGE([.A430:.A480])" office:value-type="float" office:value="0.110655765441213" calcext:value-type="float">
            <text:p>0.110655765441213</text:p>
          </table:table-cell>
          <table:table-cell table:formula="of:=IF([.A479]&gt;0.25;1;0)" office:value-type="float" office:value="0" calcext:value-type="float">
            <text:p>0</text:p>
          </table:table-cell>
          <table:table-cell table:formula="of:=AVERAGE([.C429:.C479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923267462816089" calcext:value-type="float">
            <text:p>-0.092326746281609</text:p>
          </table:table-cell>
          <table:table-cell table:formula="of:=AVERAGE([.A431:.A481])" office:value-type="float" office:value="0.108738347078852" calcext:value-type="float">
            <text:p>0.108738347078852</text:p>
          </table:table-cell>
          <table:table-cell table:formula="of:=IF([.A480]&gt;0.25;1;0)" office:value-type="float" office:value="0" calcext:value-type="float">
            <text:p>0</text:p>
          </table:table-cell>
          <table:table-cell table:formula="of:=AVERAGE([.C430:.C480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09535543443635" calcext:value-type="float">
            <text:p>-0.109535543443635</text:p>
          </table:table-cell>
          <table:table-cell table:formula="of:=AVERAGE([.A432:.A482])" office:value-type="float" office:value="0.109343456109513" calcext:value-type="float">
            <text:p>0.109343456109513</text:p>
          </table:table-cell>
          <table:table-cell table:formula="of:=IF([.A481]&gt;0.25;1;0)" office:value-type="float" office:value="0" calcext:value-type="float">
            <text:p>0</text:p>
          </table:table-cell>
          <table:table-cell table:formula="of:=AVERAGE([.C431:.C481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1.08274297129549" calcext:value-type="float">
            <text:p>1.08274297129549</text:p>
          </table:table-cell>
          <table:table-cell table:formula="of:=AVERAGE([.A433:.A483])" office:value-type="float" office:value="0.105858461545374" calcext:value-type="float">
            <text:p>0.105858461545374</text:p>
          </table:table-cell>
          <table:table-cell table:formula="of:=IF([.A482]&gt;0.25;1;0)" office:value-type="float" office:value="1" calcext:value-type="float">
            <text:p>1</text:p>
          </table:table-cell>
          <table:table-cell table:formula="of:=AVERAGE([.C432:.C482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10220469234511" calcext:value-type="float">
            <text:p>-0.110220469234511</text:p>
          </table:table-cell>
          <table:table-cell table:formula="of:=AVERAGE([.A434:.A484])" office:value-type="float" office:value="0.107034850420951" calcext:value-type="float">
            <text:p>0.107034850420951</text:p>
          </table:table-cell>
          <table:table-cell table:formula="of:=IF([.A483]&gt;0.25;1;0)" office:value-type="float" office:value="0" calcext:value-type="float">
            <text:p>0</text:p>
          </table:table-cell>
          <table:table-cell table:formula="of:=AVERAGE([.C433:.C483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700863111950456" calcext:value-type="float">
            <text:p>-0.070086311195046</text:p>
          </table:table-cell>
          <table:table-cell table:formula="of:=AVERAGE([.A435:.A485])" office:value-type="float" office:value="0.126381443731686" calcext:value-type="float">
            <text:p>0.126381443731686</text:p>
          </table:table-cell>
          <table:table-cell table:formula="of:=IF([.A484]&gt;0.25;1;0)" office:value-type="float" office:value="0" calcext:value-type="float">
            <text:p>0</text:p>
          </table:table-cell>
          <table:table-cell table:formula="of:=AVERAGE([.C434:.C484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1.07982756340019" calcext:value-type="float">
            <text:p>1.07982756340019</text:p>
          </table:table-cell>
          <table:table-cell table:formula="of:=AVERAGE([.A436:.A486])" office:value-type="float" office:value="0.125948330331231" calcext:value-type="float">
            <text:p>0.125948330331231</text:p>
          </table:table-cell>
          <table:table-cell table:formula="of:=IF([.A485]&gt;0.25;1;0)" office:value-type="float" office:value="1" calcext:value-type="float">
            <text:p>1</text:p>
          </table:table-cell>
          <table:table-cell table:formula="of:=AVERAGE([.C435:.C485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100378364283219" calcext:value-type="float">
            <text:p>-0.100378364283219</text:p>
          </table:table-cell>
          <table:table-cell table:formula="of:=AVERAGE([.A437:.A487])" office:value-type="float" office:value="0.128029562053065" calcext:value-type="float">
            <text:p>0.128029562053065</text:p>
          </table:table-cell>
          <table:table-cell table:formula="of:=IF([.A486]&gt;0.25;1;0)" office:value-type="float" office:value="0" calcext:value-type="float">
            <text:p>0</text:p>
          </table:table-cell>
          <table:table-cell table:formula="of:=AVERAGE([.C436:.C486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317709464602174" calcext:value-type="float">
            <text:p>-0.031770946460217</text:p>
          </table:table-cell>
          <table:table-cell table:formula="of:=AVERAGE([.A438:.A488])" office:value-type="float" office:value="0.124256103214536" calcext:value-type="float">
            <text:p>0.124256103214536</text:p>
          </table:table-cell>
          <table:table-cell table:formula="of:=IF([.A487]&gt;0.25;1;0)" office:value-type="float" office:value="0" calcext:value-type="float">
            <text:p>0</text:p>
          </table:table-cell>
          <table:table-cell table:formula="of:=AVERAGE([.C437:.C487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100892131958902" calcext:value-type="float">
            <text:p>-0.100892131958902</text:p>
          </table:table-cell>
          <table:table-cell table:formula="of:=AVERAGE([.A439:.A489])" office:value-type="float" office:value="0.126149111911058" calcext:value-type="float">
            <text:p>0.126149111911058</text:p>
          </table:table-cell>
          <table:table-cell table:formula="of:=IF([.A488]&gt;0.25;1;0)" office:value-type="float" office:value="0" calcext:value-type="float">
            <text:p>0</text:p>
          </table:table-cell>
          <table:table-cell table:formula="of:=AVERAGE([.C438:.C488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750686696622522" calcext:value-type="float">
            <text:p>-0.075068669662252</text:p>
          </table:table-cell>
          <table:table-cell table:formula="of:=AVERAGE([.A440:.A490])" office:value-type="float" office:value="0.122174506267966" calcext:value-type="float">
            <text:p>0.122174506267966</text:p>
          </table:table-cell>
          <table:table-cell table:formula="of:=IF([.A489]&gt;0.25;1;0)" office:value-type="float" office:value="0" calcext:value-type="float">
            <text:p>0</text:p>
          </table:table-cell>
          <table:table-cell table:formula="of:=AVERAGE([.C439:.C489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973646908033641" calcext:value-type="float">
            <text:p>-0.097364690803364</text:p>
          </table:table-cell>
          <table:table-cell table:formula="of:=AVERAGE([.A441:.A491])" office:value-type="float" office:value="0.146359398455832" calcext:value-type="float">
            <text:p>0.146359398455832</text:p>
          </table:table-cell>
          <table:table-cell table:formula="of:=IF([.A490]&gt;0.25;1;0)" office:value-type="float" office:value="0" calcext:value-type="float">
            <text:p>0</text:p>
          </table:table-cell>
          <table:table-cell table:formula="of:=AVERAGE([.C440:.C490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1.09063868434727" calcext:value-type="float">
            <text:p>1.09063868434727</text:p>
          </table:table-cell>
          <table:table-cell table:formula="of:=AVERAGE([.A442:.A492])" office:value-type="float" office:value="0.147188697297384" calcext:value-type="float">
            <text:p>0.147188697297384</text:p>
          </table:table-cell>
          <table:table-cell table:formula="of:=IF([.A491]&gt;0.25;1;0)" office:value-type="float" office:value="1" calcext:value-type="float">
            <text:p>1</text:p>
          </table:table-cell>
          <table:table-cell table:formula="of:=AVERAGE([.C441:.C491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901192905902861" calcext:value-type="float">
            <text:p>-0.090119290590286</text:p>
          </table:table-cell>
          <table:table-cell table:formula="of:=AVERAGE([.A443:.A493])" office:value-type="float" office:value="0.147559541318195" calcext:value-type="float">
            <text:p>0.147559541318195</text:p>
          </table:table-cell>
          <table:table-cell table:formula="of:=IF([.A492]&gt;0.25;1;0)" office:value-type="float" office:value="0" calcext:value-type="float">
            <text:p>0</text:p>
          </table:table-cell>
          <table:table-cell table:formula="of:=AVERAGE([.C442:.C492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838263332221656" calcext:value-type="float">
            <text:p>-0.083826333222166</text:p>
          </table:table-cell>
          <table:table-cell table:formula="of:=AVERAGE([.A444:.A494])" office:value-type="float" office:value="0.148398482667942" calcext:value-type="float">
            <text:p>0.148398482667942</text:p>
          </table:table-cell>
          <table:table-cell table:formula="of:=IF([.A493]&gt;0.25;1;0)" office:value-type="float" office:value="0" calcext:value-type="float">
            <text:p>0</text:p>
          </table:table-cell>
          <table:table-cell table:formula="of:=AVERAGE([.C443:.C493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952295409824702" calcext:value-type="float">
            <text:p>-0.09522954098247</text:p>
          </table:table-cell>
          <table:table-cell table:formula="of:=AVERAGE([.A445:.A495])" office:value-type="float" office:value="0.150346433243099" calcext:value-type="float">
            <text:p>0.150346433243099</text:p>
          </table:table-cell>
          <table:table-cell table:formula="of:=IF([.A494]&gt;0.25;1;0)" office:value-type="float" office:value="0" calcext:value-type="float">
            <text:p>0</text:p>
          </table:table-cell>
          <table:table-cell table:formula="of:=AVERAGE([.C444:.C494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741122668609022" calcext:value-type="float">
            <text:p>-0.074112266860902</text:p>
          </table:table-cell>
          <table:table-cell table:formula="of:=AVERAGE([.A446:.A496])" office:value-type="float" office:value="0.151770004494724" calcext:value-type="float">
            <text:p>0.151770004494724</text:p>
          </table:table-cell>
          <table:table-cell table:formula="of:=IF([.A495]&gt;0.25;1;0)" office:value-type="float" office:value="0" calcext:value-type="float">
            <text:p>0</text:p>
          </table:table-cell>
          <table:table-cell table:formula="of:=AVERAGE([.C445:.C495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876023716401311" calcext:value-type="float">
            <text:p>-0.087602371640131</text:p>
          </table:table-cell>
          <table:table-cell table:formula="of:=AVERAGE([.A447:.A497])" office:value-type="float" office:value="0.153267172844389" calcext:value-type="float">
            <text:p>0.153267172844389</text:p>
          </table:table-cell>
          <table:table-cell table:formula="of:=IF([.A496]&gt;0.25;1;0)" office:value-type="float" office:value="0" calcext:value-type="float">
            <text:p>0</text:p>
          </table:table-cell>
          <table:table-cell table:formula="of:=AVERAGE([.C446:.C496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0883719231657683" calcext:value-type="float">
            <text:p>-0.088371923165768</text:p>
          </table:table-cell>
          <table:table-cell table:formula="of:=AVERAGE([.A448:.A498])" office:value-type="float" office:value="0.134364867344545" calcext:value-type="float">
            <text:p>0.134364867344545</text:p>
          </table:table-cell>
          <table:table-cell table:formula="of:=IF([.A497]&gt;0.25;1;0)" office:value-type="float" office:value="0" calcext:value-type="float">
            <text:p>0</text:p>
          </table:table-cell>
          <table:table-cell table:formula="of:=AVERAGE([.C447:.C497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0.0195459817670285" calcext:value-type="float">
            <text:p>0.019545981767029</text:p>
          </table:table-cell>
          <table:table-cell table:formula="of:=AVERAGE([.A449:.A499])" office:value-type="float" office:value="0.130953498636298" calcext:value-type="float">
            <text:p>0.130953498636298</text:p>
          </table:table-cell>
          <table:table-cell table:formula="of:=IF([.A498]&gt;0.25;1;0)" office:value-type="float" office:value="0" calcext:value-type="float">
            <text:p>0</text:p>
          </table:table-cell>
          <table:table-cell table:formula="of:=AVERAGE([.C448:.C498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717508128654214" calcext:value-type="float">
            <text:p>-0.071750812865421</text:p>
          </table:table-cell>
          <table:table-cell table:formula="of:=AVERAGE([.A450:.A500])" office:value-type="float" office:value="0.13348356832289" calcext:value-type="float">
            <text:p>0.13348356832289</text:p>
          </table:table-cell>
          <table:table-cell table:formula="of:=IF([.A499]&gt;0.25;1;0)" office:value-type="float" office:value="0" calcext:value-type="float">
            <text:p>0</text:p>
          </table:table-cell>
          <table:table-cell table:formula="of:=AVERAGE([.C449:.C499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1.08579448435865" calcext:value-type="float">
            <text:p>1.08579448435865</text:p>
          </table:table-cell>
          <table:table-cell table:formula="of:=AVERAGE([.A451:.A501])" office:value-type="float" office:value="0.134050379858894" calcext:value-type="float">
            <text:p>0.134050379858894</text:p>
          </table:table-cell>
          <table:table-cell table:formula="of:=IF([.A500]&gt;0.25;1;0)" office:value-type="float" office:value="1" calcext:value-type="float">
            <text:p>1</text:p>
          </table:table-cell>
          <table:table-cell table:formula="of:=AVERAGE([.C450:.C500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90347794740647" calcext:value-type="float">
            <text:p>-0.090347794740647</text:p>
          </table:table-cell>
          <table:table-cell table:formula="of:=AVERAGE([.A452:.A502])" office:value-type="float" office:value="0.136747837735973" calcext:value-type="float">
            <text:p>0.136747837735973</text:p>
          </table:table-cell>
          <table:table-cell table:formula="of:=IF([.A501]&gt;0.25;1;0)" office:value-type="float" office:value="0" calcext:value-type="float">
            <text:p>0</text:p>
          </table:table-cell>
          <table:table-cell table:formula="of:=AVERAGE([.C451:.C501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0.0107573718812315" calcext:value-type="float">
            <text:p>0.010757371881232</text:p>
          </table:table-cell>
          <table:table-cell table:formula="of:=AVERAGE([.A453:.A503])" office:value-type="float" office:value="0.139203016450984" calcext:value-type="float">
            <text:p>0.139203016450984</text:p>
          </table:table-cell>
          <table:table-cell table:formula="of:=IF([.A502]&gt;0.25;1;0)" office:value-type="float" office:value="0" calcext:value-type="float">
            <text:p>0</text:p>
          </table:table-cell>
          <table:table-cell table:formula="of:=AVERAGE([.C452:.C502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410225779138505" calcext:value-type="float">
            <text:p>-0.041022577913851</text:p>
          </table:table-cell>
          <table:table-cell table:formula="of:=AVERAGE([.A454:.A504])" office:value-type="float" office:value="0.139981100431681" calcext:value-type="float">
            <text:p>0.139981100431681</text:p>
          </table:table-cell>
          <table:table-cell table:formula="of:=IF([.A503]&gt;0.25;1;0)" office:value-type="float" office:value="0" calcext:value-type="float">
            <text:p>0</text:p>
          </table:table-cell>
          <table:table-cell table:formula="of:=AVERAGE([.C453:.C503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862414666265252" calcext:value-type="float">
            <text:p>-0.086241466626525</text:p>
          </table:table-cell>
          <table:table-cell table:formula="of:=AVERAGE([.A455:.A505])" office:value-type="float" office:value="0.141677836779765" calcext:value-type="float">
            <text:p>0.141677836779765</text:p>
          </table:table-cell>
          <table:table-cell table:formula="of:=IF([.A504]&gt;0.25;1;0)" office:value-type="float" office:value="0" calcext:value-type="float">
            <text:p>0</text:p>
          </table:table-cell>
          <table:table-cell table:formula="of:=AVERAGE([.C454:.C504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94761826132983" calcext:value-type="float">
            <text:p>-0.094761826132983</text:p>
          </table:table-cell>
          <table:table-cell table:formula="of:=AVERAGE([.A456:.A506])" office:value-type="float" office:value="0.142338887800873" calcext:value-type="float">
            <text:p>0.142338887800873</text:p>
          </table:table-cell>
          <table:table-cell table:formula="of:=IF([.A505]&gt;0.25;1;0)" office:value-type="float" office:value="0" calcext:value-type="float">
            <text:p>0</text:p>
          </table:table-cell>
          <table:table-cell table:formula="of:=AVERAGE([.C455:.C505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881397523891181" calcext:value-type="float">
            <text:p>-0.088139752389118</text:p>
          </table:table-cell>
          <table:table-cell table:formula="of:=AVERAGE([.A457:.A507])" office:value-type="float" office:value="0.143506422133434" calcext:value-type="float">
            <text:p>0.143506422133434</text:p>
          </table:table-cell>
          <table:table-cell table:formula="of:=IF([.A506]&gt;0.25;1;0)" office:value-type="float" office:value="0" calcext:value-type="float">
            <text:p>0</text:p>
          </table:table-cell>
          <table:table-cell table:formula="of:=AVERAGE([.C456:.C506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803352649994196" calcext:value-type="float">
            <text:p>-0.08033526499942</text:p>
          </table:table-cell>
          <table:table-cell table:formula="of:=AVERAGE([.A458:.A508])" office:value-type="float" office:value="0.144308047292803" calcext:value-type="float">
            <text:p>0.144308047292803</text:p>
          </table:table-cell>
          <table:table-cell table:formula="of:=IF([.A507]&gt;0.25;1;0)" office:value-type="float" office:value="0" calcext:value-type="float">
            <text:p>0</text:p>
          </table:table-cell>
          <table:table-cell table:formula="of:=AVERAGE([.C457:.C507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809354183904829" calcext:value-type="float">
            <text:p>-0.080935418390483</text:p>
          </table:table-cell>
          <table:table-cell table:formula="of:=AVERAGE([.A459:.A509])" office:value-type="float" office:value="0.140477023859422" calcext:value-type="float">
            <text:p>0.140477023859422</text:p>
          </table:table-cell>
          <table:table-cell table:formula="of:=IF([.A508]&gt;0.25;1;0)" office:value-type="float" office:value="0" calcext:value-type="float">
            <text:p>0</text:p>
          </table:table-cell>
          <table:table-cell table:formula="of:=AVERAGE([.C458:.C508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832926190994683" calcext:value-type="float">
            <text:p>-0.083292619099468</text:p>
          </table:table-cell>
          <table:table-cell table:formula="of:=AVERAGE([.A460:.A510])" office:value-type="float" office:value="0.125055207431367" calcext:value-type="float">
            <text:p>0.125055207431367</text:p>
          </table:table-cell>
          <table:table-cell table:formula="of:=IF([.A509]&gt;0.25;1;0)" office:value-type="float" office:value="0" calcext:value-type="float">
            <text:p>0</text:p>
          </table:table-cell>
          <table:table-cell table:formula="of:=AVERAGE([.C459:.C509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949472107581797" calcext:value-type="float">
            <text:p>-0.09494721075818</text:p>
          </table:table-cell>
          <table:table-cell table:formula="of:=AVERAGE([.A461:.A511])" office:value-type="float" office:value="0.125991890972743" calcext:value-type="float">
            <text:p>0.125991890972743</text:p>
          </table:table-cell>
          <table:table-cell table:formula="of:=IF([.A510]&gt;0.25;1;0)" office:value-type="float" office:value="0" calcext:value-type="float">
            <text:p>0</text:p>
          </table:table-cell>
          <table:table-cell table:formula="of:=AVERAGE([.C460:.C510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790890520561489" calcext:value-type="float">
            <text:p>-0.079089052056149</text:p>
          </table:table-cell>
          <table:table-cell table:formula="of:=AVERAGE([.A462:.A512])" office:value-type="float" office:value="0.127274972806846" calcext:value-type="float">
            <text:p>0.127274972806846</text:p>
          </table:table-cell>
          <table:table-cell table:formula="of:=IF([.A511]&gt;0.25;1;0)" office:value-type="float" office:value="0" calcext:value-type="float">
            <text:p>0</text:p>
          </table:table-cell>
          <table:table-cell table:formula="of:=AVERAGE([.C461:.C511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1.08030217150711" calcext:value-type="float">
            <text:p>1.08030217150711</text:p>
          </table:table-cell>
          <table:table-cell table:formula="of:=AVERAGE([.A463:.A513])" office:value-type="float" office:value="0.123947105401299" calcext:value-type="float">
            <text:p>0.123947105401299</text:p>
          </table:table-cell>
          <table:table-cell table:formula="of:=IF([.A512]&gt;0.25;1;0)" office:value-type="float" office:value="1" calcext:value-type="float">
            <text:p>1</text:p>
          </table:table-cell>
          <table:table-cell table:formula="of:=AVERAGE([.C462:.C512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684342760540546" calcext:value-type="float">
            <text:p>-0.068434276054055</text:p>
          </table:table-cell>
          <table:table-cell table:formula="of:=AVERAGE([.A464:.A514])" office:value-type="float" office:value="0.124847326860538" calcext:value-type="float">
            <text:p>0.124847326860538</text:p>
          </table:table-cell>
          <table:table-cell table:formula="of:=IF([.A513]&gt;0.25;1;0)" office:value-type="float" office:value="0" calcext:value-type="float">
            <text:p>0</text:p>
          </table:table-cell>
          <table:table-cell table:formula="of:=AVERAGE([.C463:.C513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772391657605769" calcext:value-type="float">
            <text:p>-0.077239165760577</text:p>
          </table:table-cell>
          <table:table-cell table:formula="of:=AVERAGE([.A465:.A515])" office:value-type="float" office:value="0.12658956100825" calcext:value-type="float">
            <text:p>0.12658956100825</text:p>
          </table:table-cell>
          <table:table-cell table:formula="of:=IF([.A514]&gt;0.25;1;0)" office:value-type="float" office:value="0" calcext:value-type="float">
            <text:p>0</text:p>
          </table:table-cell>
          <table:table-cell table:formula="of:=AVERAGE([.C464:.C514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449999874476346" calcext:value-type="float">
            <text:p>-0.044999987447635</text:p>
          </table:table-cell>
          <table:table-cell table:formula="of:=AVERAGE([.A466:.A516])" office:value-type="float" office:value="0.12219212289724" calcext:value-type="float">
            <text:p>0.12219212289724</text:p>
          </table:table-cell>
          <table:table-cell table:formula="of:=IF([.A515]&gt;0.25;1;0)" office:value-type="float" office:value="0" calcext:value-type="float">
            <text:p>0</text:p>
          </table:table-cell>
          <table:table-cell table:formula="of:=AVERAGE([.C465:.C515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0550606781654" calcext:value-type="float">
            <text:p>-0.10550606781654</text:p>
          </table:table-cell>
          <table:table-cell table:formula="of:=AVERAGE([.A467:.A517])" office:value-type="float" office:value="0.117560368673727" calcext:value-type="float">
            <text:p>0.117560368673727</text:p>
          </table:table-cell>
          <table:table-cell table:formula="of:=IF([.A516]&gt;0.25;1;0)" office:value-type="float" office:value="0" calcext:value-type="float">
            <text:p>0</text:p>
          </table:table-cell>
          <table:table-cell table:formula="of:=AVERAGE([.C466:.C516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926004232678564" calcext:value-type="float">
            <text:p>-0.092600423267856</text:p>
          </table:table-cell>
          <table:table-cell table:formula="of:=AVERAGE([.A468:.A518])" office:value-type="float" office:value="0.134839263046886" calcext:value-type="float">
            <text:p>0.134839263046886</text:p>
          </table:table-cell>
          <table:table-cell table:formula="of:=IF([.A517]&gt;0.25;1;0)" office:value-type="float" office:value="0" calcext:value-type="float">
            <text:p>0</text:p>
          </table:table-cell>
          <table:table-cell table:formula="of:=AVERAGE([.C467:.C517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1.05264389567959" calcext:value-type="float">
            <text:p>1.05264389567959</text:p>
          </table:table-cell>
          <table:table-cell table:formula="of:=AVERAGE([.A469:.A519])" office:value-type="float" office:value="0.135607687264676" calcext:value-type="float">
            <text:p>0.135607687264676</text:p>
          </table:table-cell>
          <table:table-cell table:formula="of:=IF([.A518]&gt;0.25;1;0)" office:value-type="float" office:value="1" calcext:value-type="float">
            <text:p>1</text:p>
          </table:table-cell>
          <table:table-cell table:formula="of:=AVERAGE([.C468:.C518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750372833412141" calcext:value-type="float">
            <text:p>-0.075037283341214</text:p>
          </table:table-cell>
          <table:table-cell table:formula="of:=AVERAGE([.A470:.A520])" office:value-type="float" office:value="0.128337264843485" calcext:value-type="float">
            <text:p>0.128337264843485</text:p>
          </table:table-cell>
          <table:table-cell table:formula="of:=IF([.A519]&gt;0.25;1;0)" office:value-type="float" office:value="0" calcext:value-type="float">
            <text:p>0</text:p>
          </table:table-cell>
          <table:table-cell table:formula="of:=AVERAGE([.C469:.C519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672146094851196" calcext:value-type="float">
            <text:p>-0.06721460948512</text:p>
          </table:table-cell>
          <table:table-cell table:formula="of:=AVERAGE([.A471:.A521])" office:value-type="float" office:value="0.107365695978847" calcext:value-type="float">
            <text:p>0.107365695978847</text:p>
          </table:table-cell>
          <table:table-cell table:formula="of:=IF([.A520]&gt;0.25;1;0)" office:value-type="float" office:value="0" calcext:value-type="float">
            <text:p>0</text:p>
          </table:table-cell>
          <table:table-cell table:formula="of:=AVERAGE([.C470:.C520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518675784878435" calcext:value-type="float">
            <text:p>-0.051867578487844</text:p>
          </table:table-cell>
          <table:table-cell table:formula="of:=AVERAGE([.A472:.A522])" office:value-type="float" office:value="0.10788070599379" calcext:value-type="float">
            <text:p>0.10788070599379</text:p>
          </table:table-cell>
          <table:table-cell table:formula="of:=IF([.A521]&gt;0.25;1;0)" office:value-type="float" office:value="0" calcext:value-type="float">
            <text:p>0</text:p>
          </table:table-cell>
          <table:table-cell table:formula="of:=AVERAGE([.C471:.C521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83751240715757" calcext:value-type="float">
            <text:p>-0.083751240715757</text:p>
          </table:table-cell>
          <table:table-cell table:formula="of:=AVERAGE([.A473:.A523])" office:value-type="float" office:value="0.107852644080588" calcext:value-type="float">
            <text:p>0.107852644080588</text:p>
          </table:table-cell>
          <table:table-cell table:formula="of:=IF([.A522]&gt;0.25;1;0)" office:value-type="float" office:value="0" calcext:value-type="float">
            <text:p>0</text:p>
          </table:table-cell>
          <table:table-cell table:formula="of:=AVERAGE([.C472:.C522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782342881355436" calcext:value-type="float">
            <text:p>-0.078234288135544</text:p>
          </table:table-cell>
          <table:table-cell table:formula="of:=AVERAGE([.A474:.A524])" office:value-type="float" office:value="0.13140676151525" calcext:value-type="float">
            <text:p>0.13140676151525</text:p>
          </table:table-cell>
          <table:table-cell table:formula="of:=IF([.A523]&gt;0.25;1;0)" office:value-type="float" office:value="0" calcext:value-type="float">
            <text:p>0</text:p>
          </table:table-cell>
          <table:table-cell table:formula="of:=AVERAGE([.C473:.C523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1.07900477246083" calcext:value-type="float">
            <text:p>1.07900477246083</text:p>
          </table:table-cell>
          <table:table-cell table:formula="of:=AVERAGE([.A475:.A525])" office:value-type="float" office:value="0.109490060051952" calcext:value-type="float">
            <text:p>0.109490060051952</text:p>
          </table:table-cell>
          <table:table-cell table:formula="of:=IF([.A524]&gt;0.25;1;0)" office:value-type="float" office:value="1" calcext:value-type="float">
            <text:p>1</text:p>
          </table:table-cell>
          <table:table-cell table:formula="of:=AVERAGE([.C474:.C524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941252998091282" calcext:value-type="float">
            <text:p>-0.094125299809128</text:p>
          </table:table-cell>
          <table:table-cell table:formula="of:=AVERAGE([.A476:.A526])" office:value-type="float" office:value="0.104622931426936" calcext:value-type="float">
            <text:p>0.104622931426936</text:p>
          </table:table-cell>
          <table:table-cell table:formula="of:=IF([.A525]&gt;0.25;1;0)" office:value-type="float" office:value="0" calcext:value-type="float">
            <text:p>0</text:p>
          </table:table-cell>
          <table:table-cell table:formula="of:=AVERAGE([.C475:.C525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534305879425259" calcext:value-type="float">
            <text:p>-0.053430587942526</text:p>
          </table:table-cell>
          <table:table-cell table:formula="of:=AVERAGE([.A477:.A527])" office:value-type="float" office:value="0.0818164807915882" calcext:value-type="float">
            <text:p>0.081816480791588</text:p>
          </table:table-cell>
          <table:table-cell table:formula="of:=IF([.A526]&gt;0.25;1;0)" office:value-type="float" office:value="0" calcext:value-type="float">
            <text:p>0</text:p>
          </table:table-cell>
          <table:table-cell table:formula="of:=AVERAGE([.C476:.C526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762808563135566" calcext:value-type="float">
            <text:p>-0.076280856313557</text:p>
          </table:table-cell>
          <table:table-cell table:formula="of:=AVERAGE([.A478:.A528])" office:value-type="float" office:value="0.0822171035694408" calcext:value-type="float">
            <text:p>0.082217103569441</text:p>
          </table:table-cell>
          <table:table-cell table:formula="of:=IF([.A527]&gt;0.25;1;0)" office:value-type="float" office:value="0" calcext:value-type="float">
            <text:p>0</text:p>
          </table:table-cell>
          <table:table-cell table:formula="of:=AVERAGE([.C477:.C527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764939606335013" calcext:value-type="float">
            <text:p>-0.076493960633501</text:p>
          </table:table-cell>
          <table:table-cell table:formula="of:=AVERAGE([.A479:.A529])" office:value-type="float" office:value="0.0823581550880657" calcext:value-type="float">
            <text:p>0.082358155088066</text:p>
          </table:table-cell>
          <table:table-cell table:formula="of:=IF([.A528]&gt;0.25;1;0)" office:value-type="float" office:value="0" calcext:value-type="float">
            <text:p>0</text:p>
          </table:table-cell>
          <table:table-cell table:formula="of:=AVERAGE([.C478:.C528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859694029558451" calcext:value-type="float">
            <text:p>-0.085969402955845</text:p>
          </table:table-cell>
          <table:table-cell table:formula="of:=AVERAGE([.A480:.A530])" office:value-type="float" office:value="0.0815103160585233" calcext:value-type="float">
            <text:p>0.081510316058523</text:p>
          </table:table-cell>
          <table:table-cell table:formula="of:=IF([.A529]&gt;0.25;1;0)" office:value-type="float" office:value="0" calcext:value-type="float">
            <text:p>0</text:p>
          </table:table-cell>
          <table:table-cell table:formula="of:=AVERAGE([.C479:.C529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952773537892848" calcext:value-type="float">
            <text:p>-0.095277353789285</text:p>
          </table:table-cell>
          <table:table-cell table:formula="of:=AVERAGE([.A481:.A531])" office:value-type="float" office:value="0.0813928114701402" calcext:value-type="float">
            <text:p>0.08139281147014</text:p>
          </table:table-cell>
          <table:table-cell table:formula="of:=IF([.A530]&gt;0.25;1;0)" office:value-type="float" office:value="0" calcext:value-type="float">
            <text:p>0</text:p>
          </table:table-cell>
          <table:table-cell table:formula="of:=AVERAGE([.C480:.C530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983194802891463" calcext:value-type="float">
            <text:p>-0.098319480289146</text:p>
          </table:table-cell>
          <table:table-cell table:formula="of:=AVERAGE([.A482:.A532])" office:value-type="float" office:value="0.103538856813114" calcext:value-type="float">
            <text:p>0.103538856813114</text:p>
          </table:table-cell>
          <table:table-cell table:formula="of:=IF([.A531]&gt;0.25;1;0)" office:value-type="float" office:value="0" calcext:value-type="float">
            <text:p>0</text:p>
          </table:table-cell>
          <table:table-cell table:formula="of:=AVERAGE([.C481:.C531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1.01991276904804" calcext:value-type="float">
            <text:p>1.01991276904804</text:p>
          </table:table-cell>
          <table:table-cell table:formula="of:=AVERAGE([.A483:.A533])" office:value-type="float" office:value="0.0807852803667531" calcext:value-type="float">
            <text:p>0.080785280366753</text:p>
          </table:table-cell>
          <table:table-cell table:formula="of:=IF([.A532]&gt;0.25;1;0)" office:value-type="float" office:value="1" calcext:value-type="float">
            <text:p>1</text:p>
          </table:table-cell>
          <table:table-cell table:formula="of:=AVERAGE([.C482:.C532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776894274689259" calcext:value-type="float">
            <text:p>-0.077689427468926</text:p>
          </table:table-cell>
          <table:table-cell table:formula="of:=AVERAGE([.A484:.A534])" office:value-type="float" office:value="0.0811669085825336" calcext:value-type="float">
            <text:p>0.081166908582534</text:p>
          </table:table-cell>
          <table:table-cell table:formula="of:=IF([.A533]&gt;0.25;1;0)" office:value-type="float" office:value="0" calcext:value-type="float">
            <text:p>0</text:p>
          </table:table-cell>
          <table:table-cell table:formula="of:=AVERAGE([.C483:.C533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907574302297087" calcext:value-type="float">
            <text:p>-0.090757430229709</text:p>
          </table:table-cell>
          <table:table-cell table:formula="of:=AVERAGE([.A485:.A535])" office:value-type="float" office:value="0.0810669951729841" calcext:value-type="float">
            <text:p>0.081066995172984</text:p>
          </table:table-cell>
          <table:table-cell table:formula="of:=IF([.A534]&gt;0.25;1;0)" office:value-type="float" office:value="0" calcext:value-type="float">
            <text:p>0</text:p>
          </table:table-cell>
          <table:table-cell table:formula="of:=AVERAGE([.C484:.C534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751818950820713" calcext:value-type="float">
            <text:p>-0.075181895082071</text:p>
          </table:table-cell>
          <table:table-cell table:formula="of:=AVERAGE([.A486:.A536])" office:value-type="float" office:value="0.0812323902143858" calcext:value-type="float">
            <text:p>0.081232390214386</text:p>
          </table:table-cell>
          <table:table-cell table:formula="of:=IF([.A535]&gt;0.25;1;0)" office:value-type="float" office:value="0" calcext:value-type="float">
            <text:p>0</text:p>
          </table:table-cell>
          <table:table-cell table:formula="of:=AVERAGE([.C485:.C535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1.08826271051168" calcext:value-type="float">
            <text:p>1.08826271051168</text:p>
          </table:table-cell>
          <table:table-cell table:formula="of:=AVERAGE([.A487:.A537])" office:value-type="float" office:value="0.082188548573983" calcext:value-type="float">
            <text:p>0.082188548573983</text:p>
          </table:table-cell>
          <table:table-cell table:formula="of:=IF([.A536]&gt;0.25;1;0)" office:value-type="float" office:value="1" calcext:value-type="float">
            <text:p>1</text:p>
          </table:table-cell>
          <table:table-cell table:formula="of:=AVERAGE([.C486:.C536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516142879437656" calcext:value-type="float">
            <text:p>-0.051614287943766</text:p>
          </table:table-cell>
          <table:table-cell table:formula="of:=AVERAGE([.A488:.A538])" office:value-type="float" office:value="0.0812275071309039" calcext:value-type="float">
            <text:p>0.081227507130904</text:p>
          </table:table-cell>
          <table:table-cell table:formula="of:=IF([.A537]&gt;0.25;1;0)" office:value-type="float" office:value="0" calcext:value-type="float">
            <text:p>0</text:p>
          </table:table-cell>
          <table:table-cell table:formula="of:=AVERAGE([.C487:.C537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807840600572529" calcext:value-type="float">
            <text:p>-0.080784060057253</text:p>
          </table:table-cell>
          <table:table-cell table:formula="of:=AVERAGE([.A489:.A539])" office:value-type="float" office:value="0.0826996676513815" calcext:value-type="float">
            <text:p>0.082699667651382</text:p>
          </table:table-cell>
          <table:table-cell table:formula="of:=IF([.A538]&gt;0.25;1;0)" office:value-type="float" office:value="0" calcext:value-type="float">
            <text:p>0</text:p>
          </table:table-cell>
          <table:table-cell table:formula="of:=AVERAGE([.C488:.C538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258119454145431" calcext:value-type="float">
            <text:p>-0.025811945414543</text:p>
          </table:table-cell>
          <table:table-cell table:formula="of:=AVERAGE([.A490:.A540])" office:value-type="float" office:value="0.082358625393894" calcext:value-type="float">
            <text:p>0.082358625393894</text:p>
          </table:table-cell>
          <table:table-cell table:formula="of:=IF([.A539]&gt;0.25;1;0)" office:value-type="float" office:value="0" calcext:value-type="float">
            <text:p>0</text:p>
          </table:table-cell>
          <table:table-cell table:formula="of:=AVERAGE([.C489:.C539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924618247941136" calcext:value-type="float">
            <text:p>-0.092461824794114</text:p>
          </table:table-cell>
          <table:table-cell table:formula="of:=AVERAGE([.A491:.A541])" office:value-type="float" office:value="0.0823476427697375" calcext:value-type="float">
            <text:p>0.082347642769738</text:p>
          </table:table-cell>
          <table:table-cell table:formula="of:=IF([.A540]&gt;0.25;1;0)" office:value-type="float" office:value="0" calcext:value-type="float">
            <text:p>0</text:p>
          </table:table-cell>
          <table:table-cell table:formula="of:=AVERAGE([.C490:.C540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979248046353458" calcext:value-type="float">
            <text:p>-0.097924804635346</text:p>
          </table:table-cell>
          <table:table-cell table:formula="of:=AVERAGE([.A492:.A542])" office:value-type="float" office:value="0.0593684034489167" calcext:value-type="float">
            <text:p>0.059368403448917</text:p>
          </table:table-cell>
          <table:table-cell table:formula="of:=IF([.A541]&gt;0.25;1;0)" office:value-type="float" office:value="0" calcext:value-type="float">
            <text:p>0</text:p>
          </table:table-cell>
          <table:table-cell table:formula="of:=AVERAGE([.C491:.C541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813025210145861" calcext:value-type="float">
            <text:p>-0.081302521014586</text:p>
          </table:table-cell>
          <table:table-cell table:formula="of:=AVERAGE([.A493:.A543])" office:value-type="float" office:value="0.0593840994852211" calcext:value-type="float">
            <text:p>0.059384099485221</text:p>
          </table:table-cell>
          <table:table-cell table:formula="of:=IF([.A542]&gt;0.25;1;0)" office:value-type="float" office:value="0" calcext:value-type="float">
            <text:p>0</text:p>
          </table:table-cell>
          <table:table-cell table:formula="of:=AVERAGE([.C492:.C542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0893187927387658" calcext:value-type="float">
            <text:p>-0.089318792738766</text:p>
          </table:table-cell>
          <table:table-cell table:formula="of:=AVERAGE([.A494:.A544])" office:value-type="float" office:value="0.0596406655487841" calcext:value-type="float">
            <text:p>0.059640665548784</text:p>
          </table:table-cell>
          <table:table-cell table:formula="of:=IF([.A543]&gt;0.25;1;0)" office:value-type="float" office:value="0" calcext:value-type="float">
            <text:p>0</text:p>
          </table:table-cell>
          <table:table-cell table:formula="of:=AVERAGE([.C493:.C543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0707414639804513" calcext:value-type="float">
            <text:p>-0.070741463980451</text:p>
          </table:table-cell>
          <table:table-cell table:formula="of:=AVERAGE([.A495:.A545])" office:value-type="float" office:value="0.0815078459887843" calcext:value-type="float">
            <text:p>0.081507845988784</text:p>
          </table:table-cell>
          <table:table-cell table:formula="of:=IF([.A544]&gt;0.25;1;0)" office:value-type="float" office:value="0" calcext:value-type="float">
            <text:p>0</text:p>
          </table:table-cell>
          <table:table-cell table:formula="of:=AVERAGE([.C494:.C544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1.01999666145754" calcext:value-type="float">
            <text:p>1.01999666145754</text:p>
          </table:table-cell>
          <table:table-cell table:formula="of:=AVERAGE([.A496:.A546])" office:value-type="float" office:value="0.0816411213838902" calcext:value-type="float">
            <text:p>0.08164112138389</text:p>
          </table:table-cell>
          <table:table-cell table:formula="of:=IF([.A545]&gt;0.25;1;0)" office:value-type="float" office:value="1" calcext:value-type="float">
            <text:p>1</text:p>
          </table:table-cell>
          <table:table-cell table:formula="of:=AVERAGE([.C495:.C545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673152217105031" calcext:value-type="float">
            <text:p>-0.067315221710503</text:p>
          </table:table-cell>
          <table:table-cell table:formula="of:=AVERAGE([.A497:.A547])" office:value-type="float" office:value="0.0814158467404494" calcext:value-type="float">
            <text:p>0.08141584674045</text:p>
          </table:table-cell>
          <table:table-cell table:formula="of:=IF([.A546]&gt;0.25;1;0)" office:value-type="float" office:value="0" calcext:value-type="float">
            <text:p>0</text:p>
          </table:table-cell>
          <table:table-cell table:formula="of:=AVERAGE([.C496:.C546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990913784556091" calcext:value-type="float">
            <text:p>-0.099091378455609</text:p>
          </table:table-cell>
          <table:table-cell table:formula="of:=AVERAGE([.A498:.A548])" office:value-type="float" office:value="0.0813341025425838" calcext:value-type="float">
            <text:p>0.081334102542584</text:p>
          </table:table-cell>
          <table:table-cell table:formula="of:=IF([.A547]&gt;0.25;1;0)" office:value-type="float" office:value="0" calcext:value-type="float">
            <text:p>0</text:p>
          </table:table-cell>
          <table:table-cell table:formula="of:=AVERAGE([.C497:.C547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925408772569152" calcext:value-type="float">
            <text:p>-0.092540877256915</text:p>
          </table:table-cell>
          <table:table-cell table:formula="of:=AVERAGE([.A499:.A549])" office:value-type="float" office:value="0.0790650992937336" calcext:value-type="float">
            <text:p>0.079065099293734</text:p>
          </table:table-cell>
          <table:table-cell table:formula="of:=IF([.A548]&gt;0.25;1;0)" office:value-type="float" office:value="0" calcext:value-type="float">
            <text:p>0</text:p>
          </table:table-cell>
          <table:table-cell table:formula="of:=AVERAGE([.C498:.C548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961731839243325" calcext:value-type="float">
            <text:p>-0.096173183924333</text:p>
          </table:table-cell>
          <table:table-cell table:formula="of:=AVERAGE([.A500:.A550])" office:value-type="float" office:value="0.0991044177550018" calcext:value-type="float">
            <text:p>0.099104417755002</text:p>
          </table:table-cell>
          <table:table-cell table:formula="of:=IF([.A549]&gt;0.25;1;0)" office:value-type="float" office:value="0" calcext:value-type="float">
            <text:p>0</text:p>
          </table:table-cell>
          <table:table-cell table:formula="of:=AVERAGE([.C499:.C549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0.950254428659255" calcext:value-type="float">
            <text:p>0.950254428659255</text:p>
          </table:table-cell>
          <table:table-cell table:formula="of:=AVERAGE([.A501:.A551])" office:value-type="float" office:value="0.0759498475544811" calcext:value-type="float">
            <text:p>0.075949847554481</text:p>
          </table:table-cell>
          <table:table-cell table:formula="of:=IF([.A550]&gt;0.25;1;0)" office:value-type="float" office:value="1" calcext:value-type="float">
            <text:p>1</text:p>
          </table:table-cell>
          <table:table-cell table:formula="of:=AVERAGE([.C500:.C550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950885958679022" calcext:value-type="float">
            <text:p>-0.095088595867902</text:p>
          </table:table-cell>
          <table:table-cell table:formula="of:=AVERAGE([.A502:.A552])" office:value-type="float" office:value="0.0767841272562157" calcext:value-type="float">
            <text:p>0.076784127256216</text:p>
          </table:table-cell>
          <table:table-cell table:formula="of:=IF([.A551]&gt;0.25;1;0)" office:value-type="float" office:value="0" calcext:value-type="float">
            <text:p>0</text:p>
          </table:table-cell>
          <table:table-cell table:formula="of:=AVERAGE([.C501:.C551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477995299521834" calcext:value-type="float">
            <text:p>-0.047799529952183</text:p>
          </table:table-cell>
          <table:table-cell table:formula="of:=AVERAGE([.A503:.A553])" office:value-type="float" office:value="0.0742097529910504" calcext:value-type="float">
            <text:p>0.07420975299105</text:p>
          </table:table-cell>
          <table:table-cell table:formula="of:=IF([.A552]&gt;0.25;1;0)" office:value-type="float" office:value="0" calcext:value-type="float">
            <text:p>0</text:p>
          </table:table-cell>
          <table:table-cell table:formula="of:=AVERAGE([.C502:.C552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20535715642199" calcext:value-type="float">
            <text:p>-0.120535715642199</text:p>
          </table:table-cell>
          <table:table-cell table:formula="of:=AVERAGE([.A504:.A554])" office:value-type="float" office:value="0.0730506159516379" calcext:value-type="float">
            <text:p>0.073050615951638</text:p>
          </table:table-cell>
          <table:table-cell table:formula="of:=IF([.A553]&gt;0.25;1;0)" office:value-type="float" office:value="0" calcext:value-type="float">
            <text:p>0</text:p>
          </table:table-cell>
          <table:table-cell table:formula="of:=AVERAGE([.C503:.C553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00138566923887" calcext:value-type="float">
            <text:p>-0.100138566923887</text:p>
          </table:table-cell>
          <table:table-cell table:formula="of:=AVERAGE([.A505:.A555])" office:value-type="float" office:value="0.0736670376602851" calcext:value-type="float">
            <text:p>0.073667037660285</text:p>
          </table:table-cell>
          <table:table-cell table:formula="of:=IF([.A554]&gt;0.25;1;0)" office:value-type="float" office:value="0" calcext:value-type="float">
            <text:p>0</text:p>
          </table:table-cell>
          <table:table-cell table:formula="of:=AVERAGE([.C504:.C554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548039594855161" calcext:value-type="float">
            <text:p>-0.054803959485516</text:p>
          </table:table-cell>
          <table:table-cell table:formula="of:=AVERAGE([.A506:.A556])" office:value-type="float" office:value="0.0738967726467651" calcext:value-type="float">
            <text:p>0.073896772646765</text:p>
          </table:table-cell>
          <table:table-cell table:formula="of:=IF([.A555]&gt;0.25;1;0)" office:value-type="float" office:value="0" calcext:value-type="float">
            <text:p>0</text:p>
          </table:table-cell>
          <table:table-cell table:formula="of:=AVERAGE([.C505:.C555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830453418225052" calcext:value-type="float">
            <text:p>-0.083045341822505</text:p>
          </table:table-cell>
          <table:table-cell table:formula="of:=AVERAGE([.A507:.A557])" office:value-type="float" office:value="0.0751160826183197" calcext:value-type="float">
            <text:p>0.07511608261832</text:p>
          </table:table-cell>
          <table:table-cell table:formula="of:=IF([.A556]&gt;0.25;1;0)" office:value-type="float" office:value="0" calcext:value-type="float">
            <text:p>0</text:p>
          </table:table-cell>
          <table:table-cell table:formula="of:=AVERAGE([.C506:.C556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259549438398332" calcext:value-type="float">
            <text:p>-0.025954943839833</text:p>
          </table:table-cell>
          <table:table-cell table:formula="of:=AVERAGE([.A508:.A558])" office:value-type="float" office:value="0.0759557285354709" calcext:value-type="float">
            <text:p>0.075955728535471</text:p>
          </table:table-cell>
          <table:table-cell table:formula="of:=IF([.A557]&gt;0.25;1;0)" office:value-type="float" office:value="0" calcext:value-type="float">
            <text:p>0</text:p>
          </table:table-cell>
          <table:table-cell table:formula="of:=AVERAGE([.C507:.C557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375133232247085" calcext:value-type="float">
            <text:p>-0.037513323224709</text:p>
          </table:table-cell>
          <table:table-cell table:formula="of:=AVERAGE([.A509:.A559])" office:value-type="float" office:value="0.0945347154726413" calcext:value-type="float">
            <text:p>0.094534715472641</text:p>
          </table:table-cell>
          <table:table-cell table:formula="of:=IF([.A558]&gt;0.25;1;0)" office:value-type="float" office:value="0" calcext:value-type="float">
            <text:p>0</text:p>
          </table:table-cell>
          <table:table-cell table:formula="of:=AVERAGE([.C508:.C558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0.866592915405209" calcext:value-type="float">
            <text:p>0.866592915405209</text:p>
          </table:table-cell>
          <table:table-cell table:formula="of:=AVERAGE([.A510:.A560])" office:value-type="float" office:value="0.0959659938289375" calcext:value-type="float">
            <text:p>0.095965993828938</text:p>
          </table:table-cell>
          <table:table-cell table:formula="of:=IF([.A559]&gt;0.25;1;0)" office:value-type="float" office:value="1" calcext:value-type="float">
            <text:p>1</text:p>
          </table:table-cell>
          <table:table-cell table:formula="of:=AVERAGE([.C509:.C559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102974229283632" calcext:value-type="float">
            <text:p>-0.010297422928363</text:p>
          </table:table-cell>
          <table:table-cell table:formula="of:=AVERAGE([.A511:.A561])" office:value-type="float" office:value="0.0988325277526344" calcext:value-type="float">
            <text:p>0.098832527752634</text:p>
          </table:table-cell>
          <table:table-cell table:formula="of:=IF([.A560]&gt;0.25;1;0)" office:value-type="float" office:value="0" calcext:value-type="float">
            <text:p>0</text:p>
          </table:table-cell>
          <table:table-cell table:formula="of:=AVERAGE([.C510:.C560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0.0512460193503648" calcext:value-type="float">
            <text:p>0.051246019350365</text:p>
          </table:table-cell>
          <table:table-cell table:formula="of:=AVERAGE([.A512:.A562])" office:value-type="float" office:value="0.120352359337929" calcext:value-type="float">
            <text:p>0.120352359337929</text:p>
          </table:table-cell>
          <table:table-cell table:formula="of:=IF([.A561]&gt;0.25;1;0)" office:value-type="float" office:value="0" calcext:value-type="float">
            <text:p>0</text:p>
          </table:table-cell>
          <table:table-cell table:formula="of:=AVERAGE([.C511:.C561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1.01842235879389" calcext:value-type="float">
            <text:p>1.01842235879389</text:p>
          </table:table-cell>
          <table:table-cell table:formula="of:=AVERAGE([.A513:.A563])" office:value-type="float" office:value="0.117970096389691" calcext:value-type="float">
            <text:p>0.117970096389691</text:p>
          </table:table-cell>
          <table:table-cell table:formula="of:=IF([.A562]&gt;0.25;1;0)" office:value-type="float" office:value="1" calcext:value-type="float">
            <text:p>1</text:p>
          </table:table-cell>
          <table:table-cell table:formula="of:=AVERAGE([.C512:.C562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0.958806761146958" calcext:value-type="float">
            <text:p>0.958806761146958</text:p>
          </table:table-cell>
          <table:table-cell table:formula="of:=AVERAGE([.A514:.A564])" office:value-type="float" office:value="0.121872666486175" calcext:value-type="float">
            <text:p>0.121872666486175</text:p>
          </table:table-cell>
          <table:table-cell table:formula="of:=IF([.A563]&gt;0.25;1;0)" office:value-type="float" office:value="1" calcext:value-type="float">
            <text:p>1</text:p>
          </table:table-cell>
          <table:table-cell table:formula="of:=AVERAGE([.C513:.C563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0.130596798866615" calcext:value-type="float">
            <text:p>0.130596798866615</text:p>
          </table:table-cell>
          <table:table-cell table:formula="of:=AVERAGE([.A515:.A565])" office:value-type="float" office:value="0.121544864344324" calcext:value-type="float">
            <text:p>0.121544864344324</text:p>
          </table:table-cell>
          <table:table-cell table:formula="of:=IF([.A564]&gt;0.25;1;0)" office:value-type="float" office:value="0" calcext:value-type="float">
            <text:p>0</text:p>
          </table:table-cell>
          <table:table-cell table:formula="of:=AVERAGE([.C514:.C564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939570749949663" calcext:value-type="float">
            <text:p>-0.093957074994966</text:p>
          </table:table-cell>
          <table:table-cell table:formula="of:=AVERAGE([.A516:.A566])" office:value-type="float" office:value="0.138619645223657" calcext:value-type="float">
            <text:p>0.138619645223657</text:p>
          </table:table-cell>
          <table:table-cell table:formula="of:=IF([.A565]&gt;0.25;1;0)" office:value-type="float" office:value="0" calcext:value-type="float">
            <text:p>0</text:p>
          </table:table-cell>
          <table:table-cell table:formula="of:=AVERAGE([.C515:.C565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0.82581383739834" calcext:value-type="float">
            <text:p>0.82581383739834</text:p>
          </table:table-cell>
          <table:table-cell table:formula="of:=AVERAGE([.A517:.A567])" office:value-type="float" office:value="0.139039616285177" calcext:value-type="float">
            <text:p>0.139039616285177</text:p>
          </table:table-cell>
          <table:table-cell table:formula="of:=IF([.A566]&gt;0.25;1;0)" office:value-type="float" office:value="1" calcext:value-type="float">
            <text:p>1</text:p>
          </table:table-cell>
          <table:table-cell table:formula="of:=AVERAGE([.C516:.C566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0840875436790287" calcext:value-type="float">
            <text:p>-0.084087543679029</text:p>
          </table:table-cell>
          <table:table-cell table:formula="of:=AVERAGE([.A518:.A568])" office:value-type="float" office:value="0.138433187930534" calcext:value-type="float">
            <text:p>0.138433187930534</text:p>
          </table:table-cell>
          <table:table-cell table:formula="of:=IF([.A567]&gt;0.25;1;0)" office:value-type="float" office:value="0" calcext:value-type="float">
            <text:p>0</text:p>
          </table:table-cell>
          <table:table-cell table:formula="of:=AVERAGE([.C517:.C567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123528269354626" calcext:value-type="float">
            <text:p>-0.123528269354626</text:p>
          </table:table-cell>
          <table:table-cell table:formula="of:=AVERAGE([.A519:.A569])" office:value-type="float" office:value="0.115717862966265" calcext:value-type="float">
            <text:p>0.115717862966265</text:p>
          </table:table-cell>
          <table:table-cell table:formula="of:=IF([.A568]&gt;0.25;1;0)" office:value-type="float" office:value="0" calcext:value-type="float">
            <text:p>0</text:p>
          </table:table-cell>
          <table:table-cell table:formula="of:=AVERAGE([.C518:.C568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105837677498162" calcext:value-type="float">
            <text:p>-0.105837677498162</text:p>
          </table:table-cell>
          <table:table-cell table:formula="of:=AVERAGE([.A520:.A570])" office:value-type="float" office:value="0.11514923680972" calcext:value-type="float">
            <text:p>0.11514923680972</text:p>
          </table:table-cell>
          <table:table-cell table:formula="of:=IF([.A569]&gt;0.25;1;0)" office:value-type="float" office:value="0" calcext:value-type="float">
            <text:p>0</text:p>
          </table:table-cell>
          <table:table-cell table:formula="of:=AVERAGE([.C519:.C569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04037217324972" calcext:value-type="float">
            <text:p>-0.104037217324972</text:p>
          </table:table-cell>
          <table:table-cell table:formula="of:=AVERAGE([.A521:.A571])" office:value-type="float" office:value="0.113762337572561" calcext:value-type="float">
            <text:p>0.113762337572561</text:p>
          </table:table-cell>
          <table:table-cell table:formula="of:=IF([.A570]&gt;0.25;1;0)" office:value-type="float" office:value="0" calcext:value-type="float">
            <text:p>0</text:p>
          </table:table-cell>
          <table:table-cell table:formula="of:=AVERAGE([.C520:.C570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3794647058025" calcext:value-type="float">
            <text:p>-0.13794647058025</text:p>
          </table:table-cell>
          <table:table-cell table:formula="of:=AVERAGE([.A522:.A572])" office:value-type="float" office:value="0.112096219710833" calcext:value-type="float">
            <text:p>0.112096219710833</text:p>
          </table:table-cell>
          <table:table-cell table:formula="of:=IF([.A571]&gt;0.25;1;0)" office:value-type="float" office:value="0" calcext:value-type="float">
            <text:p>0</text:p>
          </table:table-cell>
          <table:table-cell table:formula="of:=AVERAGE([.C521:.C571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3683958943598" calcext:value-type="float">
            <text:p>-0.13683958943598</text:p>
          </table:table-cell>
          <table:table-cell table:formula="of:=AVERAGE([.A523:.A573])" office:value-type="float" office:value="0.111366187227133" calcext:value-type="float">
            <text:p>0.111366187227133</text:p>
          </table:table-cell>
          <table:table-cell table:formula="of:=IF([.A572]&gt;0.25;1;0)" office:value-type="float" office:value="0" calcext:value-type="float">
            <text:p>0</text:p>
          </table:table-cell>
          <table:table-cell table:formula="of:=AVERAGE([.C522:.C572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20982897384465" calcext:value-type="float">
            <text:p>-0.120982897384465</text:p>
          </table:table-cell>
          <table:table-cell table:formula="of:=AVERAGE([.A524:.A574])" office:value-type="float" office:value="0.110557415741232" calcext:value-type="float">
            <text:p>0.110557415741232</text:p>
          </table:table-cell>
          <table:table-cell table:formula="of:=IF([.A573]&gt;0.25;1;0)" office:value-type="float" office:value="0" calcext:value-type="float">
            <text:p>0</text:p>
          </table:table-cell>
          <table:table-cell table:formula="of:=AVERAGE([.C523:.C573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19481633916497" calcext:value-type="float">
            <text:p>-0.119481633916497</text:p>
          </table:table-cell>
          <table:table-cell table:formula="of:=AVERAGE([.A525:.A575])" office:value-type="float" office:value="0.0866012433876252" calcext:value-type="float">
            <text:p>0.086601243387625</text:p>
          </table:table-cell>
          <table:table-cell table:formula="of:=IF([.A574]&gt;0.25;1;0)" office:value-type="float" office:value="0" calcext:value-type="float">
            <text:p>0</text:p>
          </table:table-cell>
          <table:table-cell table:formula="of:=AVERAGE([.C524:.C574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42760017573088" calcext:value-type="float">
            <text:p>-0.142760017573088</text:p>
          </table:table-cell>
          <table:table-cell table:formula="of:=AVERAGE([.A526:.A576])" office:value-type="float" office:value="0.0852714112344568" calcext:value-type="float">
            <text:p>0.085271411234457</text:p>
          </table:table-cell>
          <table:table-cell table:formula="of:=IF([.A575]&gt;0.25;1;0)" office:value-type="float" office:value="0" calcext:value-type="float">
            <text:p>0</text:p>
          </table:table-cell>
          <table:table-cell table:formula="of:=AVERAGE([.C525:.C575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61946739620715" calcext:value-type="float">
            <text:p>-0.161946739620715</text:p>
          </table:table-cell>
          <table:table-cell table:formula="of:=AVERAGE([.A527:.A577])" office:value-type="float" office:value="0.0839566999605277" calcext:value-type="float">
            <text:p>0.083956699960528</text:p>
          </table:table-cell>
          <table:table-cell table:formula="of:=IF([.A576]&gt;0.25;1;0)" office:value-type="float" office:value="0" calcext:value-type="float">
            <text:p>0</text:p>
          </table:table-cell>
          <table:table-cell table:formula="of:=AVERAGE([.C526:.C576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20480862912908" calcext:value-type="float">
            <text:p>-0.120480862912908</text:p>
          </table:table-cell>
          <table:table-cell table:formula="of:=AVERAGE([.A528:.A578])" office:value-type="float" office:value="0.0829256475237094" calcext:value-type="float">
            <text:p>0.082925647523709</text:p>
          </table:table-cell>
          <table:table-cell table:formula="of:=IF([.A577]&gt;0.25;1;0)" office:value-type="float" office:value="0" calcext:value-type="float">
            <text:p>0</text:p>
          </table:table-cell>
          <table:table-cell table:formula="of:=AVERAGE([.C527:.C577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28864530591294" calcext:value-type="float">
            <text:p>-0.128864530591294</text:p>
          </table:table-cell>
          <table:table-cell table:formula="of:=AVERAGE([.A529:.A579])" office:value-type="float" office:value="0.08212489660308" calcext:value-type="float">
            <text:p>0.08212489660308</text:p>
          </table:table-cell>
          <table:table-cell table:formula="of:=IF([.A578]&gt;0.25;1;0)" office:value-type="float" office:value="0" calcext:value-type="float">
            <text:p>0</text:p>
          </table:table-cell>
          <table:table-cell table:formula="of:=AVERAGE([.C528:.C578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173322575856" calcext:value-type="float">
            <text:p>-0.1173322575856</text:p>
          </table:table-cell>
          <table:table-cell table:formula="of:=AVERAGE([.A530:.A580])" office:value-type="float" office:value="0.0819751515854174" calcext:value-type="float">
            <text:p>0.081975151585417</text:p>
          </table:table-cell>
          <table:table-cell table:formula="of:=IF([.A579]&gt;0.25;1;0)" office:value-type="float" office:value="0" calcext:value-type="float">
            <text:p>0</text:p>
          </table:table-cell>
          <table:table-cell table:formula="of:=AVERAGE([.C529:.C579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9360639885664" calcext:value-type="float">
            <text:p>-0.09360639885664</text:p>
          </table:table-cell>
          <table:table-cell table:formula="of:=AVERAGE([.A531:.A581])" office:value-type="float" office:value="0.0812415703826261" calcext:value-type="float">
            <text:p>0.081241570382626</text:p>
          </table:table-cell>
          <table:table-cell table:formula="of:=IF([.A580]&gt;0.25;1;0)" office:value-type="float" office:value="0" calcext:value-type="float">
            <text:p>0</text:p>
          </table:table-cell>
          <table:table-cell table:formula="of:=AVERAGE([.C530:.C580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32689995131642" calcext:value-type="float">
            <text:p>-0.132689995131642</text:p>
          </table:table-cell>
          <table:table-cell table:formula="of:=AVERAGE([.A532:.A582])" office:value-type="float" office:value="0.0814740862535154" calcext:value-type="float">
            <text:p>0.081474086253515</text:p>
          </table:table-cell>
          <table:table-cell table:formula="of:=IF([.A581]&gt;0.25;1;0)" office:value-type="float" office:value="0" calcext:value-type="float">
            <text:p>0</text:p>
          </table:table-cell>
          <table:table-cell table:formula="of:=AVERAGE([.C531:.C581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86461170873791" calcext:value-type="float">
            <text:p>-0.086461170873791</text:p>
          </table:table-cell>
          <table:table-cell table:formula="of:=AVERAGE([.A533:.A583])" office:value-type="float" office:value="0.0594258780030861" calcext:value-type="float">
            <text:p>0.059425878003086</text:p>
          </table:table-cell>
          <table:table-cell table:formula="of:=IF([.A582]&gt;0.25;1;0)" office:value-type="float" office:value="0" calcext:value-type="float">
            <text:p>0</text:p>
          </table:table-cell>
          <table:table-cell table:formula="of:=AVERAGE([.C532:.C582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0454585172385" calcext:value-type="float">
            <text:p>-0.10454585172385</text:p>
          </table:table-cell>
          <table:table-cell table:formula="of:=AVERAGE([.A534:.A584])" office:value-type="float" office:value="0.0586963516576032" calcext:value-type="float">
            <text:p>0.058696351657603</text:p>
          </table:table-cell>
          <table:table-cell table:formula="of:=IF([.A583]&gt;0.25;1;0)" office:value-type="float" office:value="0" calcext:value-type="float">
            <text:p>0</text:p>
          </table:table-cell>
          <table:table-cell table:formula="of:=AVERAGE([.C533:.C583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14895271088555" calcext:value-type="float">
            <text:p>-0.114895271088555</text:p>
          </table:table-cell>
          <table:table-cell table:formula="of:=AVERAGE([.A535:.A585])" office:value-type="float" office:value="0.0583219963029099" calcext:value-type="float">
            <text:p>0.05832199630291</text:p>
          </table:table-cell>
          <table:table-cell table:formula="of:=IF([.A584]&gt;0.25;1;0)" office:value-type="float" office:value="0" calcext:value-type="float">
            <text:p>0</text:p>
          </table:table-cell>
          <table:table-cell table:formula="of:=AVERAGE([.C534:.C584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09849553319067" calcext:value-type="float">
            <text:p>-0.109849553319067</text:p>
          </table:table-cell>
          <table:table-cell table:formula="of:=AVERAGE([.A536:.A586])" office:value-type="float" office:value="0.0582561868315306" calcext:value-type="float">
            <text:p>0.058256186831531</text:p>
          </table:table-cell>
          <table:table-cell table:formula="of:=IF([.A585]&gt;0.25;1;0)" office:value-type="float" office:value="0" calcext:value-type="float">
            <text:p>0</text:p>
          </table:table-cell>
          <table:table-cell table:formula="of:=AVERAGE([.C535:.C585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785381781224164" calcext:value-type="float">
            <text:p>-0.078538178122416</text:p>
          </table:table-cell>
          <table:table-cell table:formula="of:=AVERAGE([.A537:.A587])" office:value-type="float" office:value="0.0346004247645536" calcext:value-type="float">
            <text:p>0.034600424764554</text:p>
          </table:table-cell>
          <table:table-cell table:formula="of:=IF([.A586]&gt;0.25;1;0)" office:value-type="float" office:value="0" calcext:value-type="float">
            <text:p>0</text:p>
          </table:table-cell>
          <table:table-cell table:formula="of:=AVERAGE([.C536:.C586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18181154904142" calcext:value-type="float">
            <text:p>-0.118181154904142</text:p>
          </table:table-cell>
          <table:table-cell table:formula="of:=AVERAGE([.A538:.A588])" office:value-type="float" office:value="0.0382265053567421" calcext:value-type="float">
            <text:p>0.038226505356742</text:p>
          </table:table-cell>
          <table:table-cell table:formula="of:=IF([.A587]&gt;0.25;1;0)" office:value-type="float" office:value="0" calcext:value-type="float">
            <text:p>0</text:p>
          </table:table-cell>
          <table:table-cell table:formula="of:=AVERAGE([.C537:.C587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0.133315822257847" calcext:value-type="float">
            <text:p>0.133315822257847</text:p>
          </table:table-cell>
          <table:table-cell table:formula="of:=AVERAGE([.A539:.A589])" office:value-type="float" office:value="0.0375378956848645" calcext:value-type="float">
            <text:p>0.037537895684865</text:p>
          </table:table-cell>
          <table:table-cell table:formula="of:=IF([.A588]&gt;0.25;1;0)" office:value-type="float" office:value="0" calcext:value-type="float">
            <text:p>0</text:p>
          </table:table-cell>
          <table:table-cell table:formula="of:=AVERAGE([.C538:.C588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1590315332301" calcext:value-type="float">
            <text:p>-0.11590315332301</text:p>
          </table:table-cell>
          <table:table-cell table:formula="of:=AVERAGE([.A540:.A590])" office:value-type="float" office:value="0.035521961544622" calcext:value-type="float">
            <text:p>0.035521961544622</text:p>
          </table:table-cell>
          <table:table-cell table:formula="of:=IF([.A589]&gt;0.25;1;0)" office:value-type="float" office:value="0" calcext:value-type="float">
            <text:p>0</text:p>
          </table:table-cell>
          <table:table-cell table:formula="of:=AVERAGE([.C539:.C589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2862458656691" calcext:value-type="float">
            <text:p>-0.12862458656691</text:p>
          </table:table-cell>
          <table:table-cell table:formula="of:=AVERAGE([.A541:.A591])" office:value-type="float" office:value="0.0362115719897928" calcext:value-type="float">
            <text:p>0.036211571989793</text:p>
          </table:table-cell>
          <table:table-cell table:formula="of:=IF([.A590]&gt;0.25;1;0)" office:value-type="float" office:value="0" calcext:value-type="float">
            <text:p>0</text:p>
          </table:table-cell>
          <table:table-cell table:formula="of:=AVERAGE([.C540:.C590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057291692090407" calcext:value-type="float">
            <text:p>-0.057291692090407</text:p>
          </table:table-cell>
          <table:table-cell table:formula="of:=AVERAGE([.A542:.A592])" office:value-type="float" office:value="0.0348185502056762" calcext:value-type="float">
            <text:p>0.034818550205676</text:p>
          </table:table-cell>
          <table:table-cell table:formula="of:=IF([.A591]&gt;0.25;1;0)" office:value-type="float" office:value="0" calcext:value-type="float">
            <text:p>0</text:p>
          </table:table-cell>
          <table:table-cell table:formula="of:=AVERAGE([.C541:.C591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68968915625289" calcext:value-type="float">
            <text:p>-0.168968915625289</text:p>
          </table:table-cell>
          <table:table-cell table:formula="of:=AVERAGE([.A543:.A593])" office:value-type="float" office:value="0.0337496840676182" calcext:value-type="float">
            <text:p>0.033749684067618</text:p>
          </table:table-cell>
          <table:table-cell table:formula="of:=IF([.A592]&gt;0.25;1;0)" office:value-type="float" office:value="0" calcext:value-type="float">
            <text:p>0</text:p>
          </table:table-cell>
          <table:table-cell table:formula="of:=AVERAGE([.C542:.C592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35814694055542" calcext:value-type="float">
            <text:p>-0.135814694055542</text:p>
          </table:table-cell>
          <table:table-cell table:formula="of:=AVERAGE([.A544:.A594])" office:value-type="float" office:value="0.0339591792769803" calcext:value-type="float">
            <text:p>0.03395917927698</text:p>
          </table:table-cell>
          <table:table-cell table:formula="of:=IF([.A593]&gt;0.25;1;0)" office:value-type="float" office:value="0" calcext:value-type="float">
            <text:p>0</text:p>
          </table:table-cell>
          <table:table-cell table:formula="of:=AVERAGE([.C543:.C593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078634537061304" calcext:value-type="float">
            <text:p>-0.078634537061304</text:p>
          </table:table-cell>
          <table:table-cell table:formula="of:=AVERAGE([.A545:.A595])" office:value-type="float" office:value="0.0326899542995381" calcext:value-type="float">
            <text:p>0.032689954299538</text:p>
          </table:table-cell>
          <table:table-cell table:formula="of:=IF([.A594]&gt;0.25;1;0)" office:value-type="float" office:value="0" calcext:value-type="float">
            <text:p>0</text:p>
          </table:table-cell>
          <table:table-cell table:formula="of:=AVERAGE([.C544:.C594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35471937830001" calcext:value-type="float">
            <text:p>-0.135471937830001</text:p>
          </table:table-cell>
          <table:table-cell table:formula="of:=AVERAGE([.A546:.A596])" office:value-type="float" office:value="0.00924438758072212" calcext:value-type="float">
            <text:p>0.009244387580722</text:p>
          </table:table-cell>
          <table:table-cell table:formula="of:=IF([.A595]&gt;0.25;1;0)" office:value-type="float" office:value="0" calcext:value-type="float">
            <text:p>0</text:p>
          </table:table-cell>
          <table:table-cell table:formula="of:=AVERAGE([.C545:.C595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75727241202071" calcext:value-type="float">
            <text:p>-0.175727241202071</text:p>
          </table:table-cell>
          <table:table-cell table:formula="of:=AVERAGE([.A547:.A597])" office:value-type="float" office:value="0.00769102351001998" calcext:value-type="float">
            <text:p>0.00769102351002</text:p>
          </table:table-cell>
          <table:table-cell table:formula="of:=IF([.A596]&gt;0.25;1;0)" office:value-type="float" office:value="0" calcext:value-type="float">
            <text:p>0</text:p>
          </table:table-cell>
          <table:table-cell table:formula="of:=AVERAGE([.C546:.C596])" office:value-type="float" office:value="0.0980392156862745" calcext:value-type="float">
            <text:p>0.098039215686275</text:p>
          </table:table-cell>
          <table:table-cell/>
        </table:table-row>
        <table:table-row table:style-name="ro1">
          <table:table-cell office:value-type="float" office:value="-0.146536789316312" calcext:value-type="float">
            <text:p>-0.146536789316312</text:p>
          </table:table-cell>
          <table:table-cell table:formula="of:=AVERAGE([.A548:.A598])" office:value-type="float" office:value="0.0270205795753795" calcext:value-type="float">
            <text:p>0.02702057957538</text:p>
          </table:table-cell>
          <table:table-cell table:formula="of:=IF([.A597]&gt;0.25;1;0)" office:value-type="float" office:value="0" calcext:value-type="float">
            <text:p>0</text:p>
          </table:table-cell>
          <table:table-cell table:formula="of:=AVERAGE([.C547:.C597])" office:value-type="float" office:value="0.0980392156862745" calcext:value-type="float">
            <text:p>0.098039215686275</text:p>
          </table:table-cell>
          <table:table-cell/>
        </table:table-row>
        <table:table-row table:style-name="ro1">
          <table:table-cell office:value-type="float" office:value="0.886715980877727" calcext:value-type="float">
            <text:p>0.886715980877727</text:p>
          </table:table-cell>
          <table:table-cell table:formula="of:=AVERAGE([.A549:.A599])" office:value-type="float" office:value="0.0258433222126337" calcext:value-type="float">
            <text:p>0.025843322212634</text:p>
          </table:table-cell>
          <table:table-cell table:formula="of:=IF([.A598]&gt;0.25;1;0)" office:value-type="float" office:value="1" calcext:value-type="float">
            <text:p>1</text:p>
          </table:table-cell>
          <table:table-cell table:formula="of:=AVERAGE([.C548:.C598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52581002756953" calcext:value-type="float">
            <text:p>-0.152581002756953</text:p>
          </table:table-cell>
          <table:table-cell table:formula="of:=AVERAGE([.A550:.A600])" office:value-type="float" office:value="0.0242077221847753" calcext:value-type="float">
            <text:p>0.024207722184775</text:p>
          </table:table-cell>
          <table:table-cell table:formula="of:=IF([.A599]&gt;0.25;1;0)" office:value-type="float" office:value="0" calcext:value-type="float">
            <text:p>0</text:p>
          </table:table-cell>
          <table:table-cell table:formula="of:=AVERAGE([.C549:.C599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79588785345108" calcext:value-type="float">
            <text:p>-0.179588785345108</text:p>
          </table:table-cell>
          <table:table-cell table:formula="of:=AVERAGE([.A551:.A601])" office:value-type="float" office:value="0.024936826451298" calcext:value-type="float">
            <text:p>0.024936826451298</text:p>
          </table:table-cell>
          <table:table-cell table:formula="of:=IF([.A600]&gt;0.25;1;0)" office:value-type="float" office:value="0" calcext:value-type="float">
            <text:p>0</text:p>
          </table:table-cell>
          <table:table-cell table:formula="of:=AVERAGE([.C550:.C600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0.987438746251911" calcext:value-type="float">
            <text:p>0.987438746251911</text:p>
          </table:table-cell>
          <table:table-cell table:formula="of:=AVERAGE([.A552:.A602])" office:value-type="float" office:value="0.0235634865419464" calcext:value-type="float">
            <text:p>0.023563486541946</text:p>
          </table:table-cell>
          <table:table-cell table:formula="of:=IF([.A601]&gt;0.25;1;0)" office:value-type="float" office:value="1" calcext:value-type="float">
            <text:p>1</text:p>
          </table:table-cell>
          <table:table-cell table:formula="of:=AVERAGE([.C551:.C601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65128931244835" calcext:value-type="float">
            <text:p>-0.165128931244835</text:p>
          </table:table-cell>
          <table:table-cell table:formula="of:=AVERAGE([.A553:.A603])" office:value-type="float" office:value="0.0221008132372562" calcext:value-type="float">
            <text:p>0.022100813237256</text:p>
          </table:table-cell>
          <table:table-cell table:formula="of:=IF([.A602]&gt;0.25;1;0)" office:value-type="float" office:value="0" calcext:value-type="float">
            <text:p>0</text:p>
          </table:table-cell>
          <table:table-cell table:formula="of:=AVERAGE([.C552:.C602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22395868491382" calcext:value-type="float">
            <text:p>-0.122395868491382</text:p>
          </table:table-cell>
          <table:table-cell table:formula="of:=AVERAGE([.A554:.A604])" office:value-type="float" office:value="0.0217117166069865" calcext:value-type="float">
            <text:p>0.021711716606987</text:p>
          </table:table-cell>
          <table:table-cell table:formula="of:=IF([.A603]&gt;0.25;1;0)" office:value-type="float" office:value="0" calcext:value-type="float">
            <text:p>0</text:p>
          </table:table-cell>
          <table:table-cell table:formula="of:=AVERAGE([.C553:.C603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40379643785954" calcext:value-type="float">
            <text:p>-0.140379643785954</text:p>
          </table:table-cell>
          <table:table-cell table:formula="of:=AVERAGE([.A555:.A605])" office:value-type="float" office:value="0.0209147530956303" calcext:value-type="float">
            <text:p>0.02091475309563</text:p>
          </table:table-cell>
          <table:table-cell table:formula="of:=IF([.A604]&gt;0.25;1;0)" office:value-type="float" office:value="0" calcext:value-type="float">
            <text:p>0</text:p>
          </table:table-cell>
          <table:table-cell table:formula="of:=AVERAGE([.C554:.C604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40783706003055" calcext:value-type="float">
            <text:p>-0.140783706003055</text:p>
          </table:table-cell>
          <table:table-cell table:formula="of:=AVERAGE([.A556:.A606])" office:value-type="float" office:value="0.0192487387621738" calcext:value-type="float">
            <text:p>0.019248738762174</text:p>
          </table:table-cell>
          <table:table-cell table:formula="of:=IF([.A605]&gt;0.25;1;0)" office:value-type="float" office:value="0" calcext:value-type="float">
            <text:p>0</text:p>
          </table:table-cell>
          <table:table-cell table:formula="of:=AVERAGE([.C555:.C605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39770690491796" calcext:value-type="float">
            <text:p>-0.139770690491796</text:p>
          </table:table-cell>
          <table:table-cell table:formula="of:=AVERAGE([.A557:.A607])" office:value-type="float" office:value="0.0179215235736513" calcext:value-type="float">
            <text:p>0.017921523573651</text:p>
          </table:table-cell>
          <table:table-cell table:formula="of:=IF([.A606]&gt;0.25;1;0)" office:value-type="float" office:value="0" calcext:value-type="float">
            <text:p>0</text:p>
          </table:table-cell>
          <table:table-cell table:formula="of:=AVERAGE([.C556:.C606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50733316437155" calcext:value-type="float">
            <text:p>-0.150733316437155</text:p>
          </table:table-cell>
          <table:table-cell table:formula="of:=AVERAGE([.A558:.A608])" office:value-type="float" office:value="0.0352627437490507" calcext:value-type="float">
            <text:p>0.035262743749051</text:p>
          </table:table-cell>
          <table:table-cell table:formula="of:=IF([.A607]&gt;0.25;1;0)" office:value-type="float" office:value="0" calcext:value-type="float">
            <text:p>0</text:p>
          </table:table-cell>
          <table:table-cell table:formula="of:=AVERAGE([.C557:.C607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0.858447285105537" calcext:value-type="float">
            <text:p>0.858447285105537</text:p>
          </table:table-cell>
          <table:table-cell table:formula="of:=AVERAGE([.A559:.A609])" office:value-type="float" office:value="0.0327567067705654" calcext:value-type="float">
            <text:p>0.032756706770566</text:p>
          </table:table-cell>
          <table:table-cell table:formula="of:=IF([.A608]&gt;0.25;1;0)" office:value-type="float" office:value="1" calcext:value-type="float">
            <text:p>1</text:p>
          </table:table-cell>
          <table:table-cell table:formula="of:=AVERAGE([.C558:.C608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65321209127456" calcext:value-type="float">
            <text:p>-0.165321209127456</text:p>
          </table:table-cell>
          <table:table-cell table:formula="of:=AVERAGE([.A560:.A610])" office:value-type="float" office:value="0.0123307352052161" calcext:value-type="float">
            <text:p>0.012330735205216</text:p>
          </table:table-cell>
          <table:table-cell table:formula="of:=IF([.A609]&gt;0.25;1;0)" office:value-type="float" office:value="0" calcext:value-type="float">
            <text:p>0</text:p>
          </table:table-cell>
          <table:table-cell table:formula="of:=AVERAGE([.C559:.C609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75131634427607" calcext:value-type="float">
            <text:p>-0.175131634427607</text:p>
          </table:table-cell>
          <table:table-cell table:formula="of:=AVERAGE([.A561:.A611])" office:value-type="float" office:value="0.00941042697172533" calcext:value-type="float">
            <text:p>0.009410426971725</text:p>
          </table:table-cell>
          <table:table-cell table:formula="of:=IF([.A610]&gt;0.25;1;0)" office:value-type="float" office:value="0" calcext:value-type="float">
            <text:p>0</text:p>
          </table:table-cell>
          <table:table-cell table:formula="of:=AVERAGE([.C560:.C610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59233142836392" calcext:value-type="float">
            <text:p>-0.159233142836392</text:p>
          </table:table-cell>
          <table:table-cell table:formula="of:=AVERAGE([.A562:.A612])" office:value-type="float" office:value="0.00547651656676882" calcext:value-type="float">
            <text:p>0.005476516566769</text:p>
          </table:table-cell>
          <table:table-cell table:formula="of:=IF([.A611]&gt;0.25;1;0)" office:value-type="float" office:value="0" calcext:value-type="float">
            <text:p>0</text:p>
          </table:table-cell>
          <table:table-cell table:formula="of:=AVERAGE([.C561:.C611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49383411302418" calcext:value-type="float">
            <text:p>-0.149383411302418</text:p>
          </table:table-cell>
          <table:table-cell table:formula="of:=AVERAGE([.A563:.A613])" office:value-type="float" office:value="-0.0176450239163282" calcext:value-type="float">
            <text:p>-0.017645023916328</text:p>
          </table:table-cell>
          <table:table-cell table:formula="of:=IF([.A612]&gt;0.25;1;0)" office:value-type="float" office:value="0" calcext:value-type="float">
            <text:p>0</text:p>
          </table:table-cell>
          <table:table-cell table:formula="of:=AVERAGE([.C562:.C612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6077620584406" calcext:value-type="float">
            <text:p>-0.16077620584406</text:p>
          </table:table-cell>
          <table:table-cell table:formula="of:=AVERAGE([.A564:.A614])" office:value-type="float" office:value="-0.0395970041910297" calcext:value-type="float">
            <text:p>-0.03959700419103</text:p>
          </table:table-cell>
          <table:table-cell table:formula="of:=IF([.A613]&gt;0.25;1;0)" office:value-type="float" office:value="0" calcext:value-type="float">
            <text:p>0</text:p>
          </table:table-cell>
          <table:table-cell table:formula="of:=AVERAGE([.C563:.C613])" office:value-type="float" office:value="0.0980392156862745" calcext:value-type="float">
            <text:p>0.098039215686275</text:p>
          </table:table-cell>
          <table:table-cell/>
        </table:table-row>
        <table:table-row table:style-name="ro1">
          <table:table-cell office:value-type="float" office:value="-0.160744232862816" calcext:value-type="float">
            <text:p>-0.160744232862816</text:p>
          </table:table-cell>
          <table:table-cell table:formula="of:=AVERAGE([.A565:.A615])" office:value-type="float" office:value="-0.0448071881232601" calcext:value-type="float">
            <text:p>-0.04480718812326</text:p>
          </table:table-cell>
          <table:table-cell table:formula="of:=IF([.A614]&gt;0.25;1;0)" office:value-type="float" office:value="0" calcext:value-type="float">
            <text:p>0</text:p>
          </table:table-cell>
          <table:table-cell table:formula="of:=AVERAGE([.C564:.C614])" office:value-type="float" office:value="0.0784313725490196" calcext:value-type="float">
            <text:p>0.07843137254902</text:p>
          </table:table-cell>
          <table:table-cell/>
        </table:table-row>
        <table:table-row table:style-name="ro1">
          <table:table-cell office:value-type="float" office:value="-0.135122581677139" calcext:value-type="float">
            <text:p>-0.135122581677139</text:p>
          </table:table-cell>
          <table:table-cell table:formula="of:=AVERAGE([.A566:.A616])" office:value-type="float" office:value="-0.0466881070182751" calcext:value-type="float">
            <text:p>-0.046688107018275</text:p>
          </table:table-cell>
          <table:table-cell table:formula="of:=IF([.A615]&gt;0.25;1;0)" office:value-type="float" office:value="0" calcext:value-type="float">
            <text:p>0</text:p>
          </table:table-cell>
          <table:table-cell table:formula="of:=AVERAGE([.C565:.C615])" office:value-type="float" office:value="0.0784313725490196" calcext:value-type="float">
            <text:p>0.07843137254902</text:p>
          </table:table-cell>
          <table:table-cell/>
        </table:table-row>
        <table:table-row table:style-name="ro1">
          <table:table-cell office:value-type="float" office:value="-0.189883938640729" calcext:value-type="float">
            <text:p>-0.189883938640729</text:p>
          </table:table-cell>
          <table:table-cell table:formula="of:=AVERAGE([.A567:.A617])" office:value-type="float" office:value="-0.0668443838985698" calcext:value-type="float">
            <text:p>-0.06684438389857</text:p>
          </table:table-cell>
          <table:table-cell table:formula="of:=IF([.A616]&gt;0.25;1;0)" office:value-type="float" office:value="0" calcext:value-type="float">
            <text:p>0</text:p>
          </table:table-cell>
          <table:table-cell table:formula="of:=AVERAGE([.C566:.C616])" office:value-type="float" office:value="0.0784313725490196" calcext:value-type="float">
            <text:p>0.07843137254902</text:p>
          </table:table-cell>
          <table:table-cell/>
        </table:table-row>
        <table:table-row table:style-name="ro1">
          <table:table-cell office:value-type="float" office:value="-0.202156283496693" calcext:value-type="float">
            <text:p>-0.202156283496693</text:p>
          </table:table-cell>
          <table:table-cell table:formula="of:=AVERAGE([.A568:.A618])" office:value-type="float" office:value="-0.0685789396994644" calcext:value-type="float">
            <text:p>-0.068578939699465</text:p>
          </table:table-cell>
          <table:table-cell table:formula="of:=IF([.A617]&gt;0.25;1;0)" office:value-type="float" office:value="0" calcext:value-type="float">
            <text:p>0</text:p>
          </table:table-cell>
          <table:table-cell table:formula="of:=AVERAGE([.C567:.C617])" office:value-type="float" office:value="0.0588235294117647" calcext:value-type="float">
            <text:p>0.058823529411765</text:p>
          </table:table-cell>
          <table:table-cell/>
        </table:table-row>
        <table:table-row table:style-name="ro1">
          <table:table-cell office:value-type="float" office:value="-0.172549889524654" calcext:value-type="float">
            <text:p>-0.172549889524654</text:p>
          </table:table-cell>
          <table:table-cell table:formula="of:=AVERAGE([.A569:.A619])" office:value-type="float" office:value="-0.0857646599081973" calcext:value-type="float">
            <text:p>-0.085764659908197</text:p>
          </table:table-cell>
          <table:table-cell table:formula="of:=IF([.A618]&gt;0.25;1;0)" office:value-type="float" office:value="0" calcext:value-type="float">
            <text:p>0</text:p>
          </table:table-cell>
          <table:table-cell table:formula="of:=AVERAGE([.C568:.C618])" office:value-type="float" office:value="0.0588235294117647" calcext:value-type="float">
            <text:p>0.058823529411765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570:.A620])" office:value-type="float" office:value="-0.103297254467057" calcext:value-type="float">
            <text:p>-0.103297254467057</text:p>
          </table:table-cell>
          <table:table-cell table:formula="of:=IF([.A619]&gt;0.25;1;0)" office:value-type="float" office:value="0" calcext:value-type="float">
            <text:p>0</text:p>
          </table:table-cell>
          <table:table-cell table:formula="of:=AVERAGE([.C569:.C619])" office:value-type="float" office:value="0.0588235294117647" calcext:value-type="float">
            <text:p>0.058823529411765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571:.A621])" office:value-type="float" office:value="-0.104018159208135" calcext:value-type="float">
            <text:p>-0.104018159208135</text:p>
          </table:table-cell>
          <table:table-cell table:formula="of:=IF([.A620]&gt;0.25;1;0)" office:value-type="float" office:value="0" calcext:value-type="float">
            <text:p>0</text:p>
          </table:table-cell>
          <table:table-cell table:formula="of:=AVERAGE([.C570:.C620])" office:value-type="float" office:value="0.0588235294117647" calcext:value-type="float">
            <text:p>0.058823529411765</text:p>
          </table:table-cell>
          <table:table-cell/>
        </table:table-row>
        <table:table-row table:style-name="ro1">
          <table:table-cell office:value-type="float" office:value="-0.140803359119967" calcext:value-type="float">
            <text:p>-0.140803359119967</text:p>
          </table:table-cell>
          <table:table-cell table:formula="of:=AVERAGE([.A572:.A622])" office:value-type="float" office:value="-0.101764869250301" calcext:value-type="float">
            <text:p>-0.101764869250301</text:p>
          </table:table-cell>
          <table:table-cell table:formula="of:=IF([.A621]&gt;0.25;1;0)" office:value-type="float" office:value="0" calcext:value-type="float">
            <text:p>0</text:p>
          </table:table-cell>
          <table:table-cell table:formula="of:=AVERAGE([.C571:.C621])" office:value-type="float" office:value="0.0588235294117647" calcext:value-type="float">
            <text:p>0.058823529411765</text:p>
          </table:table-cell>
          <table:table-cell/>
        </table:table-row>
        <table:table-row table:style-name="ro1">
          <table:table-cell office:value-type="float" office:value="-0.0230286827307196" calcext:value-type="float">
            <text:p>-0.02302868273072</text:p>
          </table:table-cell>
          <table:table-cell table:formula="of:=AVERAGE([.A573:.A623])" office:value-type="float" office:value="-0.118689583182929" calcext:value-type="float">
            <text:p>-0.118689583182929</text:p>
          </table:table-cell>
          <table:table-cell table:formula="of:=IF([.A622]&gt;0.25;1;0)" office:value-type="float" office:value="0" calcext:value-type="float">
            <text:p>0</text:p>
          </table:table-cell>
          <table:table-cell table:formula="of:=AVERAGE([.C572:.C622])" office:value-type="float" office:value="0.0588235294117647" calcext:value-type="float">
            <text:p>0.058823529411765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574:.A624])" office:value-type="float" office:value="-0.11931391330122" calcext:value-type="float">
            <text:p>-0.11931391330122</text:p>
          </table:table-cell>
          <table:table-cell table:formula="of:=IF([.A623]&gt;0.25;1;0)" office:value-type="float" office:value="0" calcext:value-type="float">
            <text:p>0</text:p>
          </table:table-cell>
          <table:table-cell table:formula="of:=AVERAGE([.C573:.C623])" office:value-type="float" office:value="0.0588235294117647" calcext:value-type="float">
            <text:p>0.058823529411765</text:p>
          </table:table-cell>
          <table:table-cell/>
        </table:table-row>
        <table:table-row table:style-name="ro1">
          <table:table-cell office:value-type="float" office:value="-0.152823733417317" calcext:value-type="float">
            <text:p>-0.152823733417317</text:p>
          </table:table-cell>
          <table:table-cell table:formula="of:=AVERAGE([.A575:.A625])" office:value-type="float" office:value="-0.119891805238082" calcext:value-type="float">
            <text:p>-0.119891805238082</text:p>
          </table:table-cell>
          <table:table-cell table:formula="of:=IF([.A624]&gt;0.25;1;0)" office:value-type="float" office:value="0" calcext:value-type="float">
            <text:p>0</text:p>
          </table:table-cell>
          <table:table-cell table:formula="of:=AVERAGE([.C574:.C624])" office:value-type="float" office:value="0.0588235294117647" calcext:value-type="float">
            <text:p>0.058823529411765</text:p>
          </table:table-cell>
          <table:table-cell/>
        </table:table-row>
        <table:table-row table:style-name="ro1">
          <table:table-cell office:value-type="float" office:value="-0.148954122696444" calcext:value-type="float">
            <text:p>-0.148954122696444</text:p>
          </table:table-cell>
          <table:table-cell table:formula="of:=AVERAGE([.A576:.A626])" office:value-type="float" office:value="-0.119913034285352" calcext:value-type="float">
            <text:p>-0.119913034285352</text:p>
          </table:table-cell>
          <table:table-cell table:formula="of:=IF([.A625]&gt;0.25;1;0)" office:value-type="float" office:value="0" calcext:value-type="float">
            <text:p>0</text:p>
          </table:table-cell>
          <table:table-cell table:formula="of:=AVERAGE([.C575:.C625])" office:value-type="float" office:value="0.0588235294117647" calcext:value-type="float">
            <text:p>0.058823529411765</text:p>
          </table:table-cell>
          <table:table-cell/>
        </table:table-row>
        <table:table-row table:style-name="ro1">
          <table:table-cell office:value-type="float" office:value="-0.143842698983848" calcext:value-type="float">
            <text:p>-0.143842698983848</text:p>
          </table:table-cell>
          <table:table-cell table:formula="of:=AVERAGE([.A577:.A627])" office:value-type="float" office:value="-0.119964746657068" calcext:value-type="float">
            <text:p>-0.119964746657068</text:p>
          </table:table-cell>
          <table:table-cell table:formula="of:=IF([.A626]&gt;0.25;1;0)" office:value-type="float" office:value="0" calcext:value-type="float">
            <text:p>0</text:p>
          </table:table-cell>
          <table:table-cell table:formula="of:=AVERAGE([.C576:.C626])" office:value-type="float" office:value="0.0588235294117647" calcext:value-type="float">
            <text:p>0.058823529411765</text:p>
          </table:table-cell>
          <table:table-cell/>
        </table:table-row>
        <table:table-row table:style-name="ro1">
          <table:table-cell office:value-type="float" office:value="-0.164584070578218" calcext:value-type="float">
            <text:p>-0.164584070578218</text:p>
          </table:table-cell>
          <table:table-cell table:formula="of:=AVERAGE([.A578:.A628])" office:value-type="float" office:value="-0.120858526357178" calcext:value-type="float">
            <text:p>-0.120858526357178</text:p>
          </table:table-cell>
          <table:table-cell table:formula="of:=IF([.A627]&gt;0.25;1;0)" office:value-type="float" office:value="0" calcext:value-type="float">
            <text:p>0</text:p>
          </table:table-cell>
          <table:table-cell table:formula="of:=AVERAGE([.C577:.C627])" office:value-type="float" office:value="0.0588235294117647" calcext:value-type="float">
            <text:p>0.058823529411765</text:p>
          </table:table-cell>
          <table:table-cell/>
        </table:table-row>
        <table:table-row table:style-name="ro1">
          <table:table-cell office:value-type="float" office:value="-0.166063627618551" calcext:value-type="float">
            <text:p>-0.166063627618551</text:p>
          </table:table-cell>
          <table:table-cell table:formula="of:=AVERAGE([.A579:.A629])" office:value-type="float" office:value="-0.121648271647368" calcext:value-type="float">
            <text:p>-0.121648271647368</text:p>
          </table:table-cell>
          <table:table-cell table:formula="of:=IF([.A628]&gt;0.25;1;0)" office:value-type="float" office:value="0" calcext:value-type="float">
            <text:p>0</text:p>
          </table:table-cell>
          <table:table-cell table:formula="of:=AVERAGE([.C578:.C628])" office:value-type="float" office:value="0.0588235294117647" calcext:value-type="float">
            <text:p>0.058823529411765</text:p>
          </table:table-cell>
          <table:table-cell/>
        </table:table-row>
        <table:table-row table:style-name="ro1">
          <table:table-cell office:value-type="float" office:value="-0.169141540390998" calcext:value-type="float">
            <text:p>-0.169141540390998</text:p>
          </table:table-cell>
          <table:table-cell table:formula="of:=AVERAGE([.A580:.A630])" office:value-type="float" office:value="-0.122157616365221" calcext:value-type="float">
            <text:p>-0.122157616365221</text:p>
          </table:table-cell>
          <table:table-cell table:formula="of:=IF([.A629]&gt;0.25;1;0)" office:value-type="float" office:value="0" calcext:value-type="float">
            <text:p>0</text:p>
          </table:table-cell>
          <table:table-cell table:formula="of:=AVERAGE([.C579:.C629])" office:value-type="float" office:value="0.0588235294117647" calcext:value-type="float">
            <text:p>0.058823529411765</text:p>
          </table:table-cell>
          <table:table-cell/>
        </table:table-row>
        <table:table-row table:style-name="ro1">
          <table:table-cell office:value-type="float" office:value="-0.143308838196099" calcext:value-type="float">
            <text:p>-0.143308838196099</text:p>
          </table:table-cell>
          <table:table-cell table:formula="of:=AVERAGE([.A581:.A631])" office:value-type="float" office:value="-0.1229765825101" calcext:value-type="float">
            <text:p>-0.1229765825101</text:p>
          </table:table-cell>
          <table:table-cell table:formula="of:=IF([.A630]&gt;0.25;1;0)" office:value-type="float" office:value="0" calcext:value-type="float">
            <text:p>0</text:p>
          </table:table-cell>
          <table:table-cell table:formula="of:=AVERAGE([.C580:.C630])" office:value-type="float" office:value="0.0588235294117647" calcext:value-type="float">
            <text:p>0.058823529411765</text:p>
          </table:table-cell>
          <table:table-cell/>
        </table:table-row>
        <table:table-row table:style-name="ro1">
          <table:table-cell office:value-type="float" office:value="-0.135373672245443" calcext:value-type="float">
            <text:p>-0.135373672245443</text:p>
          </table:table-cell>
          <table:table-cell table:formula="of:=AVERAGE([.A582:.A632])" office:value-type="float" office:value="-0.120678602848314" calcext:value-type="float">
            <text:p>-0.120678602848314</text:p>
          </table:table-cell>
          <table:table-cell table:formula="of:=IF([.A631]&gt;0.25;1;0)" office:value-type="float" office:value="0" calcext:value-type="float">
            <text:p>0</text:p>
          </table:table-cell>
          <table:table-cell table:formula="of:=AVERAGE([.C581:.C631])" office:value-type="float" office:value="0.0588235294117647" calcext:value-type="float">
            <text:p>0.058823529411765</text:p>
          </table:table-cell>
          <table:table-cell/>
        </table:table-row>
        <table:table-row table:style-name="ro1">
          <table:table-cell office:value-type="float" office:value="-0.015493032380566" calcext:value-type="float">
            <text:p>-0.015493032380566</text:p>
          </table:table-cell>
          <table:table-cell table:formula="of:=AVERAGE([.A583:.A633])" office:value-type="float" office:value="-0.122034803077128" calcext:value-type="float">
            <text:p>-0.122034803077128</text:p>
          </table:table-cell>
          <table:table-cell table:formula="of:=IF([.A632]&gt;0.25;1;0)" office:value-type="float" office:value="0" calcext:value-type="float">
            <text:p>0</text:p>
          </table:table-cell>
          <table:table-cell table:formula="of:=AVERAGE([.C582:.C632])" office:value-type="float" office:value="0.0588235294117647" calcext:value-type="float">
            <text:p>0.058823529411765</text:p>
          </table:table-cell>
          <table:table-cell/>
        </table:table-row>
        <table:table-row table:style-name="ro1">
          <table:table-cell office:value-type="float" office:value="-0.155627382543311" calcext:value-type="float">
            <text:p>-0.155627382543311</text:p>
          </table:table-cell>
          <table:table-cell table:formula="of:=AVERAGE([.A584:.A634])" office:value-type="float" office:value="-0.12288763159421" calcext:value-type="float">
            <text:p>-0.12288763159421</text:p>
          </table:table-cell>
          <table:table-cell table:formula="of:=IF([.A633]&gt;0.25;1;0)" office:value-type="float" office:value="0" calcext:value-type="float">
            <text:p>0</text:p>
          </table:table-cell>
          <table:table-cell table:formula="of:=AVERAGE([.C583:.C633])" office:value-type="float" office:value="0.0588235294117647" calcext:value-type="float">
            <text:p>0.058823529411765</text:p>
          </table:table-cell>
          <table:table-cell/>
        </table:table-row>
        <table:table-row table:style-name="ro1">
          <table:table-cell office:value-type="float" office:value="-0.148040106095001" calcext:value-type="float">
            <text:p>-0.148040106095001</text:p>
          </table:table-cell>
          <table:table-cell table:formula="of:=AVERAGE([.A585:.A635])" office:value-type="float" office:value="-0.123553876283614" calcext:value-type="float">
            <text:p>-0.123553876283614</text:p>
          </table:table-cell>
          <table:table-cell table:formula="of:=IF([.A634]&gt;0.25;1;0)" office:value-type="float" office:value="0" calcext:value-type="float">
            <text:p>0</text:p>
          </table:table-cell>
          <table:table-cell table:formula="of:=AVERAGE([.C584:.C634])" office:value-type="float" office:value="0.0588235294117647" calcext:value-type="float">
            <text:p>0.058823529411765</text:p>
          </table:table-cell>
          <table:table-cell/>
        </table:table-row>
        <table:table-row table:style-name="ro1">
          <table:table-cell office:value-type="float" office:value="-0.148873750248179" calcext:value-type="float">
            <text:p>-0.148873750248179</text:p>
          </table:table-cell>
          <table:table-cell table:formula="of:=AVERAGE([.A586:.A636])" office:value-type="float" office:value="-0.124265009106158" calcext:value-type="float">
            <text:p>-0.124265009106158</text:p>
          </table:table-cell>
          <table:table-cell table:formula="of:=IF([.A635]&gt;0.25;1;0)" office:value-type="float" office:value="0" calcext:value-type="float">
            <text:p>0</text:p>
          </table:table-cell>
          <table:table-cell table:formula="of:=AVERAGE([.C585:.C635])" office:value-type="float" office:value="0.0588235294117647" calcext:value-type="float">
            <text:p>0.058823529411765</text:p>
          </table:table-cell>
          <table:table-cell/>
        </table:table-row>
        <table:table-row table:style-name="ro1">
          <table:table-cell office:value-type="float" office:value="-0.146117327268794" calcext:value-type="float">
            <text:p>-0.146117327268794</text:p>
          </table:table-cell>
          <table:table-cell table:formula="of:=AVERAGE([.A587:.A637])" office:value-type="float" office:value="-0.123862151843107" calcext:value-type="float">
            <text:p>-0.123862151843107</text:p>
          </table:table-cell>
          <table:table-cell table:formula="of:=IF([.A636]&gt;0.25;1;0)" office:value-type="float" office:value="0" calcext:value-type="float">
            <text:p>0</text:p>
          </table:table-cell>
          <table:table-cell table:formula="of:=AVERAGE([.C586:.C636])" office:value-type="float" office:value="0.0588235294117647" calcext:value-type="float">
            <text:p>0.058823529411765</text:p>
          </table:table-cell>
          <table:table-cell/>
        </table:table-row>
        <table:table-row table:style-name="ro1">
          <table:table-cell office:value-type="float" office:value="-0.0579924577068538" calcext:value-type="float">
            <text:p>-0.057992457706854</text:p>
          </table:table-cell>
          <table:table-cell table:formula="of:=AVERAGE([.A588:.A638])" office:value-type="float" office:value="-0.104825273739121" calcext:value-type="float">
            <text:p>-0.104825273739121</text:p>
          </table:table-cell>
          <table:table-cell table:formula="of:=IF([.A637]&gt;0.25;1;0)" office:value-type="float" office:value="0" calcext:value-type="float">
            <text:p>0</text:p>
          </table:table-cell>
          <table:table-cell table:formula="of:=AVERAGE([.C587:.C637])" office:value-type="float" office:value="0.0588235294117647" calcext:value-type="float">
            <text:p>0.058823529411765</text:p>
          </table:table-cell>
          <table:table-cell/>
        </table:table-row>
        <table:table-row table:style-name="ro1">
          <table:table-cell office:value-type="float" office:value="0.852699628399188" calcext:value-type="float">
            <text:p>0.852699628399188</text:p>
          </table:table-cell>
          <table:table-cell table:formula="of:=AVERAGE([.A589:.A639])" office:value-type="float" office:value="-0.110454022473847" calcext:value-type="float">
            <text:p>-0.110454022473847</text:p>
          </table:table-cell>
          <table:table-cell table:formula="of:=IF([.A638]&gt;0.25;1;0)" office:value-type="float" office:value="1" calcext:value-type="float">
            <text:p>1</text:p>
          </table:table-cell>
          <table:table-cell table:formula="of:=AVERAGE([.C588:.C638])" office:value-type="float" office:value="0.0784313725490196" calcext:value-type="float">
            <text:p>0.07843137254902</text:p>
          </table:table-cell>
          <table:table-cell/>
        </table:table-row>
        <table:table-row table:style-name="ro1">
          <table:table-cell office:value-type="float" office:value="-0.153750363213196" calcext:value-type="float">
            <text:p>-0.153750363213196</text:p>
          </table:table-cell>
          <table:table-cell table:formula="of:=AVERAGE([.A590:.A640])" office:value-type="float" office:value="-0.110059343944261" calcext:value-type="float">
            <text:p>-0.110059343944261</text:p>
          </table:table-cell>
          <table:table-cell table:formula="of:=IF([.A639]&gt;0.25;1;0)" office:value-type="float" office:value="0" calcext:value-type="float">
            <text:p>0</text:p>
          </table:table-cell>
          <table:table-cell table:formula="of:=AVERAGE([.C589:.C639])" office:value-type="float" office:value="0.0784313725490196" calcext:value-type="float">
            <text:p>0.07843137254902</text:p>
          </table:table-cell>
          <table:table-cell/>
        </table:table-row>
        <table:table-row table:style-name="ro1">
          <table:table-cell office:value-type="float" office:value="-0.0957745483141395" calcext:value-type="float">
            <text:p>-0.09577454831414</text:p>
          </table:table-cell>
          <table:table-cell table:formula="of:=AVERAGE([.A591:.A641])" office:value-type="float" office:value="-0.0926370458618538" calcext:value-type="float">
            <text:p>-0.092637045861854</text:p>
          </table:table-cell>
          <table:table-cell table:formula="of:=IF([.A640]&gt;0.25;1;0)" office:value-type="float" office:value="0" calcext:value-type="float">
            <text:p>0</text:p>
          </table:table-cell>
          <table:table-cell table:formula="of:=AVERAGE([.C590:.C640])" office:value-type="float" office:value="0.0784313725490196" calcext:value-type="float">
            <text:p>0.07843137254902</text:p>
          </table:table-cell>
          <table:table-cell/>
        </table:table-row>
        <table:table-row table:style-name="ro1">
          <table:table-cell office:value-type="float" office:value="0.759912615635867" calcext:value-type="float">
            <text:p>0.759912615635867</text:p>
          </table:table-cell>
          <table:table-cell table:formula="of:=AVERAGE([.A592:.A642])" office:value-type="float" office:value="-0.0944856466813854" calcext:value-type="float">
            <text:p>-0.094485646681385</text:p>
          </table:table-cell>
          <table:table-cell table:formula="of:=IF([.A641]&gt;0.25;1;0)" office:value-type="float" office:value="1" calcext:value-type="float">
            <text:p>1</text:p>
          </table:table-cell>
          <table:table-cell table:formula="of:=AVERAGE([.C591:.C641])" office:value-type="float" office:value="0.0980392156862745" calcext:value-type="float">
            <text:p>0.098039215686275</text:p>
          </table:table-cell>
          <table:table-cell/>
        </table:table-row>
        <table:table-row table:style-name="ro1">
          <table:table-cell office:value-type="float" office:value="-0.151570333886519" calcext:value-type="float">
            <text:p>-0.151570333886519</text:p>
          </table:table-cell>
          <table:table-cell table:formula="of:=AVERAGE([.A593:.A643])" office:value-type="float" office:value="-0.0808805837348348" calcext:value-type="float">
            <text:p>-0.080880583734835</text:p>
          </table:table-cell>
          <table:table-cell table:formula="of:=IF([.A642]&gt;0.25;1;0)" office:value-type="float" office:value="0" calcext:value-type="float">
            <text:p>0</text:p>
          </table:table-cell>
          <table:table-cell table:formula="of:=AVERAGE([.C592:.C642])" office:value-type="float" office:value="0.0980392156862745" calcext:value-type="float">
            <text:p>0.098039215686275</text:p>
          </table:table-cell>
          <table:table-cell/>
        </table:table-row>
        <table:table-row table:style-name="ro1">
          <table:table-cell office:value-type="float" office:value="0.524889294648791" calcext:value-type="float">
            <text:p>0.524889294648791</text:p>
          </table:table-cell>
          <table:table-cell table:formula="of:=AVERAGE([.A594:.A644])" office:value-type="float" office:value="-0.0809818315087751" calcext:value-type="float">
            <text:p>-0.080981831508775</text:p>
          </table:table-cell>
          <table:table-cell table:formula="of:=IF([.A643]&gt;0.25;1;0)" office:value-type="float" office:value="1" calcext:value-type="float">
            <text:p>1</text:p>
          </table:table-cell>
          <table:table-cell table:formula="of:=AVERAGE([.C593:.C643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40978330526501" calcext:value-type="float">
            <text:p>-0.140978330526501</text:p>
          </table:table-cell>
          <table:table-cell table:formula="of:=AVERAGE([.A595:.A645])" office:value-type="float" office:value="-0.0820595579414197" calcext:value-type="float">
            <text:p>-0.08205955794142</text:p>
          </table:table-cell>
          <table:table-cell table:formula="of:=IF([.A644]&gt;0.25;1;0)" office:value-type="float" office:value="0" calcext:value-type="float">
            <text:p>0</text:p>
          </table:table-cell>
          <table:table-cell table:formula="of:=AVERAGE([.C594:.C644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33598585126177" calcext:value-type="float">
            <text:p>-0.133598585126177</text:p>
          </table:table-cell>
          <table:table-cell table:formula="of:=AVERAGE([.A596:.A646])" office:value-type="float" office:value="-0.0587411836702645" calcext:value-type="float">
            <text:p>-0.058741183670265</text:p>
          </table:table-cell>
          <table:table-cell table:formula="of:=IF([.A645]&gt;0.25;1;0)" office:value-type="float" office:value="0" calcext:value-type="float">
            <text:p>0</text:p>
          </table:table-cell>
          <table:table-cell table:formula="of:=AVERAGE([.C595:.C645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1.05376514999891" calcext:value-type="float">
            <text:p>1.05376514999891</text:p>
          </table:table-cell>
          <table:table-cell table:formula="of:=AVERAGE([.A597:.A647])" office:value-type="float" office:value="-0.0359625352361015" calcext:value-type="float">
            <text:p>-0.035962535236102</text:p>
          </table:table-cell>
          <table:table-cell table:formula="of:=IF([.A646]&gt;0.25;1;0)" office:value-type="float" office:value="1" calcext:value-type="float">
            <text:p>1</text:p>
          </table:table-cell>
          <table:table-cell table:formula="of:=AVERAGE([.C596:.C646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0.985983828940242" calcext:value-type="float">
            <text:p>0.985983828940242</text:p>
          </table:table-cell>
          <table:table-cell table:formula="of:=AVERAGE([.A598:.A648])" office:value-type="float" office:value="-0.0353847755853648" calcext:value-type="float">
            <text:p>-0.035384775585365</text:p>
          </table:table-cell>
          <table:table-cell table:formula="of:=IF([.A647]&gt;0.25;1;0)" office:value-type="float" office:value="1" calcext:value-type="float">
            <text:p>1</text:p>
          </table:table-cell>
          <table:table-cell table:formula="of:=AVERAGE([.C597:.C647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17071047128737" calcext:value-type="float">
            <text:p>-0.117071047128737</text:p>
          </table:table-cell>
          <table:table-cell table:formula="of:=AVERAGE([.A599:.A649])" office:value-type="float" office:value="-0.0547667744719126" calcext:value-type="float">
            <text:p>-0.054766774471913</text:p>
          </table:table-cell>
          <table:table-cell table:formula="of:=IF([.A648]&gt;0.25;1;0)" office:value-type="float" office:value="0" calcext:value-type="float">
            <text:p>0</text:p>
          </table:table-cell>
          <table:table-cell table:formula="of:=AVERAGE([.C598:.C648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01765962336212" calcext:value-type="float">
            <text:p>-0.101765962336212</text:p>
          </table:table-cell>
          <table:table-cell table:formula="of:=AVERAGE([.A600:.A650])" office:value-type="float" office:value="-0.0535350468593243" calcext:value-type="float">
            <text:p>-0.053535046859324</text:p>
          </table:table-cell>
          <table:table-cell table:formula="of:=IF([.A649]&gt;0.25;1;0)" office:value-type="float" office:value="0" calcext:value-type="float">
            <text:p>0</text:p>
          </table:table-cell>
          <table:table-cell table:formula="of:=AVERAGE([.C599:.C649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897628945149482" calcext:value-type="float">
            <text:p>-0.089762894514948</text:p>
          </table:table-cell>
          <table:table-cell table:formula="of:=AVERAGE([.A601:.A651])" office:value-type="float" office:value="-0.0491294242632789" calcext:value-type="float">
            <text:p>-0.049129424263279</text:p>
          </table:table-cell>
          <table:table-cell table:formula="of:=IF([.A650]&gt;0.25;1;0)" office:value-type="float" office:value="0" calcext:value-type="float">
            <text:p>0</text:p>
          </table:table-cell>
          <table:table-cell table:formula="of:=AVERAGE([.C600:.C650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0.0450979670532048" calcext:value-type="float">
            <text:p>0.045097967053205</text:p>
          </table:table-cell>
          <table:table-cell table:formula="of:=AVERAGE([.A602:.A652])" office:value-type="float" office:value="-0.0700437154501142" calcext:value-type="float">
            <text:p>-0.070043715450114</text:p>
          </table:table-cell>
          <table:table-cell table:formula="of:=IF([.A651]&gt;0.25;1;0)" office:value-type="float" office:value="0" calcext:value-type="float">
            <text:p>0</text:p>
          </table:table-cell>
          <table:table-cell table:formula="of:=AVERAGE([.C601:.C651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791901042766869" calcext:value-type="float">
            <text:p>-0.079190104276687</text:p>
          </table:table-cell>
          <table:table-cell table:formula="of:=AVERAGE([.A603:.A653])" office:value-type="float" office:value="-0.0675657260059045" calcext:value-type="float">
            <text:p>-0.067565726005905</text:p>
          </table:table-cell>
          <table:table-cell table:formula="of:=IF([.A652]&gt;0.25;1;0)" office:value-type="float" office:value="0" calcext:value-type="float">
            <text:p>0</text:p>
          </table:table-cell>
          <table:table-cell table:formula="of:=AVERAGE([.C602:.C652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0387514695901425" calcext:value-type="float">
            <text:p>-0.038751469590143</text:p>
          </table:table-cell>
          <table:table-cell table:formula="of:=AVERAGE([.A604:.A654])" office:value-type="float" office:value="-0.0512367740692073" calcext:value-type="float">
            <text:p>-0.051236774069207</text:p>
          </table:table-cell>
          <table:table-cell table:formula="of:=IF([.A653]&gt;0.25;1;0)" office:value-type="float" office:value="0" calcext:value-type="float">
            <text:p>0</text:p>
          </table:table-cell>
          <table:table-cell table:formula="of:=AVERAGE([.C603:.C653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0.710380680280178" calcext:value-type="float">
            <text:p>0.710380680280178</text:p>
          </table:table-cell>
          <table:table-cell table:formula="of:=AVERAGE([.A605:.A655])" office:value-type="float" office:value="-0.0511420859615934" calcext:value-type="float">
            <text:p>-0.051142085961593</text:p>
          </table:table-cell>
          <table:table-cell table:formula="of:=IF([.A654]&gt;0.25;1;0)" office:value-type="float" office:value="1" calcext:value-type="float">
            <text:p>1</text:p>
          </table:table-cell>
          <table:table-cell table:formula="of:=AVERAGE([.C604:.C654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135550550297648" calcext:value-type="float">
            <text:p>-0.135550550297648</text:p>
          </table:table-cell>
          <table:table-cell table:formula="of:=AVERAGE([.A606:.A656])" office:value-type="float" office:value="-0.047237776014988" calcext:value-type="float">
            <text:p>-0.047237776014988</text:p>
          </table:table-cell>
          <table:table-cell table:formula="of:=IF([.A655]&gt;0.25;1;0)" office:value-type="float" office:value="0" calcext:value-type="float">
            <text:p>0</text:p>
          </table:table-cell>
          <table:table-cell table:formula="of:=AVERAGE([.C605:.C655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0.0583361012738197" calcext:value-type="float">
            <text:p>0.05833610127382</text:p>
          </table:table-cell>
          <table:table-cell table:formula="of:=AVERAGE([.A607:.A657])" office:value-type="float" office:value="-0.0278123879409378" calcext:value-type="float">
            <text:p>-0.027812387940938</text:p>
          </table:table-cell>
          <table:table-cell table:formula="of:=IF([.A656]&gt;0.25;1;0)" office:value-type="float" office:value="0" calcext:value-type="float">
            <text:p>0</text:p>
          </table:table-cell>
          <table:table-cell table:formula="of:=AVERAGE([.C606:.C656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0.850924101284767" calcext:value-type="float">
            <text:p>0.850924101284767</text:p>
          </table:table-cell>
          <table:table-cell table:formula="of:=AVERAGE([.A608:.A658])" office:value-type="float" office:value="-0.0280357041745721" calcext:value-type="float">
            <text:p>-0.028035704174572</text:p>
          </table:table-cell>
          <table:table-cell table:formula="of:=IF([.A657]&gt;0.25;1;0)" office:value-type="float" office:value="1" calcext:value-type="float">
            <text:p>1</text:p>
          </table:table-cell>
          <table:table-cell table:formula="of:=AVERAGE([.C607:.C657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62122444352508" calcext:value-type="float">
            <text:p>-0.162122444352508</text:p>
          </table:table-cell>
          <table:table-cell table:formula="of:=AVERAGE([.A609:.A659])" office:value-type="float" office:value="-0.0293521940067971" calcext:value-type="float">
            <text:p>-0.029352194006797</text:p>
          </table:table-cell>
          <table:table-cell table:formula="of:=IF([.A658]&gt;0.25;1;0)" office:value-type="float" office:value="0" calcext:value-type="float">
            <text:p>0</text:p>
          </table:table-cell>
          <table:table-cell table:formula="of:=AVERAGE([.C608:.C658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0.791306303662062" calcext:value-type="float">
            <text:p>0.791306303662062</text:p>
          </table:table-cell>
          <table:table-cell table:formula="of:=AVERAGE([.A610:.A660])" office:value-type="float" office:value="-0.0289039194661078" calcext:value-type="float">
            <text:p>-0.028903919466108</text:p>
          </table:table-cell>
          <table:table-cell table:formula="of:=IF([.A659]&gt;0.25;1;0)" office:value-type="float" office:value="1" calcext:value-type="float">
            <text:p>1</text:p>
          </table:table-cell>
          <table:table-cell table:formula="of:=AVERAGE([.C609:.C659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42459207552299" calcext:value-type="float">
            <text:p>-0.142459207552299</text:p>
          </table:table-cell>
          <table:table-cell table:formula="of:=AVERAGE([.A611:.A661])" office:value-type="float" office:value="-0.0280814218568501" calcext:value-type="float">
            <text:p>-0.02808142185685</text:p>
          </table:table-cell>
          <table:table-cell table:formula="of:=IF([.A660]&gt;0.25;1;0)" office:value-type="float" office:value="0" calcext:value-type="float">
            <text:p>0</text:p>
          </table:table-cell>
          <table:table-cell table:formula="of:=AVERAGE([.C610:.C660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33184256355464" calcext:value-type="float">
            <text:p>-0.133184256355464</text:p>
          </table:table-cell>
          <table:table-cell table:formula="of:=AVERAGE([.A612:.A662])" office:value-type="float" office:value="-0.0273858671634124" calcext:value-type="float">
            <text:p>-0.027385867163413</text:p>
          </table:table-cell>
          <table:table-cell table:formula="of:=IF([.A661]&gt;0.25;1;0)" office:value-type="float" office:value="0" calcext:value-type="float">
            <text:p>0</text:p>
          </table:table-cell>
          <table:table-cell table:formula="of:=AVERAGE([.C611:.C661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2375985347107" calcext:value-type="float">
            <text:p>-0.12375985347107</text:p>
          </table:table-cell>
          <table:table-cell table:formula="of:=AVERAGE([.A613:.A663])" office:value-type="float" office:value="-0.027218962334715" calcext:value-type="float">
            <text:p>-0.027218962334715</text:p>
          </table:table-cell>
          <table:table-cell table:formula="of:=IF([.A662]&gt;0.25;1;0)" office:value-type="float" office:value="0" calcext:value-type="float">
            <text:p>0</text:p>
          </table:table-cell>
          <table:table-cell table:formula="of:=AVERAGE([.C612:.C662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40871265038848" calcext:value-type="float">
            <text:p>-0.140871265038848</text:p>
          </table:table-cell>
          <table:table-cell table:formula="of:=AVERAGE([.A614:.A664])" office:value-type="float" office:value="-0.0270002013450355" calcext:value-type="float">
            <text:p>-0.027000201345036</text:p>
          </table:table-cell>
          <table:table-cell table:formula="of:=IF([.A663]&gt;0.25;1;0)" office:value-type="float" office:value="0" calcext:value-type="float">
            <text:p>0</text:p>
          </table:table-cell>
          <table:table-cell table:formula="of:=AVERAGE([.C613:.C663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49619395370409" calcext:value-type="float">
            <text:p>-0.149619395370409</text:p>
          </table:table-cell>
          <table:table-cell table:formula="of:=AVERAGE([.A615:.A665])" office:value-type="float" office:value="-0.026264469054821" calcext:value-type="float">
            <text:p>-0.026264469054821</text:p>
          </table:table-cell>
          <table:table-cell table:formula="of:=IF([.A664]&gt;0.25;1;0)" office:value-type="float" office:value="0" calcext:value-type="float">
            <text:p>0</text:p>
          </table:table-cell>
          <table:table-cell table:formula="of:=AVERAGE([.C614:.C664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23221886061877" calcext:value-type="float">
            <text:p>-0.123221886061877</text:p>
          </table:table-cell>
          <table:table-cell table:formula="of:=AVERAGE([.A616:.A666])" office:value-type="float" office:value="-0.0268263543705633" calcext:value-type="float">
            <text:p>-0.026826354370563</text:p>
          </table:table-cell>
          <table:table-cell table:formula="of:=IF([.A665]&gt;0.25;1;0)" office:value-type="float" office:value="0" calcext:value-type="float">
            <text:p>0</text:p>
          </table:table-cell>
          <table:table-cell table:formula="of:=AVERAGE([.C615:.C665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63778732779995" calcext:value-type="float">
            <text:p>-0.163778732779995</text:p>
          </table:table-cell>
          <table:table-cell table:formula="of:=AVERAGE([.A617:.A667])" office:value-type="float" office:value="-0.0263465583469257" calcext:value-type="float">
            <text:p>-0.026346558346926</text:p>
          </table:table-cell>
          <table:table-cell table:formula="of:=IF([.A666]&gt;0.25;1;0)" office:value-type="float" office:value="0" calcext:value-type="float">
            <text:p>0</text:p>
          </table:table-cell>
          <table:table-cell table:formula="of:=AVERAGE([.C616:.C666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65414341435209" calcext:value-type="float">
            <text:p>-0.165414341435209</text:p>
          </table:table-cell>
          <table:table-cell table:formula="of:=AVERAGE([.A618:.A668])" office:value-type="float" office:value="-0.0256555042575218" calcext:value-type="float">
            <text:p>-0.025655504257522</text:p>
          </table:table-cell>
          <table:table-cell table:formula="of:=IF([.A667]&gt;0.25;1;0)" office:value-type="float" office:value="0" calcext:value-type="float">
            <text:p>0</text:p>
          </table:table-cell>
          <table:table-cell table:formula="of:=AVERAGE([.C617:.C667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66912524937093" calcext:value-type="float">
            <text:p>-0.166912524937093</text:p>
          </table:table-cell>
          <table:table-cell table:formula="of:=AVERAGE([.A619:.A669])" office:value-type="float" office:value="-0.0248587995668448" calcext:value-type="float">
            <text:p>-0.024858799566845</text:p>
          </table:table-cell>
          <table:table-cell table:formula="of:=IF([.A668]&gt;0.25;1;0)" office:value-type="float" office:value="0" calcext:value-type="float">
            <text:p>0</text:p>
          </table:table-cell>
          <table:table-cell table:formula="of:=AVERAGE([.C618:.C668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31917950300128" calcext:value-type="float">
            <text:p>-0.131917950300128</text:p>
          </table:table-cell>
          <table:table-cell table:formula="of:=AVERAGE([.A620:.A670])" office:value-type="float" office:value="-0.00791593942881562" calcext:value-type="float">
            <text:p>-0.007915939428816</text:p>
          </table:table-cell>
          <table:table-cell table:formula="of:=IF([.A669]&gt;0.25;1;0)" office:value-type="float" office:value="0" calcext:value-type="float">
            <text:p>0</text:p>
          </table:table-cell>
          <table:table-cell table:formula="of:=AVERAGE([.C619:.C669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35914132960513" calcext:value-type="float">
            <text:p>-0.135914132960513</text:p>
          </table:table-cell>
          <table:table-cell table:formula="of:=AVERAGE([.A621:.A671])" office:value-type="float" office:value="0.00852620047155055" calcext:value-type="float">
            <text:p>0.008526200471551</text:p>
          </table:table-cell>
          <table:table-cell table:formula="of:=IF([.A670]&gt;0.25;1;0)" office:value-type="float" office:value="0" calcext:value-type="float">
            <text:p>0</text:p>
          </table:table-cell>
          <table:table-cell table:formula="of:=AVERAGE([.C620:.C670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61450865081325" calcext:value-type="float">
            <text:p>-0.161450865081325</text:p>
          </table:table-cell>
          <table:table-cell table:formula="of:=AVERAGE([.A622:.A672])" office:value-type="float" office:value="0.0108391025833882" calcext:value-type="float">
            <text:p>0.010839102583388</text:p>
          </table:table-cell>
          <table:table-cell table:formula="of:=IF([.A671]&gt;0.25;1;0)" office:value-type="float" office:value="0" calcext:value-type="float">
            <text:p>0</text:p>
          </table:table-cell>
          <table:table-cell table:formula="of:=AVERAGE([.C621:.C671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228453514162452" calcext:value-type="float">
            <text:p>-0.022845351416245</text:p>
          </table:table-cell>
          <table:table-cell table:formula="of:=AVERAGE([.A623:.A673])" office:value-type="float" office:value="0.00889104560417378" calcext:value-type="float">
            <text:p>0.008891045604174</text:p>
          </table:table-cell>
          <table:table-cell table:formula="of:=IF([.A672]&gt;0.25;1;0)" office:value-type="float" office:value="0" calcext:value-type="float">
            <text:p>0</text:p>
          </table:table-cell>
          <table:table-cell table:formula="of:=AVERAGE([.C622:.C672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22379588670656" calcext:value-type="float">
            <text:p>-0.122379588670656</text:p>
          </table:table-cell>
          <table:table-cell table:formula="of:=AVERAGE([.A624:.A674])" office:value-type="float" office:value="0.0249910964611941" calcext:value-type="float">
            <text:p>0.024991096461194</text:p>
          </table:table-cell>
          <table:table-cell table:formula="of:=IF([.A673]&gt;0.25;1;0)" office:value-type="float" office:value="0" calcext:value-type="float">
            <text:p>0</text:p>
          </table:table-cell>
          <table:table-cell table:formula="of:=AVERAGE([.C623:.C673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78897406291962" calcext:value-type="float">
            <text:p>-0.178897406291962</text:p>
          </table:table-cell>
          <table:table-cell table:formula="of:=AVERAGE([.A625:.A675])" office:value-type="float" office:value="0.0247343463473703" calcext:value-type="float">
            <text:p>0.02473434634737</text:p>
          </table:table-cell>
          <table:table-cell table:formula="of:=IF([.A674]&gt;0.25;1;0)" office:value-type="float" office:value="0" calcext:value-type="float">
            <text:p>0</text:p>
          </table:table-cell>
          <table:table-cell table:formula="of:=AVERAGE([.C624:.C674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65917989222333" calcext:value-type="float">
            <text:p>-0.165917989222333</text:p>
          </table:table-cell>
          <table:table-cell table:formula="of:=AVERAGE([.A626:.A676])" office:value-type="float" office:value="0.0080471722825947" calcext:value-type="float">
            <text:p>0.008047172282595</text:p>
          </table:table-cell>
          <table:table-cell table:formula="of:=IF([.A675]&gt;0.25;1;0)" office:value-type="float" office:value="0" calcext:value-type="float">
            <text:p>0</text:p>
          </table:table-cell>
          <table:table-cell table:formula="of:=AVERAGE([.C625:.C675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627:.A677])" office:value-type="float" office:value="0.0275200625786448" calcext:value-type="float">
            <text:p>0.027520062578645</text:p>
          </table:table-cell>
          <table:table-cell table:formula="of:=IF([.A676]&gt;0.25;1;0)" office:value-type="float" office:value="0" calcext:value-type="float">
            <text:p>0</text:p>
          </table:table-cell>
          <table:table-cell table:formula="of:=AVERAGE([.C626:.C676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0.849274706114704" calcext:value-type="float">
            <text:p>0.849274706114704</text:p>
          </table:table-cell>
          <table:table-cell table:formula="of:=AVERAGE([.A628:.A678])" office:value-type="float" office:value="0.0279547058968932" calcext:value-type="float">
            <text:p>0.027954705896893</text:p>
          </table:table-cell>
          <table:table-cell table:formula="of:=IF([.A677]&gt;0.25;1;0)" office:value-type="float" office:value="1" calcext:value-type="float">
            <text:p>1</text:p>
          </table:table-cell>
          <table:table-cell table:formula="of:=AVERAGE([.C627:.C677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42417261347547" calcext:value-type="float">
            <text:p>-0.142417261347547</text:p>
          </table:table-cell>
          <table:table-cell table:formula="of:=AVERAGE([.A629:.A679])" office:value-type="float" office:value="0.0277625574246121" calcext:value-type="float">
            <text:p>0.027762557424612</text:p>
          </table:table-cell>
          <table:table-cell table:formula="of:=IF([.A678]&gt;0.25;1;0)" office:value-type="float" office:value="0" calcext:value-type="float">
            <text:p>0</text:p>
          </table:table-cell>
          <table:table-cell table:formula="of:=AVERAGE([.C628:.C678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75863199704886" calcext:value-type="float">
            <text:p>-0.175863199704886</text:p>
          </table:table-cell>
          <table:table-cell table:formula="of:=AVERAGE([.A630:.A680])" office:value-type="float" office:value="0.0298131764116605" calcext:value-type="float">
            <text:p>0.029813176411661</text:p>
          </table:table-cell>
          <table:table-cell table:formula="of:=IF([.A679]&gt;0.25;1;0)" office:value-type="float" office:value="0" calcext:value-type="float">
            <text:p>0</text:p>
          </table:table-cell>
          <table:table-cell table:formula="of:=AVERAGE([.C629:.C679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645599720515313" calcext:value-type="float">
            <text:p>-0.064559972051531</text:p>
          </table:table-cell>
          <table:table-cell table:formula="of:=AVERAGE([.A631:.A681])" office:value-type="float" office:value="0.0130153104939369" calcext:value-type="float">
            <text:p>0.013015310493937</text:p>
          </table:table-cell>
          <table:table-cell table:formula="of:=IF([.A680]&gt;0.25;1;0)" office:value-type="float" office:value="0" calcext:value-type="float">
            <text:p>0</text:p>
          </table:table-cell>
          <table:table-cell table:formula="of:=AVERAGE([.C630:.C680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632:.A682])" office:value-type="float" office:value="0.0131593068167347" calcext:value-type="float">
            <text:p>0.013159306816735</text:p>
          </table:table-cell>
          <table:table-cell table:formula="of:=IF([.A681]&gt;0.25;1;0)" office:value-type="float" office:value="0" calcext:value-type="float">
            <text:p>0</text:p>
          </table:table-cell>
          <table:table-cell table:formula="of:=AVERAGE([.C631:.C681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28029859782755" calcext:value-type="float">
            <text:p>-0.128029859782755</text:p>
          </table:table-cell>
          <table:table-cell table:formula="of:=AVERAGE([.A633:.A683])" office:value-type="float" office:value="0.0101862739350938" calcext:value-type="float">
            <text:p>0.010186273935094</text:p>
          </table:table-cell>
          <table:table-cell table:formula="of:=IF([.A682]&gt;0.25;1;0)" office:value-type="float" office:value="0" calcext:value-type="float">
            <text:p>0</text:p>
          </table:table-cell>
          <table:table-cell table:formula="of:=AVERAGE([.C632:.C682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67117709344253" calcext:value-type="float">
            <text:p>-0.167117709344253</text:p>
          </table:table-cell>
          <table:table-cell table:formula="of:=AVERAGE([.A634:.A684])" office:value-type="float" office:value="0.0100397641759219" calcext:value-type="float">
            <text:p>0.010039764175922</text:p>
          </table:table-cell>
          <table:table-cell table:formula="of:=IF([.A683]&gt;0.25;1;0)" office:value-type="float" office:value="0" calcext:value-type="float">
            <text:p>0</text:p>
          </table:table-cell>
          <table:table-cell table:formula="of:=AVERAGE([.C633:.C683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63099380261079" calcext:value-type="float">
            <text:p>-0.163099380261079</text:p>
          </table:table-cell>
          <table:table-cell table:formula="of:=AVERAGE([.A635:.A685])" office:value-type="float" office:value="0.00993591381626231" calcext:value-type="float">
            <text:p>0.009935913816262</text:p>
          </table:table-cell>
          <table:table-cell table:formula="of:=IF([.A684]&gt;0.25;1;0)" office:value-type="float" office:value="0" calcext:value-type="float">
            <text:p>0</text:p>
          </table:table-cell>
          <table:table-cell table:formula="of:=AVERAGE([.C634:.C684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53336474437639" calcext:value-type="float">
            <text:p>-0.153336474437639</text:p>
          </table:table-cell>
          <table:table-cell table:formula="of:=AVERAGE([.A636:.A686])" office:value-type="float" office:value="0.00927958771044414" calcext:value-type="float">
            <text:p>0.009279587710444</text:p>
          </table:table-cell>
          <table:table-cell table:formula="of:=IF([.A685]&gt;0.25;1;0)" office:value-type="float" office:value="0" calcext:value-type="float">
            <text:p>0</text:p>
          </table:table-cell>
          <table:table-cell table:formula="of:=AVERAGE([.C635:.C685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82346381644905" calcext:value-type="float">
            <text:p>-0.182346381644905</text:p>
          </table:table-cell>
          <table:table-cell table:formula="of:=AVERAGE([.A637:.A687])" office:value-type="float" office:value="0.0104064584385091" calcext:value-type="float">
            <text:p>0.010406458438509</text:p>
          </table:table-cell>
          <table:table-cell table:formula="of:=IF([.A686]&gt;0.25;1;0)" office:value-type="float" office:value="0" calcext:value-type="float">
            <text:p>0</text:p>
          </table:table-cell>
          <table:table-cell table:formula="of:=AVERAGE([.C636:.C686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0886469201374798" calcext:value-type="float">
            <text:p>-0.08864692013748</text:p>
          </table:table-cell>
          <table:table-cell table:formula="of:=AVERAGE([.A638:.A688])" office:value-type="float" office:value="0.00859396310373402" calcext:value-type="float">
            <text:p>0.008593963103734</text:p>
          </table:table-cell>
          <table:table-cell table:formula="of:=IF([.A687]&gt;0.25;1;0)" office:value-type="float" office:value="0" calcext:value-type="float">
            <text:p>0</text:p>
          </table:table-cell>
          <table:table-cell table:formula="of:=AVERAGE([.C637:.C687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50429719780385" calcext:value-type="float">
            <text:p>-0.150429719780385</text:p>
          </table:table-cell>
          <table:table-cell table:formula="of:=AVERAGE([.A639:.A689])" office:value-type="float" office:value="-0.0110661379411939" calcext:value-type="float">
            <text:p>-0.011066137941194</text:p>
          </table:table-cell>
          <table:table-cell table:formula="of:=IF([.A688]&gt;0.25;1;0)" office:value-type="float" office:value="0" calcext:value-type="float">
            <text:p>0</text:p>
          </table:table-cell>
          <table:table-cell table:formula="of:=AVERAGE([.C638:.C688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49965524892136" calcext:value-type="float">
            <text:p>-0.149965524892136</text:p>
          </table:table-cell>
          <table:table-cell table:formula="of:=AVERAGE([.A640:.A690])" office:value-type="float" office:value="-0.00794559165130262" calcext:value-type="float">
            <text:p>-0.007945591651303</text:p>
          </table:table-cell>
          <table:table-cell table:formula="of:=IF([.A689]&gt;0.25;1;0)" office:value-type="float" office:value="0" calcext:value-type="float">
            <text:p>0</text:p>
          </table:table-cell>
          <table:table-cell table:formula="of:=AVERAGE([.C639:.C689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0.00539749757125962" calcext:value-type="float">
            <text:p>0.00539749757126</text:p>
          </table:table-cell>
          <table:table-cell table:formula="of:=AVERAGE([.A641:.A691])" office:value-type="float" office:value="-0.00682483196705343" calcext:value-type="float">
            <text:p>-0.006824831967053</text:p>
          </table:table-cell>
          <table:table-cell table:formula="of:=IF([.A690]&gt;0.25;1;0)" office:value-type="float" office:value="0" calcext:value-type="float">
            <text:p>0</text:p>
          </table:table-cell>
          <table:table-cell table:formula="of:=AVERAGE([.C640:.C690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386158044174314" calcext:value-type="float">
            <text:p>-0.038615804417431</text:p>
          </table:table-cell>
          <table:table-cell table:formula="of:=AVERAGE([.A642:.A692])" office:value-type="float" office:value="-0.0242748123590001" calcext:value-type="float">
            <text:p>-0.024274812359</text:p>
          </table:table-cell>
          <table:table-cell table:formula="of:=IF([.A691]&gt;0.25;1;0)" office:value-type="float" office:value="0" calcext:value-type="float">
            <text:p>0</text:p>
          </table:table-cell>
          <table:table-cell table:formula="of:=AVERAGE([.C641:.C691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30036384353415" calcext:value-type="float">
            <text:p>-0.130036384353415</text:p>
          </table:table-cell>
          <table:table-cell table:formula="of:=AVERAGE([.A643:.A693])" office:value-type="float" office:value="-0.0229673768219435" calcext:value-type="float">
            <text:p>-0.022967376821944</text:p>
          </table:table-cell>
          <table:table-cell table:formula="of:=IF([.A692]&gt;0.25;1;0)" office:value-type="float" office:value="0" calcext:value-type="float">
            <text:p>0</text:p>
          </table:table-cell>
          <table:table-cell table:formula="of:=AVERAGE([.C642:.C692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848911214966326" calcext:value-type="float">
            <text:p>-0.084891121496633</text:p>
          </table:table-cell>
          <table:table-cell table:formula="of:=AVERAGE([.A644:.A694])" office:value-type="float" office:value="-0.0308991221127996" calcext:value-type="float">
            <text:p>-0.0308991221128</text:p>
          </table:table-cell>
          <table:table-cell table:formula="of:=IF([.A693]&gt;0.25;1;0)" office:value-type="float" office:value="0" calcext:value-type="float">
            <text:p>0</text:p>
          </table:table-cell>
          <table:table-cell table:formula="of:=AVERAGE([.C643:.C693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0.120370284815132" calcext:value-type="float">
            <text:p>0.120370284815132</text:p>
          </table:table-cell>
          <table:table-cell table:formula="of:=AVERAGE([.A645:.A695])" office:value-type="float" office:value="-0.0309237877235329" calcext:value-type="float">
            <text:p>-0.030923787723533</text:p>
          </table:table-cell>
          <table:table-cell table:formula="of:=IF([.A694]&gt;0.25;1;0)" office:value-type="float" office:value="0" calcext:value-type="float">
            <text:p>0</text:p>
          </table:table-cell>
          <table:table-cell table:formula="of:=AVERAGE([.C644:.C694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42236276673898" calcext:value-type="float">
            <text:p>-0.142236276673898</text:p>
          </table:table-cell>
          <table:table-cell table:formula="of:=AVERAGE([.A646:.A696])" office:value-type="float" office:value="-0.0306199006124455" calcext:value-type="float">
            <text:p>-0.030619900612446</text:p>
          </table:table-cell>
          <table:table-cell table:formula="of:=IF([.A695]&gt;0.25;1;0)" office:value-type="float" office:value="0" calcext:value-type="float">
            <text:p>0</text:p>
          </table:table-cell>
          <table:table-cell table:formula="of:=AVERAGE([.C645:.C695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18100342460722" calcext:value-type="float">
            <text:p>-0.118100342460722</text:p>
          </table:table-cell>
          <table:table-cell table:formula="of:=AVERAGE([.A647:.A697])" office:value-type="float" office:value="-0.0388443389050834" calcext:value-type="float">
            <text:p>-0.038844338905083</text:p>
          </table:table-cell>
          <table:table-cell table:formula="of:=IF([.A696]&gt;0.25;1;0)" office:value-type="float" office:value="0" calcext:value-type="float">
            <text:p>0</text:p>
          </table:table-cell>
          <table:table-cell table:formula="of:=AVERAGE([.C646:.C696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0.634318797074382" calcext:value-type="float">
            <text:p>0.634318797074382</text:p>
          </table:table-cell>
          <table:table-cell table:formula="of:=AVERAGE([.A648:.A698])" office:value-type="float" office:value="-0.061168900836415" calcext:value-type="float">
            <text:p>-0.061168900836415</text:p>
          </table:table-cell>
          <table:table-cell table:formula="of:=IF([.A697]&gt;0.25;1;0)" office:value-type="float" office:value="1" calcext:value-type="float">
            <text:p>1</text:p>
          </table:table-cell>
          <table:table-cell table:formula="of:=AVERAGE([.C647:.C697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52568829557672" calcext:value-type="float">
            <text:p>-0.152568829557672</text:p>
          </table:table-cell>
          <table:table-cell table:formula="of:=AVERAGE([.A649:.A699])" office:value-type="float" office:value="-0.0388849558355324" calcext:value-type="float">
            <text:p>-0.038884955835532</text:p>
          </table:table-cell>
          <table:table-cell table:formula="of:=IF([.A698]&gt;0.25;1;0)" office:value-type="float" office:value="0" calcext:value-type="float">
            <text:p>0</text:p>
          </table:table-cell>
          <table:table-cell table:formula="of:=AVERAGE([.C648:.C698])" office:value-type="float" office:value="0.0980392156862745" calcext:value-type="float">
            <text:p>0.098039215686275</text:p>
          </table:table-cell>
          <table:table-cell/>
        </table:table-row>
        <table:table-row table:style-name="ro1">
          <table:table-cell office:value-type="float" office:value="1.01941014791628" calcext:value-type="float">
            <text:p>1.01941014791628</text:p>
          </table:table-cell>
          <table:table-cell table:formula="of:=AVERAGE([.A650:.A700])" office:value-type="float" office:value="-0.0394165850138694" calcext:value-type="float">
            <text:p>-0.039416585013869</text:p>
          </table:table-cell>
          <table:table-cell table:formula="of:=IF([.A699]&gt;0.25;1;0)" office:value-type="float" office:value="1" calcext:value-type="float">
            <text:p>1</text:p>
          </table:table-cell>
          <table:table-cell table:formula="of:=AVERAGE([.C649:.C699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28879050431401" calcext:value-type="float">
            <text:p>-0.128879050431401</text:p>
          </table:table-cell>
          <table:table-cell table:formula="of:=AVERAGE([.A651:.A701])" office:value-type="float" office:value="-0.040473717947801" calcext:value-type="float">
            <text:p>-0.040473717947801</text:p>
          </table:table-cell>
          <table:table-cell table:formula="of:=IF([.A700]&gt;0.25;1;0)" office:value-type="float" office:value="0" calcext:value-type="float">
            <text:p>0</text:p>
          </table:table-cell>
          <table:table-cell table:formula="of:=AVERAGE([.C650:.C700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4367667414546" calcext:value-type="float">
            <text:p>-0.14367667414546</text:p>
          </table:table-cell>
          <table:table-cell table:formula="of:=AVERAGE([.A652:.A702])" office:value-type="float" office:value="-0.0441043163987352" calcext:value-type="float">
            <text:p>-0.044104316398735</text:p>
          </table:table-cell>
          <table:table-cell table:formula="of:=IF([.A701]&gt;0.25;1;0)" office:value-type="float" office:value="0" calcext:value-type="float">
            <text:p>0</text:p>
          </table:table-cell>
          <table:table-cell table:formula="of:=AVERAGE([.C651:.C701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40062553944439" calcext:value-type="float">
            <text:p>-0.140062553944439</text:p>
          </table:table-cell>
          <table:table-cell table:formula="of:=AVERAGE([.A653:.A703])" office:value-type="float" office:value="-0.0445610687545629" calcext:value-type="float">
            <text:p>-0.044561068754563</text:p>
          </table:table-cell>
          <table:table-cell table:formula="of:=IF([.A702]&gt;0.25;1;0)" office:value-type="float" office:value="0" calcext:value-type="float">
            <text:p>0</text:p>
          </table:table-cell>
          <table:table-cell table:formula="of:=AVERAGE([.C652:.C702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024844744239" calcext:value-type="float">
            <text:p>-0.1024844744239</text:p>
          </table:table-cell>
          <table:table-cell table:formula="of:=AVERAGE([.A654:.A704])" office:value-type="float" office:value="-0.0462077836927027" calcext:value-type="float">
            <text:p>-0.046207783692703</text:p>
          </table:table-cell>
          <table:table-cell table:formula="of:=IF([.A703]&gt;0.25;1;0)" office:value-type="float" office:value="0" calcext:value-type="float">
            <text:p>0</text:p>
          </table:table-cell>
          <table:table-cell table:formula="of:=AVERAGE([.C653:.C703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22733931435272" calcext:value-type="float">
            <text:p>-0.122733931435272</text:p>
          </table:table-cell>
          <table:table-cell table:formula="of:=AVERAGE([.A655:.A705])" office:value-type="float" office:value="-0.0631204769136129" calcext:value-type="float">
            <text:p>-0.063120476913613</text:p>
          </table:table-cell>
          <table:table-cell table:formula="of:=IF([.A704]&gt;0.25;1;0)" office:value-type="float" office:value="0" calcext:value-type="float">
            <text:p>0</text:p>
          </table:table-cell>
          <table:table-cell table:formula="of:=AVERAGE([.C654:.C704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52166673986241" calcext:value-type="float">
            <text:p>-0.152166673986241</text:p>
          </table:table-cell>
          <table:table-cell table:formula="of:=AVERAGE([.A656:.A706])" office:value-type="float" office:value="-0.0631409294988449" calcext:value-type="float">
            <text:p>-0.063140929498845</text:p>
          </table:table-cell>
          <table:table-cell table:formula="of:=IF([.A705]&gt;0.25;1;0)" office:value-type="float" office:value="0" calcext:value-type="float">
            <text:p>0</text:p>
          </table:table-cell>
          <table:table-cell table:formula="of:=AVERAGE([.C655:.C705])" office:value-type="float" office:value="0.0980392156862745" calcext:value-type="float">
            <text:p>0.098039215686275</text:p>
          </table:table-cell>
          <table:table-cell/>
        </table:table-row>
        <table:table-row table:style-name="ro1">
          <table:table-cell office:value-type="float" office:value="-0.136593632144481" calcext:value-type="float">
            <text:p>-0.136593632144481</text:p>
          </table:table-cell>
          <table:table-cell table:formula="of:=AVERAGE([.A657:.A707])" office:value-type="float" office:value="-0.0480892290862875" calcext:value-type="float">
            <text:p>-0.048089229086288</text:p>
          </table:table-cell>
          <table:table-cell table:formula="of:=IF([.A706]&gt;0.25;1;0)" office:value-type="float" office:value="0" calcext:value-type="float">
            <text:p>0</text:p>
          </table:table-cell>
          <table:table-cell table:formula="of:=AVERAGE([.C656:.C706])" office:value-type="float" office:value="0.0980392156862745" calcext:value-type="float">
            <text:p>0.098039215686275</text:p>
          </table:table-cell>
          <table:table-cell/>
        </table:table-row>
        <table:table-row table:style-name="ro1">
          <table:table-cell office:value-type="float" office:value="0.825972822314252" calcext:value-type="float">
            <text:p>0.825972822314252</text:p>
          </table:table-cell>
          <table:table-cell table:formula="of:=AVERAGE([.A658:.A708])" office:value-type="float" office:value="-0.0677104293831229" calcext:value-type="float">
            <text:p>-0.067710429383123</text:p>
          </table:table-cell>
          <table:table-cell table:formula="of:=IF([.A707]&gt;0.25;1;0)" office:value-type="float" office:value="1" calcext:value-type="float">
            <text:p>1</text:p>
          </table:table-cell>
          <table:table-cell table:formula="of:=AVERAGE([.C657:.C707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-0.149757113853842" calcext:value-type="float">
            <text:p>-0.149757113853842</text:p>
          </table:table-cell>
          <table:table-cell table:formula="of:=AVERAGE([.A659:.A709])" office:value-type="float" office:value="-0.0678528957881278" calcext:value-type="float">
            <text:p>-0.067852895788128</text:p>
          </table:table-cell>
          <table:table-cell table:formula="of:=IF([.A708]&gt;0.25;1;0)" office:value-type="float" office:value="0" calcext:value-type="float">
            <text:p>0</text:p>
          </table:table-cell>
          <table:table-cell table:formula="of:=AVERAGE([.C658:.C708])" office:value-type="float" office:value="0.0980392156862745" calcext:value-type="float">
            <text:p>0.098039215686275</text:p>
          </table:table-cell>
          <table:table-cell/>
        </table:table-row>
        <table:table-row table:style-name="ro1">
          <table:table-cell office:value-type="float" office:value="-0.169388231007755" calcext:value-type="float">
            <text:p>-0.169388231007755</text:p>
          </table:table-cell>
          <table:table-cell table:formula="of:=AVERAGE([.A660:.A710])" office:value-type="float" office:value="-0.0860266286101071" calcext:value-type="float">
            <text:p>-0.086026628610107</text:p>
          </table:table-cell>
          <table:table-cell table:formula="of:=IF([.A709]&gt;0.25;1;0)" office:value-type="float" office:value="0" calcext:value-type="float">
            <text:p>0</text:p>
          </table:table-cell>
          <table:table-cell table:formula="of:=AVERAGE([.C659:.C709])" office:value-type="float" office:value="0.0980392156862745" calcext:value-type="float">
            <text:p>0.098039215686275</text:p>
          </table:table-cell>
          <table:table-cell/>
        </table:table-row>
        <table:table-row table:style-name="ro1">
          <table:table-cell office:value-type="float" office:value="-0.135554070258886" calcext:value-type="float">
            <text:p>-0.135554070258886</text:p>
          </table:table-cell>
          <table:table-cell table:formula="of:=AVERAGE([.A661:.A711])" office:value-type="float" office:value="-0.0658328674209202" calcext:value-type="float">
            <text:p>-0.06583286742092</text:p>
          </table:table-cell>
          <table:table-cell table:formula="of:=IF([.A710]&gt;0.25;1;0)" office:value-type="float" office:value="0" calcext:value-type="float">
            <text:p>0</text:p>
          </table:table-cell>
          <table:table-cell table:formula="of:=AVERAGE([.C660:.C710])" office:value-type="float" office:value="0.0784313725490196" calcext:value-type="float">
            <text:p>0.07843137254902</text:p>
          </table:table-cell>
          <table:table-cell/>
        </table:table-row>
        <table:table-row table:style-name="ro1">
          <table:table-cell office:value-type="float" office:value="0.887422613096237" calcext:value-type="float">
            <text:p>0.887422613096237</text:p>
          </table:table-cell>
          <table:table-cell table:formula="of:=AVERAGE([.A662:.A712])" office:value-type="float" office:value="-0.0446951398789494" calcext:value-type="float">
            <text:p>-0.044695139878949</text:p>
          </table:table-cell>
          <table:table-cell table:formula="of:=IF([.A711]&gt;0.25;1;0)" office:value-type="float" office:value="1" calcext:value-type="float">
            <text:p>1</text:p>
          </table:table-cell>
          <table:table-cell table:formula="of:=AVERAGE([.C661:.C711])" office:value-type="float" office:value="0.0980392156862745" calcext:value-type="float">
            <text:p>0.098039215686275</text:p>
          </table:table-cell>
          <table:table-cell/>
        </table:table-row>
        <table:table-row table:style-name="ro1">
          <table:table-cell office:value-type="float" office:value="0.944839848285044" calcext:value-type="float">
            <text:p>0.944839848285044</text:p>
          </table:table-cell>
          <table:table-cell table:formula="of:=AVERAGE([.A663:.A713])" office:value-type="float" office:value="-0.0224918175196556" calcext:value-type="float">
            <text:p>-0.022491817519656</text:p>
          </table:table-cell>
          <table:table-cell table:formula="of:=IF([.A712]&gt;0.25;1;0)" office:value-type="float" office:value="1" calcext:value-type="float">
            <text:p>1</text:p>
          </table:table-cell>
          <table:table-cell table:formula="of:=AVERAGE([.C662:.C712])" office:value-type="float" office:value="0.117647058823529" calcext:value-type="float">
            <text:p>0.117647058823529</text:p>
          </table:table-cell>
          <table:table-cell/>
        </table:table-row>
        <table:table-row table:style-name="ro1">
          <table:table-cell office:value-type="float" office:value="1.00860958685291" calcext:value-type="float">
            <text:p>1.00860958685291</text:p>
          </table:table-cell>
          <table:table-cell table:formula="of:=AVERAGE([.A664:.A714])" office:value-type="float" office:value="-0.0200749183831068" calcext:value-type="float">
            <text:p>-0.020074918383107</text:p>
          </table:table-cell>
          <table:table-cell table:formula="of:=IF([.A713]&gt;0.25;1;0)" office:value-type="float" office:value="1" calcext:value-type="float">
            <text:p>1</text:p>
          </table:table-cell>
          <table:table-cell table:formula="of:=AVERAGE([.C663:.C713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-0.017609409074858" calcext:value-type="float">
            <text:p>-0.017609409074858</text:p>
          </table:table-cell>
          <table:table-cell table:formula="of:=AVERAGE([.A665:.A715])" office:value-type="float" office:value="0.00215983564830776" calcext:value-type="float">
            <text:p>0.002159835648308</text:p>
          </table:table-cell>
          <table:table-cell table:formula="of:=IF([.A714]&gt;0.25;1;0)" office:value-type="float" office:value="0" calcext:value-type="float">
            <text:p>0</text:p>
          </table:table-cell>
          <table:table-cell table:formula="of:=AVERAGE([.C664:.C714])" office:value-type="float" office:value="0.137254901960784" calcext:value-type="float">
            <text:p>0.137254901960784</text:p>
          </table:table-cell>
          <table:table-cell/>
        </table:table-row>
        <table:table-row table:style-name="ro1">
          <table:table-cell office:value-type="float" office:value="0.98435306023173" calcext:value-type="float">
            <text:p>0.98435306023173</text:p>
          </table:table-cell>
          <table:table-cell table:formula="of:=AVERAGE([.A666:.A716])" office:value-type="float" office:value="0.00270312901192333" calcext:value-type="float">
            <text:p>0.002703129011923</text:p>
          </table:table-cell>
          <table:table-cell table:formula="of:=IF([.A715]&gt;0.25;1;0)" office:value-type="float" office:value="1" calcext:value-type="float">
            <text:p>1</text:p>
          </table:table-cell>
          <table:table-cell table:formula="of:=AVERAGE([.C665:.C715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0955139245174825" calcext:value-type="float">
            <text:p>-0.095513924517483</text:p>
          </table:table-cell>
          <table:table-cell table:formula="of:=AVERAGE([.A667:.A717])" office:value-type="float" office:value="0.0031268874827163" calcext:value-type="float">
            <text:p>0.003126887482716</text:p>
          </table:table-cell>
          <table:table-cell table:formula="of:=IF([.A716]&gt;0.25;1;0)" office:value-type="float" office:value="0" calcext:value-type="float">
            <text:p>0</text:p>
          </table:table-cell>
          <table:table-cell table:formula="of:=AVERAGE([.C666:.C716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42167050769553" calcext:value-type="float">
            <text:p>-0.142167050769553</text:p>
          </table:table-cell>
          <table:table-cell table:formula="of:=AVERAGE([.A668:.A718])" office:value-type="float" office:value="0.00405704299140398" calcext:value-type="float">
            <text:p>0.004057042991404</text:p>
          </table:table-cell>
          <table:table-cell table:formula="of:=IF([.A717]&gt;0.25;1;0)" office:value-type="float" office:value="0" calcext:value-type="float">
            <text:p>0</text:p>
          </table:table-cell>
          <table:table-cell table:formula="of:=AVERAGE([.C667:.C717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-0.117976410492137" calcext:value-type="float">
            <text:p>-0.117976410492137</text:p>
          </table:table-cell>
          <table:table-cell table:formula="of:=AVERAGE([.A669:.A719])" office:value-type="float" office:value="0.0260294557208402" calcext:value-type="float">
            <text:p>0.02602945572084</text:p>
          </table:table-cell>
          <table:table-cell table:formula="of:=IF([.A718]&gt;0.25;1;0)" office:value-type="float" office:value="0" calcext:value-type="float">
            <text:p>0</text:p>
          </table:table-cell>
          <table:table-cell table:formula="of:=AVERAGE([.C668:.C718])" office:value-type="float" office:value="0.156862745098039" calcext:value-type="float">
            <text:p>0.156862745098039</text:p>
          </table:table-cell>
          <table:table-cell/>
        </table:table-row>
        <table:table-row table:style-name="ro1">
          <table:table-cell office:value-type="float" office:value="0.953680524264152" calcext:value-type="float">
            <text:p>0.953680524264152</text:p>
          </table:table-cell>
          <table:table-cell table:formula="of:=AVERAGE([.A670:.A720])" office:value-type="float" office:value="0.0252481911215736" calcext:value-type="float">
            <text:p>0.025248191121574</text:p>
          </table:table-cell>
          <table:table-cell table:formula="of:=IF([.A719]&gt;0.25;1;0)" office:value-type="float" office:value="1" calcext:value-type="float">
            <text:p>1</text:p>
          </table:table-cell>
          <table:table-cell table:formula="of:=AVERAGE([.C669:.C719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71762444862723" calcext:value-type="float">
            <text:p>-0.171762444862723</text:p>
          </table:table-cell>
          <table:table-cell table:formula="of:=AVERAGE([.A671:.A721])" office:value-type="float" office:value="0.0248965889803724" calcext:value-type="float">
            <text:p>0.024896588980372</text:p>
          </table:table-cell>
          <table:table-cell table:formula="of:=IF([.A720]&gt;0.25;1;0)" office:value-type="float" office:value="0" calcext:value-type="float">
            <text:p>0</text:p>
          </table:table-cell>
          <table:table-cell table:formula="of:=AVERAGE([.C670:.C720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53845842161775" calcext:value-type="float">
            <text:p>-0.153845842161775</text:p>
          </table:table-cell>
          <table:table-cell table:formula="of:=AVERAGE([.A672:.A722])" office:value-type="float" office:value="0.029600410384132" calcext:value-type="float">
            <text:p>0.029600410384132</text:p>
          </table:table-cell>
          <table:table-cell table:formula="of:=IF([.A721]&gt;0.25;1;0)" office:value-type="float" office:value="0" calcext:value-type="float">
            <text:p>0</text:p>
          </table:table-cell>
          <table:table-cell table:formula="of:=AVERAGE([.C671:.C721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0.0784440265104174" calcext:value-type="float">
            <text:p>0.078444026510417</text:p>
          </table:table-cell>
          <table:table-cell table:formula="of:=AVERAGE([.A673:.A723])" office:value-type="float" office:value="0.0423616415930631" calcext:value-type="float">
            <text:p>0.042361641593063</text:p>
          </table:table-cell>
          <table:table-cell table:formula="of:=IF([.A722]&gt;0.25;1;0)" office:value-type="float" office:value="0" calcext:value-type="float">
            <text:p>0</text:p>
          </table:table-cell>
          <table:table-cell table:formula="of:=AVERAGE([.C672:.C722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0.627977440239241" calcext:value-type="float">
            <text:p>0.627977440239241</text:p>
          </table:table-cell>
          <table:table-cell table:formula="of:=AVERAGE([.A674:.A724])" office:value-type="float" office:value="0.041079970216734" calcext:value-type="float">
            <text:p>0.041079970216734</text:p>
          </table:table-cell>
          <table:table-cell table:formula="of:=IF([.A723]&gt;0.25;1;0)" office:value-type="float" office:value="1" calcext:value-type="float">
            <text:p>1</text:p>
          </table:table-cell>
          <table:table-cell table:formula="of:=AVERAGE([.C673:.C723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187744828863442" calcext:value-type="float">
            <text:p>-0.187744828863442</text:p>
          </table:table-cell>
          <table:table-cell table:formula="of:=AVERAGE([.A675:.A725])" office:value-type="float" office:value="0.0249799193597136" calcext:value-type="float">
            <text:p>0.024979919359714</text:p>
          </table:table-cell>
          <table:table-cell table:formula="of:=IF([.A724]&gt;0.25;1;0)" office:value-type="float" office:value="0" calcext:value-type="float">
            <text:p>0</text:p>
          </table:table-cell>
          <table:table-cell table:formula="of:=AVERAGE([.C674:.C724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676:.A726])" office:value-type="float" office:value="0.0244431482772153" calcext:value-type="float">
            <text:p>0.024443148277215</text:p>
          </table:table-cell>
          <table:table-cell table:formula="of:=IF([.A725]&gt;0.25;1;0)" office:value-type="float" office:value="0" calcext:value-type="float">
            <text:p>0</text:p>
          </table:table-cell>
          <table:table-cell table:formula="of:=AVERAGE([.C675:.C725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193293314429745" calcext:value-type="float">
            <text:p>-0.193293314429745</text:p>
          </table:table-cell>
          <table:table-cell table:formula="of:=AVERAGE([.A677:.A727])" office:value-type="float" office:value="0.0244431482772154" calcext:value-type="float">
            <text:p>0.024443148277215</text:p>
          </table:table-cell>
          <table:table-cell table:formula="of:=IF([.A726]&gt;0.25;1;0)" office:value-type="float" office:value="0" calcext:value-type="float">
            <text:p>0</text:p>
          </table:table-cell>
          <table:table-cell table:formula="of:=AVERAGE([.C676:.C726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678:.A728])" office:value-type="float" office:value="0.00925591431658928" calcext:value-type="float">
            <text:p>0.009255914316589</text:p>
          </table:table-cell>
          <table:table-cell table:formula="of:=IF([.A727]&gt;0.25;1;0)" office:value-type="float" office:value="0" calcext:value-type="float">
            <text:p>0</text:p>
          </table:table-cell>
          <table:table-cell table:formula="of:=AVERAGE([.C677:.C727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0.0747257741227745" calcext:value-type="float">
            <text:p>0.074725774122775</text:p>
          </table:table-cell>
          <table:table-cell table:formula="of:=AVERAGE([.A679:.A729])" office:value-type="float" office:value="0.0128022177480745" calcext:value-type="float">
            <text:p>0.012802217748075</text:p>
          </table:table-cell>
          <table:table-cell table:formula="of:=IF([.A728]&gt;0.25;1;0)" office:value-type="float" office:value="0" calcext:value-type="float">
            <text:p>0</text:p>
          </table:table-cell>
          <table:table-cell table:formula="of:=AVERAGE([.C678:.C728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0.0384442136581986" calcext:value-type="float">
            <text:p>0.038444213658199</text:p>
          </table:table-cell>
          <table:table-cell table:formula="of:=AVERAGE([.A680:.A730])" office:value-type="float" office:value="0.0127709061974549" calcext:value-type="float">
            <text:p>0.012770906197455</text:p>
          </table:table-cell>
          <table:table-cell table:formula="of:=IF([.A729]&gt;0.25;1;0)" office:value-type="float" office:value="0" calcext:value-type="float">
            <text:p>0</text:p>
          </table:table-cell>
          <table:table-cell table:formula="of:=AVERAGE([.C679:.C729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77460088786483" calcext:value-type="float">
            <text:p>-0.177460088786483</text:p>
          </table:table-cell>
          <table:table-cell table:formula="of:=AVERAGE([.A681:.A731])" office:value-type="float" office:value="-0.00557105513486799" calcext:value-type="float">
            <text:p>-0.005571055134868</text:p>
          </table:table-cell>
          <table:table-cell table:formula="of:=IF([.A730]&gt;0.25;1;0)" office:value-type="float" office:value="0" calcext:value-type="float">
            <text:p>0</text:p>
          </table:table-cell>
          <table:table-cell table:formula="of:=AVERAGE([.C680:.C730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682:.A732])" office:value-type="float" office:value="-0.00557105513486798" calcext:value-type="float">
            <text:p>-0.005571055134868</text:p>
          </table:table-cell>
          <table:table-cell table:formula="of:=IF([.A731]&gt;0.25;1;0)" office:value-type="float" office:value="0" calcext:value-type="float">
            <text:p>0</text:p>
          </table:table-cell>
          <table:table-cell table:formula="of:=AVERAGE([.C681:.C731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683:.A733])" office:value-type="float" office:value="-0.00640800068959891" calcext:value-type="float">
            <text:p>-0.006408000689599</text:p>
          </table:table-cell>
          <table:table-cell table:formula="of:=IF([.A732]&gt;0.25;1;0)" office:value-type="float" office:value="0" calcext:value-type="float">
            <text:p>0</text:p>
          </table:table-cell>
          <table:table-cell table:formula="of:=AVERAGE([.C682:.C732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70714083074033" calcext:value-type="float">
            <text:p>-0.170714083074033</text:p>
          </table:table-cell>
          <table:table-cell table:formula="of:=AVERAGE([.A684:.A734])" office:value-type="float" office:value="-0.00657257038061236" calcext:value-type="float">
            <text:p>-0.006572570380612</text:p>
          </table:table-cell>
          <table:table-cell table:formula="of:=IF([.A733]&gt;0.25;1;0)" office:value-type="float" office:value="0" calcext:value-type="float">
            <text:p>0</text:p>
          </table:table-cell>
          <table:table-cell table:formula="of:=AVERAGE([.C683:.C733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7551076358594" calcext:value-type="float">
            <text:p>-0.17551076358594</text:p>
          </table:table-cell>
          <table:table-cell table:formula="of:=AVERAGE([.A685:.A735])" office:value-type="float" office:value="-0.00695504407727841" calcext:value-type="float">
            <text:p>-0.006955044077278</text:p>
          </table:table-cell>
          <table:table-cell table:formula="of:=IF([.A734]&gt;0.25;1;0)" office:value-type="float" office:value="0" calcext:value-type="float">
            <text:p>0</text:p>
          </table:table-cell>
          <table:table-cell table:formula="of:=AVERAGE([.C684:.C734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-0.182605538791046" calcext:value-type="float">
            <text:p>-0.182605538791046</text:p>
          </table:table-cell>
          <table:table-cell table:formula="of:=AVERAGE([.A686:.A736])" office:value-type="float" office:value="0.00955430874864693" calcext:value-type="float">
            <text:p>0.009554308748647</text:p>
          </table:table-cell>
          <table:table-cell table:formula="of:=IF([.A735]&gt;0.25;1;0)" office:value-type="float" office:value="0" calcext:value-type="float">
            <text:p>0</text:p>
          </table:table-cell>
          <table:table-cell table:formula="of:=AVERAGE([.C685:.C735])" office:value-type="float" office:value="0.176470588235294" calcext:value-type="float">
            <text:p>0.176470588235294</text:p>
          </table:table-cell>
          <table:table-cell/>
        </table:table-row>
        <table:table-row table:style-name="ro1">
          <table:table-cell office:value-type="float" office:value="0.688640519684553" calcext:value-type="float">
            <text:p>0.688640519684553</text:p>
          </table:table-cell>
          <table:table-cell table:formula="of:=AVERAGE([.A687:.A737])" office:value-type="float" office:value="-0.00647811514066866" calcext:value-type="float">
            <text:p>-0.006478115140669</text:p>
          </table:table-cell>
          <table:table-cell table:formula="of:=IF([.A736]&gt;0.25;1;0)" office:value-type="float" office:value="1" calcext:value-type="float">
            <text:p>1</text:p>
          </table:table-cell>
          <table:table-cell table:formula="of:=AVERAGE([.C686:.C736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688:.A738])" office:value-type="float" office:value="-0.00802559247881034" calcext:value-type="float">
            <text:p>-0.00802559247881</text:p>
          </table:table-cell>
          <table:table-cell table:formula="of:=IF([.A737]&gt;0.25;1;0)" office:value-type="float" office:value="0" calcext:value-type="float">
            <text:p>0</text:p>
          </table:table-cell>
          <table:table-cell table:formula="of:=AVERAGE([.C687:.C737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167568264382705" calcext:value-type="float">
            <text:p>-0.167568264382705</text:p>
          </table:table-cell>
          <table:table-cell table:formula="of:=AVERAGE([.A689:.A739])" office:value-type="float" office:value="0.0149016283140852" calcext:value-type="float">
            <text:p>0.014901628314085</text:p>
          </table:table-cell>
          <table:table-cell table:formula="of:=IF([.A738]&gt;0.25;1;0)" office:value-type="float" office:value="0" calcext:value-type="float">
            <text:p>0</text:p>
          </table:table-cell>
          <table:table-cell table:formula="of:=AVERAGE([.C688:.C738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1.01885854065729" calcext:value-type="float">
            <text:p>1.01885854065729</text:p>
          </table:table-cell>
          <table:table-cell table:formula="of:=AVERAGE([.A690:.A740])" office:value-type="float" office:value="0.0146088158522847" calcext:value-type="float">
            <text:p>0.014608815852285</text:p>
          </table:table-cell>
          <table:table-cell table:formula="of:=IF([.A739]&gt;0.25;1;0)" office:value-type="float" office:value="1" calcext:value-type="float">
            <text:p>1</text:p>
          </table:table-cell>
          <table:table-cell table:formula="of:=AVERAGE([.C689:.C739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64898960443959" calcext:value-type="float">
            <text:p>-0.164898960443959</text:p>
          </table:table-cell>
          <table:table-cell table:formula="of:=AVERAGE([.A691:.A741])" office:value-type="float" office:value="0.0108911357459216" calcext:value-type="float">
            <text:p>0.010891135745922</text:p>
          </table:table-cell>
          <table:table-cell table:formula="of:=IF([.A740]&gt;0.25;1;0)" office:value-type="float" office:value="0" calcext:value-type="float">
            <text:p>0</text:p>
          </table:table-cell>
          <table:table-cell table:formula="of:=AVERAGE([.C690:.C740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84204187853262" calcext:value-type="float">
            <text:p>-0.184204187853262</text:p>
          </table:table-cell>
          <table:table-cell table:formula="of:=AVERAGE([.A692:.A742])" office:value-type="float" office:value="-0.00795953475569742" calcext:value-type="float">
            <text:p>-0.007959534755697</text:p>
          </table:table-cell>
          <table:table-cell table:formula="of:=IF([.A741]&gt;0.25;1;0)" office:value-type="float" office:value="0" calcext:value-type="float">
            <text:p>0</text:p>
          </table:table-cell>
          <table:table-cell table:formula="of:=AVERAGE([.C691:.C741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693:.A743])" office:value-type="float" office:value="-0.0083644395778991" calcext:value-type="float">
            <text:p>-0.008364439577899</text:p>
          </table:table-cell>
          <table:table-cell table:formula="of:=IF([.A742]&gt;0.25;1;0)" office:value-type="float" office:value="0" calcext:value-type="float">
            <text:p>0</text:p>
          </table:table-cell>
          <table:table-cell table:formula="of:=AVERAGE([.C692:.C742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50686530285701" calcext:value-type="float">
            <text:p>-0.150686530285701</text:p>
          </table:table-cell>
          <table:table-cell table:formula="of:=AVERAGE([.A694:.A744])" office:value-type="float" office:value="-0.0263077509211024" calcext:value-type="float">
            <text:p>-0.026307750921102</text:p>
          </table:table-cell>
          <table:table-cell table:formula="of:=IF([.A743]&gt;0.25;1;0)" office:value-type="float" office:value="0" calcext:value-type="float">
            <text:p>0</text:p>
          </table:table-cell>
          <table:table-cell table:formula="of:=AVERAGE([.C693:.C743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695:.A745])" office:value-type="float" office:value="-0.0325504740711643" calcext:value-type="float">
            <text:p>-0.032550474071164</text:p>
          </table:table-cell>
          <table:table-cell table:formula="of:=IF([.A744]&gt;0.25;1;0)" office:value-type="float" office:value="0" calcext:value-type="float">
            <text:p>0</text:p>
          </table:table-cell>
          <table:table-cell table:formula="of:=AVERAGE([.C694:.C744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98008595838025" calcext:value-type="float">
            <text:p>-0.198008595838025</text:p>
          </table:table-cell>
          <table:table-cell table:formula="of:=AVERAGE([.A696:.A746])" office:value-type="float" office:value="-0.0493693706069702" calcext:value-type="float">
            <text:p>-0.04936937060697</text:p>
          </table:table-cell>
          <table:table-cell table:formula="of:=IF([.A745]&gt;0.25;1;0)" office:value-type="float" office:value="0" calcext:value-type="float">
            <text:p>0</text:p>
          </table:table-cell>
          <table:table-cell table:formula="of:=AVERAGE([.C695:.C745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697:.A747])" office:value-type="float" office:value="-0.0501254778362129" calcext:value-type="float">
            <text:p>-0.050125477836213</text:p>
          </table:table-cell>
          <table:table-cell table:formula="of:=IF([.A746]&gt;0.25;1;0)" office:value-type="float" office:value="0" calcext:value-type="float">
            <text:p>0</text:p>
          </table:table-cell>
          <table:table-cell table:formula="of:=AVERAGE([.C696:.C746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56661811152101" calcext:value-type="float">
            <text:p>-0.156661811152101</text:p>
          </table:table-cell>
          <table:table-cell table:formula="of:=AVERAGE([.A698:.A748])" office:value-type="float" office:value="-0.0444136532132436" calcext:value-type="float">
            <text:p>-0.044413653213244</text:p>
          </table:table-cell>
          <table:table-cell table:formula="of:=IF([.A747]&gt;0.25;1;0)" office:value-type="float" office:value="0" calcext:value-type="float">
            <text:p>0</text:p>
          </table:table-cell>
          <table:table-cell table:formula="of:=AVERAGE([.C697:.C747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0.925621852845823" calcext:value-type="float">
            <text:p>0.925621852845823</text:p>
          </table:table-cell>
          <table:table-cell table:formula="of:=AVERAGE([.A699:.A749])" office:value-type="float" office:value="-0.0447546235760979" calcext:value-type="float">
            <text:p>-0.044754623576098</text:p>
          </table:table-cell>
          <table:table-cell table:formula="of:=IF([.A748]&gt;0.25;1;0)" office:value-type="float" office:value="1" calcext:value-type="float">
            <text:p>1</text:p>
          </table:table-cell>
          <table:table-cell table:formula="of:=AVERAGE([.C698:.C748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69958318063244" calcext:value-type="float">
            <text:p>-0.169958318063244</text:p>
          </table:table-cell>
          <table:table-cell table:formula="of:=AVERAGE([.A700:.A750])" office:value-type="float" office:value="-0.0683621804064907" calcext:value-type="float">
            <text:p>-0.068362180406491</text:p>
          </table:table-cell>
          <table:table-cell table:formula="of:=IF([.A749]&gt;0.25;1;0)" office:value-type="float" office:value="0" calcext:value-type="float">
            <text:p>0</text:p>
          </table:table-cell>
          <table:table-cell table:formula="of:=AVERAGE([.C699:.C749])" office:value-type="float" office:value="0.215686274509804" calcext:value-type="float">
            <text:p>0.215686274509804</text:p>
          </table:table-cell>
          <table:table-cell/>
        </table:table-row>
        <table:table-row table:style-name="ro1">
          <table:table-cell office:value-type="float" office:value="-0.184575250433758" calcext:value-type="float">
            <text:p>-0.184575250433758</text:p>
          </table:table-cell>
          <table:table-cell table:formula="of:=AVERAGE([.A701:.A751])" office:value-type="float" office:value="-0.0854429833392083" calcext:value-type="float">
            <text:p>-0.085442983339208</text:p>
          </table:table-cell>
          <table:table-cell table:formula="of:=IF([.A750]&gt;0.25;1;0)" office:value-type="float" office:value="0" calcext:value-type="float">
            <text:p>0</text:p>
          </table:table-cell>
          <table:table-cell table:formula="of:=AVERAGE([.C700:.C750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AVERAGE([.A702:.A752])" office:value-type="float" office:value="-0.0860728062074705" calcext:value-type="float">
            <text:p>-0.086072806207471</text:p>
          </table:table-cell>
          <table:table-cell table:formula="of:=IF([.A751]&gt;0.25;1;0)" office:value-type="float" office:value="0" calcext:value-type="float">
            <text:p>0</text:p>
          </table:table-cell>
          <table:table-cell table:formula="of:=AVERAGE([.C701:.C751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17579764042683" calcext:value-type="float">
            <text:p>-0.17579764042683</text:p>
          </table:table-cell>
          <table:table-cell table:formula="of:=AVERAGE([.A703:.A753])" office:value-type="float" office:value="-0.0856500657646826" calcext:value-type="float">
            <text:p>-0.085650065764683</text:p>
          </table:table-cell>
          <table:table-cell table:formula="of:=IF([.A752]&gt;0.25;1;0)" office:value-type="float" office:value="0" calcext:value-type="float">
            <text:p>0</text:p>
          </table:table-cell>
          <table:table-cell table:formula="of:=AVERAGE([.C702:.C752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118502791362256" calcext:value-type="float">
            <text:p>-0.118502791362256</text:p>
          </table:table-cell>
          <table:table-cell table:formula="of:=AVERAGE([.A704:.A754])" office:value-type="float" office:value="-0.0863311265000819" calcext:value-type="float">
            <text:p>-0.086331126500082</text:p>
          </table:table-cell>
          <table:table-cell table:formula="of:=IF([.A753]&gt;0.25;1;0)" office:value-type="float" office:value="0" calcext:value-type="float">
            <text:p>0</text:p>
          </table:table-cell>
          <table:table-cell table:formula="of:=AVERAGE([.C703:.C753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137218571929261" calcext:value-type="float">
            <text:p>-0.137218571929261</text:p>
          </table:table-cell>
          <table:table-cell table:formula="of:=AVERAGE([.A705:.A755])" office:value-type="float" office:value="-0.0869738731475949" calcext:value-type="float">
            <text:p>-0.086973873147595</text:p>
          </table:table-cell>
          <table:table-cell table:formula="of:=IF([.A754]&gt;0.25;1;0)" office:value-type="float" office:value="0" calcext:value-type="float">
            <text:p>0</text:p>
          </table:table-cell>
          <table:table-cell table:formula="of:=AVERAGE([.C704:.C754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15551401045844" calcext:value-type="float">
            <text:p>-0.15551401045844</text:p>
          </table:table-cell>
          <table:table-cell table:formula="of:=AVERAGE([.A706:.A756])" office:value-type="float" office:value="-0.0864073980784738" calcext:value-type="float">
            <text:p>-0.086407398078474</text:p>
          </table:table-cell>
          <table:table-cell table:formula="of:=IF([.A755]&gt;0.25;1;0)" office:value-type="float" office:value="0" calcext:value-type="float">
            <text:p>0</text:p>
          </table:table-cell>
          <table:table-cell table:formula="of:=AVERAGE([.C705:.C755])" office:value-type="float" office:value="0.196078431372549" calcext:value-type="float">
            <text:p>0.196078431372549</text:p>
          </table:table-cell>
          <table:table-cell/>
        </table:table-row>
        <table:table-row table:style-name="ro1">
          <table:table-cell office:value-type="float" office:value="-0.123276445461065" calcext:value-type="float">
            <text:p>-0.123276445461065</text:p>
          </table:table-cell>
          <table:table-cell table:formula="of:=AVERAGE([.A707:.A757])" office:value-type="float" office:value="-0.0854036733971537" calcext:value-type="float">
            <text:p>-0.085403673397154</text:p>
          </table:table-cell>
          <table:table-cell table:formula="of:=IF([.A756]&gt;0.25;1;0)" office:value-type="float" office:value="0" calcext:value-type="float">
            <text:p>0</text:p>
          </table:table-cell>
          <table:table-cell table:formula="of:=AVERAGE([.C706:.C756])" office:value-type="float" office:value="0.196078431372549" calcext:value-type="float">
            <text:p>0.19607843137254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9-16T13:20:48.105600992</dc:date>
    <meta:editing-duration>PT10M10S</meta:editing-duration>
    <meta:editing-cycles>1</meta:editing-cycles>
    <meta:document-statistic meta:table-count="1" meta:cell-count="3022" meta:object-count="3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168cm" svg:height="15.008cm" xlink:href=".." xlink:type="simple" chart:class="chart:line" chart:style-name="ch1">
        <chart:legend chart:legend-position="end" svg:x="23.316cm" svg:y="7.205cm" style:legend-expansion="high" chart:style-name="ch2"/>
        <chart:plot-area chart:style-name="ch3" table:cell-range-address="rewardlist_09_15_2021.A1:rewardlist_09_15_2021.A756" chart:data-source-has-labels="row" svg:x="0.523cm" svg:y="0.3cm" svg:width="22.27cm" svg:height="14.408cm">
          <chartooo:coordinate-region svg:x="1.356cm" svg:y="0.499cm" svg:width="21.437cm" svg:height="14.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ewardlist_09_15_2021.A2:rewardlist_09_15_2021.A756" chart:label-cell-address="rewardlist_09_15_2021.A1:rewardlist_09_15_2021.A1" chart:class="chart:line">
            <chart:data-point chart:repeated="7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rewardlist_09_15_2021.A1:rewardlist_09_15_202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01229552493989">
                <text:p>-0.301229552493989</text:p>
                <draw:g>
                  <svg:desc>rewardlist_09_15_2021.A2:rewardlist_09_15_2021.A7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96814099909365">
                <text:p>-0.3968140999093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56410766042024">
                <text:p>-0.2564107660420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0515929588601">
                <text:p>-0.305159295886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04483463328332">
                <text:p>-0.304483463328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264841366536916">
                <text:p>-0.2648413665369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04904538691416">
                <text:p>-0.304904538691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52515681060404">
                <text:p>-0.3525156810604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53835519859568">
                <text:p>-0.353835519859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46608113989606">
                <text:p>-0.2466081139896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55723685733602">
                <text:p>-0.3557236857336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40922102063149">
                <text:p>-0.3409221020631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405649202616513">
                <text:p>-0.4056492026165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244481030746549">
                <text:p>-0.2444810307465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48591804270447">
                <text:p>-0.3485918042704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409579386003688">
                <text:p>-0.4095793860036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404338457050547">
                <text:p>-0.4043384570505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400712750310451">
                <text:p>-0.40071275031045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419372064832598">
                <text:p>-0.4193720648325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310327772303671">
                <text:p>-0.3103277723036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412555513230339">
                <text:p>-0.4125555132303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352258577224985">
                <text:p>-0.3522585772249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356224400219694">
                <text:p>-0.3562244002196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208246109768376">
                <text:p>-0.2082461097683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216529018556327">
                <text:p>-0.2165290185563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20405310260877">
                <text:p>-0.2040531026087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193766602551192">
                <text:p>-0.193766602551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189566115473956">
                <text:p>-0.1895661154739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94340950244293">
                <text:p>0.494340950244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142642685531825">
                <text:p>-0.1426426855318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141462325196713">
                <text:p>-0.1414623251967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189033134676516">
                <text:p>-0.1890331346765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75254979735986">
                <text:p>-0.1752549797359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77700032810867">
                <text:p>-0.1777000328108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14566383892931">
                <text:p>-0.145663838929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13880167449601">
                <text:p>-0.138801674496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56734823963294">
                <text:p>0.9567348239632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20414716974646">
                <text:p>-0.1204147169746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131988202859834">
                <text:p>-0.13198820285983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104626810832322">
                <text:p>-0.1046268108323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77248018473014">
                <text:p>0.9772480184730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0547950319911">
                <text:p>1.05479503199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04033404033631">
                <text:p>-0.1040334040336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31396556041762">
                <text:p>-0.1313965560417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0903146484389903">
                <text:p>-0.09031464843899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5095959422725">
                <text:p>1.050959594227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01015770597384">
                <text:p>-0.1010157705973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87698343393206">
                <text:p>0.8876983433932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0990994450334459">
                <text:p>-0.09909944503344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03290105552226">
                <text:p>-0.10329010555222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01337847050652">
                <text:p>-0.1013378470506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19736831106246">
                <text:p>-0.1197368311062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0849786805324255">
                <text:p>-0.08497868053242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01533623277855">
                <text:p>1.015336232778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0968085369277745">
                <text:p>-0.09680853692777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838649061307311">
                <text:p>-0.08386490613073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02606206416711">
                <text:p>-0.1026062064167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0800988409362735">
                <text:p>-0.080098840936273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13869495717809">
                <text:p>-0.1138694957178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02301729769632">
                <text:p>-0.1023017297696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29324472193047">
                <text:p>-0.1293244721930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0891696343813093">
                <text:p>-0.089169634381309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0711018200121822">
                <text:p>-0.07110182001218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961478108704092">
                <text:p>-0.09614781087040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115409625424445">
                <text:p>-0.11540962542444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898107073217633">
                <text:p>-0.08981070732176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872314557246865">
                <text:p>-0.08723145572468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109785607356578">
                <text:p>-0.1097856073565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73258969590813">
                <text:p>-0.0732589695908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102442968214303">
                <text:p>-0.1024429682143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0822599504712969">
                <text:p>-0.082259950471296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07946794069372">
                <text:p>1.0794679406937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05306394438731">
                <text:p>1.053063944387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000452531341090801">
                <text:p>-0.00045253134109080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8352088272907">
                <text:p>1.083520882729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108058773039281">
                <text:p>-0.1080587730392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104525758611783">
                <text:p>-0.1045257586117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10475382276699">
                <text:p>-0.104753822766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109218013606966">
                <text:p>-0.10921801360696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12323792739212">
                <text:p>-0.1123237927392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0958091612663119">
                <text:p>-0.09580916126631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1519910095533">
                <text:p>1.0151991009553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07835079299584">
                <text:p>1.0783507929958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124274354472012">
                <text:p>-0.1242743544720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01796095054162">
                <text:p>1.017960950541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107684483827651">
                <text:p>-0.1076844838276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0796878854617478">
                <text:p>-0.07968788546174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101968653437496">
                <text:p>-0.10196865343749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0771485267587009">
                <text:p>-0.077148526758700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0842575284738096">
                <text:p>-0.08425752847380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0754266790531575">
                <text:p>-0.07542667905315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08529523652308">
                <text:p>1.085295236523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0839699183076621">
                <text:p>-0.08396991830766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0880565933048727">
                <text:p>-0.088056593304872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926263829819858">
                <text:p>-0.09262638298198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0818431283947083">
                <text:p>-0.081843128394708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0703054287821057">
                <text:p>-0.07030542878210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08408803648353">
                <text:p>1.0840880364835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085775564567">
                <text:p>1.08577556456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093072391403839">
                <text:p>-0.09307239140383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0827773847732694">
                <text:p>-0.08277738477326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0772950451452288">
                <text:p>-0.077295045145228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0636833550382407">
                <text:p>-0.06368335503824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0657001461625102">
                <text:p>-0.065700146162510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08391115843132">
                <text:p>1.083911158431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0811218296710403">
                <text:p>-0.08112182967104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0771011539470403">
                <text:p>-0.07710115394704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0829664360247553">
                <text:p>-0.08296643602475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0828508639641106">
                <text:p>-0.082850863964110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0633989715032279">
                <text:p>-0.06339897150322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08216657764278">
                <text:p>1.082166577642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0569044963542371">
                <text:p>-0.05690449635423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870864039886743">
                <text:p>-0.08708640398867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08329413855933">
                <text:p>1.083294138559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0812387217171491">
                <text:p>-0.08123872171714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0349934709735216">
                <text:p>-0.03499347097352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065483521881327">
                <text:p>-0.06548352188132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0868429400030526">
                <text:p>-0.08684294000305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0817961955782027">
                <text:p>-0.08179619557820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0821500983476638">
                <text:p>-0.08215009834766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0801607335880399">
                <text:p>-0.08016073358803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08124713443443">
                <text:p>1.081247134434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08226997650415">
                <text:p>1.082269976504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0828627438332887">
                <text:p>-0.08286274383328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894679510962217">
                <text:p>-0.08946795109622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0975314489670098">
                <text:p>-0.09753144896700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0700044720962643">
                <text:p>-0.07000447209626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0752806006617846">
                <text:p>-0.075280600661784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0798031641922892">
                <text:p>-0.079803164192289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0782790209762752">
                <text:p>-0.078279020976275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0999251692738383">
                <text:p>-0.099925169273838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071765626035631">
                <text:p>-0.0717656260356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0822234308734537">
                <text:p>-0.08222343087345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0907213506270202">
                <text:p>-0.090721350627020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0734051946472376">
                <text:p>-0.073405194647237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0704559071250261">
                <text:p>-0.070455907125026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0575045030802488">
                <text:p>-0.057504503080248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640432710748167">
                <text:p>-0.06404327107481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0937730103552341">
                <text:p>-0.093773010355234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0240345116544516">
                <text:p>-0.02403451165445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803792645148933">
                <text:p>-0.08037926451489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00793435561731459">
                <text:p>-0.007934355617314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0959006802584979">
                <text:p>-0.09590068025849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74703052762399">
                <text:p>0.9747030527623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0616687638897449">
                <text:p>-0.061668763889744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08750107889883">
                <text:p>1.087501078898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071756532802433">
                <text:p>-0.0717565328024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08353965585567">
                <text:p>1.083539655855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05174351892794">
                <text:p>1.0517435189279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0936219453521075">
                <text:p>-0.093621945352107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0751117891874165">
                <text:p>-0.07511178918741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082399722265452">
                <text:p>-0.0823997222654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0750456432491542">
                <text:p>-0.075045643249154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0762722030755132">
                <text:p>-0.07627220307551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0819680870186539">
                <text:p>-0.081968087018653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837873276695609">
                <text:p>0.08378732766956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0347133407250047">
                <text:p>-0.03471334072500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0841604362096638">
                <text:p>-0.08416043620966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0740030013974757">
                <text:p>-0.07400300139747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0991506311364474">
                <text:p>-0.099150631136447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0843876203745606">
                <text:p>-0.084387620374560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104905327765271">
                <text:p>-0.10490532776527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73123470156888">
                <text:p>0.97312347015688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133531852527708">
                <text:p>-0.1335318525277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42611893222108">
                <text:p>0.1426118932221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122669105482474">
                <text:p>-0.1226691054824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100890371978283">
                <text:p>-0.10089037197828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134382069831714">
                <text:p>-0.13438206983171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130003384716809">
                <text:p>-0.1300033847168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651617466177419">
                <text:p>0.6516174661774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693012131141374">
                <text:p>0.6930121311413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114555008168891">
                <text:p>-0.11455500816889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0947335197780284">
                <text:p>-0.094733519778028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101038797010482">
                <text:p>-0.10103879701048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849549376020705">
                <text:p>0.8495493760207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0940075277727099">
                <text:p>-0.09400752777270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0992261636380105">
                <text:p>-0.099226163638010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04660188221472">
                <text:p>1.0466018822147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0645291723906993">
                <text:p>-0.064529172390699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0874796129919591">
                <text:p>-0.087479612991959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0758704874992371">
                <text:p>-0.075870487499237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80202161859485">
                <text:p>0.8020216185948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0.0961153978940099">
                <text:p>-0.09611539789400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0.0783461935698986">
                <text:p>-0.07834619356989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0.083657081752643">
                <text:p>-0.08365708175264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0.082774011477083">
                <text:p>-0.08277401147708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0791304116006941">
                <text:p>-0.079130411600694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0.083245979613066">
                <text:p>-0.0832459796130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05073754333916">
                <text:p>1.050737543339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05494712364959">
                <text:p>1.054947123649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08622875957638">
                <text:p>1.0862287595763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90093677015603">
                <text:p>0.9900936770156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0.0699500593621285">
                <text:p>-0.069950059362128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0782869408890607">
                <text:p>-0.078286940889060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0.082339882924408">
                <text:p>-0.08233988292440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08828955021612">
                <text:p>1.088289550216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0.0851771183472128">
                <text:p>-0.085177118347212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5123752449999">
                <text:p>1.0512375244999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0.0888302514519541">
                <text:p>-0.08883025145195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0.0903689145080744">
                <text:p>-0.09036891450807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0.0805341428093613">
                <text:p>-0.080534142809361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02948647695494">
                <text:p>1.029486476954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0785352448213845">
                <text:p>-0.07853524482138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689737619728595">
                <text:p>0.6897376197285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087637864582613">
                <text:p>-0.08763786458261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0.0939708615098152">
                <text:p>-0.093970861509815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0.013634492846951">
                <text:p>-0.0136344928469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0.0733504885829985">
                <text:p>-0.073350488582998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0.0921221485346555">
                <text:p>-0.09212214853465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0.0823071766179058">
                <text:p>-0.08230717661790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0.0975770617980509">
                <text:p>-0.097577061798050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07968324498944">
                <text:p>1.079683244989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0.0822879634961486">
                <text:p>-0.082287963496148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0.0486639737661929">
                <text:p>-0.04866397376619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0.0904114473730329">
                <text:p>-0.090411447373032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0595663203753531">
                <text:p>-0.059566320375353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0.0444378203049305">
                <text:p>-0.044437820304930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8335705786645">
                <text:p>1.0833570578664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0.0665905496906492">
                <text:p>-0.06659054969064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0.0730106656584888">
                <text:p>-0.07301066565848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0.0765357601732015">
                <text:p>-0.076535760173201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0.0713087643999608">
                <text:p>-0.071308764399960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0.073257649605349">
                <text:p>-0.0732576496053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8331584498696">
                <text:p>1.083315844986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0468036742519589">
                <text:p>-0.04680367425195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797857504450406">
                <text:p>0.7978575044504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0.0268685204461219">
                <text:p>-0.02686852044612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8636706472002">
                <text:p>1.0863670647200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0.100127567045018">
                <text:p>-0.1001275670450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0.0384227932095529">
                <text:p>-0.03842279320955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0.0349441915161908">
                <text:p>-0.034944191516190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0871205769456922">
                <text:p>-0.087120576945692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0.0696007032092663">
                <text:p>-0.069600703209266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0.0818435683898628">
                <text:p>-0.08184356838986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0813582537341864">
                <text:p>-0.081358253734186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04822751764643">
                <text:p>1.0482275176464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0.089279926500097">
                <text:p>-0.0892799265000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08432651385739">
                <text:p>1.0843265138573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0.08859118741788">
                <text:p>-0.088591187417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0.0857237389944494">
                <text:p>-0.085723738994449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0.0840673039019109">
                <text:p>-0.0840673039019109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0.0780676766369495">
                <text:p>-0.07806767663694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0.0737092312991621">
                <text:p>-0.073709231299162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0932039499551061">
                <text:p>-0.093203949955106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0.0833376452703032">
                <text:p>-0.083337645270303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05365045792858">
                <text:p>1.053650457928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0.0611327031262219">
                <text:p>-0.06113270312622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0.0121720956176521">
                <text:p>-0.01217209561765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0.109771087516472">
                <text:p>-0.1097710875164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0658828908167779">
                <text:p>-0.065882890816777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0.0761704175297173">
                <text:p>-0.076170417529717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0.0703278685349971">
                <text:p>-0.070327868534997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41546123750508">
                <text:p>0.24154612375050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.0828831830848">
                <text:p>1.08288318308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0.0802783589594065">
                <text:p>-0.08027835895940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0.0763855751603844">
                <text:p>-0.07638557516038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0.0328370547201484">
                <text:p>-0.03283705472014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.01792457760883">
                <text:p>1.0179245776088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0935305730249731">
                <text:p>-0.09353057302497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535634738303721">
                <text:p>0.05356347383037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0.0911711723402142">
                <text:p>-0.091171172340214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0.0780537434570494">
                <text:p>-0.078053743457049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02081813241144">
                <text:p>1.0208181324114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0.0708878357019276">
                <text:p>-0.070887835701927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0768676631849261">
                <text:p>-0.076867663184926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05141905844584">
                <text:p>0.10514190584458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.01541425858599">
                <text:p>1.015414258585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0.0847733494602143">
                <text:p>-0.08477334946021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0.109794260594621">
                <text:p>-0.10979426059462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0.0971473331969231">
                <text:p>-0.09714733319692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91507234782726">
                <text:p>0.19150723478272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0.097548462112993">
                <text:p>-0.0975484621129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0.0983801996205003">
                <text:p>-0.098380199620500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0.0998753031563013">
                <text:p>-0.09987530315630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0.0956686561468989">
                <text:p>-0.095668656146898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0.0962595696397126">
                <text:p>-0.096259569639712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393871159236878">
                <text:p>-0.039387115923687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089344165792689">
                <text:p>-0.0893441657926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0.125188811068609">
                <text:p>-0.12518881106860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0.140229605438188">
                <text:p>-0.14022960543818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0.167769048838318">
                <text:p>-0.1677690488383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39029012677073">
                <text:p>0.13902901267707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0.145810357315838">
                <text:p>-0.1458103573158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774488594721382">
                <text:p>0.77448859472138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0.14263755225502">
                <text:p>-0.1426375522550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0.126802566631139">
                <text:p>-0.1268025666311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04659601561266">
                <text:p>1.0465960156126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0.114220171856135">
                <text:p>-0.11422017185613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0.0579906977262348">
                <text:p>-0.05799069772623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0.0919660969197751">
                <text:p>-0.091966096919775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651452388800556">
                <text:p>0.65145238880055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200674387166649">
                <text:p>0.20067438716664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0.115853580535576">
                <text:p>-0.11585358053557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0.1169236487519">
                <text:p>-0.116923648751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0.13903663190864">
                <text:p>-0.1390366319086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0.116262482699379">
                <text:p>-0.11626248269937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0.120494062767551">
                <text:p>-0.12049406276755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0.159643511650712">
                <text:p>-0.15964351165071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0.13050307254754">
                <text:p>-0.130503072547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8411619617343">
                <text:p>0.9841161961734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0.107168076181039">
                <text:p>-0.1071680761810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0.110142443427071">
                <text:p>-0.1101424434270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0.120802499371022">
                <text:p>-0.1208024993710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0.133507506129146">
                <text:p>-0.1335075061291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0.134096219646186">
                <text:p>-0.13409621964618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0.136477913418785">
                <text:p>-0.13647791341878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594162425140912">
                <text:p>0.59416242514091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0.0697676080379637">
                <text:p>-0.069767608037963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0.141637589933351">
                <text:p>-0.14163758993335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0.041553945395723">
                <text:p>-0.04155394539572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0.159388167795912">
                <text:p>-0.15938816779591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0.138380745797977">
                <text:p>-0.1383807457979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0.108688992765918">
                <text:p>-0.1086889927659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0.156480533148348">
                <text:p>-0.15648053314834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0.151422348849475">
                <text:p>-0.15142234884947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0.0256974000092596">
                <text:p>-0.02569740000925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401324750669301">
                <text:p>0.040132475066930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0.143187252868339">
                <text:p>-0.14318725286833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668821163798248">
                <text:p>0.6688211637982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0.130027291120217">
                <text:p>-0.13002729112021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0.135495110908151">
                <text:p>-0.13549511090815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0.126011162012816">
                <text:p>-0.12601116201281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0998709032047542">
                <text:p>-0.099870903204754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0.110447653399408">
                <text:p>-0.1104476533994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0961573440987618">
                <text:p>-0.096157344098761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0.109617969202623">
                <text:p>-0.10961796920262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0.0953289798874408">
                <text:p>-0.095328979887440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0.135753094733879">
                <text:p>-0.1357530947338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0.15220744687058">
                <text:p>-0.1522074468705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0.0288608185067774">
                <text:p>-0.028860818506777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0.131645886629447">
                <text:p>-0.13164588662944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0.0142278996456415">
                <text:p>-0.01422789964564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01783819189345">
                <text:p>1.017838191893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0625445411652326">
                <text:p>-0.0062544541165232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119133597749099">
                <text:p>-0.11913359774909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967902037963273">
                <text:p>-0.09679020379632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50090897126744">
                <text:p>0.9500908971267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162713504510373">
                <text:p>-0.1627135045103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141607670262828">
                <text:p>-0.14160767026282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989147937335075">
                <text:p>-0.098914793733507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149289252339304">
                <text:p>-0.14928925233930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323630332734437">
                <text:p>-0.032363033273443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104679756915942">
                <text:p>-0.10467975691594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64100229924172">
                <text:p>0.76410022992417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11996284195073">
                <text:p>-0.1199628419507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128636466436088">
                <text:p>-0.1286364664360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50109658530727">
                <text:p>0.0501096585307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04893884314659">
                <text:p>1.048938843146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148705965429172">
                <text:p>-0.1487059654291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162703384621814">
                <text:p>-0.16270338462181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344120980601756">
                <text:p>0.034412098060175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126581542398408">
                <text:p>-0.12658154239840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394846481829883">
                <text:p>-0.039484648182988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111598094063997">
                <text:p>-0.11159809406399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.07988784273639">
                <text:p>1.0798878427363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105189271305129">
                <text:p>-0.10518927130512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11633126860857">
                <text:p>-0.1163312686085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214171271439643">
                <text:p>-0.021417127143964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790853854298592">
                <text:p>-0.079085385429859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389023879282178">
                <text:p>-0.038902387928217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57439109540979">
                <text:p>0.95743910954097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988411678776147">
                <text:p>-0.098841167877614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423984427627175">
                <text:p>-0.04239844276271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.09084166877866">
                <text:p>1.0908416687786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109869939761237">
                <text:p>-0.10986993976123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102442968214303">
                <text:p>-0.1024429682143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959740127842874">
                <text:p>-0.09597401278428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134990143135563">
                <text:p>-0.1349901431355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172951898431033">
                <text:p>-0.17295189843103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148886070112511">
                <text:p>-0.1488860701125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175210980220512">
                <text:p>-0.17521098022051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160675300288573">
                <text:p>-0.16067530028857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211807030808182">
                <text:p>-0.021180703080818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175409858030454">
                <text:p>-0.17540985803045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181264726889506">
                <text:p>-0.18126472688950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218602022647858">
                <text:p>-0.021860202264785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174778024988249">
                <text:p>-0.1747780249882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195251732863486">
                <text:p>-0.19525173286348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205545419508591">
                <text:p>-0.20554541950859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17882392710112">
                <text:p>-0.178823927101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260409002013132">
                <text:p>-0.2604090020131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192462163582444">
                <text:p>-0.19246216358244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193075223498047">
                <text:p>-0.19307522349804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18523098987937">
                <text:p>-0.1852309898793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162734037617594">
                <text:p>-0.16273403761759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164485804993659">
                <text:p>-0.16448580499365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183200412240252">
                <text:p>-0.18320041224025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166562728789076">
                <text:p>-0.16656272878907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12682221974805">
                <text:p>-0.1268222197480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626011395222818">
                <text:p>0.6260113952228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140673560549319">
                <text:p>-0.14067356054931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985886106587946">
                <text:p>-0.09858861065879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13956491942443">
                <text:p>-0.1395649194244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786271732436493">
                <text:p>0.78627173243649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148730311827734">
                <text:p>-0.14873031182773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158359019128978">
                <text:p>-0.15835901912897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889555269611254">
                <text:p>0.88955526961125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84877827786282">
                <text:p>0.98487782778628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01575246819494">
                <text:p>1.0157524681949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901334233233705">
                <text:p>0.90133423323370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914996996514251">
                <text:p>0.91499699651425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921223661279057">
                <text:p>0.92122366127905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852955852244298">
                <text:p>0.85295585224429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15413785227947">
                <text:p>-0.1541378522794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131916630314663">
                <text:p>-0.1319166303146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147628123965114">
                <text:p>-0.14762812396511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149918885405734">
                <text:p>-0.14991888540573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07860974694043">
                <text:p>0.20786097469404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158691655465961">
                <text:p>-0.1586916554659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148172397971526">
                <text:p>-0.14817239797152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784824847967053">
                <text:p>0.78482484796705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117472069632263">
                <text:p>-0.01174720696322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05188241073179">
                <text:p>1.0518824107317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675142535366118">
                <text:p>0.06751425353661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130082143849507">
                <text:p>-0.13008214384950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931513045527039">
                <text:p>0.093151304552703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782895808599888">
                <text:p>-0.078289580859988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137913764273748">
                <text:p>-0.137913764273748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915542688060551">
                <text:p>0.091554268806055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171612113184855">
                <text:p>-0.17161211318485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0534019699432">
                <text:p>0.1053401969943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14279081723392">
                <text:p>-0.142790817233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132413531509414">
                <text:p>-0.1324135315094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102739378283546">
                <text:p>-0.1027393782835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138015549819544">
                <text:p>-0.13801554981954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173457746193931">
                <text:p>-0.17345774619393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160204505473003">
                <text:p>-0.16020450547300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164727508998662">
                <text:p>-0.16472750899866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983563562259078">
                <text:p>0.98356356225907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02228991255164">
                <text:p>0.10222899125516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956760930342475">
                <text:p>0.9567609303424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119255183076858">
                <text:p>-0.11925518307685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126812979849801">
                <text:p>-0.12681297984980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166236692379415">
                <text:p>-0.16623669237941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125923749642074">
                <text:p>-0.12592374964207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181295379885286">
                <text:p>-0.18129537988528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121853354465589">
                <text:p>-0.1218533544655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139879515960068">
                <text:p>-0.13987951596006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121818301518262">
                <text:p>-0.12181830151826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12089576002955">
                <text:p>0.1120895760029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691565427072594">
                <text:p>0.69156542707259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126859912666306">
                <text:p>-0.12685991266630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.01486499796783">
                <text:p>1.0148649979678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01286961628869">
                <text:p>0.1012869616288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123150460181758">
                <text:p>-0.1231504601817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133853928980976">
                <text:p>-0.13385392898097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18763275844976">
                <text:p>0.11876327584497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43619042131305">
                <text:p>0.1436190421313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71420282648504">
                <text:p>0.1714202826485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114226918448508">
                <text:p>-0.11422691844850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303576933995634">
                <text:p>0.30357693399563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01768243360867">
                <text:p>1.0176824336086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110016751477867">
                <text:p>-0.1100167514778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0768031305622312">
                <text:p>-0.07680313056223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122255216706917">
                <text:p>-0.12225521670691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.02362647481908">
                <text:p>1.0236264748190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9479297193326">
                <text:p>0.1947929719332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.0868481260892">
                <text:p>1.086848126089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969257223039866">
                <text:p>-0.096925722303986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0931630304057154">
                <text:p>-0.093163030405715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52037563282624">
                <text:p>-0.05203756328262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923267462816089">
                <text:p>-0.092326746281608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109535543443635">
                <text:p>-0.10953554344363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.08274297129549">
                <text:p>1.0827429712954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110220469234511">
                <text:p>-0.11022046923451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700863111950456">
                <text:p>-0.07008631119504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.07982756340019">
                <text:p>1.0798275634001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100378364283219">
                <text:p>-0.10037836428321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317709464602174">
                <text:p>-0.031770946460217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100892131958902">
                <text:p>-0.10089213195890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0750686696622522">
                <text:p>-0.075068669662252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0973646908033641">
                <text:p>-0.097364690803364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.09063868434727">
                <text:p>1.090638684347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0901192905902861">
                <text:p>-0.090119290590286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0838263332221656">
                <text:p>-0.083826333222165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0952295409824702">
                <text:p>-0.095229540982470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741122668609022">
                <text:p>-0.074112266860902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876023716401311">
                <text:p>-0.08760237164013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883719231657683">
                <text:p>-0.088371923165768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195459817670285">
                <text:p>0.019545981767028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717508128654214">
                <text:p>-0.07175081286542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.08579448435865">
                <text:p>1.0857944843586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90347794740647">
                <text:p>-0.09034779474064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107573718812315">
                <text:p>0.01075737188123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410225779138505">
                <text:p>-0.041022577913850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0862414666265252">
                <text:p>-0.0862414666265252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94761826132983">
                <text:p>-0.09476182613298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0881397523891181">
                <text:p>-0.088139752389118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0803352649994196">
                <text:p>-0.0803352649994196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0809354183904829">
                <text:p>-0.080935418390482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0832926190994683">
                <text:p>-0.083292619099468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0949472107581797">
                <text:p>-0.094947210758179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0790890520561489">
                <text:p>-0.079089052056148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.08030217150711">
                <text:p>1.0803021715071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0684342760540546">
                <text:p>-0.068434276054054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0772391657605769">
                <text:p>-0.077239165760576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0449999874476346">
                <text:p>-0.044999987447634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10550606781654">
                <text:p>-0.1055060678165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0926004232678564">
                <text:p>-0.092600423267856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.05264389567959">
                <text:p>1.0526438956795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750372833412141">
                <text:p>-0.075037283341214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672146094851196">
                <text:p>-0.067214609485119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518675784878435">
                <text:p>-0.051867578487843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083751240715757">
                <text:p>-0.08375124071575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782342881355436">
                <text:p>-0.078234288135543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.07900477246083">
                <text:p>1.0790047724608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941252998091282">
                <text:p>-0.094125299809128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534305879425259">
                <text:p>-0.053430587942525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762808563135566">
                <text:p>-0.076280856313556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764939606335013">
                <text:p>-0.07649396063350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0859694029558451">
                <text:p>-0.085969402955845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0952773537892848">
                <text:p>-0.095277353789284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0983194802891463">
                <text:p>-0.09831948028914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.01991276904804">
                <text:p>1.0199127690480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0776894274689259">
                <text:p>-0.077689427468925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0907574302297087">
                <text:p>-0.090757430229708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0751818950820713">
                <text:p>-0.07518189508207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.08826271051168">
                <text:p>1.0882627105116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0516142879437656">
                <text:p>-0.0516142879437656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0807840600572529">
                <text:p>-0.080784060057252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0258119454145431">
                <text:p>-0.025811945414543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0924618247941136">
                <text:p>-0.092461824794113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0979248046353458">
                <text:p>-0.097924804635345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0813025210145861">
                <text:p>-0.081302521014586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0893187927387658">
                <text:p>-0.089318792738765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0707414639804513">
                <text:p>-0.07074146398045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.01999666145754">
                <text:p>1.0199966614575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0673152217105031">
                <text:p>-0.067315221710503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0990913784556091">
                <text:p>-0.099091378455609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0925408772569152">
                <text:p>-0.092540877256915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0961731839243325">
                <text:p>-0.09617318392433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950254428659255">
                <text:p>0.95025442865925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0950885958679022">
                <text:p>-0.095088595867902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0477995299521834">
                <text:p>-0.047799529952183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120535715642199">
                <text:p>-0.12053571564219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100138566923887">
                <text:p>-0.10013856692388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0548039594855161">
                <text:p>-0.054803959485516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0830453418225052">
                <text:p>-0.083045341822505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0259549438398332">
                <text:p>-0.0259549438398332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0375133232247085">
                <text:p>-0.037513323224708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866592915405209">
                <text:p>0.86659291540520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0102974229283632">
                <text:p>-0.010297422928363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512460193503648">
                <text:p>0.051246019350364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01842235879389">
                <text:p>1.0184223587938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958806761146958">
                <text:p>0.9588067611469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30596798866615">
                <text:p>0.13059679886661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0939570749949663">
                <text:p>-0.093957074994966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82581383739834">
                <text:p>0.8258138373983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0840875436790287">
                <text:p>-0.084087543679028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123528269354626">
                <text:p>-0.12352826935462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105837677498162">
                <text:p>-0.10583767749816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104037217324972">
                <text:p>-0.10403721732497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13794647058025">
                <text:p>-0.137946470580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13683958943598">
                <text:p>-0.1368395894359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120982897384465">
                <text:p>-0.12098289738446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119481633916497">
                <text:p>-0.11948163391649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142760017573088">
                <text:p>-0.14276001757308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161946739620715">
                <text:p>-0.16194673962071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120480862912908">
                <text:p>-0.12048086291290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128864530591294">
                <text:p>-0.1288645305912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1173322575856">
                <text:p>-0.117332257585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09360639885664">
                <text:p>-0.0936063988566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132689995131642">
                <text:p>-0.13268999513164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086461170873791">
                <text:p>-0.08646117087379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10454585172385">
                <text:p>-0.1045458517238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114895271088555">
                <text:p>-0.11489527108855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109849553319067">
                <text:p>-0.10984955331906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785381781224164">
                <text:p>-0.078538178122416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118181154904142">
                <text:p>-0.11818115490414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33315822257847">
                <text:p>0.13331582225784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11590315332301">
                <text:p>-0.1159031533230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12862458656691">
                <text:p>-0.1286245865669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57291692090407">
                <text:p>-0.0572916920904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168968915625289">
                <text:p>-0.16896891562528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135814694055542">
                <text:p>-0.13581469405554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78634537061304">
                <text:p>-0.07863453706130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135471937830001">
                <text:p>-0.13547193783000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175727241202071">
                <text:p>-0.17572724120207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146536789316312">
                <text:p>-0.14653678931631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886715980877727">
                <text:p>0.88671598087772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152581002756953">
                <text:p>-0.15258100275695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179588785345108">
                <text:p>-0.17958878534510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987438746251911">
                <text:p>0.98743874625191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165128931244835">
                <text:p>-0.16512893124483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122395868491382">
                <text:p>-0.12239586849138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140379643785954">
                <text:p>-0.14037964378595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140783706003055">
                <text:p>-0.1407837060030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139770690491796">
                <text:p>-0.13977069049179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150733316437155">
                <text:p>-0.15073331643715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858447285105537">
                <text:p>0.85844728510553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165321209127456">
                <text:p>-0.16532120912745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175131634427607">
                <text:p>-0.17513163442760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159233142836392">
                <text:p>-0.15923314283639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149383411302418">
                <text:p>-0.14938341130241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16077620584406">
                <text:p>-0.1607762058440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160744232862816">
                <text:p>-0.16074423286281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135122581677139">
                <text:p>-0.13512258167713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189883938640729">
                <text:p>-0.18988393864072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202156283496693">
                <text:p>-0.20215628349669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172549889524654">
                <text:p>-0.17254988952465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140803359119967">
                <text:p>-0.1408033591199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230286827307196">
                <text:p>-0.023028682730719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152823733417317">
                <text:p>-0.15282373341731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148954122696444">
                <text:p>-0.148954122696444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143842698983848">
                <text:p>-0.14384269898384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164584070578218">
                <text:p>-0.16458407057821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166063627618551">
                <text:p>-0.16606362761855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169141540390998">
                <text:p>-0.16914154039099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143308838196099">
                <text:p>-0.1433088381960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135373672245443">
                <text:p>-0.13537367224544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15493032380566">
                <text:p>-0.01549303238056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155627382543311">
                <text:p>-0.15562738254331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148040106095001">
                <text:p>-0.14804010609500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148873750248179">
                <text:p>-0.14887375024817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146117327268794">
                <text:p>-0.1461173272687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0579924577068538">
                <text:p>-0.057992457706853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852699628399188">
                <text:p>0.85269962839918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153750363213196">
                <text:p>-0.15375036321319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957745483141395">
                <text:p>-0.095774548314139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759912615635867">
                <text:p>0.759912615635867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151570333886519">
                <text:p>-0.15157033388651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524889294648791">
                <text:p>0.52488929464879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140978330526501">
                <text:p>-0.14097833052650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133598585126177">
                <text:p>-0.13359858512617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.05376514999891">
                <text:p>1.0537651499989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985983828940242">
                <text:p>0.98598382894024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117071047128737">
                <text:p>-0.11707104712873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101765962336212">
                <text:p>-0.10176596233621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897628945149482">
                <text:p>-0.089762894514948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450979670532048">
                <text:p>0.045097967053204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791901042766869">
                <text:p>-0.079190104276686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387514695901425">
                <text:p>-0.038751469590142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710380680280178">
                <text:p>0.71038068028017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135550550297648">
                <text:p>-0.13555055029764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583361012738197">
                <text:p>0.0583361012738197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850924101284767">
                <text:p>0.85092410128476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162122444352508">
                <text:p>-0.16212244435250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791306303662062">
                <text:p>0.79130630366206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142459207552299">
                <text:p>-0.14245920755229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133184256355464">
                <text:p>-0.13318425635546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12375985347107">
                <text:p>-0.1237598534710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140871265038848">
                <text:p>-0.14087126503884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149619395370409">
                <text:p>-0.14961939537040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123221886061877">
                <text:p>-0.12322188606187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163778732779995">
                <text:p>-0.16377873277999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165414341435209">
                <text:p>-0.16541434143520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166912524937093">
                <text:p>-0.16691252493709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131917950300128">
                <text:p>-0.13191795030012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0.135914132960513">
                <text:p>-0.13591413296051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0.161450865081325">
                <text:p>-0.1614508650813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0.0228453514162452">
                <text:p>-0.0228453514162452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0.122379588670656">
                <text:p>-0.122379588670656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0.178897406291962">
                <text:p>-0.178897406291962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0.165917989222333">
                <text:p>-0.16591798922233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849274706114704">
                <text:p>0.84927470611470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0.142417261347547">
                <text:p>-0.14241726134754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0.175863199704886">
                <text:p>-0.17586319970488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0.0645599720515313">
                <text:p>-0.064559972051531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0.128029859782755">
                <text:p>-0.12802985978275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0.167117709344253">
                <text:p>-0.16711770934425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0.163099380261079">
                <text:p>-0.16309938026107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0.153336474437639">
                <text:p>-0.15333647443763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0.182346381644905">
                <text:p>-0.18234638164490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0.0886469201374798">
                <text:p>-0.088646920137479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150429719780385">
                <text:p>-0.15042971978038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149965524892136">
                <text:p>-0.14996552489213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539749757125962">
                <text:p>0.00539749757125962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386158044174314">
                <text:p>-0.038615804417431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130036384353415">
                <text:p>-0.13003638435341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0848911214966326">
                <text:p>-0.084891121496632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20370284815132">
                <text:p>0.12037028481513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142236276673898">
                <text:p>-0.14223627667389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118100342460722">
                <text:p>-0.11810034246072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634318797074382">
                <text:p>0.63431879707438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152568829557672">
                <text:p>-0.15256882955767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.01941014791628">
                <text:p>1.0194101479162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128879050431401">
                <text:p>-0.12887905043140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14367667414546">
                <text:p>-0.1436766741454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140062553944439">
                <text:p>-0.14006255394443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1024844744239">
                <text:p>-0.102484474423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122733931435272">
                <text:p>-0.12273393143527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152166673986241">
                <text:p>-0.15216667398624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136593632144481">
                <text:p>-0.13659363214448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825972822314252">
                <text:p>0.82597282231425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149757113853842">
                <text:p>-0.14975711385384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169388231007755">
                <text:p>-0.1693882310077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135554070258886">
                <text:p>-0.13555407025888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887422613096237">
                <text:p>0.887422613096237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944839848285044">
                <text:p>0.94483984828504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00860958685291">
                <text:p>1.00860958685291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0.017609409074858">
                <text:p>-0.01760940907485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98435306023173">
                <text:p>0.9843530602317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0.0955139245174825">
                <text:p>-0.09551392451748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0.142167050769553">
                <text:p>-0.14216705076955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0.117976410492137">
                <text:p>-0.11797641049213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953680524264152">
                <text:p>0.95368052426415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0.171762444862723">
                <text:p>-0.17176244486272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0.153845842161775">
                <text:p>-0.15384584216177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784440265104174">
                <text:p>0.078444026510417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627977440239241">
                <text:p>0.62797744023924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0.187744828863442">
                <text:p>-0.18774482886344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0.193293314429745">
                <text:p>-0.19329331442974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747257741227745">
                <text:p>0.074725774122774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384442136581986">
                <text:p>0.038444213658198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177460088786483">
                <text:p>-0.17746008878648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170714083074033">
                <text:p>-0.17071408307403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17551076358594">
                <text:p>-0.1755107635859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0.182605538791046">
                <text:p>-0.18260553879104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688640519684553">
                <text:p>0.68864051968455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0.167568264382705">
                <text:p>-0.16756826438270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.01885854065729">
                <text:p>1.0188585406572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0.164898960443959">
                <text:p>-0.16489896044395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184204187853262">
                <text:p>-0.18420418785326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150686530285701">
                <text:p>-0.15068653028570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198008595838025">
                <text:p>-0.1980085958380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156661811152101">
                <text:p>-0.15666181115210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925621852845823">
                <text:p>0.92562185284582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169958318063244">
                <text:p>-0.16995831806324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184575250433758">
                <text:p>-0.184575250433758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17579764042683">
                <text:p>-0.1757976404268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118502791362256">
                <text:p>-0.11850279136225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137218571929261">
                <text:p>-0.13721857192926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15551401045844">
                <text:p>-0.1555140104584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123276445461065">
                <text:p>-0.1232764454610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9.006cm" xlink:href=".." xlink:type="simple" chart:class="chart:line" chart:style-name="ch1">
        <chart:title svg:x="4.153cm" svg:y="0.316cm" chart:style-name="ch2">
          <text:p>Moving average  successes of last 50</text:p>
        </chart:title>
        <chart:legend chart:legend-position="end" svg:x="13.135cm" svg:y="4.204cm" style:legend-expansion="high" chart:style-name="ch3"/>
        <chart:plot-area chart:style-name="ch4" table:cell-range-address="rewardlist_09_15_2021.D2:rewardlist_09_15_2021.D756" svg:x="0.319cm" svg:y="1.275cm" svg:width="12.497cm" svg:height="7.551cm">
          <chartooo:coordinate-region svg:x="1.231cm" svg:y="1.396cm" svg:width="11.585cm" svg:height="6.4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wardlist_09_15_2021.D2:rewardlist_09_15_2021.D756" chart:class="chart:line">
            <chart:data-point chart:repeated="7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wardlist_09_15_2021.D2:rewardlist_09_15_2021.D7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212765957446808">
                <text:p>0.02127659574468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84313725490196">
                <text:p>0.07843137254901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784313725490196">
                <text:p>0.07843137254901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84313725490196">
                <text:p>0.07843137254901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784313725490196">
                <text:p>0.07843137254901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94117647058823">
                <text:p>0.2941176470588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274509803921569">
                <text:p>0.27450980392156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254901960784314">
                <text:p>0.2549019607843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784313725490196">
                <text:p>0.078431372549019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784313725490196">
                <text:p>0.078431372549019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784313725490196">
                <text:p>0.078431372549019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784313725490196">
                <text:p>0.0784313725490196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784313725490196">
                <text:p>0.078431372549019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784313725490196">
                <text:p>0.078431372549019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784313725490196">
                <text:p>0.078431372549019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980392156862745">
                <text:p>0.098039215686274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137254901960784">
                <text:p>0.13725490196078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156862745098039">
                <text:p>0.156862745098039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176470588235294">
                <text:p>0.176470588235294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215686274509804">
                <text:p>0.21568627450980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196078431372549">
                <text:p>0.196078431372549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196078431372549">
                <text:p>0.19607843137254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title svg:x="4.961cm" svg:y="0.316cm" chart:style-name="ch2">
          <text:p>Rolling average of 50 rewards</text:p>
        </chart:title>
        <chart:legend chart:legend-position="end" svg:x="13.136cm" svg:y="4.203cm" style:legend-expansion="high" chart:style-name="ch3"/>
        <chart:plot-area chart:style-name="ch4" table:cell-range-address="rewardlist_09_15_2021.B2:rewardlist_09_15_2021.B756" svg:x="0.319cm" svg:y="1.275cm" svg:width="12.498cm" svg:height="7.55cm">
          <chartooo:coordinate-region svg:x="1.152cm" svg:y="1.475cm" svg:width="11.665cm" svg:height="7.15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rewardlist_09_15_2021.B2:rewardlist_09_15_2021.B756" chart:class="chart:line">
            <chart:data-point chart:repeated="7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301229552493989">
                <text:p>-0.301229552493989</text:p>
                <draw:g>
                  <svg:desc>rewardlist_09_15_2021.B2:rewardlist_09_15_2021.B7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349021826201677">
                <text:p>-0.349021826201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18151472815126">
                <text:p>-0.3181514728151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314903428582847">
                <text:p>-0.3149034285828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312819435531944">
                <text:p>-0.3128194355319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304823090699439">
                <text:p>-0.3048230906994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304834726126865">
                <text:p>-0.3048347261268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310794845493557">
                <text:p>-0.3107948454935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315577142645336">
                <text:p>-0.315577142645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308680239779763">
                <text:p>-0.3086802397797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312956916684657">
                <text:p>-0.3129569166846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315287348799532">
                <text:p>-0.3152873487995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22238260631607">
                <text:p>-0.322238260631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16684172782674">
                <text:p>-0.31668417278267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18811348215193">
                <text:p>-0.3188113482151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324484350576974">
                <text:p>-0.3244843505769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29181650957772">
                <text:p>-0.3291816509577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33315560092181">
                <text:p>-0.333155600921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68252674557504">
                <text:p>-0.3682526745575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399840040829629">
                <text:p>-0.3998400408296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428419086504409">
                <text:p>-0.4284190865044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428007858246599">
                <text:p>-0.4280078582465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52877081801095">
                <text:p>-0.4528770818010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446937527238702">
                <text:p>-0.446937527238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469060026149154">
                <text:p>-0.4690600261491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489480794374186">
                <text:p>-0.4894807943741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508388913101068">
                <text:p>-0.5083889131010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504966291677114">
                <text:p>-0.5049662916771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522036419550317">
                <text:p>-0.5220364195503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537968538898639">
                <text:p>-0.5379685388986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52872779579329">
                <text:p>-0.552872779579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546603585755755">
                <text:p>-0.5466035857557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560342871035884">
                <text:p>-0.5603428710358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57327396306424">
                <text:p>-0.573273963064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567072546982968">
                <text:p>-0.5670725469829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579098309566774">
                <text:p>-0.5790983095667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590474030929834">
                <text:p>-0.5904740309298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601251030115891">
                <text:p>-0.6012510301158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611475362677022">
                <text:p>-0.6114753626770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601394631354306">
                <text:p>-0.6013946313543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592007665188502">
                <text:p>-0.5920076651885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582770651793746">
                <text:p>-0.58277065179374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573724045997408">
                <text:p>-0.57372404599740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564993183940056">
                <text:p>-0.5649931839400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541452425402627">
                <text:p>-0.54145242540262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32782648448913">
                <text:p>-0.5327826484489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524456684124398">
                <text:p>-0.5244566841243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17468693510901">
                <text:p>-0.5174686935109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510484740168556">
                <text:p>-0.5104847401685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496806198823518">
                <text:p>-0.4968061988235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493621338470616">
                <text:p>-0.4936213384706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467081163492721">
                <text:p>-0.467081163492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464414574295321">
                <text:p>-0.4644145742953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461019062667357">
                <text:p>-0.4610190626673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457100304775279">
                <text:p>-0.45710030477527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432745610951555">
                <text:p>-0.432745610951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406084835055819">
                <text:p>-0.4060848350558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0121263354549">
                <text:p>-0.401212633545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396851085235337">
                <text:p>-0.3968510852353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393786507479442">
                <text:p>-0.3937865074794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366204482382171">
                <text:p>-0.3662044823821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61500436667156">
                <text:p>-0.3615004366671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336140680863044">
                <text:p>-0.3361406808630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33290061535336">
                <text:p>-0.3332900615353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328480224305567">
                <text:p>-0.3284802243055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32243627256139">
                <text:p>-0.322436272561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16855848523266">
                <text:p>-0.3168558485232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310664984409971">
                <text:p>-0.3106649844099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271148587688823">
                <text:p>-0.2711485876888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253438951157995">
                <text:p>-0.2534389511579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235475517944872">
                <text:p>-0.23547551794487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229264422681816">
                <text:p>-0.2292644226818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211227145053115">
                <text:p>-0.2112271450531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07375021982804">
                <text:p>-0.2073750219828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89773095115542">
                <text:p>-0.18977309511554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72701025942857">
                <text:p>-0.1727010259428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54841607009157">
                <text:p>-0.15484160700915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48146436553899">
                <text:p>-0.14814643655389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130423844610181">
                <text:p>-0.1304238446101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113078935304778">
                <text:p>-0.11307893530477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0952320864287346">
                <text:p>-0.09523208642873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0900354762032386">
                <text:p>-0.09003547620323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0725802920337597">
                <text:p>-0.07258029203375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0544088992806384">
                <text:p>-0.054408899280638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0494327927707288">
                <text:p>-0.04943279277072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0314378898387934">
                <text:p>-0.03143788983879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933599135127954">
                <text:p>0.009335991351279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95921471235798">
                <text:p>0.04959214712357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91911170972839">
                <text:p>0.06919111709728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945198816560573">
                <text:p>0.09451988165605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96646749215215">
                <text:p>0.0966467492152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985982657641756">
                <text:p>0.098598265764175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00343614387395">
                <text:p>0.1003436143873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01919067365179">
                <text:p>0.1019190673651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900236802478557">
                <text:p>0.09002368024785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909419846452187">
                <text:p>0.090941984645218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13621620452121">
                <text:p>0.1136216204521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38472285700599">
                <text:p>0.1384722857005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39471905803814">
                <text:p>0.1394719058038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62916238810726">
                <text:p>0.16291623881072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163660932048013">
                <text:p>0.1636609320480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164820025950646">
                <text:p>0.1648200259506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144061134236905">
                <text:p>0.1440611342369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144909490907806">
                <text:p>0.1449094909078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145845386484002">
                <text:p>0.1458453864840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146417938087515">
                <text:p>0.14641793808751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148536510990458">
                <text:p>0.1485365109904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126207786474796">
                <text:p>0.1262077864747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126521057273399">
                <text:p>0.1265210572733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27281256745159">
                <text:p>0.1272812567451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127447364981321">
                <text:p>0.1274473649813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105461776294863">
                <text:p>0.1054617762948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12869910584547">
                <text:p>0.128699105845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132582972927309">
                <text:p>0.1325829729273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132701150449458">
                <text:p>0.13270115044945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3310336066081">
                <text:p>0.133103360660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133574788149152">
                <text:p>0.1335747881491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134673875915191">
                <text:p>0.1346738759151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135051886393032">
                <text:p>0.1350518863930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36396492778381">
                <text:p>0.13639649277838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136704075273611">
                <text:p>0.1367040752736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136836697865448">
                <text:p>0.1368366978654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137221791402545">
                <text:p>0.13722179140254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137167830166705">
                <text:p>0.1371678301667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13815744828856">
                <text:p>0.1381574482885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161382317061352">
                <text:p>0.1613823170613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162802316587603">
                <text:p>0.1628023165876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162843164242361">
                <text:p>0.1628431642423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185478379116312">
                <text:p>0.1854783791163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185770714197748">
                <text:p>0.18577071419774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187347501539923">
                <text:p>0.18734750153992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8782450517601">
                <text:p>0.187824505176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187832123131337">
                <text:p>0.1878321231313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188380935126991">
                <text:p>0.1883809351269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88206599269013">
                <text:p>0.1882065992690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188643505830313">
                <text:p>0.1886435058303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211457370240229">
                <text:p>0.21145737024022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211512312118865">
                <text:p>0.2115123121188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189239239800814">
                <text:p>0.1892392398008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87493839413458">
                <text:p>0.18749383941345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164335950556672">
                <text:p>0.1643359505566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65082113320261">
                <text:p>0.1650821133202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165655547789869">
                <text:p>0.16565554778986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166144776389373">
                <text:p>0.16614477638937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1667514233037">
                <text:p>0.166751423303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166994533567727">
                <text:p>0.16699453356772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167465975434995">
                <text:p>0.1674659754349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45947886575607">
                <text:p>0.14594788657560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123024903367316">
                <text:p>0.1230249033673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124022337873684">
                <text:p>0.1240223378736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102680830860613">
                <text:p>0.1026808308606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103664752051738">
                <text:p>0.1036647520517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10397150919658">
                <text:p>0.103971509196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104132208080546">
                <text:p>0.10413220808054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1051736593571">
                <text:p>0.105173659357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105249703748451">
                <text:p>0.1052497037484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10657308263935">
                <text:p>0.1065730826393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834123783887308">
                <text:p>0.083412378388730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104170671939124">
                <text:p>0.10417067193912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04688080359029">
                <text:p>0.1046880803590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127827834513554">
                <text:p>0.12782783451355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128025610897717">
                <text:p>0.1280256108977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150650024321987">
                <text:p>0.1506500243219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50015818095407">
                <text:p>0.1500158180954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126890376724444">
                <text:p>0.12689037672444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127242545395354">
                <text:p>0.1272425453953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127249950542566">
                <text:p>0.12724995054256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127294056462097">
                <text:p>0.12729405646209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127047216304504">
                <text:p>0.1270472163045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12672823707203">
                <text:p>0.126728237072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107117965880623">
                <text:p>0.10711796588062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108027936252114">
                <text:p>0.1080279362521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07889518952847">
                <text:p>0.1078895189528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10806527257299">
                <text:p>0.108065272572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107745669295101">
                <text:p>0.1077456692951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107334127160369">
                <text:p>0.1073341271603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840582074464852">
                <text:p>0.08405820744648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104254834240821">
                <text:p>0.1042548342408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103344139171428">
                <text:p>0.10334413917142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848993892628552">
                <text:p>0.08489938926285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840870287968685">
                <text:p>0.084087028796868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827949326987359">
                <text:p>0.082794932698735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814439807781401">
                <text:p>0.08144398077814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805976975484586">
                <text:p>0.080597697548458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949783575828825">
                <text:p>0.09497835758288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110177616984628">
                <text:p>0.11017761698462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109503219443827">
                <text:p>0.1095032194438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864447752435831">
                <text:p>0.086444775243583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32426424295708">
                <text:p>0.06324264242957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815252330149432">
                <text:p>0.081525233014943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81436221707561">
                <text:p>0.08143622170756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814029920081297">
                <text:p>0.081402992008129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103297234249522">
                <text:p>0.1032972342495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103508046568562">
                <text:p>0.1035080465685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103357527964647">
                <text:p>0.1033575279646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03404754111256">
                <text:p>0.1034047541112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121089985245936">
                <text:p>0.1210899852459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120612538738909">
                <text:p>0.1206125387389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120688562999763">
                <text:p>0.1206885629997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120827078075731">
                <text:p>0.12082707807573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12064337578495">
                <text:p>0.120643375784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120473287461898">
                <text:p>0.12047328746189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119968552627921">
                <text:p>0.1199685526279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41826999969371">
                <text:p>0.14182699996937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164350924165544">
                <text:p>0.1643509241655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186120792228894">
                <text:p>0.18612079222889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2071104577491">
                <text:p>0.207110457749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205894463558025">
                <text:p>0.2058944635580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206239830996641">
                <text:p>0.2062398309966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185513498924351">
                <text:p>0.18551349892435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208061701161721">
                <text:p>0.20806170116172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85068011019642">
                <text:p>0.1850680110196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207087502339297">
                <text:p>0.20708750233929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184099857097971">
                <text:p>0.18409985709797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161705495658049">
                <text:p>0.16170549565804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61962119237319">
                <text:p>0.16196211923731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183620908769522">
                <text:p>0.1836209087695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183696682837053">
                <text:p>0.1836966828370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198692433091518">
                <text:p>0.19869243309151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198469576983536">
                <text:p>0.1984695769835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198234228464101">
                <text:p>0.1982342284641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196323996689268">
                <text:p>0.19632399668926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195566405554797">
                <text:p>0.19556640555479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195410293548425">
                <text:p>0.1954102935484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195247466583319">
                <text:p>0.19524746658331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195278320884071">
                <text:p>0.19527832088407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218103239812777">
                <text:p>0.21810323981277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218546717543544">
                <text:p>0.21854671754354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198511669623484">
                <text:p>0.19851166962348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199357167763772">
                <text:p>0.1993571677637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195392889065782">
                <text:p>0.19539288906578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196926835833969">
                <text:p>0.1969268358339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220147373674062">
                <text:p>0.2201473736740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221476619167024">
                <text:p>0.22147661916702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222594123462286">
                <text:p>0.22259412346228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08316609220117">
                <text:p>0.2083166092201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193329924993816">
                <text:p>0.1933299249938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94139677122513">
                <text:p>0.19413967712251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217238684274767">
                <text:p>0.2172386842747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218302118054346">
                <text:p>0.21830211805434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217288551945125">
                <text:p>0.2172885519451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218605003069176">
                <text:p>0.2186050030691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241851929115411">
                <text:p>0.24185192911541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219367037953456">
                <text:p>0.21936703795345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219878927741321">
                <text:p>0.2198789277413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220909034044768">
                <text:p>0.22090903404476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220688444055622">
                <text:p>0.22068844405562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203597810294757">
                <text:p>0.2035978102947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203877650088956">
                <text:p>0.2038776500889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203818590085734">
                <text:p>0.20381859008573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226012405760226">
                <text:p>0.22601240576022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2588483879899">
                <text:p>0.225884838798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248697719690325">
                <text:p>0.24869771969032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248592911694153">
                <text:p>0.2485929116941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226309357138592">
                <text:p>0.22630935713859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203975740912092">
                <text:p>0.20397574091209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181146399025556">
                <text:p>0.18114639902555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160287518470364">
                <text:p>0.1602875184703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159831559831286">
                <text:p>0.15983155983128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59732526412046">
                <text:p>0.1597325264120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182006846820928">
                <text:p>0.1820068468209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159469155578921">
                <text:p>0.15946915557892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160900626612834">
                <text:p>0.16090062661283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138135751867413">
                <text:p>0.13813575186741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138585700115162">
                <text:p>0.13858570011516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138864102016698">
                <text:p>0.13886410201669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139064225041686">
                <text:p>0.13906422504168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2361441419454">
                <text:p>0.1236144141945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146387324545642">
                <text:p>0.14638732454564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31288972022348">
                <text:p>0.13128897202234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131509605148274">
                <text:p>0.13150960514827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32708307242189">
                <text:p>0.13270830724218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152934955682498">
                <text:p>0.1529349556824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152539267752263">
                <text:p>0.15253926775226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15539584858295">
                <text:p>0.1553958485829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55222044745258">
                <text:p>0.15522204474525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155604854908807">
                <text:p>0.15560485490880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154450637015121">
                <text:p>0.15445063701512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154674168932654">
                <text:p>0.15467416893265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15412115541464">
                <text:p>0.1541211554146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157955534889495">
                <text:p>0.15795553488949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179033585457365">
                <text:p>0.17903358545736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17824269272883">
                <text:p>0.1782426927288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154847568837436">
                <text:p>0.1548475688374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154248416219666">
                <text:p>0.15424841621966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159435041718514">
                <text:p>0.1594350417185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159023027954988">
                <text:p>0.1590230279549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158492215499684">
                <text:p>0.15849221549968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157970300724175">
                <text:p>0.1579703007241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134852957564687">
                <text:p>0.1348529575646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133883234125712">
                <text:p>0.13388323412571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17466672941906">
                <text:p>0.1174666729419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116241660288052">
                <text:p>0.11624166028805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924856627235687">
                <text:p>0.092485662723568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916993482452713">
                <text:p>0.09169934824527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891631471545112">
                <text:p>0.089163147154511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925743864524184">
                <text:p>0.092574386452418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914236064451606">
                <text:p>0.091423606445160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10797437699282">
                <text:p>0.1079743769928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106782338093504">
                <text:p>0.1067823380935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10589127313474">
                <text:p>0.105891273134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105859282898784">
                <text:p>0.10585928289878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105370258480038">
                <text:p>0.10537025848003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829718817823194">
                <text:p>0.082971881782319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829057070862038">
                <text:p>0.08290570708620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973601409645373">
                <text:p>0.097360140964537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102943311377646">
                <text:p>0.10294331137764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02202411301203">
                <text:p>0.1022024113012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101355069782522">
                <text:p>0.1013550697825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100456389744217">
                <text:p>0.10045638974421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99810804696588">
                <text:p>0.09981080469658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76788363114311">
                <text:p>0.07678836311431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748567786334386">
                <text:p>0.07485677863343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725365633995192">
                <text:p>0.07253656339951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939853336679487">
                <text:p>0.093985333667948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931758202294337">
                <text:p>0.093175820229433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925097020745836">
                <text:p>0.092509702074583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9152000343074">
                <text:p>0.091520003430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841660106880017">
                <text:p>0.08416601068800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603036694579824">
                <text:p>0.06030366945798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592017174097593">
                <text:p>0.059201717409759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723497174156671">
                <text:p>0.07234971741566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716255889192393">
                <text:p>0.07162558891923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48889075830177">
                <text:p>0.04888907583017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499082253915348">
                <text:p>0.049908225391534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457327030067057">
                <text:p>0.045732703006705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448070250957692">
                <text:p>0.04480702509576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442063339328502">
                <text:p>0.044206333932850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211220463728544">
                <text:p>0.021122046372854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195429382719221">
                <text:p>0.019542938271922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205462767655626">
                <text:p>0.020546276765562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192715820444321">
                <text:p>0.019271582044432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0.0034460946507509">
                <text:p>-0.003446094650750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11330268354317">
                <text:p>0.0113302683543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109335422655798">
                <text:p>0.010933542265579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101816250555557">
                <text:p>0.010181625055555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395577413799611">
                <text:p>0.003955774137996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391023607737334">
                <text:p>0.003910236077373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367361933661045">
                <text:p>0.003673619336610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374652049460142">
                <text:p>0.0037465204946014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347300455233232">
                <text:p>0.0034730045523323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349125141022">
                <text:p>0.00349125141022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160172241394174">
                <text:p>0.0016017224139417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369109059473281">
                <text:p>0.00036910905947328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225789322735234">
                <text:p>0.0022578932273523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242620143928842">
                <text:p>0.0024262014392884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543681220777227">
                <text:p>0.005436812207772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226683647414267">
                <text:p>0.02266836474142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254047550002368">
                <text:p>0.025404755000236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0788275122630577">
                <text:p>0.0078827512263057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0878171884314288">
                <text:p>0.008781718843142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98972769560425">
                <text:p>0.029897276956042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0618532558108116">
                <text:p>0.00618532558108116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0564831580840091">
                <text:p>0.0056483158084009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0484588255335634">
                <text:p>0.0048458825533563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0372189911375774">
                <text:p>0.0037218991137577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09686246417105">
                <text:p>-0.00968624641710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156735825755872">
                <text:p>-0.015673582575587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015804137079373">
                <text:p>0.00158041370793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0152082168443082">
                <text:p>0.0015208216844308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0172474649761812">
                <text:p>0.0017247464976181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0498694534526727">
                <text:p>0.004986945345267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279170023239759">
                <text:p>0.027917002323975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281314640145943">
                <text:p>0.028131464014594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275000853464713">
                <text:p>0.02750008534647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0887843636385844">
                <text:p>0.0088784363638584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0849778016351787">
                <text:p>0.0084977801635178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0988322712908813">
                <text:p>0.0098832271290881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1006370566452">
                <text:p>0.0100637056645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338557713285502">
                <text:p>0.033855771328550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344225742371983">
                <text:p>0.034422574237198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34817606488379">
                <text:p>0.03481760648837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227474191886755">
                <text:p>0.02274741918867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225647176711874">
                <text:p>0.022564717671187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245791333967782">
                <text:p>0.024579133396778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441672325131842">
                <text:p>0.04416723251318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453544285900135">
                <text:p>0.04535442859001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472364345318813">
                <text:p>0.047236434531881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70756643581775">
                <text:p>0.07075664358177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716705767854439">
                <text:p>0.07167057678544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726309567978982">
                <text:p>0.072630956797898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712529839983879">
                <text:p>0.071252983998387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67819207170888">
                <text:p>0.0678192071708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672355866696587">
                <text:p>0.067235586669658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512021114949379">
                <text:p>0.051202111494937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503161568066969">
                <text:p>0.050316156806696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498224276031592">
                <text:p>0.049822427603159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518779267979042">
                <text:p>0.051877926797904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503967708209297">
                <text:p>0.050396770820929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490082007524964">
                <text:p>0.049008200752496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504650074551234">
                <text:p>0.050465007455123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491873593024641">
                <text:p>0.049187359302464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472280896362671">
                <text:p>0.047228089636267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30282071885951">
                <text:p>0.03028207188595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292362292852057">
                <text:p>0.029236229285205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262957761755127">
                <text:p>0.02629577617551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237710092072051">
                <text:p>0.023771009207205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202762197182482">
                <text:p>0.020276219718248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0346718058354578">
                <text:p>-0.0034671805835457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0697652442203297">
                <text:p>-0.0069765244220329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0783143500768972">
                <text:p>-0.0078314350076897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0915879973704917">
                <text:p>-0.009158799737049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313801979599314">
                <text:p>-0.031380197959931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314556729457884">
                <text:p>-0.031455672945788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31165762151381">
                <text:p>-0.03116576215138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169515231522373">
                <text:p>-0.016951523152237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0167825880191004">
                <text:p>-0.016782588019100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180811287521465">
                <text:p>-0.01808112875214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187651515464305">
                <text:p>-0.018765151546430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183304162030517">
                <text:p>-0.01833041620305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188944842398557">
                <text:p>-0.018894484239855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194772793906967">
                <text:p>-0.019477279390696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0301756152637261">
                <text:p>-0.0030175615263726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0427365986677078">
                <text:p>-0.004273659866770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185588584395843">
                <text:p>0.018558858439584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394223411426337">
                <text:p>0.039422341142633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566887117005567">
                <text:p>0.056688711700556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772339117726639">
                <text:p>0.077233911772663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947327451143754">
                <text:p>0.094732745114375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938986322081897">
                <text:p>0.09389863220818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701377601875807">
                <text:p>0.070137760187580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693056258216987">
                <text:p>0.069305625821698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686470451001856">
                <text:p>0.06864704510018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731426941558329">
                <text:p>0.073142694155832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71581786900223">
                <text:p>0.07158178690022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694392376836876">
                <text:p>0.069439237683687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66054644319493">
                <text:p>0.06605464431949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677623690433045">
                <text:p>0.067762369043304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892188563667262">
                <text:p>0.089218856366726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691536129306076">
                <text:p>0.069153612930607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687572952033866">
                <text:p>0.068757295203386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725924770223476">
                <text:p>0.072592477022347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729392305894907">
                <text:p>0.072939230589490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728819046848203">
                <text:p>0.072881904684820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780683001208417">
                <text:p>0.07806830012084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776226914331487">
                <text:p>0.077622691433148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831236949079493">
                <text:p>0.083123694907949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834743710462758">
                <text:p>0.083474371046275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812933351947347">
                <text:p>0.081293335194734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827182465623211">
                <text:p>0.082718246562321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835662696421243">
                <text:p>0.083566269642124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805937687807685">
                <text:p>0.080593768780768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808795240653812">
                <text:p>0.08087952406538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814780382588091">
                <text:p>0.081478038258809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12037144144036">
                <text:p>0.1203714414403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126406233808276">
                <text:p>0.12640623380827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148672603562072">
                <text:p>0.14867260356207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151440325501999">
                <text:p>0.15144032550199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152727564398718">
                <text:p>0.1527275643987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153253810106926">
                <text:p>0.15325381010692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154416697170403">
                <text:p>0.1544166971704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54052749282801">
                <text:p>0.15405274928280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154888679685312">
                <text:p>0.1548886796853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155738109024139">
                <text:p>0.15573810902413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156615450735332">
                <text:p>0.15661545073533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161299995750057">
                <text:p>0.16129999575005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162585368923582">
                <text:p>0.16258536892358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162856224764426">
                <text:p>0.16285622476442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184688648462987">
                <text:p>0.18468864846298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189411234365993">
                <text:p>0.18941123436599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171579426667596">
                <text:p>0.17157942666759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171871120448905">
                <text:p>0.17187112044890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17730489093859">
                <text:p>0.1773048909385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162678690399767">
                <text:p>0.1626786903997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14672854245589">
                <text:p>0.1467285424558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124572083894253">
                <text:p>0.12457208389425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112851352536644">
                <text:p>0.1128513525366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14864792479672">
                <text:p>0.11486479247967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946443922295362">
                <text:p>0.094644392229536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764138239392121">
                <text:p>0.07641382393921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77038973656321">
                <text:p>0.0770389736563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996966816001199">
                <text:p>0.0996966816001199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106410820735382">
                <text:p>0.10641082073538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130661154294106">
                <text:p>0.13066115429410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124684944549047">
                <text:p>0.12468494454904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125969819550228">
                <text:p>0.12596981955022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127854816308834">
                <text:p>0.12785481630883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110655765441213">
                <text:p>0.1106557654412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108738347078852">
                <text:p>0.1087383470788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109343456109513">
                <text:p>0.10934345610951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05858461545374">
                <text:p>0.10585846154537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107034850420951">
                <text:p>0.10703485042095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126381443731686">
                <text:p>0.12638144373168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25948330331231">
                <text:p>0.12594833033123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128029562053065">
                <text:p>0.12802956205306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24256103214536">
                <text:p>0.1242561032145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126149111911058">
                <text:p>0.12614911191105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122174506267966">
                <text:p>0.12217450626796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146359398455832">
                <text:p>0.14635939845583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147188697297384">
                <text:p>0.14718869729738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147559541318195">
                <text:p>0.14755954131819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148398482667942">
                <text:p>0.14839848266794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150346433243099">
                <text:p>0.15034643324309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151770004494724">
                <text:p>0.15177000449472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153267172844389">
                <text:p>0.15326717284438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134364867344545">
                <text:p>0.1343648673445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130953498636298">
                <text:p>0.13095349863629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13348356832289">
                <text:p>0.13348356832289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134050379858894">
                <text:p>0.13405037985889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36747837735973">
                <text:p>0.13674783773597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139203016450984">
                <text:p>0.13920301645098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139981100431681">
                <text:p>0.13998110043168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141677836779765">
                <text:p>0.14167783677976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142338887800873">
                <text:p>0.14233888780087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143506422133434">
                <text:p>0.14350642213343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144308047292803">
                <text:p>0.14430804729280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140477023859422">
                <text:p>0.1404770238594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125055207431367">
                <text:p>0.12505520743136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125991890972743">
                <text:p>0.12599189097274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127274972806846">
                <text:p>0.12727497280684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123947105401299">
                <text:p>0.12394710540129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124847326860538">
                <text:p>0.12484732686053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12658956100825">
                <text:p>0.126589561008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12219212289724">
                <text:p>0.1221921228972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117560368673727">
                <text:p>0.11756036867372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134839263046886">
                <text:p>0.13483926304688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135607687264676">
                <text:p>0.13560768726467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128337264843485">
                <text:p>0.12833726484348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107365695978847">
                <text:p>0.107365695978847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10788070599379">
                <text:p>0.1078807059937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107852644080588">
                <text:p>0.10785264408058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13140676151525">
                <text:p>0.1314067615152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109490060051952">
                <text:p>0.10949006005195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104622931426936">
                <text:p>0.10462293142693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818164807915882">
                <text:p>0.081816480791588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822171035694408">
                <text:p>0.082217103569440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823581550880657">
                <text:p>0.082358155088065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815103160585233">
                <text:p>0.081510316058523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813928114701402">
                <text:p>0.081392811470140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103538856813114">
                <text:p>0.10353885681311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807852803667531">
                <text:p>0.080785280366753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811669085825336">
                <text:p>0.081166908582533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810669951729841">
                <text:p>0.081066995172984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812323902143858">
                <text:p>0.081232390214385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82188548573983">
                <text:p>0.08218854857398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812275071309039">
                <text:p>0.081227507130903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826996676513815">
                <text:p>0.082699667651381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82358625393894">
                <text:p>0.08235862539389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823476427697375">
                <text:p>0.082347642769737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593684034489167">
                <text:p>0.05936840344891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593840994852211">
                <text:p>0.05938409948522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596406655487841">
                <text:p>0.059640665548784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815078459887843">
                <text:p>0.081507845988784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816411213838902">
                <text:p>0.081641121383890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814158467404494">
                <text:p>0.081415846740449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813341025425838">
                <text:p>0.081334102542583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790650992937336">
                <text:p>0.079065099293733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991044177550018">
                <text:p>0.099104417755001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759498475544811">
                <text:p>0.07594984755448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767841272562157">
                <text:p>0.076784127256215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742097529910504">
                <text:p>0.074209752991050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730506159516379">
                <text:p>0.073050615951637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736670376602851">
                <text:p>0.073667037660285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738967726467651">
                <text:p>0.073896772646765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751160826183197">
                <text:p>0.075116082618319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759557285354709">
                <text:p>0.075955728535470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945347154726413">
                <text:p>0.09453471547264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959659938289375">
                <text:p>0.095965993828937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988325277526344">
                <text:p>0.098832527752634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120352359337929">
                <text:p>0.12035235933792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117970096389691">
                <text:p>0.11797009638969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121872666486175">
                <text:p>0.12187266648617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121544864344324">
                <text:p>0.12154486434432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138619645223657">
                <text:p>0.13861964522365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139039616285177">
                <text:p>0.13903961628517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138433187930534">
                <text:p>0.13843318793053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115717862966265">
                <text:p>0.11571786296626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11514923680972">
                <text:p>0.11514923680972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113762337572561">
                <text:p>0.11376233757256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112096219710833">
                <text:p>0.1120962197108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111366187227133">
                <text:p>0.1113661872271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110557415741232">
                <text:p>0.1105574157412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866012433876252">
                <text:p>0.086601243387625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852714112344568">
                <text:p>0.085271411234456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839566999605277">
                <text:p>0.0839566999605277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829256475237094">
                <text:p>0.082925647523709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8212489660308">
                <text:p>0.0821248966030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819751515854174">
                <text:p>0.081975151585417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812415703826261">
                <text:p>0.081241570382626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814740862535154">
                <text:p>0.0814740862535154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594258780030861">
                <text:p>0.059425878003086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586963516576032">
                <text:p>0.0586963516576032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583219963029099">
                <text:p>0.05832199630290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582561868315306">
                <text:p>0.058256186831530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346004247645536">
                <text:p>0.034600424764553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382265053567421">
                <text:p>0.038226505356742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375378956848645">
                <text:p>0.037537895684864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35521961544622">
                <text:p>0.03552196154462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362115719897928">
                <text:p>0.036211571989792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348185502056762">
                <text:p>0.034818550205676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337496840676182">
                <text:p>0.033749684067618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339591792769803">
                <text:p>0.033959179276980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326899542995381">
                <text:p>0.032689954299538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0924438758072212">
                <text:p>0.0092443875807221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0769102351001998">
                <text:p>0.0076910235100199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270205795753795">
                <text:p>0.027020579575379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258433222126337">
                <text:p>0.025843322212633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242077221847753">
                <text:p>0.024207722184775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24936826451298">
                <text:p>0.02493682645129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235634865419464">
                <text:p>0.023563486541946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221008132372562">
                <text:p>0.022100813237256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217117166069865">
                <text:p>0.021711716606986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209147530956303">
                <text:p>0.0209147530956303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192487387621738">
                <text:p>0.019248738762173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179215235736513">
                <text:p>0.017921523573651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352627437490507">
                <text:p>0.035262743749050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327567067705654">
                <text:p>0.032756706770565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123307352052161">
                <text:p>0.012330735205216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0941042697172533">
                <text:p>0.0094104269717253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0547651656676882">
                <text:p>0.0054765165667688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0176450239163282">
                <text:p>-0.0176450239163282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0395970041910297">
                <text:p>-0.039597004191029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0448071881232601">
                <text:p>-0.044807188123260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0466881070182751">
                <text:p>-0.046688107018275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668443838985698">
                <text:p>-0.066844383898569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0685789396994644">
                <text:p>-0.06857893969946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857646599081973">
                <text:p>-0.085764659908197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103297254467057">
                <text:p>-0.10329725446705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104018159208135">
                <text:p>-0.10401815920813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101764869250301">
                <text:p>-0.1017648692503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118689583182929">
                <text:p>-0.11868958318292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11931391330122">
                <text:p>-0.1193139133012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119891805238082">
                <text:p>-0.11989180523808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119913034285352">
                <text:p>-0.11991303428535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119964746657068">
                <text:p>-0.11996474665706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120858526357178">
                <text:p>-0.12085852635717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121648271647368">
                <text:p>-0.1216482716473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122157616365221">
                <text:p>-0.12215761636522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1229765825101">
                <text:p>-0.122976582510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120678602848314">
                <text:p>-0.12067860284831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122034803077128">
                <text:p>-0.12203480307712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12288763159421">
                <text:p>-0.1228876315942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123553876283614">
                <text:p>-0.12355387628361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0.124265009106158">
                <text:p>-0.12426500910615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0.123862151843107">
                <text:p>-0.12386215184310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0.104825273739121">
                <text:p>-0.1048252737391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0.110454022473847">
                <text:p>-0.11045402247384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0.110059343944261">
                <text:p>-0.11005934394426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0.0926370458618538">
                <text:p>-0.092637045861853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0.0944856466813854">
                <text:p>-0.094485646681385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0.0808805837348348">
                <text:p>-0.080880583734834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0.0809818315087751">
                <text:p>-0.080981831508775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0.0820595579414197">
                <text:p>-0.082059557941419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0.0587411836702645">
                <text:p>-0.058741183670264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0.0359625352361015">
                <text:p>-0.035962535236101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0.0353847755853648">
                <text:p>-0.035384775585364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0.0547667744719126">
                <text:p>-0.054766774471912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0.0535350468593243">
                <text:p>-0.0535350468593243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0.0491294242632789">
                <text:p>-0.049129424263278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0.0700437154501142">
                <text:p>-0.070043715450114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0.0675657260059045">
                <text:p>-0.067565726005904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0.0512367740692073">
                <text:p>-0.051236774069207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0.0511420859615934">
                <text:p>-0.051142085961593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0.047237776014988">
                <text:p>-0.04723777601498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0.0278123879409378">
                <text:p>-0.027812387940937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0.0280357041745721">
                <text:p>-0.028035704174572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0.0293521940067971">
                <text:p>-0.029352194006797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0.0289039194661078">
                <text:p>-0.028903919466107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0.0280814218568501">
                <text:p>-0.028081421856850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0.0273858671634124">
                <text:p>-0.027385867163412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0.027218962334715">
                <text:p>-0.02721896233471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0.0270002013450355">
                <text:p>-0.027000201345035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0.026264469054821">
                <text:p>-0.02626446905482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0.0268263543705633">
                <text:p>-0.026826354370563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0.0263465583469257">
                <text:p>-0.026346558346925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0.0256555042575218">
                <text:p>-0.025655504257521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0.0248587995668448">
                <text:p>-0.024858799566844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0.00791593942881562">
                <text:p>-0.0079159394288156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852620047155055">
                <text:p>0.008526200471550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108391025833882">
                <text:p>0.010839102583388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889104560417378">
                <text:p>0.0088910456041737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249910964611941">
                <text:p>0.024991096461194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247343463473703">
                <text:p>0.024734346347370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80471722825947">
                <text:p>0.008047172282594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275200625786448">
                <text:p>0.027520062578644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279547058968932">
                <text:p>0.027954705896893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277625574246121">
                <text:p>0.027762557424612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298131764116605">
                <text:p>0.029813176411660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130153104939369">
                <text:p>0.013015310493936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131593068167347">
                <text:p>0.013159306816734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101862739350938">
                <text:p>0.010186273935093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100397641759219">
                <text:p>0.010039764175921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993591381626231">
                <text:p>0.0099359138162623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927958771044414">
                <text:p>0.0092795877104441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104064584385091">
                <text:p>0.010406458438509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859396310373402">
                <text:p>0.0085939631037340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0.0110661379411939">
                <text:p>-0.011066137941193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0.00794559165130262">
                <text:p>-0.0079455916513026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0.00682483196705343">
                <text:p>-0.0068248319670534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0.0242748123590001">
                <text:p>-0.024274812359000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0.0229673768219435">
                <text:p>-0.022967376821943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0.0308991221127996">
                <text:p>-0.030899122112799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0.0309237877235329">
                <text:p>-0.030923787723532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0.0306199006124455">
                <text:p>-0.03061990061244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0.0388443389050834">
                <text:p>-0.038844338905083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0.061168900836415">
                <text:p>-0.0611689008364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0.0388849558355324">
                <text:p>-0.038884955835532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0.0394165850138694">
                <text:p>-0.039416585013869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0.040473717947801">
                <text:p>-0.04047371794780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0.0441043163987352">
                <text:p>-0.044104316398735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0.0445610687545629">
                <text:p>-0.0445610687545629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0.0462077836927027">
                <text:p>-0.046207783692702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0.0631204769136129">
                <text:p>-0.063120476913612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0.0631409294988449">
                <text:p>-0.063140929498844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0.0480892290862875">
                <text:p>-0.048089229086287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0.0677104293831229">
                <text:p>-0.067710429383122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0.0678528957881278">
                <text:p>-0.067852895788127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0.0860266286101071">
                <text:p>-0.086026628610107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0.0658328674209202">
                <text:p>-0.065832867420920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0.0446951398789494">
                <text:p>-0.044695139878949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0.0224918175196556">
                <text:p>-0.022491817519655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0.0200749183831068">
                <text:p>-0.020074918383106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215983564830776">
                <text:p>0.0021598356483077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270312901192333">
                <text:p>0.0027031290119233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31268874827163">
                <text:p>0.003126887482716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405704299140398">
                <text:p>0.0040570429914039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260294557208402">
                <text:p>0.026029455720840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252481911215736">
                <text:p>0.0252481911215736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248965889803724">
                <text:p>0.0248965889803724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29600410384132">
                <text:p>0.02960041038413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423616415930631">
                <text:p>0.042361641593063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41079970216734">
                <text:p>0.04107997021673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249799193597136">
                <text:p>0.024979919359713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244431482772153">
                <text:p>0.024443148277215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244431482772154">
                <text:p>0.0244431482772154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925591431658928">
                <text:p>0.0092559143165892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128022177480745">
                <text:p>0.012802217748074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127709061974549">
                <text:p>0.012770906197454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0.00557105513486799">
                <text:p>-0.0055710551348679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0.00557105513486798">
                <text:p>-0.0055710551348679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0.00640800068959891">
                <text:p>-0.0064080006895989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0.00657257038061236">
                <text:p>-0.0065725703806123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0.00695504407727841">
                <text:p>-0.0069550440772784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955430874864693">
                <text:p>0.0095543087486469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0.00647811514066866">
                <text:p>-0.0064781151406686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0.00802559247881034">
                <text:p>-0.0080255924788103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149016283140852">
                <text:p>0.014901628314085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146088158522847">
                <text:p>0.014608815852284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108911357459216">
                <text:p>0.010891135745921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0.00795953475569742">
                <text:p>-0.00795953475569742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0.0083644395778991">
                <text:p>-0.008364439577899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0.0263077509211024">
                <text:p>-0.026307750921102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0.0325504740711643">
                <text:p>-0.032550474071164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0.0493693706069702">
                <text:p>-0.049369370606970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0.0501254778362129">
                <text:p>-0.050125477836212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0.0444136532132436">
                <text:p>-0.044413653213243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0.0447546235760979">
                <text:p>-0.0447546235760979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0.0683621804064907">
                <text:p>-0.068362180406490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0.0854429833392083">
                <text:p>-0.085442983339208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0.0860728062074705">
                <text:p>-0.086072806207470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0.0856500657646826">
                <text:p>-0.085650065764682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0.0863311265000819">
                <text:p>-0.086331126500081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0.0869738731475949">
                <text:p>-0.086973873147594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0.0864073980784738">
                <text:p>-0.086407398078473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0.0854036733971537">
                <text:p>-0.08540367339715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